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13in" svg:x="5.2972in" svg:y="0.9957in">
            <draw:object draw:notify-on-update-of-ranges="Sheet1.A1:Sheet1.A700 Sheet1.B1:Sheet1.B700 Sheet1.C1:Sheet1.C700 Sheet1.D1:Sheet1.D7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0.00300712889974" calcext:value-type="float">
            <text:p>-0.0030071289</text:p>
          </table:table-cell>
          <table:table-cell office:value-type="float" office:value="-0.000321924482701" calcext:value-type="float">
            <text:p>-0.0003219245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</table:table-row>
        <table:table-row table:style-name="ro1">
          <table:table-cell office:value-type="float" office:value="-0.00302583383003" calcext:value-type="float">
            <text:p>-0.0030258338</text:p>
          </table:table-cell>
          <table:table-cell office:value-type="float" office:value="-0.000323973713829" calcext:value-type="float">
            <text:p>-0.0003239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03072016779" calcext:value-type="float">
            <text:p>-0.0030307202</text:p>
          </table:table-cell>
          <table:table-cell office:value-type="float" office:value="-0.000324409565757" calcext:value-type="float">
            <text:p>-0.0003244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03559970377" calcext:value-type="float">
            <text:p>-0.0030355997</text:p>
          </table:table-cell>
          <table:table-cell office:value-type="float" office:value="-0.000324871125921" calcext:value-type="float">
            <text:p>-0.0003248711</text:p>
          </table:table-cell>
          <table:table-cell office:value-type="float" office:value="0" calcext:value-type="float">
            <text:p>0</text:p>
          </table:table-cell>
          <table:table-cell office:value-type="float" office:value="0.025026" calcext:value-type="float">
            <text:p>0.025026</text:p>
          </table:table-cell>
        </table:table-row>
        <table:table-row table:style-name="ro1">
          <table:table-cell office:value-type="float" office:value="-0.00304046642331" calcext:value-type="float">
            <text:p>-0.0030404664</text:p>
          </table:table-cell>
          <table:table-cell office:value-type="float" office:value="-0.000325417396584" calcext:value-type="float">
            <text:p>-0.0003254174</text:p>
          </table:table-cell>
          <table:table-cell office:value-type="float" office:value="0" calcext:value-type="float">
            <text:p>0</text:p>
          </table:table-cell>
          <table:table-cell office:value-type="float" office:value="0.050053" calcext:value-type="float">
            <text:p>0.050053</text:p>
          </table:table-cell>
        </table:table-row>
        <table:table-row table:style-name="ro1">
          <table:table-cell office:value-type="float" office:value="-0.00305020988489" calcext:value-type="float">
            <text:p>-0.0030502099</text:p>
          </table:table-cell>
          <table:table-cell office:value-type="float" office:value="-0.000326394602181" calcext:value-type="float">
            <text:p>-0.0003263946</text:p>
          </table:table-cell>
          <table:table-cell office:value-type="float" office:value="0" calcext:value-type="float">
            <text:p>0</text:p>
          </table:table-cell>
          <table:table-cell office:value-type="float" office:value="0.075079" calcext:value-type="float">
            <text:p>0.075079</text:p>
          </table:table-cell>
        </table:table-row>
        <table:table-row table:style-name="ro1">
          <table:table-cell office:value-type="float" office:value="-0.00305997746165" calcext:value-type="float">
            <text:p>-0.0030599775</text:p>
          </table:table-cell>
          <table:table-cell office:value-type="float" office:value="-0.00032740190564" calcext:value-type="float">
            <text:p>-0.0003274019</text:p>
          </table:table-cell>
          <table:table-cell office:value-type="float" office:value="0" calcext:value-type="float">
            <text:p>0</text:p>
          </table:table-cell>
          <table:table-cell office:value-type="float" office:value="0.100105" calcext:value-type="float">
            <text:p>0.100105</text:p>
          </table:table-cell>
        </table:table-row>
        <table:table-row table:style-name="ro1">
          <table:table-cell office:value-type="float" office:value="-0.00306971758856" calcext:value-type="float">
            <text:p>-0.0030697176</text:p>
          </table:table-cell>
          <table:table-cell office:value-type="float" office:value="-0.000328437454921" calcext:value-type="float">
            <text:p>-0.0003284375</text:p>
          </table:table-cell>
          <table:table-cell office:value-type="float" office:value="0" calcext:value-type="float">
            <text:p>0</text:p>
          </table:table-cell>
          <table:table-cell office:value-type="float" office:value="0.125132" calcext:value-type="float">
            <text:p>0.125132</text:p>
          </table:table-cell>
        </table:table-row>
        <table:table-row table:style-name="ro1">
          <table:table-cell office:value-type="float" office:value="-0.0030794586532" calcext:value-type="float">
            <text:p>-0.0030794587</text:p>
          </table:table-cell>
          <table:table-cell office:value-type="float" office:value="-0.000329464536929" calcext:value-type="float">
            <text:p>-0.0003294645</text:p>
          </table:table-cell>
          <table:table-cell office:value-type="float" office:value="0" calcext:value-type="float">
            <text:p>0</text:p>
          </table:table-cell>
          <table:table-cell office:value-type="float" office:value="0.150158" calcext:value-type="float">
            <text:p>0.150158</text:p>
          </table:table-cell>
        </table:table-row>
        <table:table-row table:style-name="ro1">
          <table:table-cell office:value-type="float" office:value="-0.00308921503328" calcext:value-type="float">
            <text:p>-0.003089215</text:p>
          </table:table-cell>
          <table:table-cell office:value-type="float" office:value="-0.000330449967499" calcext:value-type="float">
            <text:p>-0.00033045</text:p>
          </table:table-cell>
          <table:table-cell office:value-type="float" office:value="0" calcext:value-type="float">
            <text:p>0</text:p>
          </table:table-cell>
          <table:table-cell office:value-type="float" office:value="0.175184" calcext:value-type="float">
            <text:p>0.175184</text:p>
          </table:table-cell>
        </table:table-row>
        <table:table-row table:style-name="ro1">
          <table:table-cell office:value-type="float" office:value="-0.00309489176151" calcext:value-type="float">
            <text:p>-0.0030948918</text:p>
          </table:table-cell>
          <table:table-cell office:value-type="float" office:value="-0.000330972059381" calcext:value-type="float">
            <text:p>-0.0003309721</text:p>
          </table:table-cell>
          <table:table-cell office:value-type="float" office:value="0" calcext:value-type="float">
            <text:p>0</text:p>
          </table:table-cell>
          <table:table-cell office:value-type="float" office:value="0.200211" calcext:value-type="float">
            <text:p>0.200211</text:p>
          </table:table-cell>
        </table:table-row>
        <table:table-row table:style-name="ro1">
          <table:table-cell office:value-type="float" office:value="-0.00310400917138" calcext:value-type="float">
            <text:p>-0.0031040092</text:p>
          </table:table-cell>
          <table:table-cell office:value-type="float" office:value="-0.000332020313451" calcext:value-type="float">
            <text:p>-0.0003320203</text:p>
          </table:table-cell>
          <table:table-cell office:value-type="float" office:value="0" calcext:value-type="float">
            <text:p>0</text:p>
          </table:table-cell>
          <table:table-cell office:value-type="float" office:value="0.225237" calcext:value-type="float">
            <text:p>0.225237</text:p>
          </table:table-cell>
        </table:table-row>
        <table:table-row table:style-name="ro1">
          <table:table-cell office:value-type="float" office:value="-0.00311375537383" calcext:value-type="float">
            <text:p>-0.0031137554</text:p>
          </table:table-cell>
          <table:table-cell office:value-type="float" office:value="-0.000333061173289" calcext:value-type="float">
            <text:p>-0.0003330612</text:p>
          </table:table-cell>
          <table:table-cell office:value-type="float" office:value="0" calcext:value-type="float">
            <text:p>0</text:p>
          </table:table-cell>
          <table:table-cell office:value-type="float" office:value="0.250263" calcext:value-type="float">
            <text:p>0.250263</text:p>
          </table:table-cell>
        </table:table-row>
        <table:table-row table:style-name="ro1">
          <table:table-cell office:value-type="float" office:value="-0.00312351494694" calcext:value-type="float">
            <text:p>-0.0031235149</text:p>
          </table:table-cell>
          <table:table-cell office:value-type="float" office:value="-0.000333919486647" calcext:value-type="float">
            <text:p>-0.0003339195</text:p>
          </table:table-cell>
          <table:table-cell office:value-type="float" office:value="0" calcext:value-type="float">
            <text:p>0</text:p>
          </table:table-cell>
          <table:table-cell office:value-type="float" office:value="0.27529" calcext:value-type="float">
            <text:p>0.27529</text:p>
          </table:table-cell>
        </table:table-row>
        <table:table-row table:style-name="ro1">
          <table:table-cell office:value-type="float" office:value="-0.00313367982868" calcext:value-type="float">
            <text:p>-0.0031336798</text:p>
          </table:table-cell>
          <table:table-cell office:value-type="float" office:value="-0.000335050860189" calcext:value-type="float">
            <text:p>-0.0003350509</text:p>
          </table:table-cell>
          <table:table-cell office:value-type="float" office:value="0" calcext:value-type="float">
            <text:p>0</text:p>
          </table:table-cell>
          <table:table-cell office:value-type="float" office:value="0.300316" calcext:value-type="float">
            <text:p>0.300316</text:p>
          </table:table-cell>
        </table:table-row>
        <table:table-row table:style-name="ro1">
          <table:table-cell office:value-type="float" office:value="-0.00314343965911" calcext:value-type="float">
            <text:p>-0.0031434397</text:p>
          </table:table-cell>
          <table:table-cell office:value-type="float" office:value="-0.000336062391864" calcext:value-type="float">
            <text:p>-0.0003360624</text:p>
          </table:table-cell>
          <table:table-cell office:value-type="float" office:value="0" calcext:value-type="float">
            <text:p>0</text:p>
          </table:table-cell>
          <table:table-cell office:value-type="float" office:value="0.325342" calcext:value-type="float">
            <text:p>0.325342</text:p>
          </table:table-cell>
        </table:table-row>
        <table:table-row table:style-name="ro1">
          <table:table-cell office:value-type="float" office:value="-0.00315318129917" calcext:value-type="float">
            <text:p>-0.0031531813</text:p>
          </table:table-cell>
          <table:table-cell office:value-type="float" office:value="-0.000336985940277" calcext:value-type="float">
            <text:p>-0.0003369859</text:p>
          </table:table-cell>
          <table:table-cell office:value-type="float" office:value="0" calcext:value-type="float">
            <text:p>0</text:p>
          </table:table-cell>
          <table:table-cell office:value-type="float" office:value="0.350367" calcext:value-type="float">
            <text:p>0.350367</text:p>
          </table:table-cell>
        </table:table-row>
        <table:table-row table:style-name="ro1">
          <table:table-cell office:value-type="float" office:value="-0.00315806681295" calcext:value-type="float">
            <text:p>-0.0031580668</text:p>
          </table:table-cell>
          <table:table-cell office:value-type="float" office:value="-0.000337540688036" calcext:value-type="float">
            <text:p>-0.0003375407</text:p>
          </table:table-cell>
          <table:table-cell office:value-type="float" office:value="0" calcext:value-type="float">
            <text:p>0</text:p>
          </table:table-cell>
          <table:table-cell office:value-type="float" office:value="0.375393" calcext:value-type="float">
            <text:p>0.375393</text:p>
          </table:table-cell>
        </table:table-row>
        <table:table-row table:style-name="ro1">
          <table:table-cell office:value-type="float" office:value="-0.00316735939161" calcext:value-type="float">
            <text:p>-0.0031673594</text:p>
          </table:table-cell>
          <table:table-cell office:value-type="float" office:value="-0.000338436690797" calcext:value-type="float">
            <text:p>-0.0003384367</text:p>
          </table:table-cell>
          <table:table-cell office:value-type="float" office:value="0" calcext:value-type="float">
            <text:p>0</text:p>
          </table:table-cell>
          <table:table-cell office:value-type="float" office:value="0.400417" calcext:value-type="float">
            <text:p>0.400417</text:p>
          </table:table-cell>
        </table:table-row>
        <table:table-row table:style-name="ro1">
          <table:table-cell office:value-type="float" office:value="-0.00317756913123" calcext:value-type="float">
            <text:p>-0.0031775691</text:p>
          </table:table-cell>
          <table:table-cell office:value-type="float" office:value="-0.000339634369524" calcext:value-type="float">
            <text:p>-0.0003396344</text:p>
          </table:table-cell>
          <table:table-cell office:value-type="float" office:value="0" calcext:value-type="float">
            <text:p>0</text:p>
          </table:table-cell>
          <table:table-cell office:value-type="float" office:value="0.425444" calcext:value-type="float">
            <text:p>0.425444</text:p>
          </table:table-cell>
        </table:table-row>
        <table:table-row table:style-name="ro1">
          <table:table-cell office:value-type="float" office:value="-0.00318728292289" calcext:value-type="float">
            <text:p>-0.0031872829</text:p>
          </table:table-cell>
          <table:table-cell office:value-type="float" office:value="-0.000340637573595" calcext:value-type="float">
            <text:p>-0.0003406376</text:p>
          </table:table-cell>
          <table:table-cell office:value-type="float" office:value="0" calcext:value-type="float">
            <text:p>0</text:p>
          </table:table-cell>
          <table:table-cell office:value-type="float" office:value="0.450468" calcext:value-type="float">
            <text:p>0.450468</text:p>
          </table:table-cell>
        </table:table-row>
        <table:table-row table:style-name="ro1">
          <table:table-cell office:value-type="float" office:value="-0.00319766155848" calcext:value-type="float">
            <text:p>-0.0031976616</text:p>
          </table:table-cell>
          <table:table-cell office:value-type="float" office:value="-0.000341668540995" calcext:value-type="float">
            <text:p>-0.0003416685</text:p>
          </table:table-cell>
          <table:table-cell office:value-type="float" office:value="0" calcext:value-type="float">
            <text:p>0</text:p>
          </table:table-cell>
          <table:table-cell office:value-type="float" office:value="0.475494" calcext:value-type="float">
            <text:p>0.475494</text:p>
          </table:table-cell>
        </table:table-row>
        <table:table-row table:style-name="ro1">
          <table:table-cell office:value-type="float" office:value="-0.00320678985876" calcext:value-type="float">
            <text:p>-0.0032067899</text:p>
          </table:table-cell>
          <table:table-cell office:value-type="float" office:value="-0.000342628358356" calcext:value-type="float">
            <text:p>-0.0003426284</text:p>
          </table:table-cell>
          <table:table-cell office:value-type="float" office:value="0" calcext:value-type="float">
            <text:p>0</text:p>
          </table:table-cell>
          <table:table-cell office:value-type="float" office:value="0.535831" calcext:value-type="float">
            <text:p>0.535831</text:p>
          </table:table-cell>
        </table:table-row>
        <table:table-row table:style-name="ro1">
          <table:table-cell office:value-type="float" office:value="-0.00321654096941" calcext:value-type="float">
            <text:p>-0.003216541</text:p>
          </table:table-cell>
          <table:table-cell office:value-type="float" office:value="-0.000343622441645" calcext:value-type="float">
            <text:p>-0.0003436224</text:p>
          </table:table-cell>
          <table:table-cell office:value-type="float" office:value="0" calcext:value-type="float">
            <text:p>0</text:p>
          </table:table-cell>
          <table:table-cell office:value-type="float" office:value="0.596169" calcext:value-type="float">
            <text:p>0.596169</text:p>
          </table:table-cell>
        </table:table-row>
        <table:table-row table:style-name="ro1">
          <table:table-cell office:value-type="float" office:value="-0.0032262896407" calcext:value-type="float">
            <text:p>-0.0032262896</text:p>
          </table:table-cell>
          <table:table-cell office:value-type="float" office:value="-0.000344569050261" calcext:value-type="float">
            <text:p>-0.0003445691</text:p>
          </table:table-cell>
          <table:table-cell office:value-type="float" office:value="0" calcext:value-type="float">
            <text:p>0</text:p>
          </table:table-cell>
          <table:table-cell office:value-type="float" office:value="0.656504" calcext:value-type="float">
            <text:p>0.656504</text:p>
          </table:table-cell>
        </table:table-row>
        <table:table-row table:style-name="ro1">
          <table:table-cell office:value-type="float" office:value="-0.00323135715501" calcext:value-type="float">
            <text:p>-0.0032313572</text:p>
          </table:table-cell>
          <table:table-cell office:value-type="float" office:value="-0.000345118102281" calcext:value-type="float">
            <text:p>-0.0003451181</text:p>
          </table:table-cell>
          <table:table-cell office:value-type="float" office:value="0" calcext:value-type="float">
            <text:p>0</text:p>
          </table:table-cell>
          <table:table-cell office:value-type="float" office:value="0.716841" calcext:value-type="float">
            <text:p>0.716841</text:p>
          </table:table-cell>
        </table:table-row>
        <table:table-row table:style-name="ro1">
          <table:table-cell office:value-type="float" office:value="-0.00324108540096" calcext:value-type="float">
            <text:p>-0.0032410854</text:p>
          </table:table-cell>
          <table:table-cell office:value-type="float" office:value="-0.000346102886993" calcext:value-type="float">
            <text:p>-0.0003461029</text:p>
          </table:table-cell>
          <table:table-cell office:value-type="float" office:value="0" calcext:value-type="float">
            <text:p>0</text:p>
          </table:table-cell>
          <table:table-cell office:value-type="float" office:value="0.777176" calcext:value-type="float">
            <text:p>0.777176</text:p>
          </table:table-cell>
        </table:table-row>
        <table:table-row table:style-name="ro1">
          <table:table-cell office:value-type="float" office:value="-0.00325126288092" calcext:value-type="float">
            <text:p>-0.0032512629</text:p>
          </table:table-cell>
          <table:table-cell office:value-type="float" office:value="-0.0003473318644" calcext:value-type="float">
            <text:p>-0.0003473319</text:p>
          </table:table-cell>
          <table:table-cell office:value-type="float" office:value="0" calcext:value-type="float">
            <text:p>0</text:p>
          </table:table-cell>
          <table:table-cell office:value-type="float" office:value="0.837513" calcext:value-type="float">
            <text:p>0.837513</text:p>
          </table:table-cell>
        </table:table-row>
        <table:table-row table:style-name="ro1">
          <table:table-cell office:value-type="float" office:value="-0.00326059131226" calcext:value-type="float">
            <text:p>-0.0032605913</text:p>
          </table:table-cell>
          <table:table-cell office:value-type="float" office:value="-0.000348205441336" calcext:value-type="float">
            <text:p>-0.0003482054</text:p>
          </table:table-cell>
          <table:table-cell office:value-type="float" office:value="0" calcext:value-type="float">
            <text:p>0</text:p>
          </table:table-cell>
          <table:table-cell office:value-type="float" office:value="0.897848" calcext:value-type="float">
            <text:p>0.897848</text:p>
          </table:table-cell>
        </table:table-row>
        <table:table-row table:style-name="ro1">
          <table:table-cell office:value-type="float" office:value="-0.00327033885449" calcext:value-type="float">
            <text:p>-0.0032703389</text:p>
          </table:table-cell>
          <table:table-cell office:value-type="float" office:value="-0.000349136070866" calcext:value-type="float">
            <text:p>-0.0003491361</text:p>
          </table:table-cell>
          <table:table-cell office:value-type="float" office:value="0" calcext:value-type="float">
            <text:p>0</text:p>
          </table:table-cell>
          <table:table-cell office:value-type="float" office:value="0.958185" calcext:value-type="float">
            <text:p>0.958185</text:p>
          </table:table-cell>
        </table:table-row>
        <table:table-row table:style-name="ro1">
          <table:table-cell office:value-type="float" office:value="-0.00328008447735" calcext:value-type="float">
            <text:p>-0.0032800845</text:p>
          </table:table-cell>
          <table:table-cell office:value-type="float" office:value="-0.000350385684607" calcext:value-type="float">
            <text:p>-0.0003503857</text:p>
          </table:table-cell>
          <table:table-cell office:value-type="float" office:value="0" calcext:value-type="float">
            <text:p>0</text:p>
          </table:table-cell>
          <table:table-cell office:value-type="float" office:value="1.036064" calcext:value-type="float">
            <text:p>1.036064</text:p>
          </table:table-cell>
        </table:table-row>
        <table:table-row table:style-name="ro1">
          <table:table-cell office:value-type="float" office:value="-0.00329026362072" calcext:value-type="float">
            <text:p>-0.0032902636</text:p>
          </table:table-cell>
          <table:table-cell office:value-type="float" office:value="-0.000351381295168" calcext:value-type="float">
            <text:p>-0.0003513813</text:p>
          </table:table-cell>
          <table:table-cell office:value-type="float" office:value="0" calcext:value-type="float">
            <text:p>0</text:p>
          </table:table-cell>
          <table:table-cell office:value-type="float" office:value="1.113943" calcext:value-type="float">
            <text:p>1.113943</text:p>
          </table:table-cell>
        </table:table-row>
        <table:table-row table:style-name="ro1">
          <table:table-cell office:value-type="float" office:value="-0.00330000035386" calcext:value-type="float">
            <text:p>-0.0033000004</text:p>
          </table:table-cell>
          <table:table-cell office:value-type="float" office:value="-0.000352245191387" calcext:value-type="float">
            <text:p>-0.0003522452</text:p>
          </table:table-cell>
          <table:table-cell office:value-type="float" office:value="0" calcext:value-type="float">
            <text:p>0</text:p>
          </table:table-cell>
          <table:table-cell office:value-type="float" office:value="1.191822" calcext:value-type="float">
            <text:p>1.191822</text:p>
          </table:table-cell>
        </table:table-row>
        <table:table-row table:style-name="ro1">
          <table:table-cell office:value-type="float" office:value="-0.00330507017014" calcext:value-type="float">
            <text:p>-0.0033050702</text:p>
          </table:table-cell>
          <table:table-cell office:value-type="float" office:value="-0.000352814390578" calcext:value-type="float">
            <text:p>-0.0003528144</text:p>
          </table:table-cell>
          <table:table-cell office:value-type="float" office:value="0" calcext:value-type="float">
            <text:p>0</text:p>
          </table:table-cell>
          <table:table-cell office:value-type="float" office:value="1.269703" calcext:value-type="float">
            <text:p>1.269703</text:p>
          </table:table-cell>
        </table:table-row>
        <table:table-row table:style-name="ro1">
          <table:table-cell office:value-type="float" office:value="-0.00331462305938" calcext:value-type="float">
            <text:p>-0.0033146231</text:p>
          </table:table-cell>
          <table:table-cell office:value-type="float" office:value="-0.000353936704077" calcext:value-type="float">
            <text:p>-0.0003539367</text:p>
          </table:table-cell>
          <table:table-cell office:value-type="float" office:value="0" calcext:value-type="float">
            <text:p>0</text:p>
          </table:table-cell>
          <table:table-cell office:value-type="float" office:value="1.347582" calcext:value-type="float">
            <text:p>1.347582</text:p>
          </table:table-cell>
        </table:table-row>
        <table:table-row table:style-name="ro1">
          <table:table-cell office:value-type="float" office:value="-0.00332435883125" calcext:value-type="float">
            <text:p>-0.0033243588</text:p>
          </table:table-cell>
          <table:table-cell office:value-type="float" office:value="-0.0003548898965" calcext:value-type="float">
            <text:p>-0.0003548899</text:p>
          </table:table-cell>
          <table:table-cell office:value-type="float" office:value="0" calcext:value-type="float">
            <text:p>0</text:p>
          </table:table-cell>
          <table:table-cell office:value-type="float" office:value="1.425463" calcext:value-type="float">
            <text:p>1.425463</text:p>
          </table:table-cell>
        </table:table-row>
        <table:table-row table:style-name="ro1">
          <table:table-cell office:value-type="float" office:value="-0.00333413139226" calcext:value-type="float">
            <text:p>-0.0033341314</text:p>
          </table:table-cell>
          <table:table-cell office:value-type="float" office:value="-0.000355876035931" calcext:value-type="float">
            <text:p>-0.000355876</text:p>
          </table:table-cell>
          <table:table-cell office:value-type="float" office:value="0" calcext:value-type="float">
            <text:p>0</text:p>
          </table:table-cell>
          <table:table-cell office:value-type="float" office:value="1.517128" calcext:value-type="float">
            <text:p>1.517128</text:p>
          </table:table-cell>
        </table:table-row>
        <table:table-row table:style-name="ro1">
          <table:table-cell office:value-type="float" office:value="-0.00334387125116" calcext:value-type="float">
            <text:p>-0.0033438713</text:p>
          </table:table-cell>
          <table:table-cell office:value-type="float" office:value="-0.000356934379387" calcext:value-type="float">
            <text:p>-0.0003569344</text:p>
          </table:table-cell>
          <table:table-cell office:value-type="float" office:value="0" calcext:value-type="float">
            <text:p>0</text:p>
          </table:table-cell>
          <table:table-cell office:value-type="float" office:value="1.608793" calcext:value-type="float">
            <text:p>1.608793</text:p>
          </table:table-cell>
        </table:table-row>
        <table:table-row table:style-name="ro1">
          <table:table-cell office:value-type="float" office:value="-0.00335378579418" calcext:value-type="float">
            <text:p>-0.0033537858</text:p>
          </table:table-cell>
          <table:table-cell office:value-type="float" office:value="-0.000357934014369" calcext:value-type="float">
            <text:p>-0.000357934</text:p>
          </table:table-cell>
          <table:table-cell office:value-type="float" office:value="0" calcext:value-type="float">
            <text:p>0</text:p>
          </table:table-cell>
          <table:table-cell office:value-type="float" office:value="1.700459" calcext:value-type="float">
            <text:p>1.700459</text:p>
          </table:table-cell>
        </table:table-row>
        <table:table-row table:style-name="ro1">
          <table:table-cell office:value-type="float" office:value="-0.00336397541934" calcext:value-type="float">
            <text:p>-0.0033639754</text:p>
          </table:table-cell>
          <table:table-cell office:value-type="float" office:value="-0.000359028317934" calcext:value-type="float">
            <text:p>-0.0003590283</text:p>
          </table:table-cell>
          <table:table-cell office:value-type="float" office:value="0" calcext:value-type="float">
            <text:p>0</text:p>
          </table:table-cell>
          <table:table-cell office:value-type="float" office:value="1.792124" calcext:value-type="float">
            <text:p>1.792124</text:p>
          </table:table-cell>
        </table:table-row>
        <table:table-row table:style-name="ro1">
          <table:table-cell office:value-type="float" office:value="-0.00336842233769" calcext:value-type="float">
            <text:p>-0.0033684223</text:p>
          </table:table-cell>
          <table:table-cell office:value-type="float" office:value="-0.000359486091866" calcext:value-type="float">
            <text:p>-0.0003594861</text:p>
          </table:table-cell>
          <table:table-cell office:value-type="float" office:value="0" calcext:value-type="float">
            <text:p>0</text:p>
          </table:table-cell>
          <table:table-cell office:value-type="float" office:value="1.883789" calcext:value-type="float">
            <text:p>1.883789</text:p>
          </table:table-cell>
        </table:table-row>
        <table:table-row table:style-name="ro1">
          <table:table-cell office:value-type="float" office:value="-0.00337797071858" calcext:value-type="float">
            <text:p>-0.0033779707</text:p>
          </table:table-cell>
          <table:table-cell office:value-type="float" office:value="-0.00036043726247" calcext:value-type="float">
            <text:p>-0.0003604373</text:p>
          </table:table-cell>
          <table:table-cell office:value-type="float" office:value="0" calcext:value-type="float">
            <text:p>0</text:p>
          </table:table-cell>
          <table:table-cell office:value-type="float" office:value="1.975454" calcext:value-type="float">
            <text:p>1.975454</text:p>
          </table:table-cell>
        </table:table-row>
        <table:table-row table:style-name="ro1">
          <table:table-cell office:value-type="float" office:value="-0.00337621375225" calcext:value-type="float">
            <text:p>-0.0033762138</text:p>
          </table:table-cell>
          <table:table-cell office:value-type="float" office:value="0.00348022417156" calcext:value-type="float">
            <text:p>0.0034802242</text:p>
          </table:table-cell>
          <table:table-cell office:value-type="float" office:value="0" calcext:value-type="float">
            <text:p>0</text:p>
          </table:table-cell>
          <table:table-cell office:value-type="float" office:value="2.08135" calcext:value-type="float">
            <text:p>2.08135</text:p>
          </table:table-cell>
        </table:table-row>
        <table:table-row table:style-name="ro1">
          <table:table-cell office:value-type="float" office:value="-0.00336763736294" calcext:value-type="float">
            <text:p>-0.0033676374</text:p>
          </table:table-cell>
          <table:table-cell office:value-type="float" office:value="0.0158735429054" calcext:value-type="float">
            <text:p>0.0158735429</text:p>
          </table:table-cell>
          <table:table-cell office:value-type="float" office:value="0" calcext:value-type="float">
            <text:p>0</text:p>
          </table:table-cell>
          <table:table-cell office:value-type="float" office:value="2.187246" calcext:value-type="float">
            <text:p>2.187246</text:p>
          </table:table-cell>
        </table:table-row>
        <table:table-row table:style-name="ro1">
          <table:table-cell office:value-type="float" office:value="-0.00335149153751" calcext:value-type="float">
            <text:p>-0.0033514915</text:p>
          </table:table-cell>
          <table:table-cell office:value-type="float" office:value="0.03281259975" calcext:value-type="float">
            <text:p>0.0328125998</text:p>
          </table:table-cell>
          <table:table-cell office:value-type="float" office:value="0" calcext:value-type="float">
            <text:p>0</text:p>
          </table:table-cell>
          <table:table-cell office:value-type="float" office:value="2.293142" calcext:value-type="float">
            <text:p>2.293142</text:p>
          </table:table-cell>
        </table:table-row>
        <table:table-row table:style-name="ro1">
          <table:table-cell office:value-type="float" office:value="-0.00332731853164" calcext:value-type="float">
            <text:p>-0.0033273185</text:p>
          </table:table-cell>
          <table:table-cell office:value-type="float" office:value="0.054005746001" calcext:value-type="float">
            <text:p>0.054005746</text:p>
          </table:table-cell>
          <table:table-cell office:value-type="float" office:value="0" calcext:value-type="float">
            <text:p>0</text:p>
          </table:table-cell>
          <table:table-cell office:value-type="float" office:value="2.399038" calcext:value-type="float">
            <text:p>2.399038</text:p>
          </table:table-cell>
        </table:table-row>
        <table:table-row table:style-name="ro1">
          <table:table-cell office:value-type="float" office:value="-0.00329621506217" calcext:value-type="float">
            <text:p>-0.0032962151</text:p>
          </table:table-cell>
          <table:table-cell office:value-type="float" office:value="0.0793475084884" calcext:value-type="float">
            <text:p>0.0793475085</text:p>
          </table:table-cell>
          <table:table-cell office:value-type="float" office:value="0" calcext:value-type="float">
            <text:p>0</text:p>
          </table:table-cell>
          <table:table-cell office:value-type="float" office:value="2.514574" calcext:value-type="float">
            <text:p>2.514574</text:p>
          </table:table-cell>
        </table:table-row>
        <table:table-row table:style-name="ro1">
          <table:table-cell office:value-type="float" office:value="-0.00325754168683" calcext:value-type="float">
            <text:p>-0.0032575417</text:p>
          </table:table-cell>
          <table:table-cell office:value-type="float" office:value="0.108629074678" calcext:value-type="float">
            <text:p>0.1086290747</text:p>
          </table:table-cell>
          <table:table-cell office:value-type="float" office:value="0" calcext:value-type="float">
            <text:p>0</text:p>
          </table:table-cell>
          <table:table-cell office:value-type="float" office:value="2.63011" calcext:value-type="float">
            <text:p>2.63011</text:p>
          </table:table-cell>
        </table:table-row>
        <table:table-row table:style-name="ro1">
          <table:table-cell office:value-type="float" office:value="-0.00323319901296" calcext:value-type="float">
            <text:p>-0.003233199</text:p>
          </table:table-cell>
          <table:table-cell office:value-type="float" office:value="0.125774361122" calcext:value-type="float">
            <text:p>0.1257743611</text:p>
          </table:table-cell>
          <table:table-cell office:value-type="float" office:value="0" calcext:value-type="float">
            <text:p>0</text:p>
          </table:table-cell>
          <table:table-cell office:value-type="float" office:value="2.745646" calcext:value-type="float">
            <text:p>2.745646</text:p>
          </table:table-cell>
        </table:table-row>
        <table:table-row table:style-name="ro1">
          <table:table-cell office:value-type="float" office:value="-0.00318474173258" calcext:value-type="float">
            <text:p>-0.0031847417</text:p>
          </table:table-cell>
          <table:table-cell office:value-type="float" office:value="0.159701140016" calcext:value-type="float">
            <text:p>0.15970114</text:p>
          </table:table-cell>
          <table:table-cell office:value-type="float" office:value="0" calcext:value-type="float">
            <text:p>0</text:p>
          </table:table-cell>
          <table:table-cell office:value-type="float" office:value="2.861183" calcext:value-type="float">
            <text:p>2.861183</text:p>
          </table:table-cell>
        </table:table-row>
        <table:table-row table:style-name="ro1">
          <table:table-cell office:value-type="float" office:value="-0.00312455235942" calcext:value-type="float">
            <text:p>-0.0031245524</text:p>
          </table:table-cell>
          <table:table-cell office:value-type="float" office:value="0.199609837389" calcext:value-type="float">
            <text:p>0.1996098374</text:p>
          </table:table-cell>
          <table:table-cell office:value-type="float" office:value="0" calcext:value-type="float">
            <text:p>0</text:p>
          </table:table-cell>
          <table:table-cell office:value-type="float" office:value="2.976719" calcext:value-type="float">
            <text:p>2.976719</text:p>
          </table:table-cell>
        </table:table-row>
        <table:table-row table:style-name="ro1">
          <table:table-cell office:value-type="float" office:value="-0.00306154994795" calcext:value-type="float">
            <text:p>-0.0030615499</text:p>
          </table:table-cell>
          <table:table-cell office:value-type="float" office:value="0.240637846785" calcext:value-type="float">
            <text:p>0.2406378468</text:p>
          </table:table-cell>
          <table:table-cell office:value-type="float" office:value="0" calcext:value-type="float">
            <text:p>0</text:p>
          </table:table-cell>
          <table:table-cell office:value-type="float" office:value="3.10412" calcext:value-type="float">
            <text:p>3.10412</text:p>
          </table:table-cell>
        </table:table-row>
        <table:table-row table:style-name="ro1">
          <table:table-cell office:value-type="float" office:value="-0.00298915490205" calcext:value-type="float">
            <text:p>-0.0029891549</text:p>
          </table:table-cell>
          <table:table-cell office:value-type="float" office:value="0.286572037071" calcext:value-type="float">
            <text:p>0.2865720371</text:p>
          </table:table-cell>
          <table:table-cell office:value-type="float" office:value="0" calcext:value-type="float">
            <text:p>0</text:p>
          </table:table-cell>
          <table:table-cell office:value-type="float" office:value="3.231524" calcext:value-type="float">
            <text:p>3.231524</text:p>
          </table:table-cell>
        </table:table-row>
        <table:table-row table:style-name="ro1">
          <table:table-cell office:value-type="float" office:value="-0.00290989242645" calcext:value-type="float">
            <text:p>-0.0029098924</text:p>
          </table:table-cell>
          <table:table-cell office:value-type="float" office:value="0.336159790383" calcext:value-type="float">
            <text:p>0.3361597904</text:p>
          </table:table-cell>
          <table:table-cell office:value-type="float" office:value="0" calcext:value-type="float">
            <text:p>0</text:p>
          </table:table-cell>
          <table:table-cell office:value-type="float" office:value="3.358925" calcext:value-type="float">
            <text:p>3.358925</text:p>
          </table:table-cell>
        </table:table-row>
        <table:table-row table:style-name="ro1">
          <table:table-cell office:value-type="float" office:value="-0.00282310738922" calcext:value-type="float">
            <text:p>-0.0028231074</text:p>
          </table:table-cell>
          <table:table-cell office:value-type="float" office:value="0.38938332622" calcext:value-type="float">
            <text:p>0.3893833262</text:p>
          </table:table-cell>
          <table:table-cell office:value-type="float" office:value="0" calcext:value-type="float">
            <text:p>0</text:p>
          </table:table-cell>
          <table:table-cell office:value-type="float" office:value="3.493917" calcext:value-type="float">
            <text:p>3.493917</text:p>
          </table:table-cell>
        </table:table-row>
        <table:table-row table:style-name="ro1">
          <table:table-cell office:value-type="float" office:value="-0.00277667280237" calcext:value-type="float">
            <text:p>-0.0027766728</text:p>
          </table:table-cell>
          <table:table-cell office:value-type="float" office:value="0.417372199547" calcext:value-type="float">
            <text:p>0.4173721995</text:p>
          </table:table-cell>
          <table:table-cell office:value-type="float" office:value="0" calcext:value-type="float">
            <text:p>0</text:p>
          </table:table-cell>
          <table:table-cell office:value-type="float" office:value="3.62891" calcext:value-type="float">
            <text:p>3.62891</text:p>
          </table:table-cell>
        </table:table-row>
        <table:table-row table:style-name="ro1">
          <table:table-cell office:value-type="float" office:value="-0.00267801553081" calcext:value-type="float">
            <text:p>-0.0026780155</text:p>
          </table:table-cell>
          <table:table-cell office:value-type="float" office:value="0.476048126719" calcext:value-type="float">
            <text:p>0.4760481267</text:p>
          </table:table-cell>
          <table:table-cell office:value-type="float" office:value="0" calcext:value-type="float">
            <text:p>0</text:p>
          </table:table-cell>
          <table:table-cell office:value-type="float" office:value="3.763903" calcext:value-type="float">
            <text:p>3.763903</text:p>
          </table:table-cell>
        </table:table-row>
        <table:table-row table:style-name="ro1">
          <table:table-cell office:value-type="float" office:value="-0.00257149537707" calcext:value-type="float">
            <text:p>-0.0025714954</text:p>
          </table:table-cell>
          <table:table-cell office:value-type="float" office:value="0.538343071722" calcext:value-type="float">
            <text:p>0.5383430717</text:p>
          </table:table-cell>
          <table:table-cell office:value-type="float" office:value="0" calcext:value-type="float">
            <text:p>0</text:p>
          </table:table-cell>
          <table:table-cell office:value-type="float" office:value="3.898895" calcext:value-type="float">
            <text:p>3.898895</text:p>
          </table:table-cell>
        </table:table-row>
        <table:table-row table:style-name="ro1">
          <table:table-cell office:value-type="float" office:value="-0.00245725105303" calcext:value-type="float">
            <text:p>-0.0024572511</text:p>
          </table:table-cell>
          <table:table-cell office:value-type="float" office:value="0.60426037762" calcext:value-type="float">
            <text:p>0.6042603776</text:p>
          </table:table-cell>
          <table:table-cell office:value-type="float" office:value="0" calcext:value-type="float">
            <text:p>0</text:p>
          </table:table-cell>
          <table:table-cell office:value-type="float" office:value="4.043089" calcext:value-type="float">
            <text:p>4.043089</text:p>
          </table:table-cell>
        </table:table-row>
        <table:table-row table:style-name="ro1">
          <table:table-cell office:value-type="float" office:value="-0.00233510141454" calcext:value-type="float">
            <text:p>-0.0023351014</text:p>
          </table:table-cell>
          <table:table-cell office:value-type="float" office:value="0.673798956601" calcext:value-type="float">
            <text:p>0.6737989566</text:p>
          </table:table-cell>
          <table:table-cell office:value-type="float" office:value="0" calcext:value-type="float">
            <text:p>0</text:p>
          </table:table-cell>
          <table:table-cell office:value-type="float" office:value="4.187283" calcext:value-type="float">
            <text:p>4.187283</text:p>
          </table:table-cell>
        </table:table-row>
        <table:table-row table:style-name="ro1">
          <table:table-cell office:value-type="float" office:value="-0.00220543522176" calcext:value-type="float">
            <text:p>-0.0022054352</text:p>
          </table:table-cell>
          <table:table-cell office:value-type="float" office:value="0.746977761931" calcext:value-type="float">
            <text:p>0.7469777619</text:p>
          </table:table-cell>
          <table:table-cell office:value-type="float" office:value="0" calcext:value-type="float">
            <text:p>0</text:p>
          </table:table-cell>
          <table:table-cell office:value-type="float" office:value="4.331476" calcext:value-type="float">
            <text:p>4.331476</text:p>
          </table:table-cell>
        </table:table-row>
        <table:table-row table:style-name="ro1">
          <table:table-cell office:value-type="float" office:value="-0.00206760371017" calcext:value-type="float">
            <text:p>-0.0020676037</text:p>
          </table:table-cell>
          <table:table-cell office:value-type="float" office:value="0.823784411213" calcext:value-type="float">
            <text:p>0.8237844112</text:p>
          </table:table-cell>
          <table:table-cell office:value-type="float" office:value="0" calcext:value-type="float">
            <text:p>0</text:p>
          </table:table-cell>
          <table:table-cell office:value-type="float" office:value="4.475668" calcext:value-type="float">
            <text:p>4.475668</text:p>
          </table:table-cell>
        </table:table-row>
        <table:table-row table:style-name="ro1">
          <table:table-cell office:value-type="float" office:value="-0.00192086077691" calcext:value-type="float">
            <text:p>-0.0019208608</text:p>
          </table:table-cell>
          <table:table-cell office:value-type="float" office:value="0.904198987678" calcext:value-type="float">
            <text:p>0.9041989877</text:p>
          </table:table-cell>
          <table:table-cell office:value-type="float" office:value="0" calcext:value-type="float">
            <text:p>0</text:p>
          </table:table-cell>
          <table:table-cell office:value-type="float" office:value="4.629711" calcext:value-type="float">
            <text:p>4.629711</text:p>
          </table:table-cell>
        </table:table-row>
        <table:table-row table:style-name="ro1">
          <table:table-cell office:value-type="float" office:value="-0.00184410430595" calcext:value-type="float">
            <text:p>-0.0018441043</text:p>
          </table:table-cell>
          <table:table-cell office:value-type="float" office:value="0.945777211513" calcext:value-type="float">
            <text:p>0.9457772115</text:p>
          </table:table-cell>
          <table:table-cell office:value-type="float" office:value="0" calcext:value-type="float">
            <text:p>0</text:p>
          </table:table-cell>
          <table:table-cell office:value-type="float" office:value="4.783752" calcext:value-type="float">
            <text:p>4.783752</text:p>
          </table:table-cell>
        </table:table-row>
        <table:table-row table:style-name="ro1">
          <table:table-cell office:value-type="float" office:value="-0.00169010286735" calcext:value-type="float">
            <text:p>-0.0016901029</text:p>
          </table:table-cell>
          <table:table-cell office:value-type="float" office:value="1.02892044869" calcext:value-type="float">
            <text:p>1.0289204487</text:p>
          </table:table-cell>
          <table:table-cell office:value-type="float" office:value="0" calcext:value-type="float">
            <text:p>0</text:p>
          </table:table-cell>
          <table:table-cell office:value-type="float" office:value="4.937796" calcext:value-type="float">
            <text:p>4.937796</text:p>
          </table:table-cell>
        </table:table-row>
        <table:table-row table:style-name="ro1">
          <table:table-cell office:value-type="float" office:value="-0.00151759720219" calcext:value-type="float">
            <text:p>-0.0015175972</text:p>
          </table:table-cell>
          <table:table-cell office:value-type="float" office:value="1.12116379519" calcext:value-type="float">
            <text:p>1.1211637952</text:p>
          </table:table-cell>
          <table:table-cell office:value-type="float" office:value="0" calcext:value-type="float">
            <text:p>0</text:p>
          </table:table-cell>
          <table:table-cell office:value-type="float" office:value="5.099207" calcext:value-type="float">
            <text:p>5.099207</text:p>
          </table:table-cell>
        </table:table-row>
        <table:table-row table:style-name="ro1">
          <table:table-cell office:value-type="float" office:value="-0.0013304724701" calcext:value-type="float">
            <text:p>-0.0013304725</text:p>
          </table:table-cell>
          <table:table-cell office:value-type="float" office:value="1.22023960032" calcext:value-type="float">
            <text:p>1.2202396003</text:p>
          </table:table-cell>
          <table:table-cell office:value-type="float" office:value="0" calcext:value-type="float">
            <text:p>0</text:p>
          </table:table-cell>
          <table:table-cell office:value-type="float" office:value="5.260616" calcext:value-type="float">
            <text:p>5.260616</text:p>
          </table:table-cell>
        </table:table-row>
        <table:table-row table:style-name="ro1">
          <table:table-cell office:value-type="float" office:value="-0.00113900448649" calcext:value-type="float">
            <text:p>-0.0011390045</text:p>
          </table:table-cell>
          <table:table-cell office:value-type="float" office:value="1.32028874021" calcext:value-type="float">
            <text:p>1.3202887402</text:p>
          </table:table-cell>
          <table:table-cell office:value-type="float" office:value="0" calcext:value-type="float">
            <text:p>0</text:p>
          </table:table-cell>
          <table:table-cell office:value-type="float" office:value="5.422026" calcext:value-type="float">
            <text:p>5.422026</text:p>
          </table:table-cell>
        </table:table-row>
        <table:table-row table:style-name="ro1">
          <table:table-cell office:value-type="float" office:value="-0.000938529642923" calcext:value-type="float">
            <text:p>-0.0009385296</text:p>
          </table:table-cell>
          <table:table-cell office:value-type="float" office:value="1.42418722267" calcext:value-type="float">
            <text:p>1.4241872227</text:p>
          </table:table-cell>
          <table:table-cell office:value-type="float" office:value="0" calcext:value-type="float">
            <text:p>0</text:p>
          </table:table-cell>
          <table:table-cell office:value-type="float" office:value="5.59074" calcext:value-type="float">
            <text:p>5.59074</text:p>
          </table:table-cell>
        </table:table-row>
        <table:table-row table:style-name="ro1">
          <table:table-cell office:value-type="float" office:value="-0.000741877008685" calcext:value-type="float">
            <text:p>-0.000741877</text:p>
          </table:table-cell>
          <table:table-cell office:value-type="float" office:value="1.52532559434" calcext:value-type="float">
            <text:p>1.5253255943</text:p>
          </table:table-cell>
          <table:table-cell office:value-type="float" office:value="0" calcext:value-type="float">
            <text:p>0</text:p>
          </table:table-cell>
          <table:table-cell office:value-type="float" office:value="5.759455" calcext:value-type="float">
            <text:p>5.759455</text:p>
          </table:table-cell>
        </table:table-row>
        <table:table-row table:style-name="ro1">
          <table:table-cell office:value-type="float" office:value="-0.000636661181335" calcext:value-type="float">
            <text:p>-0.0006366612</text:p>
          </table:table-cell>
          <table:table-cell office:value-type="float" office:value="1.57886954584" calcext:value-type="float">
            <text:p>1.5788695458</text:p>
          </table:table-cell>
          <table:table-cell office:value-type="float" office:value="0" calcext:value-type="float">
            <text:p>0</text:p>
          </table:table-cell>
          <table:table-cell office:value-type="float" office:value="5.928169" calcext:value-type="float">
            <text:p>5.928169</text:p>
          </table:table-cell>
        </table:table-row>
        <table:table-row table:style-name="ro1">
          <table:table-cell office:value-type="float" office:value="-0.000413254665122" calcext:value-type="float">
            <text:p>-0.0004132547</text:p>
          </table:table-cell>
          <table:table-cell office:value-type="float" office:value="1.69213979446" calcext:value-type="float">
            <text:p>1.6921397945</text:p>
          </table:table-cell>
          <table:table-cell office:value-type="float" office:value="0" calcext:value-type="float">
            <text:p>0</text:p>
          </table:table-cell>
          <table:table-cell office:value-type="float" office:value="6.104195" calcext:value-type="float">
            <text:p>6.104195</text:p>
          </table:table-cell>
        </table:table-row>
        <table:table-row table:style-name="ro1">
          <table:table-cell office:value-type="float" office:value="-0.000180562436279" calcext:value-type="float">
            <text:p>-0.0001805624</text:p>
          </table:table-cell>
          <table:table-cell office:value-type="float" office:value="1.80927596136" calcext:value-type="float">
            <text:p>1.8092759614</text:p>
          </table:table-cell>
          <table:table-cell office:value-type="float" office:value="0" calcext:value-type="float">
            <text:p>0</text:p>
          </table:table-cell>
          <table:table-cell office:value-type="float" office:value="6.28022" calcext:value-type="float">
            <text:p>6.28022</text:p>
          </table:table-cell>
        </table:table-row>
        <table:table-row table:style-name="ro1">
          <table:table-cell office:value-type="float" office:value="0.0000463005860153" calcext:value-type="float">
            <text:p>4.63005860153E-005</text:p>
          </table:table-cell>
          <table:table-cell office:value-type="float" office:value="1.92282680495" calcext:value-type="float">
            <text:p>1.922826805</text:p>
          </table:table-cell>
          <table:table-cell office:value-type="float" office:value="0" calcext:value-type="float">
            <text:p>0</text:p>
          </table:table-cell>
          <table:table-cell office:value-type="float" office:value="6.456244" calcext:value-type="float">
            <text:p>6.456244</text:p>
          </table:table-cell>
        </table:table-row>
        <table:table-row table:style-name="ro1">
          <table:table-cell office:value-type="float" office:value="0.00029807617034" calcext:value-type="float">
            <text:p>0.0002980762</text:p>
          </table:table-cell>
          <table:table-cell office:value-type="float" office:value="2.04741471172" calcext:value-type="float">
            <text:p>2.0474147117</text:p>
          </table:table-cell>
          <table:table-cell office:value-type="float" office:value="0" calcext:value-type="float">
            <text:p>0</text:p>
          </table:table-cell>
          <table:table-cell office:value-type="float" office:value="6.639627" calcext:value-type="float">
            <text:p>6.639627</text:p>
          </table:table-cell>
        </table:table-row>
        <table:table-row table:style-name="ro1">
          <table:table-cell office:value-type="float" office:value="0.000550764577154" calcext:value-type="float">
            <text:p>0.0005507646</text:p>
          </table:table-cell>
          <table:table-cell office:value-type="float" office:value="2.17177084917" calcext:value-type="float">
            <text:p>2.1717708492</text:p>
          </table:table-cell>
          <table:table-cell office:value-type="float" office:value="0" calcext:value-type="float">
            <text:p>0</text:p>
          </table:table-cell>
          <table:table-cell office:value-type="float" office:value="6.823011" calcext:value-type="float">
            <text:p>6.823011</text:p>
          </table:table-cell>
        </table:table-row>
        <table:table-row table:style-name="ro1">
          <table:table-cell office:value-type="float" office:value="0.000820680993802" calcext:value-type="float">
            <text:p>0.000820681</text:p>
          </table:table-cell>
          <table:table-cell office:value-type="float" office:value="2.30379696293" calcext:value-type="float">
            <text:p>2.3037969629</text:p>
          </table:table-cell>
          <table:table-cell office:value-type="float" office:value="0" calcext:value-type="float">
            <text:p>0</text:p>
          </table:table-cell>
          <table:table-cell office:value-type="float" office:value="7.011736" calcext:value-type="float">
            <text:p>7.011736</text:p>
          </table:table-cell>
        </table:table-row>
        <table:table-row table:style-name="ro1">
          <table:table-cell office:value-type="float" office:value="0.000956008823341" calcext:value-type="float">
            <text:p>0.0009560088</text:p>
          </table:table-cell>
          <table:table-cell office:value-type="float" office:value="2.3692768057" calcext:value-type="float">
            <text:p>2.3692768057</text:p>
          </table:table-cell>
          <table:table-cell office:value-type="float" office:value="0" calcext:value-type="float">
            <text:p>0</text:p>
          </table:table-cell>
          <table:table-cell office:value-type="float" office:value="7.20046" calcext:value-type="float">
            <text:p>7.20046</text:p>
          </table:table-cell>
        </table:table-row>
        <table:table-row table:style-name="ro1">
          <table:table-cell office:value-type="float" office:value="0.00124085654979" calcext:value-type="float">
            <text:p>0.0012408565</text:p>
          </table:table-cell>
          <table:table-cell office:value-type="float" office:value="2.50706579341" calcext:value-type="float">
            <text:p>2.5070657934</text:p>
          </table:table-cell>
          <table:table-cell office:value-type="float" office:value="0" calcext:value-type="float">
            <text:p>0</text:p>
          </table:table-cell>
          <table:table-cell office:value-type="float" office:value="7.389189" calcext:value-type="float">
            <text:p>7.389189</text:p>
          </table:table-cell>
        </table:table-row>
        <table:table-row table:style-name="ro1">
          <table:table-cell office:value-type="float" office:value="0.00151756433162" calcext:value-type="float">
            <text:p>0.0015175643</text:p>
          </table:table-cell>
          <table:table-cell office:value-type="float" office:value="2.64008658766" calcext:value-type="float">
            <text:p>2.6400865877</text:p>
          </table:table-cell>
          <table:table-cell office:value-type="float" office:value="0" calcext:value-type="float">
            <text:p>0</text:p>
          </table:table-cell>
          <table:table-cell office:value-type="float" office:value="7.584776" calcext:value-type="float">
            <text:p>7.584776</text:p>
          </table:table-cell>
        </table:table-row>
        <table:table-row table:style-name="ro1">
          <table:table-cell office:value-type="float" office:value="0.00181241237729" calcext:value-type="float">
            <text:p>0.0018124124</text:p>
          </table:table-cell>
          <table:table-cell office:value-type="float" office:value="2.7810026525" calcext:value-type="float">
            <text:p>2.7810026525</text:p>
          </table:table-cell>
          <table:table-cell office:value-type="float" office:value="0" calcext:value-type="float">
            <text:p>0</text:p>
          </table:table-cell>
          <table:table-cell office:value-type="float" office:value="7.780363" calcext:value-type="float">
            <text:p>7.780363</text:p>
          </table:table-cell>
        </table:table-row>
        <table:table-row table:style-name="ro1">
          <table:table-cell office:value-type="float" office:value="0.00211653407217" calcext:value-type="float">
            <text:p>0.0021165341</text:p>
          </table:table-cell>
          <table:table-cell office:value-type="float" office:value="2.92555245969" calcext:value-type="float">
            <text:p>2.9255524597</text:p>
          </table:table-cell>
          <table:table-cell office:value-type="float" office:value="0" calcext:value-type="float">
            <text:p>0</text:p>
          </table:table-cell>
          <table:table-cell office:value-type="float" office:value="7.97595" calcext:value-type="float">
            <text:p>7.97595</text:p>
          </table:table-cell>
        </table:table-row>
        <table:table-row table:style-name="ro1">
          <table:table-cell office:value-type="float" office:value="0.00242997555822" calcext:value-type="float">
            <text:p>0.0024299756</text:p>
          </table:table-cell>
          <table:table-cell office:value-type="float" office:value="3.07358626241" calcext:value-type="float">
            <text:p>3.0735862624</text:p>
          </table:table-cell>
          <table:table-cell office:value-type="float" office:value="0" calcext:value-type="float">
            <text:p>0</text:p>
          </table:table-cell>
          <table:table-cell office:value-type="float" office:value="8.179007" calcext:value-type="float">
            <text:p>8.179007</text:p>
          </table:table-cell>
        </table:table-row>
        <table:table-row table:style-name="ro1">
          <table:table-cell office:value-type="float" office:value="0.00275332239933" calcext:value-type="float">
            <text:p>0.0027533224</text:p>
          </table:table-cell>
          <table:table-cell office:value-type="float" office:value="3.22536076231" calcext:value-type="float">
            <text:p>3.2253607623</text:p>
          </table:table-cell>
          <table:table-cell office:value-type="float" office:value="0" calcext:value-type="float">
            <text:p>0</text:p>
          </table:table-cell>
          <table:table-cell office:value-type="float" office:value="8.382063" calcext:value-type="float">
            <text:p>8.382063</text:p>
          </table:table-cell>
        </table:table-row>
        <table:table-row table:style-name="ro1">
          <table:table-cell office:value-type="float" office:value="0.00293978951035" calcext:value-type="float">
            <text:p>0.0029397895</text:p>
          </table:table-cell>
          <table:table-cell office:value-type="float" office:value="3.31234943741" calcext:value-type="float">
            <text:p>3.3123494374</text:p>
          </table:table-cell>
          <table:table-cell office:value-type="float" office:value="0" calcext:value-type="float">
            <text:p>0</text:p>
          </table:table-cell>
          <table:table-cell office:value-type="float" office:value="8.590261" calcext:value-type="float">
            <text:p>8.590261</text:p>
          </table:table-cell>
        </table:table-row>
        <table:table-row table:style-name="ro1">
          <table:table-cell office:value-type="float" office:value="0.00325692156047" calcext:value-type="float">
            <text:p>0.0032569216</text:p>
          </table:table-cell>
          <table:table-cell office:value-type="float" office:value="3.45985393784" calcext:value-type="float">
            <text:p>3.4598539378</text:p>
          </table:table-cell>
          <table:table-cell office:value-type="float" office:value="0" calcext:value-type="float">
            <text:p>0</text:p>
          </table:table-cell>
          <table:table-cell office:value-type="float" office:value="8.79846" calcext:value-type="float">
            <text:p>8.79846</text:p>
          </table:table-cell>
        </table:table-row>
        <table:table-row table:style-name="ro1">
          <table:table-cell office:value-type="float" office:value="0.00359355412735" calcext:value-type="float">
            <text:p>0.0035935541</text:p>
          </table:table-cell>
          <table:table-cell office:value-type="float" office:value="3.61563036569" calcext:value-type="float">
            <text:p>3.6156303657</text:p>
          </table:table-cell>
          <table:table-cell office:value-type="float" office:value="0" calcext:value-type="float">
            <text:p>0</text:p>
          </table:table-cell>
          <table:table-cell office:value-type="float" office:value="9.011698" calcext:value-type="float">
            <text:p>9.011698</text:p>
          </table:table-cell>
        </table:table-row>
        <table:table-row table:style-name="ro1">
          <table:table-cell office:value-type="float" office:value="0.00396134372055" calcext:value-type="float">
            <text:p>0.0039613437</text:p>
          </table:table-cell>
          <table:table-cell office:value-type="float" office:value="3.78520165908" calcext:value-type="float">
            <text:p>3.7852016591</text:p>
          </table:table-cell>
          <table:table-cell office:value-type="float" office:value="0" calcext:value-type="float">
            <text:p>0</text:p>
          </table:table-cell>
          <table:table-cell office:value-type="float" office:value="9.224936" calcext:value-type="float">
            <text:p>9.224936</text:p>
          </table:table-cell>
        </table:table-row>
        <table:table-row table:style-name="ro1">
          <table:table-cell office:value-type="float" office:value="0.00432788076016" calcext:value-type="float">
            <text:p>0.0043278808</text:p>
          </table:table-cell>
          <table:table-cell office:value-type="float" office:value="3.95331158726" calcext:value-type="float">
            <text:p>3.9533115873</text:p>
          </table:table-cell>
          <table:table-cell office:value-type="float" office:value="0" calcext:value-type="float">
            <text:p>0</text:p>
          </table:table-cell>
          <table:table-cell office:value-type="float" office:value="9.438173" calcext:value-type="float">
            <text:p>9.438173</text:p>
          </table:table-cell>
        </table:table-row>
        <table:table-row table:style-name="ro1">
          <table:table-cell office:value-type="float" office:value="0.00470349810834" calcext:value-type="float">
            <text:p>0.0047034981</text:p>
          </table:table-cell>
          <table:table-cell office:value-type="float" office:value="4.12506235693" calcext:value-type="float">
            <text:p>4.1250623569</text:p>
          </table:table-cell>
          <table:table-cell office:value-type="float" office:value="0" calcext:value-type="float">
            <text:p>0</text:p>
          </table:table-cell>
          <table:table-cell office:value-type="float" office:value="9.658373" calcext:value-type="float">
            <text:p>9.658373</text:p>
          </table:table-cell>
        </table:table-row>
        <table:table-row table:style-name="ro1">
          <table:table-cell office:value-type="float" office:value="0.00510163843748" calcext:value-type="float">
            <text:p>0.0051016384</text:p>
          </table:table-cell>
          <table:table-cell office:value-type="float" office:value="4.30595413861" calcext:value-type="float">
            <text:p>4.3059541386</text:p>
          </table:table-cell>
          <table:table-cell office:value-type="float" office:value="0" calcext:value-type="float">
            <text:p>0</text:p>
          </table:table-cell>
          <table:table-cell office:value-type="float" office:value="9.878576" calcext:value-type="float">
            <text:p>9.878576</text:p>
          </table:table-cell>
        </table:table-row>
        <table:table-row table:style-name="ro1">
          <table:table-cell office:value-type="float" office:value="0.0054975329165" calcext:value-type="float">
            <text:p>0.0054975329</text:p>
          </table:table-cell>
          <table:table-cell office:value-type="float" office:value="4.48504763517" calcext:value-type="float">
            <text:p>4.4850476352</text:p>
          </table:table-cell>
          <table:table-cell office:value-type="float" office:value="0" calcext:value-type="float">
            <text:p>0</text:p>
          </table:table-cell>
          <table:table-cell office:value-type="float" office:value="10.103945" calcext:value-type="float">
            <text:p>10.103945</text:p>
          </table:table-cell>
        </table:table-row>
        <table:table-row table:style-name="ro1">
          <table:table-cell office:value-type="float" office:value="0.00571185922447" calcext:value-type="float">
            <text:p>0.0057118592</text:p>
          </table:table-cell>
          <table:table-cell office:value-type="float" office:value="4.58169202612" calcext:value-type="float">
            <text:p>4.5816920261</text:p>
          </table:table-cell>
          <table:table-cell office:value-type="float" office:value="0" calcext:value-type="float">
            <text:p>0</text:p>
          </table:table-cell>
          <table:table-cell office:value-type="float" office:value="10.329309" calcext:value-type="float">
            <text:p>10.329309</text:p>
          </table:table-cell>
        </table:table-row>
        <table:table-row table:style-name="ro1">
          <table:table-cell office:value-type="float" office:value="0.0061226876453" calcext:value-type="float">
            <text:p>0.0061226876</text:p>
          </table:table-cell>
          <table:table-cell office:value-type="float" office:value="4.76635312945" calcext:value-type="float">
            <text:p>4.7663531295</text:p>
          </table:table-cell>
          <table:table-cell office:value-type="float" office:value="0" calcext:value-type="float">
            <text:p>0</text:p>
          </table:table-cell>
          <table:table-cell office:value-type="float" office:value="10.559668" calcext:value-type="float">
            <text:p>10.559668</text:p>
          </table:table-cell>
        </table:table-row>
        <table:table-row table:style-name="ro1">
          <table:table-cell office:value-type="float" office:value="0.00654276109461" calcext:value-type="float">
            <text:p>0.0065427611</text:p>
          </table:table-cell>
          <table:table-cell office:value-type="float" office:value="4.95465353235" calcext:value-type="float">
            <text:p>4.9546535324</text:p>
          </table:table-cell>
          <table:table-cell office:value-type="float" office:value="0" calcext:value-type="float">
            <text:p>0</text:p>
          </table:table-cell>
          <table:table-cell office:value-type="float" office:value="10.790026" calcext:value-type="float">
            <text:p>10.790026</text:p>
          </table:table-cell>
        </table:table-row>
        <table:table-row table:style-name="ro1">
          <table:table-cell office:value-type="float" office:value="0.00697164328715" calcext:value-type="float">
            <text:p>0.0069716433</text:p>
          </table:table-cell>
          <table:table-cell office:value-type="float" office:value="5.14646029319" calcext:value-type="float">
            <text:p>5.1464602932</text:p>
          </table:table-cell>
          <table:table-cell office:value-type="float" office:value="0" calcext:value-type="float">
            <text:p>0</text:p>
          </table:table-cell>
          <table:table-cell office:value-type="float" office:value="11.025324" calcext:value-type="float">
            <text:p>11.025324</text:p>
          </table:table-cell>
        </table:table-row>
        <table:table-row table:style-name="ro1">
          <table:table-cell office:value-type="float" office:value="0.00745395006577" calcext:value-type="float">
            <text:p>0.0074539501</text:p>
          </table:table-cell>
          <table:table-cell office:value-type="float" office:value="5.36045372749" calcext:value-type="float">
            <text:p>5.3604537275</text:p>
          </table:table-cell>
          <table:table-cell office:value-type="float" office:value="0" calcext:value-type="float">
            <text:p>0</text:p>
          </table:table-cell>
          <table:table-cell office:value-type="float" office:value="11.260622" calcext:value-type="float">
            <text:p>11.260622</text:p>
          </table:table-cell>
        </table:table-row>
        <table:table-row table:style-name="ro1">
          <table:table-cell office:value-type="float" office:value="0.00786210819025" calcext:value-type="float">
            <text:p>0.0078621082</text:p>
          </table:table-cell>
          <table:table-cell office:value-type="float" office:value="5.54108461541" calcext:value-type="float">
            <text:p>5.5410846154</text:p>
          </table:table-cell>
          <table:table-cell office:value-type="float" office:value="0" calcext:value-type="float">
            <text:p>0</text:p>
          </table:table-cell>
          <table:table-cell office:value-type="float" office:value="11.49592" calcext:value-type="float">
            <text:p>11.49592</text:p>
          </table:table-cell>
        </table:table-row>
        <table:table-row table:style-name="ro1">
          <table:table-cell office:value-type="float" office:value="0.00832117822056" calcext:value-type="float">
            <text:p>0.0083211782</text:p>
          </table:table-cell>
          <table:table-cell office:value-type="float" office:value="5.74386295854" calcext:value-type="float">
            <text:p>5.7438629585</text:p>
          </table:table-cell>
          <table:table-cell office:value-type="float" office:value="0" calcext:value-type="float">
            <text:p>0</text:p>
          </table:table-cell>
          <table:table-cell office:value-type="float" office:value="11.738512" calcext:value-type="float">
            <text:p>11.738512</text:p>
          </table:table-cell>
        </table:table-row>
        <table:table-row table:style-name="ro1">
          <table:table-cell office:value-type="float" office:value="0.00856930098249" calcext:value-type="float">
            <text:p>0.008569301</text:p>
          </table:table-cell>
          <table:table-cell office:value-type="float" office:value="5.85308685018" calcext:value-type="float">
            <text:p>5.8530868502</text:p>
          </table:table-cell>
          <table:table-cell office:value-type="float" office:value="0" calcext:value-type="float">
            <text:p>0</text:p>
          </table:table-cell>
          <table:table-cell office:value-type="float" office:value="11.9811" calcext:value-type="float">
            <text:p>11.9811</text:p>
          </table:table-cell>
        </table:table-row>
        <table:table-row table:style-name="ro1">
          <table:table-cell office:value-type="float" office:value="0.00902867288044" calcext:value-type="float">
            <text:p>0.0090286729</text:p>
          </table:table-cell>
          <table:table-cell office:value-type="float" office:value="6.05486121308" calcext:value-type="float">
            <text:p>6.0548612131</text:p>
          </table:table-cell>
          <table:table-cell office:value-type="float" office:value="0" calcext:value-type="float">
            <text:p>0</text:p>
          </table:table-cell>
          <table:table-cell office:value-type="float" office:value="12.228651" calcext:value-type="float">
            <text:p>12.228651</text:p>
          </table:table-cell>
        </table:table-row>
        <table:table-row table:style-name="ro1">
          <table:table-cell office:value-type="float" office:value="0.00951296899347" calcext:value-type="float">
            <text:p>0.009512969</text:p>
          </table:table-cell>
          <table:table-cell office:value-type="float" office:value="6.26671185961" calcext:value-type="float">
            <text:p>6.2667118596</text:p>
          </table:table-cell>
          <table:table-cell office:value-type="float" office:value="0" calcext:value-type="float">
            <text:p>0</text:p>
          </table:table-cell>
          <table:table-cell office:value-type="float" office:value="12.476202" calcext:value-type="float">
            <text:p>12.476202</text:p>
          </table:table-cell>
        </table:table-row>
        <table:table-row table:style-name="ro1">
          <table:table-cell office:value-type="float" office:value="0.0100069768654" calcext:value-type="float">
            <text:p>0.0100069769</text:p>
          </table:table-cell>
          <table:table-cell office:value-type="float" office:value="6.48218447619" calcext:value-type="float">
            <text:p>6.4821844762</text:p>
          </table:table-cell>
          <table:table-cell office:value-type="float" office:value="0" calcext:value-type="float">
            <text:p>0</text:p>
          </table:table-cell>
          <table:table-cell office:value-type="float" office:value="12.728701" calcext:value-type="float">
            <text:p>12.728701</text:p>
          </table:table-cell>
        </table:table-row>
        <table:table-row table:style-name="ro1">
          <table:table-cell office:value-type="float" office:value="0.0105263145653" calcext:value-type="float">
            <text:p>0.0105263146</text:p>
          </table:table-cell>
          <table:table-cell office:value-type="float" office:value="6.70819958107" calcext:value-type="float">
            <text:p>6.7081995811</text:p>
          </table:table-cell>
          <table:table-cell office:value-type="float" office:value="0" calcext:value-type="float">
            <text:p>0</text:p>
          </table:table-cell>
          <table:table-cell office:value-type="float" office:value="12.981199" calcext:value-type="float">
            <text:p>12.981199</text:p>
          </table:table-cell>
        </table:table-row>
        <table:table-row table:style-name="ro1">
          <table:table-cell office:value-type="float" office:value="0.0110237459378" calcext:value-type="float">
            <text:p>0.0110237459</text:p>
          </table:table-cell>
          <table:table-cell office:value-type="float" office:value="6.92401402193" calcext:value-type="float">
            <text:p>6.9240140219</text:p>
          </table:table-cell>
          <table:table-cell office:value-type="float" office:value="0" calcext:value-type="float">
            <text:p>0</text:p>
          </table:table-cell>
          <table:table-cell office:value-type="float" office:value="13.238646" calcext:value-type="float">
            <text:p>13.238646</text:p>
          </table:table-cell>
        </table:table-row>
        <table:table-row table:style-name="ro1">
          <table:table-cell office:value-type="float" office:value="0.011563797537" calcext:value-type="float">
            <text:p>0.0115637975</text:p>
          </table:table-cell>
          <table:table-cell office:value-type="float" office:value="7.15747626087" calcext:value-type="float">
            <text:p>7.1574762609</text:p>
          </table:table-cell>
          <table:table-cell office:value-type="float" office:value="0" calcext:value-type="float">
            <text:p>0</text:p>
          </table:table-cell>
          <table:table-cell office:value-type="float" office:value="13.496092" calcext:value-type="float">
            <text:p>13.496092</text:p>
          </table:table-cell>
        </table:table-row>
        <table:table-row table:style-name="ro1">
          <table:table-cell office:value-type="float" office:value="0.0120972860505" calcext:value-type="float">
            <text:p>0.0120972861</text:p>
          </table:table-cell>
          <table:table-cell office:value-type="float" office:value="7.3875510341" calcext:value-type="float">
            <text:p>7.3875510341</text:p>
          </table:table-cell>
          <table:table-cell office:value-type="float" office:value="0" calcext:value-type="float">
            <text:p>0</text:p>
          </table:table-cell>
          <table:table-cell office:value-type="float" office:value="13.758497" calcext:value-type="float">
            <text:p>13.758497</text:p>
          </table:table-cell>
        </table:table-row>
        <table:table-row table:style-name="ro1">
          <table:table-cell office:value-type="float" office:value="0.0123675469357" calcext:value-type="float">
            <text:p>0.0123675469</text:p>
          </table:table-cell>
          <table:table-cell office:value-type="float" office:value="7.50398078947" calcext:value-type="float">
            <text:p>7.5039807895</text:p>
          </table:table-cell>
          <table:table-cell office:value-type="float" office:value="0" calcext:value-type="float">
            <text:p>0</text:p>
          </table:table-cell>
          <table:table-cell office:value-type="float" office:value="14.024103" calcext:value-type="float">
            <text:p>14.024103</text:p>
          </table:table-cell>
        </table:table-row>
        <table:table-row table:style-name="ro1">
          <table:table-cell office:value-type="float" office:value="0.0129156711354" calcext:value-type="float">
            <text:p>0.0129156711</text:p>
          </table:table-cell>
          <table:table-cell office:value-type="float" office:value="7.73951603171" calcext:value-type="float">
            <text:p>7.7395160317</text:p>
          </table:table-cell>
          <table:table-cell office:value-type="float" office:value="0" calcext:value-type="float">
            <text:p>0</text:p>
          </table:table-cell>
          <table:table-cell office:value-type="float" office:value="14.289705" calcext:value-type="float">
            <text:p>14.289705</text:p>
          </table:table-cell>
        </table:table-row>
        <table:table-row table:style-name="ro1">
          <table:table-cell office:value-type="float" office:value="0.0134908306881" calcext:value-type="float">
            <text:p>0.0134908307</text:p>
          </table:table-cell>
          <table:table-cell office:value-type="float" office:value="7.986218827" calcext:value-type="float">
            <text:p>7.986218827</text:p>
          </table:table-cell>
          <table:table-cell office:value-type="float" office:value="0" calcext:value-type="float">
            <text:p>0</text:p>
          </table:table-cell>
          <table:table-cell office:value-type="float" office:value="14.559649" calcext:value-type="float">
            <text:p>14.559649</text:p>
          </table:table-cell>
        </table:table-row>
        <table:table-row table:style-name="ro1">
          <table:table-cell office:value-type="float" office:value="0.0140589047401" calcext:value-type="float">
            <text:p>0.0140589047</text:p>
          </table:table-cell>
          <table:table-cell office:value-type="float" office:value="8.22910846769" calcext:value-type="float">
            <text:p>8.2291084677</text:p>
          </table:table-cell>
          <table:table-cell office:value-type="float" office:value="0" calcext:value-type="float">
            <text:p>0</text:p>
          </table:table-cell>
          <table:table-cell office:value-type="float" office:value="14.829592" calcext:value-type="float">
            <text:p>14.829592</text:p>
          </table:table-cell>
        </table:table-row>
        <table:table-row table:style-name="ro1">
          <table:table-cell office:value-type="float" office:value="0.0146368824735" calcext:value-type="float">
            <text:p>0.0146368825</text:p>
          </table:table-cell>
          <table:table-cell office:value-type="float" office:value="8.47561385062" calcext:value-type="float">
            <text:p>8.4756138506</text:p>
          </table:table-cell>
          <table:table-cell office:value-type="float" office:value="0" calcext:value-type="float">
            <text:p>0</text:p>
          </table:table-cell>
          <table:table-cell office:value-type="float" office:value="15.104296" calcext:value-type="float">
            <text:p>15.104296</text:p>
          </table:table-cell>
        </table:table-row>
        <table:table-row table:style-name="ro1">
          <table:table-cell office:value-type="float" office:value="0.0152239594049" calcext:value-type="float">
            <text:p>0.0152239594</text:p>
          </table:table-cell>
          <table:table-cell office:value-type="float" office:value="8.72575733751" calcext:value-type="float">
            <text:p>8.7257573375</text:p>
          </table:table-cell>
          <table:table-cell office:value-type="float" office:value="0" calcext:value-type="float">
            <text:p>0</text:p>
          </table:table-cell>
          <table:table-cell office:value-type="float" office:value="15.379" calcext:value-type="float">
            <text:p>15.379</text:p>
          </table:table-cell>
        </table:table-row>
        <table:table-row table:style-name="ro1">
          <table:table-cell office:value-type="float" office:value="0.0158198793871" calcext:value-type="float">
            <text:p>0.0158198794</text:p>
          </table:table-cell>
          <table:table-cell office:value-type="float" office:value="8.97939881683" calcext:value-type="float">
            <text:p>8.9793988168</text:p>
          </table:table-cell>
          <table:table-cell office:value-type="float" office:value="0" calcext:value-type="float">
            <text:p>0</text:p>
          </table:table-cell>
          <table:table-cell office:value-type="float" office:value="15.658632" calcext:value-type="float">
            <text:p>15.658632</text:p>
          </table:table-cell>
        </table:table-row>
        <table:table-row table:style-name="ro1">
          <table:table-cell office:value-type="float" office:value="0.016427741221" calcext:value-type="float">
            <text:p>0.0164277412</text:p>
          </table:table-cell>
          <table:table-cell office:value-type="float" office:value="9.23674864164" calcext:value-type="float">
            <text:p>9.2367486416</text:p>
          </table:table-cell>
          <table:table-cell office:value-type="float" office:value="0" calcext:value-type="float">
            <text:p>0</text:p>
          </table:table-cell>
          <table:table-cell office:value-type="float" office:value="15.938265" calcext:value-type="float">
            <text:p>15.938265</text:p>
          </table:table-cell>
        </table:table-row>
        <table:table-row table:style-name="ro1">
          <table:table-cell office:value-type="float" office:value="0.0167353581161" calcext:value-type="float">
            <text:p>0.0167353581</text:p>
          </table:table-cell>
          <table:table-cell office:value-type="float" office:value="9.36681844411" calcext:value-type="float">
            <text:p>9.3668184441</text:p>
          </table:table-cell>
          <table:table-cell office:value-type="float" office:value="0" calcext:value-type="float">
            <text:p>0</text:p>
          </table:table-cell>
          <table:table-cell office:value-type="float" office:value="16.222895" calcext:value-type="float">
            <text:p>16.222895</text:p>
          </table:table-cell>
        </table:table-row>
        <table:table-row table:style-name="ro1">
          <table:table-cell office:value-type="float" office:value="0.0173573436508" calcext:value-type="float">
            <text:p>0.0173573437</text:p>
          </table:table-cell>
          <table:table-cell office:value-type="float" office:value="9.62963285678" calcext:value-type="float">
            <text:p>9.6296328568</text:p>
          </table:table-cell>
          <table:table-cell office:value-type="float" office:value="0" calcext:value-type="float">
            <text:p>0</text:p>
          </table:table-cell>
          <table:table-cell office:value-type="float" office:value="16.507524" calcext:value-type="float">
            <text:p>16.507524</text:p>
          </table:table-cell>
        </table:table-row>
        <table:table-row table:style-name="ro1">
          <table:table-cell office:value-type="float" office:value="0.0179676975218" calcext:value-type="float">
            <text:p>0.0179676975</text:p>
          </table:table-cell>
          <table:table-cell office:value-type="float" office:value="9.88759512054" calcext:value-type="float">
            <text:p>9.8875951205</text:p>
          </table:table-cell>
          <table:table-cell office:value-type="float" office:value="0" calcext:value-type="float">
            <text:p>0</text:p>
          </table:table-cell>
          <table:table-cell office:value-type="float" office:value="16.797209" calcext:value-type="float">
            <text:p>16.797209</text:p>
          </table:table-cell>
        </table:table-row>
        <table:table-row table:style-name="ro1">
          <table:table-cell office:value-type="float" office:value="0.0186089422365" calcext:value-type="float">
            <text:p>0.0186089422</text:p>
          </table:table-cell>
          <table:table-cell office:value-type="float" office:value="10.1575097833" calcext:value-type="float">
            <text:p>10.1575097833</text:p>
          </table:table-cell>
          <table:table-cell office:value-type="float" office:value="0" calcext:value-type="float">
            <text:p>0</text:p>
          </table:table-cell>
          <table:table-cell office:value-type="float" office:value="17.089899" calcext:value-type="float">
            <text:p>17.089899</text:p>
          </table:table-cell>
        </table:table-row>
        <table:table-row table:style-name="ro1">
          <table:table-cell office:value-type="float" office:value="0.019278304048" calcext:value-type="float">
            <text:p>0.019278304</text:p>
          </table:table-cell>
          <table:table-cell office:value-type="float" office:value="10.4395664138" calcext:value-type="float">
            <text:p>10.4395664138</text:p>
          </table:table-cell>
          <table:table-cell office:value-type="float" office:value="0" calcext:value-type="float">
            <text:p>0</text:p>
          </table:table-cell>
          <table:table-cell office:value-type="float" office:value="17.382589" calcext:value-type="float">
            <text:p>17.382589</text:p>
          </table:table-cell>
        </table:table-row>
        <table:table-row table:style-name="ro1">
          <table:table-cell office:value-type="float" office:value="0.0199807891651" calcext:value-type="float">
            <text:p>0.0199807892</text:p>
          </table:table-cell>
          <table:table-cell office:value-type="float" office:value="10.7342754115" calcext:value-type="float">
            <text:p>10.7342754115</text:p>
          </table:table-cell>
          <table:table-cell office:value-type="float" office:value="0" calcext:value-type="float">
            <text:p>0</text:p>
          </table:table-cell>
          <table:table-cell office:value-type="float" office:value="17.679667" calcext:value-type="float">
            <text:p>17.679667</text:p>
          </table:table-cell>
        </table:table-row>
        <table:table-row table:style-name="ro1">
          <table:table-cell office:value-type="float" office:value="0.0206087624323" calcext:value-type="float">
            <text:p>0.0206087624</text:p>
          </table:table-cell>
          <table:table-cell office:value-type="float" office:value="10.9977626491" calcext:value-type="float">
            <text:p>10.9977626491</text:p>
          </table:table-cell>
          <table:table-cell office:value-type="float" office:value="0" calcext:value-type="float">
            <text:p>0</text:p>
          </table:table-cell>
          <table:table-cell office:value-type="float" office:value="17.97674" calcext:value-type="float">
            <text:p>17.97674</text:p>
          </table:table-cell>
        </table:table-row>
        <table:table-row table:style-name="ro1">
          <table:table-cell office:value-type="float" office:value="0.0212881607139" calcext:value-type="float">
            <text:p>0.0212881607</text:p>
          </table:table-cell>
          <table:table-cell office:value-type="float" office:value="11.2823094179" calcext:value-type="float">
            <text:p>11.2823094179</text:p>
          </table:table-cell>
          <table:table-cell office:value-type="float" office:value="0" calcext:value-type="float">
            <text:p>0</text:p>
          </table:table-cell>
          <table:table-cell office:value-type="float" office:value="18.278776" calcext:value-type="float">
            <text:p>18.278776</text:p>
          </table:table-cell>
        </table:table-row>
        <table:table-row table:style-name="ro1">
          <table:table-cell office:value-type="float" office:value="0.0216316586595" calcext:value-type="float">
            <text:p>0.0216316587</text:p>
          </table:table-cell>
          <table:table-cell office:value-type="float" office:value="11.4259753943" calcext:value-type="float">
            <text:p>11.4259753943</text:p>
          </table:table-cell>
          <table:table-cell office:value-type="float" office:value="0" calcext:value-type="float">
            <text:p>0</text:p>
          </table:table-cell>
          <table:table-cell office:value-type="float" office:value="18.583845" calcext:value-type="float">
            <text:p>18.583845</text:p>
          </table:table-cell>
        </table:table-row>
        <table:table-row table:style-name="ro1">
          <table:table-cell office:value-type="float" office:value="0.0223459074261" calcext:value-type="float">
            <text:p>0.0223459074</text:p>
          </table:table-cell>
          <table:table-cell office:value-type="float" office:value="11.7250128463" calcext:value-type="float">
            <text:p>11.7250128463</text:p>
          </table:table-cell>
          <table:table-cell office:value-type="float" office:value="0" calcext:value-type="float">
            <text:p>0</text:p>
          </table:table-cell>
          <table:table-cell office:value-type="float" office:value="18.88891" calcext:value-type="float">
            <text:p>18.88891</text:p>
          </table:table-cell>
        </table:table-row>
        <table:table-row table:style-name="ro1">
          <table:table-cell office:value-type="float" office:value="0.0230482092444" calcext:value-type="float">
            <text:p>0.0230482092</text:p>
          </table:table-cell>
          <table:table-cell office:value-type="float" office:value="12.0186201016" calcext:value-type="float">
            <text:p>12.0186201016</text:p>
          </table:table-cell>
          <table:table-cell office:value-type="float" office:value="0" calcext:value-type="float">
            <text:p>0</text:p>
          </table:table-cell>
          <table:table-cell office:value-type="float" office:value="19.198362" calcext:value-type="float">
            <text:p>19.198362</text:p>
          </table:table-cell>
        </table:table-row>
        <table:table-row table:style-name="ro1">
          <table:table-cell office:value-type="float" office:value="0.0237620172528" calcext:value-type="float">
            <text:p>0.0237620173</text:p>
          </table:table-cell>
          <table:table-cell office:value-type="float" office:value="12.3159366811" calcext:value-type="float">
            <text:p>12.3159366811</text:p>
          </table:table-cell>
          <table:table-cell office:value-type="float" office:value="0" calcext:value-type="float">
            <text:p>0</text:p>
          </table:table-cell>
          <table:table-cell office:value-type="float" office:value="19.507818" calcext:value-type="float">
            <text:p>19.507818</text:p>
          </table:table-cell>
        </table:table-row>
        <table:table-row table:style-name="ro1">
          <table:table-cell office:value-type="float" office:value="0.0245065656273" calcext:value-type="float">
            <text:p>0.0245065656</text:p>
          </table:table-cell>
          <table:table-cell office:value-type="float" office:value="12.6263757389" calcext:value-type="float">
            <text:p>12.6263757389</text:p>
          </table:table-cell>
          <table:table-cell office:value-type="float" office:value="0" calcext:value-type="float">
            <text:p>0</text:p>
          </table:table-cell>
          <table:table-cell office:value-type="float" office:value="19.822317" calcext:value-type="float">
            <text:p>19.822317</text:p>
          </table:table-cell>
        </table:table-row>
        <table:table-row table:style-name="ro1">
          <table:table-cell office:value-type="float" office:value="0.0252376690791" calcext:value-type="float">
            <text:p>0.0252376691</text:p>
          </table:table-cell>
          <table:table-cell office:value-type="float" office:value="12.9310937012" calcext:value-type="float">
            <text:p>12.9310937012</text:p>
          </table:table-cell>
          <table:table-cell office:value-type="float" office:value="0" calcext:value-type="float">
            <text:p>0</text:p>
          </table:table-cell>
          <table:table-cell office:value-type="float" office:value="20.139715" calcext:value-type="float">
            <text:p>20.139715</text:p>
          </table:table-cell>
        </table:table-row>
        <table:table-row table:style-name="ro1">
          <table:table-cell office:value-type="float" office:value="0.0259737715559" calcext:value-type="float">
            <text:p>0.0259737716</text:p>
          </table:table-cell>
          <table:table-cell office:value-type="float" office:value="13.2389446255" calcext:value-type="float">
            <text:p>13.2389446255</text:p>
          </table:table-cell>
          <table:table-cell office:value-type="float" office:value="0" calcext:value-type="float">
            <text:p>0</text:p>
          </table:table-cell>
          <table:table-cell office:value-type="float" office:value="20.457109" calcext:value-type="float">
            <text:p>20.457109</text:p>
          </table:table-cell>
        </table:table-row>
        <table:table-row table:style-name="ro1">
          <table:table-cell office:value-type="float" office:value="0.0263494194379" calcext:value-type="float">
            <text:p>0.0263494194</text:p>
          </table:table-cell>
          <table:table-cell office:value-type="float" office:value="13.3944448763" calcext:value-type="float">
            <text:p>13.3944448763</text:p>
          </table:table-cell>
          <table:table-cell office:value-type="float" office:value="0" calcext:value-type="float">
            <text:p>0</text:p>
          </table:table-cell>
          <table:table-cell office:value-type="float" office:value="20.779005" calcext:value-type="float">
            <text:p>20.779005</text:p>
          </table:table-cell>
        </table:table-row>
        <table:table-row table:style-name="ro1">
          <table:table-cell office:value-type="float" office:value="0.0271059277092" calcext:value-type="float">
            <text:p>0.0271059277</text:p>
          </table:table-cell>
          <table:table-cell office:value-type="float" office:value="13.7081922641" calcext:value-type="float">
            <text:p>13.7081922641</text:p>
          </table:table-cell>
          <table:table-cell office:value-type="float" office:value="0" calcext:value-type="float">
            <text:p>0</text:p>
          </table:table-cell>
          <table:table-cell office:value-type="float" office:value="21.103868" calcext:value-type="float">
            <text:p>21.103868</text:p>
          </table:table-cell>
        </table:table-row>
        <table:table-row table:style-name="ro1">
          <table:table-cell office:value-type="float" office:value="0.0278705844181" calcext:value-type="float">
            <text:p>0.0278705844</text:p>
          </table:table-cell>
          <table:table-cell office:value-type="float" office:value="14.0255654302" calcext:value-type="float">
            <text:p>14.0255654302</text:p>
          </table:table-cell>
          <table:table-cell office:value-type="float" office:value="0" calcext:value-type="float">
            <text:p>0</text:p>
          </table:table-cell>
          <table:table-cell office:value-type="float" office:value="21.428732" calcext:value-type="float">
            <text:p>21.428732</text:p>
          </table:table-cell>
        </table:table-row>
        <table:table-row table:style-name="ro1">
          <table:table-cell office:value-type="float" office:value="0.0286436152856" calcext:value-type="float">
            <text:p>0.0286436153</text:p>
          </table:table-cell>
          <table:table-cell office:value-type="float" office:value="14.3465928945" calcext:value-type="float">
            <text:p>14.3465928945</text:p>
          </table:table-cell>
          <table:table-cell office:value-type="float" office:value="0" calcext:value-type="float">
            <text:p>0</text:p>
          </table:table-cell>
          <table:table-cell office:value-type="float" office:value="21.758036" calcext:value-type="float">
            <text:p>21.758036</text:p>
          </table:table-cell>
        </table:table-row>
        <table:table-row table:style-name="ro1">
          <table:table-cell office:value-type="float" office:value="0.0294251577251" calcext:value-type="float">
            <text:p>0.0294251577</text:p>
          </table:table-cell>
          <table:table-cell office:value-type="float" office:value="14.6712635399" calcext:value-type="float">
            <text:p>14.6712635399</text:p>
          </table:table-cell>
          <table:table-cell office:value-type="float" office:value="0" calcext:value-type="float">
            <text:p>0</text:p>
          </table:table-cell>
          <table:table-cell office:value-type="float" office:value="22.090338" calcext:value-type="float">
            <text:p>22.090338</text:p>
          </table:table-cell>
        </table:table-row>
        <table:table-row table:style-name="ro1">
          <table:table-cell office:value-type="float" office:value="0.0302406182517" calcext:value-type="float">
            <text:p>0.0302406183</text:p>
          </table:table-cell>
          <table:table-cell office:value-type="float" office:value="15.0098771812" calcext:value-type="float">
            <text:p>15.0098771812</text:p>
          </table:table-cell>
          <table:table-cell office:value-type="float" office:value="0" calcext:value-type="float">
            <text:p>0</text:p>
          </table:table-cell>
          <table:table-cell office:value-type="float" office:value="22.422636" calcext:value-type="float">
            <text:p>22.422636</text:p>
          </table:table-cell>
        </table:table-row>
        <table:table-row table:style-name="ro1">
          <table:table-cell office:value-type="float" office:value="0.0310397235503" calcext:value-type="float">
            <text:p>0.0310397236</text:p>
          </table:table-cell>
          <table:table-cell office:value-type="float" office:value="15.3417688087" calcext:value-type="float">
            <text:p>15.3417688087</text:p>
          </table:table-cell>
          <table:table-cell office:value-type="float" office:value="0" calcext:value-type="float">
            <text:p>0</text:p>
          </table:table-cell>
          <table:table-cell office:value-type="float" office:value="22.759375" calcext:value-type="float">
            <text:p>22.759375</text:p>
          </table:table-cell>
        </table:table-row>
        <table:table-row table:style-name="ro1">
          <table:table-cell office:value-type="float" office:value="0.0314426476138" calcext:value-type="float">
            <text:p>0.0314426476</text:p>
          </table:table-cell>
          <table:table-cell office:value-type="float" office:value="15.5090731515" calcext:value-type="float">
            <text:p>15.5090731515</text:p>
          </table:table-cell>
          <table:table-cell office:value-type="float" office:value="0" calcext:value-type="float">
            <text:p>0</text:p>
          </table:table-cell>
          <table:table-cell office:value-type="float" office:value="23.0991" calcext:value-type="float">
            <text:p>23.0991</text:p>
          </table:table-cell>
        </table:table-row>
        <table:table-row table:style-name="ro1">
          <table:table-cell office:value-type="float" office:value="0.0322828414812" calcext:value-type="float">
            <text:p>0.0322828415</text:p>
          </table:table-cell>
          <table:table-cell office:value-type="float" office:value="15.8570970755" calcext:value-type="float">
            <text:p>15.8570970755</text:p>
          </table:table-cell>
          <table:table-cell office:value-type="float" office:value="0" calcext:value-type="float">
            <text:p>0</text:p>
          </table:table-cell>
          <table:table-cell office:value-type="float" office:value="23.438826" calcext:value-type="float">
            <text:p>23.438826</text:p>
          </table:table-cell>
        </table:table-row>
        <table:table-row table:style-name="ro1">
          <table:table-cell office:value-type="float" office:value="0.0331065253086" calcext:value-type="float">
            <text:p>0.0331065253</text:p>
          </table:table-cell>
          <table:table-cell office:value-type="float" office:value="16.1982830956" calcext:value-type="float">
            <text:p>16.1982830956</text:p>
          </table:table-cell>
          <table:table-cell office:value-type="float" office:value="0" calcext:value-type="float">
            <text:p>0</text:p>
          </table:table-cell>
          <table:table-cell office:value-type="float" office:value="23.78303" calcext:value-type="float">
            <text:p>23.78303</text:p>
          </table:table-cell>
        </table:table-row>
        <table:table-row table:style-name="ro1">
          <table:table-cell office:value-type="float" office:value="0.0339906266828" calcext:value-type="float">
            <text:p>0.0339906267</text:p>
          </table:table-cell>
          <table:table-cell office:value-type="float" office:value="16.5647631921" calcext:value-type="float">
            <text:p>16.5647631921</text:p>
          </table:table-cell>
          <table:table-cell office:value-type="float" office:value="0" calcext:value-type="float">
            <text:p>0</text:p>
          </table:table-cell>
          <table:table-cell office:value-type="float" office:value="24.130171" calcext:value-type="float">
            <text:p>24.130171</text:p>
          </table:table-cell>
        </table:table-row>
        <table:table-row table:style-name="ro1">
          <table:table-cell office:value-type="float" office:value="0.0348046877005" calcext:value-type="float">
            <text:p>0.0348046877</text:p>
          </table:table-cell>
          <table:table-cell office:value-type="float" office:value="16.9025019808" calcext:value-type="float">
            <text:p>16.9025019808</text:p>
          </table:table-cell>
          <table:table-cell office:value-type="float" office:value="0" calcext:value-type="float">
            <text:p>0</text:p>
          </table:table-cell>
          <table:table-cell office:value-type="float" office:value="24.477316" calcext:value-type="float">
            <text:p>24.477316</text:p>
          </table:table-cell>
        </table:table-row>
        <table:table-row table:style-name="ro1">
          <table:table-cell office:value-type="float" office:value="0.0356536072624" calcext:value-type="float">
            <text:p>0.0356536073</text:p>
          </table:table-cell>
          <table:table-cell office:value-type="float" office:value="17.254691712" calcext:value-type="float">
            <text:p>17.254691712</text:p>
          </table:table-cell>
          <table:table-cell office:value-type="float" office:value="0" calcext:value-type="float">
            <text:p>0</text:p>
          </table:table-cell>
          <table:table-cell office:value-type="float" office:value="24.829031" calcext:value-type="float">
            <text:p>24.829031</text:p>
          </table:table-cell>
        </table:table-row>
        <table:table-row table:style-name="ro1">
          <table:table-cell office:value-type="float" office:value="0.0365372289991" calcext:value-type="float">
            <text:p>0.036537229</text:p>
          </table:table-cell>
          <table:table-cell office:value-type="float" office:value="17.621700876" calcext:value-type="float">
            <text:p>17.621700876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5.183588" calcext:value-type="float">
            <text:p>25.183588</text:p>
          </table:table-cell>
        </table:table-row>
        <table:table-row table:style-name="ro1">
          <table:table-cell office:value-type="float" office:value="0.0369422030904" calcext:value-type="float">
            <text:p>0.0369422031</text:p>
          </table:table-cell>
          <table:table-cell office:value-type="float" office:value="17.7898316208" calcext:value-type="float">
            <text:p>17.789831620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25.54088" calcext:value-type="float">
            <text:p>25.54088</text:p>
          </table:table-cell>
        </table:table-row>
        <table:table-row table:style-name="ro1">
          <table:table-cell office:value-type="float" office:value="0.0378124118621" calcext:value-type="float">
            <text:p>0.0378124119</text:p>
          </table:table-cell>
          <table:table-cell office:value-type="float" office:value="18.1511148658" calcext:value-type="float">
            <text:p>18.1511148658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25.898176" calcext:value-type="float">
            <text:p>25.898176</text:p>
          </table:table-cell>
        </table:table-row>
        <table:table-row table:style-name="ro1">
          <table:table-cell office:value-type="float" office:value="0.0387182546181" calcext:value-type="float">
            <text:p>0.0387182546</text:p>
          </table:table-cell>
          <table:table-cell office:value-type="float" office:value="18.5274952404" calcext:value-type="float">
            <text:p>18.5274952404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26.259722" calcext:value-type="float">
            <text:p>26.259722</text:p>
          </table:table-cell>
        </table:table-row>
        <table:table-row table:style-name="ro1">
          <table:table-cell office:value-type="float" office:value="0.0396048643979" calcext:value-type="float">
            <text:p>0.0396048644</text:p>
          </table:table-cell>
          <table:table-cell office:value-type="float" office:value="18.8961510908" calcext:value-type="float">
            <text:p>18.8961510908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26.624727" calcext:value-type="float">
            <text:p>26.624727</text:p>
          </table:table-cell>
        </table:table-row>
        <table:table-row table:style-name="ro1">
          <table:table-cell office:value-type="float" office:value="0.0404996428039" calcext:value-type="float">
            <text:p>0.0404996428</text:p>
          </table:table-cell>
          <table:table-cell office:value-type="float" office:value="19.2684283132" calcext:value-type="float">
            <text:p>19.2684283132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26.989733" calcext:value-type="float">
            <text:p>26.989733</text:p>
          </table:table-cell>
        </table:table-row>
        <table:table-row table:style-name="ro1">
          <table:table-cell office:value-type="float" office:value="0.0413463876454" calcext:value-type="float">
            <text:p>0.0413463876</text:p>
          </table:table-cell>
          <table:table-cell office:value-type="float" office:value="19.6207180212" calcext:value-type="float">
            <text:p>19.6207180212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27.359262" calcext:value-type="float">
            <text:p>27.359262</text:p>
          </table:table-cell>
        </table:table-row>
        <table:table-row table:style-name="ro1">
          <table:table-cell office:value-type="float" office:value="0.0423129438135" calcext:value-type="float">
            <text:p>0.0423129438</text:p>
          </table:table-cell>
          <table:table-cell office:value-type="float" office:value="20.0236644623" calcext:value-type="float">
            <text:p>20.0236644623</text:p>
          </table:table-cell>
          <table:table-cell office:value-type="float" office:value="0.011368" calcext:value-type="float">
            <text:p>0.011368</text:p>
          </table:table-cell>
          <table:table-cell office:value-type="float" office:value="27.728796" calcext:value-type="float">
            <text:p>27.728796</text:p>
          </table:table-cell>
        </table:table-row>
        <table:table-row table:style-name="ro1">
          <table:table-cell office:value-type="float" office:value="0.0427117874324" calcext:value-type="float">
            <text:p>0.0427117874</text:p>
          </table:table-cell>
          <table:table-cell office:value-type="float" office:value="20.1906134387" calcext:value-type="float">
            <text:p>20.1906134387</text:p>
          </table:table-cell>
          <table:table-cell office:value-type="float" office:value="0.017086" calcext:value-type="float">
            <text:p>0.017086</text:p>
          </table:table-cell>
          <table:table-cell office:value-type="float" office:value="28.103292" calcext:value-type="float">
            <text:p>28.103292</text:p>
          </table:table-cell>
        </table:table-row>
        <table:table-row table:style-name="ro1">
          <table:table-cell office:value-type="float" office:value="0.0436344418885" calcext:value-type="float">
            <text:p>0.0436344419</text:p>
          </table:table-cell>
          <table:table-cell office:value-type="float" office:value="20.5750045494" calcext:value-type="float">
            <text:p>20.5750045494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28.480787" calcext:value-type="float">
            <text:p>28.480787</text:p>
          </table:table-cell>
        </table:table-row>
        <table:table-row table:style-name="ro1">
          <table:table-cell office:value-type="float" office:value="0.0445970659785" calcext:value-type="float">
            <text:p>0.044597066</text:p>
          </table:table-cell>
          <table:table-cell office:value-type="float" office:value="20.9754340276" calcext:value-type="float">
            <text:p>20.9754340276</text:p>
          </table:table-cell>
          <table:table-cell office:value-type="float" office:value="0.032448" calcext:value-type="float">
            <text:p>0.032448</text:p>
          </table:table-cell>
          <table:table-cell office:value-type="float" office:value="28.858286" calcext:value-type="float">
            <text:p>28.858286</text:p>
          </table:table-cell>
        </table:table-row>
        <table:table-row table:style-name="ro1">
          <table:table-cell office:value-type="float" office:value="0.0455642715955" calcext:value-type="float">
            <text:p>0.0455642716</text:p>
          </table:table-cell>
          <table:table-cell office:value-type="float" office:value="21.3796585225" calcext:value-type="float">
            <text:p>21.3796585225</text:p>
          </table:table-cell>
          <table:table-cell office:value-type="float" office:value="0.043489" calcext:value-type="float">
            <text:p>0.043489</text:p>
          </table:table-cell>
          <table:table-cell office:value-type="float" office:value="29.24008" calcext:value-type="float">
            <text:p>29.24008</text:p>
          </table:table-cell>
        </table:table-row>
        <table:table-row table:style-name="ro1">
          <table:table-cell office:value-type="float" office:value="0.0464819873135" calcext:value-type="float">
            <text:p>0.0464819873</text:p>
          </table:table-cell>
          <table:table-cell office:value-type="float" office:value="21.7629824203" calcext:value-type="float">
            <text:p>21.7629824203</text:p>
          </table:table-cell>
          <table:table-cell office:value-type="float" office:value="0.054529" calcext:value-type="float">
            <text:p>0.054529</text:p>
          </table:table-cell>
          <table:table-cell office:value-type="float" office:value="29.621874" calcext:value-type="float">
            <text:p>29.621874</text:p>
          </table:table-cell>
        </table:table-row>
        <table:table-row table:style-name="ro1">
          <table:table-cell office:value-type="float" office:value="0.0474355328034" calcext:value-type="float">
            <text:p>0.0474355328</text:p>
          </table:table-cell>
          <table:table-cell office:value-type="float" office:value="22.1622836035" calcext:value-type="float">
            <text:p>22.1622836035</text:p>
          </table:table-cell>
          <table:table-cell office:value-type="float" office:value="0.070244" calcext:value-type="float">
            <text:p>0.070244</text:p>
          </table:table-cell>
          <table:table-cell office:value-type="float" office:value="30.008554" calcext:value-type="float">
            <text:p>30.008554</text:p>
          </table:table-cell>
        </table:table-row>
        <table:table-row table:style-name="ro1">
          <table:table-cell office:value-type="float" office:value="0.0484243193254" calcext:value-type="float">
            <text:p>0.0484243193</text:p>
          </table:table-cell>
          <table:table-cell office:value-type="float" office:value="22.5777427135" calcext:value-type="float">
            <text:p>22.5777427135</text:p>
          </table:table-cell>
          <table:table-cell office:value-type="float" office:value="0.089247" calcext:value-type="float">
            <text:p>0.089247</text:p>
          </table:table-cell>
          <table:table-cell office:value-type="float" office:value="30.39797" calcext:value-type="float">
            <text:p>30.39797</text:p>
          </table:table-cell>
        </table:table-row>
        <table:table-row table:style-name="ro1">
          <table:table-cell office:value-type="float" office:value="0.0493930416219" calcext:value-type="float">
            <text:p>0.0493930416</text:p>
          </table:table-cell>
          <table:table-cell office:value-type="float" office:value="22.9843957865" calcext:value-type="float">
            <text:p>22.9843957865</text:p>
          </table:table-cell>
          <table:table-cell office:value-type="float" office:value="0.108252" calcext:value-type="float">
            <text:p>0.108252</text:p>
          </table:table-cell>
          <table:table-cell office:value-type="float" office:value="30.787394" calcext:value-type="float">
            <text:p>30.787394</text:p>
          </table:table-cell>
        </table:table-row>
        <table:table-row table:style-name="ro1">
          <table:table-cell office:value-type="float" office:value="0.0498787713221" calcext:value-type="float">
            <text:p>0.0498787713</text:p>
          </table:table-cell>
          <table:table-cell office:value-type="float" office:value="23.189014145" calcext:value-type="float">
            <text:p>23.189014145</text:p>
          </table:table-cell>
          <table:table-cell office:value-type="float" office:value="0.133036" calcext:value-type="float">
            <text:p>0.133036</text:p>
          </table:table-cell>
          <table:table-cell office:value-type="float" office:value="31.18099" calcext:value-type="float">
            <text:p>31.18099</text:p>
          </table:table-cell>
        </table:table-row>
        <table:table-row table:style-name="ro1">
          <table:table-cell office:value-type="float" office:value="0.0508586515106" calcext:value-type="float">
            <text:p>0.0508586515</text:p>
          </table:table-cell>
          <table:table-cell office:value-type="float" office:value="23.6010924557" calcext:value-type="float">
            <text:p>23.6010924557</text:p>
          </table:table-cell>
          <table:table-cell office:value-type="float" office:value="0.16223" calcext:value-type="float">
            <text:p>0.16223</text:p>
          </table:table-cell>
          <table:table-cell office:value-type="float" office:value="31.577234" calcext:value-type="float">
            <text:p>31.577234</text:p>
          </table:table-cell>
        </table:table-row>
        <table:table-row table:style-name="ro1">
          <table:table-cell office:value-type="float" office:value="0.0518767780951" calcext:value-type="float">
            <text:p>0.0518767781</text:p>
          </table:table-cell>
          <table:table-cell office:value-type="float" office:value="24.0298844941" calcext:value-type="float">
            <text:p>24.0298844941</text:p>
          </table:table-cell>
          <table:table-cell office:value-type="float" office:value="0.191423" calcext:value-type="float">
            <text:p>0.191423</text:p>
          </table:table-cell>
          <table:table-cell office:value-type="float" office:value="31.973478" calcext:value-type="float">
            <text:p>31.973478</text:p>
          </table:table-cell>
        </table:table-row>
        <table:table-row table:style-name="ro1">
          <table:table-cell office:value-type="float" office:value="0.0528372262098" calcext:value-type="float">
            <text:p>0.0528372262</text:p>
          </table:table-cell>
          <table:table-cell office:value-type="float" office:value="24.4360990497" calcext:value-type="float">
            <text:p>24.4360990497</text:p>
          </table:table-cell>
          <table:table-cell office:value-type="float" office:value="0.228077" calcext:value-type="float">
            <text:p>0.228077</text:p>
          </table:table-cell>
          <table:table-cell office:value-type="float" office:value="32.373581" calcext:value-type="float">
            <text:p>32.373581</text:p>
          </table:table-cell>
        </table:table-row>
        <table:table-row table:style-name="ro1">
          <table:table-cell office:value-type="float" office:value="0.0538698914077" calcext:value-type="float">
            <text:p>0.0538698914</text:p>
          </table:table-cell>
          <table:table-cell office:value-type="float" office:value="24.8723295513" calcext:value-type="float">
            <text:p>24.8723295513</text:p>
          </table:table-cell>
          <table:table-cell office:value-type="float" office:value="0.269911" calcext:value-type="float">
            <text:p>0.269911</text:p>
          </table:table-cell>
          <table:table-cell office:value-type="float" office:value="32.771629" calcext:value-type="float">
            <text:p>32.771629</text:p>
          </table:table-cell>
        </table:table-row>
        <table:table-row table:style-name="ro1">
          <table:table-cell office:value-type="float" office:value="0.0548768382915" calcext:value-type="float">
            <text:p>0.0548768383</text:p>
          </table:table-cell>
          <table:table-cell office:value-type="float" office:value="25.2990610534" calcext:value-type="float">
            <text:p>25.2990610534</text:p>
          </table:table-cell>
          <table:table-cell office:value-type="float" office:value="0.311743" calcext:value-type="float">
            <text:p>0.311743</text:p>
          </table:table-cell>
          <table:table-cell office:value-type="float" office:value="33.169678" calcext:value-type="float">
            <text:p>33.169678</text:p>
          </table:table-cell>
        </table:table-row>
        <table:table-row table:style-name="ro1">
          <table:table-cell office:value-type="float" office:value="0.0558903104537" calcext:value-type="float">
            <text:p>0.0558903105</text:p>
          </table:table-cell>
          <table:table-cell office:value-type="float" office:value="25.7294072868" calcext:value-type="float">
            <text:p>25.7294072868</text:p>
          </table:table-cell>
          <table:table-cell office:value-type="float" office:value="0.361221" calcext:value-type="float">
            <text:p>0.361221</text:p>
          </table:table-cell>
          <table:table-cell office:value-type="float" office:value="33.557991" calcext:value-type="float">
            <text:p>33.557991</text:p>
          </table:table-cell>
        </table:table-row>
        <table:table-row table:style-name="ro1">
          <table:table-cell office:value-type="float" office:value="0.0569102179135" calcext:value-type="float">
            <text:p>0.0569102179</text:p>
          </table:table-cell>
          <table:table-cell office:value-type="float" office:value="26.163384285" calcext:value-type="float">
            <text:p>26.163384285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33.938271" calcext:value-type="float">
            <text:p>33.938271</text:p>
          </table:table-cell>
        </table:table-row>
        <table:table-row table:style-name="ro1">
          <table:table-cell office:value-type="float" office:value="0.0574221994352" calcext:value-type="float">
            <text:p>0.0574221994</text:p>
          </table:table-cell>
          <table:table-cell office:value-type="float" office:value="26.3817670576" calcext:value-type="float">
            <text:p>26.3817670576</text:p>
          </table:table-cell>
          <table:table-cell office:value-type="float" office:value="0.470427" calcext:value-type="float">
            <text:p>0.470427</text:p>
          </table:table-cell>
          <table:table-cell office:value-type="float" office:value="34.318542" calcext:value-type="float">
            <text:p>34.318542</text:p>
          </table:table-cell>
        </table:table-row>
        <table:table-row table:style-name="ro1">
          <table:table-cell office:value-type="float" office:value="0.0584513956221" calcext:value-type="float">
            <text:p>0.0584513956</text:p>
          </table:table-cell>
          <table:table-cell office:value-type="float" office:value="26.8212106503" calcext:value-type="float">
            <text:p>26.8212106503</text:p>
          </table:table-cell>
          <table:table-cell office:value-type="float" office:value="0.532743" calcext:value-type="float">
            <text:p>0.532743</text:p>
          </table:table-cell>
          <table:table-cell office:value-type="float" office:value="34.686363" calcext:value-type="float">
            <text:p>34.686363</text:p>
          </table:table-cell>
        </table:table-row>
        <table:table-row table:style-name="ro1">
          <table:table-cell office:value-type="float" office:value="0.0595521803741" calcext:value-type="float">
            <text:p>0.0595521804</text:p>
          </table:table-cell>
          <table:table-cell office:value-type="float" office:value="27.2920856024" calcext:value-type="float">
            <text:p>27.2920856024</text:p>
          </table:table-cell>
          <table:table-cell office:value-type="float" office:value="0.600393" calcext:value-type="float">
            <text:p>0.600393</text:p>
          </table:table-cell>
          <table:table-cell office:value-type="float" office:value="35.04538" calcext:value-type="float">
            <text:p>35.04538</text:p>
          </table:table-cell>
        </table:table-row>
        <table:table-row table:style-name="ro1">
          <table:table-cell office:value-type="float" office:value="0.0605613505336" calcext:value-type="float">
            <text:p>0.0605613505</text:p>
          </table:table-cell>
          <table:table-cell office:value-type="float" office:value="27.7249720841" calcext:value-type="float">
            <text:p>27.7249720841</text:p>
          </table:table-cell>
          <table:table-cell office:value-type="float" office:value="0.668043" calcext:value-type="float">
            <text:p>0.668043</text:p>
          </table:table-cell>
          <table:table-cell office:value-type="float" office:value="35.404396" calcext:value-type="float">
            <text:p>35.404396</text:p>
          </table:table-cell>
        </table:table-row>
        <table:table-row table:style-name="ro1">
          <table:table-cell office:value-type="float" office:value="0.0616085756107" calcext:value-type="float">
            <text:p>0.0616085756</text:p>
          </table:table-cell>
          <table:table-cell office:value-type="float" office:value="28.1754055021" calcext:value-type="float">
            <text:p>28.1754055021</text:p>
          </table:table-cell>
          <table:table-cell office:value-type="float" office:value="0.743256" calcext:value-type="float">
            <text:p>0.743256</text:p>
          </table:table-cell>
          <table:table-cell office:value-type="float" office:value="35.75061" calcext:value-type="float">
            <text:p>35.75061</text:p>
          </table:table-cell>
        </table:table-row>
        <table:table-row table:style-name="ro1">
          <table:table-cell office:value-type="float" office:value="0.062661304363" calcext:value-type="float">
            <text:p>0.0626613044</text:p>
          </table:table-cell>
          <table:table-cell office:value-type="float" office:value="28.6294648777" calcext:value-type="float">
            <text:p>28.6294648777</text:p>
          </table:table-cell>
          <table:table-cell office:value-type="float" office:value="0.818466" calcext:value-type="float">
            <text:p>0.818466</text:p>
          </table:table-cell>
          <table:table-cell office:value-type="float" office:value="36.096832" calcext:value-type="float">
            <text:p>36.096832</text:p>
          </table:table-cell>
        </table:table-row>
        <table:table-row table:style-name="ro1">
          <table:table-cell office:value-type="float" office:value="0.0637202181765" calcext:value-type="float">
            <text:p>0.0637202182</text:p>
          </table:table-cell>
          <table:table-cell office:value-type="float" office:value="29.0871326259" calcext:value-type="float">
            <text:p>29.0871326259</text:p>
          </table:table-cell>
          <table:table-cell office:value-type="float" office:value="0.902138" calcext:value-type="float">
            <text:p>0.902138</text:p>
          </table:table-cell>
          <table:table-cell office:value-type="float" office:value="36.428177" calcext:value-type="float">
            <text:p>36.428177</text:p>
          </table:table-cell>
        </table:table-row>
        <table:table-row table:style-name="ro1">
          <table:table-cell office:value-type="float" office:value="0.064717596847" calcext:value-type="float">
            <text:p>0.0647175968</text:p>
          </table:table-cell>
          <table:table-cell office:value-type="float" office:value="29.5195140998" calcext:value-type="float">
            <text:p>29.5195140998</text:p>
          </table:table-cell>
          <table:table-cell office:value-type="float" office:value="0.990845" calcext:value-type="float">
            <text:p>0.990845</text:p>
          </table:table-cell>
          <table:table-cell office:value-type="float" office:value="36.750206" calcext:value-type="float">
            <text:p>36.750206</text:p>
          </table:table-cell>
        </table:table-row>
        <table:table-row table:style-name="ro1">
          <table:table-cell office:value-type="float" office:value="0.0652848122852" calcext:value-type="float">
            <text:p>0.0652848123</text:p>
          </table:table-cell>
          <table:table-cell office:value-type="float" office:value="29.7659599332" calcext:value-type="float">
            <text:p>29.7659599332</text:p>
          </table:table-cell>
          <table:table-cell office:value-type="float" office:value="1.079554" calcext:value-type="float">
            <text:p>1.079554</text:p>
          </table:table-cell>
          <table:table-cell office:value-type="float" office:value="37.072243" calcext:value-type="float">
            <text:p>37.072243</text:p>
          </table:table-cell>
        </table:table-row>
        <table:table-row table:style-name="ro1">
          <table:table-cell office:value-type="float" office:value="0.0663905644761" calcext:value-type="float">
            <text:p>0.0663905645</text:p>
          </table:table-cell>
          <table:table-cell office:value-type="float" office:value="30.2472427481" calcext:value-type="float">
            <text:p>30.2472427481</text:p>
          </table:table-cell>
          <table:table-cell office:value-type="float" office:value="1.175367" calcext:value-type="float">
            <text:p>1.175367</text:p>
          </table:table-cell>
          <table:table-cell office:value-type="float" office:value="37.381378" calcext:value-type="float">
            <text:p>37.381378</text:p>
          </table:table-cell>
        </table:table-row>
        <table:table-row table:style-name="ro1">
          <table:table-cell office:value-type="float" office:value="0.0674681629068" calcext:value-type="float">
            <text:p>0.0674681629</text:p>
          </table:table-cell>
          <table:table-cell office:value-type="float" office:value="30.7176269935" calcext:value-type="float">
            <text:p>30.7176269935</text:p>
          </table:table-cell>
          <table:table-cell office:value-type="float" office:value="1.271183" calcext:value-type="float">
            <text:p>1.271183</text:p>
          </table:table-cell>
          <table:table-cell office:value-type="float" office:value="37.690521" calcext:value-type="float">
            <text:p>37.690521</text:p>
          </table:table-cell>
        </table:table-row>
        <table:table-row table:style-name="ro1">
          <table:table-cell office:value-type="float" office:value="0.0685850079892" calcext:value-type="float">
            <text:p>0.068585008</text:p>
          </table:table-cell>
          <table:table-cell office:value-type="float" office:value="31.2064868332" calcext:value-type="float">
            <text:p>31.2064868332</text:p>
          </table:table-cell>
          <table:table-cell office:value-type="float" office:value="1.374907" calcext:value-type="float">
            <text:p>1.374907</text:p>
          </table:table-cell>
          <table:table-cell office:value-type="float" office:value="37.986282" calcext:value-type="float">
            <text:p>37.986282</text:p>
          </table:table-cell>
        </table:table-row>
        <table:table-row table:style-name="ro1">
          <table:table-cell office:value-type="float" office:value="0.0696415585507" calcext:value-type="float">
            <text:p>0.0696415586</text:p>
          </table:table-cell>
          <table:table-cell office:value-type="float" office:value="31.6692439109" calcext:value-type="float">
            <text:p>31.6692439109</text:p>
          </table:table-cell>
          <table:table-cell office:value-type="float" office:value="1.478632" calcext:value-type="float">
            <text:p>1.478632</text:p>
          </table:table-cell>
          <table:table-cell office:value-type="float" office:value="38.282043" calcext:value-type="float">
            <text:p>38.282043</text:p>
          </table:table-cell>
        </table:table-row>
        <table:table-row table:style-name="ro1">
          <table:table-cell office:value-type="float" office:value="0.0707753756645" calcext:value-type="float">
            <text:p>0.0707753757</text:p>
          </table:table-cell>
          <table:table-cell office:value-type="float" office:value="32.1504942477" calcext:value-type="float">
            <text:p>32.1504942477</text:p>
          </table:table-cell>
          <table:table-cell office:value-type="float" office:value="1.590488" calcext:value-type="float">
            <text:p>1.590488</text:p>
          </table:table-cell>
          <table:table-cell office:value-type="float" office:value="38.565254" calcext:value-type="float">
            <text:p>38.565254</text:p>
          </table:table-cell>
        </table:table-row>
        <table:table-row table:style-name="ro1">
          <table:table-cell office:value-type="float" office:value="0.0720592724261" calcext:value-type="float">
            <text:p>0.0720592724</text:p>
          </table:table-cell>
          <table:table-cell office:value-type="float" office:value="32.6353424685" calcext:value-type="float">
            <text:p>32.6353424685</text:p>
          </table:table-cell>
          <table:table-cell office:value-type="float" office:value="1.707666" calcext:value-type="float">
            <text:p>1.707666</text:p>
          </table:table-cell>
          <table:table-cell office:value-type="float" office:value="38.841064" calcext:value-type="float">
            <text:p>38.841064</text:p>
          </table:table-cell>
        </table:table-row>
        <table:table-row table:style-name="ro1">
          <table:table-cell office:value-type="float" office:value="0.0729014182156" calcext:value-type="float">
            <text:p>0.0729014182</text:p>
          </table:table-cell>
          <table:table-cell office:value-type="float" office:value="32.9095938248" calcext:value-type="float">
            <text:p>32.9095938248</text:p>
          </table:table-cell>
          <table:table-cell office:value-type="float" office:value="1.824844" calcext:value-type="float">
            <text:p>1.824844</text:p>
          </table:table-cell>
          <table:table-cell office:value-type="float" office:value="39.116875" calcext:value-type="float">
            <text:p>39.116875</text:p>
          </table:table-cell>
        </table:table-row>
        <table:table-row table:style-name="ro1">
          <table:table-cell office:value-type="float" office:value="0.0746424055418" calcext:value-type="float">
            <text:p>0.0746424055</text:p>
          </table:table-cell>
          <table:table-cell office:value-type="float" office:value="33.3846014232" calcext:value-type="float">
            <text:p>33.3846014232</text:p>
          </table:table-cell>
          <table:table-cell office:value-type="float" office:value="1.949366" calcext:value-type="float">
            <text:p>1.949366</text:p>
          </table:table-cell>
          <table:table-cell office:value-type="float" office:value="39.383163" calcext:value-type="float">
            <text:p>39.383163</text:p>
          </table:table-cell>
        </table:table-row>
        <table:table-row table:style-name="ro1">
          <table:table-cell office:value-type="float" office:value="0.0772408862628" calcext:value-type="float">
            <text:p>0.0772408863</text:p>
          </table:table-cell>
          <table:table-cell office:value-type="float" office:value="33.9250665036" calcext:value-type="float">
            <text:p>33.9250665036</text:p>
          </table:table-cell>
          <table:table-cell office:value-type="float" office:value="2.073889" calcext:value-type="float">
            <text:p>2.073889</text:p>
          </table:table-cell>
          <table:table-cell office:value-type="float" office:value="39.649452" calcext:value-type="float">
            <text:p>39.649452</text:p>
          </table:table-cell>
        </table:table-row>
        <table:table-row table:style-name="ro1">
          <table:table-cell office:value-type="float" office:value="0.0805972171148" calcext:value-type="float">
            <text:p>0.0805972171</text:p>
          </table:table-cell>
          <table:table-cell office:value-type="float" office:value="34.438672969" calcext:value-type="float">
            <text:p>34.438672969</text:p>
          </table:table-cell>
          <table:table-cell office:value-type="float" office:value="2.206591" calcext:value-type="float">
            <text:p>2.206591</text:p>
          </table:table-cell>
          <table:table-cell office:value-type="float" office:value="39.905952" calcext:value-type="float">
            <text:p>39.905952</text:p>
          </table:table-cell>
        </table:table-row>
        <table:table-row table:style-name="ro1">
          <table:table-cell office:value-type="float" office:value="0.0851533787797" calcext:value-type="float">
            <text:p>0.0851533788</text:p>
          </table:table-cell>
          <table:table-cell office:value-type="float" office:value="34.9406701758" calcext:value-type="float">
            <text:p>34.9406701758</text:p>
          </table:table-cell>
          <table:table-cell office:value-type="float" office:value="2.339293" calcext:value-type="float">
            <text:p>2.339293</text:p>
          </table:table-cell>
          <table:table-cell office:value-type="float" office:value="40.162445" calcext:value-type="float">
            <text:p>40.162445</text:p>
          </table:table-cell>
        </table:table-row>
        <table:table-row table:style-name="ro1">
          <table:table-cell office:value-type="float" office:value="0.0912485202368" calcext:value-type="float">
            <text:p>0.0912485202</text:p>
          </table:table-cell>
          <table:table-cell office:value-type="float" office:value="35.4621059787" calcext:value-type="float">
            <text:p>35.4621059787</text:p>
          </table:table-cell>
          <table:table-cell office:value-type="float" office:value="2.480597" calcext:value-type="float">
            <text:p>2.480597</text:p>
          </table:table-cell>
          <table:table-cell office:value-type="float" office:value="40.409554" calcext:value-type="float">
            <text:p>40.409554</text:p>
          </table:table-cell>
        </table:table-row>
        <table:table-row table:style-name="ro1">
          <table:table-cell office:value-type="float" office:value="0.0948033958937" calcext:value-type="float">
            <text:p>0.0948033959</text:p>
          </table:table-cell>
          <table:table-cell office:value-type="float" office:value="35.7163552012" calcext:value-type="float">
            <text:p>35.7163552012</text:p>
          </table:table-cell>
          <table:table-cell office:value-type="float" office:value="2.621901" calcext:value-type="float">
            <text:p>2.621901</text:p>
          </table:table-cell>
          <table:table-cell office:value-type="float" office:value="40.65667" calcext:value-type="float">
            <text:p>40.65667</text:p>
          </table:table-cell>
        </table:table-row>
        <table:table-row table:style-name="ro1">
          <table:table-cell office:value-type="float" office:value="0.102905996596" calcext:value-type="float">
            <text:p>0.1029059966</text:p>
          </table:table-cell>
          <table:table-cell office:value-type="float" office:value="36.2114352693" calcext:value-type="float">
            <text:p>36.2114352693</text:p>
          </table:table-cell>
          <table:table-cell office:value-type="float" office:value="2.772102" calcext:value-type="float">
            <text:p>2.772102</text:p>
          </table:table-cell>
          <table:table-cell office:value-type="float" office:value="40.894928" calcext:value-type="float">
            <text:p>40.894928</text:p>
          </table:table-cell>
        </table:table-row>
        <table:table-row table:style-name="ro1">
          <table:table-cell office:value-type="float" office:value="0.11313910039" calcext:value-type="float">
            <text:p>0.1131391004</text:p>
          </table:table-cell>
          <table:table-cell office:value-type="float" office:value="36.7257725261" calcext:value-type="float">
            <text:p>36.7257725261</text:p>
          </table:table-cell>
          <table:table-cell office:value-type="float" office:value="2.922304" calcext:value-type="float">
            <text:p>2.922304</text:p>
          </table:table-cell>
          <table:table-cell office:value-type="float" office:value="41.133186" calcext:value-type="float">
            <text:p>41.133186</text:p>
          </table:table-cell>
        </table:table-row>
        <table:table-row table:style-name="ro1">
          <table:table-cell office:value-type="float" office:value="0.12603356613" calcext:value-type="float">
            <text:p>0.1260335661</text:p>
          </table:table-cell>
          <table:table-cell office:value-type="float" office:value="37.2598940471" calcext:value-type="float">
            <text:p>37.2598940471</text:p>
          </table:table-cell>
          <table:table-cell office:value-type="float" office:value="3.081709" calcext:value-type="float">
            <text:p>3.081709</text:p>
          </table:table-cell>
          <table:table-cell office:value-type="float" office:value="41.363129" calcext:value-type="float">
            <text:p>41.363129</text:p>
          </table:table-cell>
        </table:table-row>
        <table:table-row table:style-name="ro1">
          <table:table-cell office:value-type="float" office:value="0.141153946209" calcext:value-type="float">
            <text:p>0.1411539462</text:p>
          </table:table-cell>
          <table:table-cell office:value-type="float" office:value="37.7812657405" calcext:value-type="float">
            <text:p>37.7812657405</text:p>
          </table:table-cell>
          <table:table-cell office:value-type="float" office:value="3.241116" calcext:value-type="float">
            <text:p>3.241116</text:p>
          </table:table-cell>
          <table:table-cell office:value-type="float" office:value="41.593071" calcext:value-type="float">
            <text:p>41.593071</text:p>
          </table:table-cell>
        </table:table-row>
        <table:table-row table:style-name="ro1">
          <table:table-cell office:value-type="float" office:value="0.159144462525" calcext:value-type="float">
            <text:p>0.1591444625</text:p>
          </table:table-cell>
          <table:table-cell office:value-type="float" office:value="38.3058469315" calcext:value-type="float">
            <text:p>38.3058469315</text:p>
          </table:table-cell>
          <table:table-cell office:value-type="float" office:value="3.410072" calcext:value-type="float">
            <text:p>3.410072</text:p>
          </table:table-cell>
          <table:table-cell office:value-type="float" office:value="41.815163" calcext:value-type="float">
            <text:p>41.815163</text:p>
          </table:table-cell>
        </table:table-row>
        <table:table-row table:style-name="ro1">
          <table:table-cell office:value-type="float" office:value="0.180200731788" calcext:value-type="float">
            <text:p>0.1802007318</text:p>
          </table:table-cell>
          <table:table-cell office:value-type="float" office:value="38.8336035846" calcext:value-type="float">
            <text:p>38.8336035846</text:p>
          </table:table-cell>
          <table:table-cell office:value-type="float" office:value="3.579029" calcext:value-type="float">
            <text:p>3.579029</text:p>
          </table:table-cell>
          <table:table-cell office:value-type="float" office:value="42.037254" calcext:value-type="float">
            <text:p>42.037254</text:p>
          </table:table-cell>
        </table:table-row>
        <table:table-row table:style-name="ro1">
          <table:table-cell office:value-type="float" office:value="0.204792789903" calcext:value-type="float">
            <text:p>0.2047927899</text:p>
          </table:table-cell>
          <table:table-cell office:value-type="float" office:value="39.3644468707" calcext:value-type="float">
            <text:p>39.3644468707</text:p>
          </table:table-cell>
          <table:table-cell office:value-type="float" office:value="3.757893" calcext:value-type="float">
            <text:p>3.757893</text:p>
          </table:table-cell>
          <table:table-cell office:value-type="float" office:value="42.251869" calcext:value-type="float">
            <text:p>42.251869</text:p>
          </table:table-cell>
        </table:table-row>
        <table:table-row table:style-name="ro1">
          <table:table-cell office:value-type="float" office:value="0.218493167775" calcext:value-type="float">
            <text:p>0.2184931678</text:p>
          </table:table-cell>
          <table:table-cell office:value-type="float" office:value="39.6310469425" calcext:value-type="float">
            <text:p>39.6310469425</text:p>
          </table:table-cell>
          <table:table-cell office:value-type="float" office:value="3.936758" calcext:value-type="float">
            <text:p>3.936758</text:p>
          </table:table-cell>
          <table:table-cell office:value-type="float" office:value="42.466484" calcext:value-type="float">
            <text:p>42.466484</text:p>
          </table:table-cell>
        </table:table-row>
        <table:table-row table:style-name="ro1">
          <table:table-cell office:value-type="float" office:value="0.24938884891" calcext:value-type="float">
            <text:p>0.2493888489</text:p>
          </table:table-cell>
          <table:table-cell office:value-type="float" office:value="40.1665031248" calcext:value-type="float">
            <text:p>40.1665031248</text:p>
          </table:table-cell>
          <table:table-cell office:value-type="float" office:value="4.125948" calcext:value-type="float">
            <text:p>4.125948</text:p>
          </table:table-cell>
          <table:table-cell office:value-type="float" office:value="42.673943" calcext:value-type="float">
            <text:p>42.673943</text:p>
          </table:table-cell>
        </table:table-row>
        <table:table-row table:style-name="ro1">
          <table:table-cell office:value-type="float" office:value="0.284915799739" calcext:value-type="float">
            <text:p>0.2849157997</text:p>
          </table:table-cell>
          <table:table-cell office:value-type="float" office:value="40.7048045551" calcext:value-type="float">
            <text:p>40.7048045551</text:p>
          </table:table-cell>
          <table:table-cell office:value-type="float" office:value="4.31514" calcext:value-type="float">
            <text:p>4.31514</text:p>
          </table:table-cell>
          <table:table-cell office:value-type="float" office:value="42.881401" calcext:value-type="float">
            <text:p>42.881401</text:p>
          </table:table-cell>
        </table:table-row>
        <table:table-row table:style-name="ro1">
          <table:table-cell office:value-type="float" office:value="0.324608349002" calcext:value-type="float">
            <text:p>0.324608349</text:p>
          </table:table-cell>
          <table:table-cell office:value-type="float" office:value="41.2445238628" calcext:value-type="float">
            <text:p>41.2445238628</text:p>
          </table:table-cell>
          <table:table-cell office:value-type="float" office:value="4.51512" calcext:value-type="float">
            <text:p>4.51512</text:p>
          </table:table-cell>
          <table:table-cell office:value-type="float" office:value="43.081978" calcext:value-type="float">
            <text:p>43.081978</text:p>
          </table:table-cell>
        </table:table-row>
        <table:table-row table:style-name="ro1">
          <table:table-cell office:value-type="float" office:value="0.341758979854" calcext:value-type="float">
            <text:p>0.3417589799</text:p>
          </table:table-cell>
          <table:table-cell office:value-type="float" office:value="41.463441792" calcext:value-type="float">
            <text:p>41.463441792</text:p>
          </table:table-cell>
          <table:table-cell office:value-type="float" office:value="4.715099" calcext:value-type="float">
            <text:p>4.715099</text:p>
          </table:table-cell>
          <table:table-cell office:value-type="float" office:value="43.282555" calcext:value-type="float">
            <text:p>43.282555</text:p>
          </table:table-cell>
        </table:table-row>
        <table:table-row table:style-name="ro1">
          <table:table-cell office:value-type="float" office:value="0.416291110321" calcext:value-type="float">
            <text:p>0.4162911103</text:p>
          </table:table-cell>
          <table:table-cell office:value-type="float" office:value="42.3158702916" calcext:value-type="float">
            <text:p>42.3158702916</text:p>
          </table:table-cell>
          <table:table-cell office:value-type="float" office:value="4.915079" calcext:value-type="float">
            <text:p>4.915079</text:p>
          </table:table-cell>
          <table:table-cell office:value-type="float" office:value="43.483131" calcext:value-type="float">
            <text:p>43.483131</text:p>
          </table:table-cell>
        </table:table-row>
        <table:table-row table:style-name="ro1">
          <table:table-cell office:value-type="float" office:value="0.471053452535" calcext:value-type="float">
            <text:p>0.4710534525</text:p>
          </table:table-cell>
          <table:table-cell office:value-type="float" office:value="42.8585061161" calcext:value-type="float">
            <text:p>42.8585061161</text:p>
          </table:table-cell>
          <table:table-cell office:value-type="float" office:value="5.131916" calcext:value-type="float">
            <text:p>5.131916</text:p>
          </table:table-cell>
          <table:table-cell office:value-type="float" office:value="43.674011" calcext:value-type="float">
            <text:p>43.674011</text:p>
          </table:table-cell>
        </table:table-row>
        <table:table-row table:style-name="ro1">
          <table:table-cell office:value-type="float" office:value="0.49781431398" calcext:value-type="float">
            <text:p>0.497814314</text:p>
          </table:table-cell>
          <table:table-cell office:value-type="float" office:value="43.1023134521" calcext:value-type="float">
            <text:p>43.1023134521</text:p>
          </table:table-cell>
          <table:table-cell office:value-type="float" office:value="5.348753" calcext:value-type="float">
            <text:p>5.348753</text:p>
          </table:table-cell>
          <table:table-cell office:value-type="float" office:value="43.864883" calcext:value-type="float">
            <text:p>43.864883</text:p>
          </table:table-cell>
        </table:table-row>
        <table:table-row table:style-name="ro1">
          <table:table-cell office:value-type="float" office:value="0.561171715428" calcext:value-type="float">
            <text:p>0.5611717154</text:p>
          </table:table-cell>
          <table:table-cell office:value-type="float" office:value="43.6322421463" calcext:value-type="float">
            <text:p>43.6322421463</text:p>
          </table:table-cell>
          <table:table-cell office:value-type="float" office:value="5.577288" calcext:value-type="float">
            <text:p>5.577288</text:p>
          </table:table-cell>
          <table:table-cell office:value-type="float" office:value="44.048981" calcext:value-type="float">
            <text:p>44.048981</text:p>
          </table:table-cell>
        </table:table-row>
        <table:table-row table:style-name="ro1">
          <table:table-cell office:value-type="float" office:value="0.63067036327" calcext:value-type="float">
            <text:p>0.6306703633</text:p>
          </table:table-cell>
          <table:table-cell office:value-type="float" office:value="44.1530147169" calcext:value-type="float">
            <text:p>44.1530147169</text:p>
          </table:table-cell>
          <table:table-cell office:value-type="float" office:value="5.805824" calcext:value-type="float">
            <text:p>5.805824</text:p>
          </table:table-cell>
          <table:table-cell office:value-type="float" office:value="44.233078" calcext:value-type="float">
            <text:p>44.233078</text:p>
          </table:table-cell>
        </table:table-row>
        <table:table-row table:style-name="ro1">
          <table:table-cell office:value-type="float" office:value="0.704208164303" calcext:value-type="float">
            <text:p>0.7042081643</text:p>
          </table:table-cell>
          <table:table-cell office:value-type="float" office:value="44.6491397597" calcext:value-type="float">
            <text:p>44.6491397597</text:p>
          </table:table-cell>
          <table:table-cell office:value-type="float" office:value="6.044426" calcext:value-type="float">
            <text:p>6.044426</text:p>
          </table:table-cell>
          <table:table-cell office:value-type="float" office:value="44.410736" calcext:value-type="float">
            <text:p>44.410736</text:p>
          </table:table-cell>
        </table:table-row>
        <table:table-row table:style-name="ro1">
          <table:table-cell office:value-type="float" office:value="0.781481271418" calcext:value-type="float">
            <text:p>0.7814812714</text:p>
          </table:table-cell>
          <table:table-cell office:value-type="float" office:value="45.1212358642" calcext:value-type="float">
            <text:p>45.1212358642</text:p>
          </table:table-cell>
          <table:table-cell office:value-type="float" office:value="6.290119" calcext:value-type="float">
            <text:p>6.290119</text:p>
          </table:table-cell>
          <table:table-cell office:value-type="float" office:value="44.583809" calcext:value-type="float">
            <text:p>44.583809</text:p>
          </table:table-cell>
        </table:table-row>
        <table:table-row table:style-name="ro1">
          <table:table-cell office:value-type="float" office:value="0.864696262583" calcext:value-type="float">
            <text:p>0.8646962626</text:p>
          </table:table-cell>
          <table:table-cell office:value-type="float" office:value="45.5850247054" calcext:value-type="float">
            <text:p>45.5850247054</text:p>
          </table:table-cell>
          <table:table-cell office:value-type="float" office:value="6.535812" calcext:value-type="float">
            <text:p>6.535812</text:p>
          </table:table-cell>
          <table:table-cell office:value-type="float" office:value="44.756889" calcext:value-type="float">
            <text:p>44.756889</text:p>
          </table:table-cell>
        </table:table-row>
        <table:table-row table:style-name="ro1">
          <table:table-cell office:value-type="float" office:value="0.957035835055" calcext:value-type="float">
            <text:p>0.9570358351</text:p>
          </table:table-cell>
          <table:table-cell office:value-type="float" office:value="46.0549782715" calcext:value-type="float">
            <text:p>46.0549782715</text:p>
          </table:table-cell>
          <table:table-cell office:value-type="float" office:value="6.791271" calcext:value-type="float">
            <text:p>6.791271</text:p>
          </table:table-cell>
          <table:table-cell office:value-type="float" office:value="44.923317" calcext:value-type="float">
            <text:p>44.923317</text:p>
          </table:table-cell>
        </table:table-row>
        <table:table-row table:style-name="ro1">
          <table:table-cell office:value-type="float" office:value="1.05919049281" calcext:value-type="float">
            <text:p>1.0591904928</text:p>
          </table:table-cell>
          <table:table-cell office:value-type="float" office:value="46.5301735181" calcext:value-type="float">
            <text:p>46.5301735181</text:p>
          </table:table-cell>
          <table:table-cell office:value-type="float" office:value="7.04673" calcext:value-type="float">
            <text:p>7.04673</text:p>
          </table:table-cell>
          <table:table-cell office:value-type="float" office:value="45.089745" calcext:value-type="float">
            <text:p>45.089745</text:p>
          </table:table-cell>
        </table:table-row>
        <table:table-row table:style-name="ro1">
          <table:table-cell office:value-type="float" office:value="1.11126112283" calcext:value-type="float">
            <text:p>1.1112611228</text:p>
          </table:table-cell>
          <table:table-cell office:value-type="float" office:value="46.7571176074" calcext:value-type="float">
            <text:p>46.7571176074</text:p>
          </table:table-cell>
          <table:table-cell office:value-type="float" office:value="7.312878" calcext:value-type="float">
            <text:p>7.312878</text:p>
          </table:table-cell>
          <table:table-cell office:value-type="float" office:value="45.248436" calcext:value-type="float">
            <text:p>45.248436</text:p>
          </table:table-cell>
        </table:table-row>
        <table:table-row table:style-name="ro1">
          <table:table-cell office:value-type="float" office:value="1.22047062513" calcext:value-type="float">
            <text:p>1.2204706251</text:p>
          </table:table-cell>
          <table:table-cell office:value-type="float" office:value="47.2041546418" calcext:value-type="float">
            <text:p>47.2041546418</text:p>
          </table:table-cell>
          <table:table-cell office:value-type="float" office:value="7.579025" calcext:value-type="float">
            <text:p>7.579025</text:p>
          </table:table-cell>
          <table:table-cell office:value-type="float" office:value="45.407127" calcext:value-type="float">
            <text:p>45.407127</text:p>
          </table:table-cell>
        </table:table-row>
        <table:table-row table:style-name="ro1">
          <table:table-cell office:value-type="float" office:value="1.34350859518" calcext:value-type="float">
            <text:p>1.3435085952</text:p>
          </table:table-cell>
          <table:table-cell office:value-type="float" office:value="47.6693112324" calcext:value-type="float">
            <text:p>47.6693112324</text:p>
          </table:table-cell>
          <table:table-cell office:value-type="float" office:value="7.855812" calcext:value-type="float">
            <text:p>7.855812</text:p>
          </table:table-cell>
          <table:table-cell office:value-type="float" office:value="45.557587" calcext:value-type="float">
            <text:p>45.557587</text:p>
          </table:table-cell>
        </table:table-row>
        <table:table-row table:style-name="ro1">
          <table:table-cell office:value-type="float" office:value="1.45842610055" calcext:value-type="float">
            <text:p>1.4584261006</text:p>
          </table:table-cell>
          <table:table-cell office:value-type="float" office:value="48.0712843097" calcext:value-type="float">
            <text:p>48.0712843097</text:p>
          </table:table-cell>
          <table:table-cell office:value-type="float" office:value="8.138699" calcext:value-type="float">
            <text:p>8.138699</text:p>
          </table:table-cell>
          <table:table-cell office:value-type="float" office:value="45.703018" calcext:value-type="float">
            <text:p>45.703018</text:p>
          </table:table-cell>
        </table:table-row>
        <table:table-row table:style-name="ro1">
          <table:table-cell office:value-type="float" office:value="1.59971870713" calcext:value-type="float">
            <text:p>1.5997187071</text:p>
          </table:table-cell>
          <table:table-cell office:value-type="float" office:value="48.5301737328" calcext:value-type="float">
            <text:p>48.5301737328</text:p>
          </table:table-cell>
          <table:table-cell office:value-type="float" office:value="8.421585" calcext:value-type="float">
            <text:p>8.421585</text:p>
          </table:table-cell>
          <table:table-cell office:value-type="float" office:value="45.84845" calcext:value-type="float">
            <text:p>45.84845</text:p>
          </table:table-cell>
        </table:table-row>
        <table:table-row table:style-name="ro1">
          <table:table-cell office:value-type="float" office:value="1.73102088226" calcext:value-type="float">
            <text:p>1.7310208823</text:p>
          </table:table-cell>
          <table:table-cell office:value-type="float" office:value="48.9280066758" calcext:value-type="float">
            <text:p>48.9280066758</text:p>
          </table:table-cell>
          <table:table-cell office:value-type="float" office:value="8.713009" calcext:value-type="float">
            <text:p>8.713009</text:p>
          </table:table-cell>
          <table:table-cell office:value-type="float" office:value="45.986633" calcext:value-type="float">
            <text:p>45.986633</text:p>
          </table:table-cell>
        </table:table-row>
        <table:table-row table:style-name="ro1">
          <table:table-cell office:value-type="float" office:value="1.79628872206" calcext:value-type="float">
            <text:p>1.7962887221</text:p>
          </table:table-cell>
          <table:table-cell office:value-type="float" office:value="49.117752413" calcext:value-type="float">
            <text:p>49.117752413</text:p>
          </table:table-cell>
          <table:table-cell office:value-type="float" office:value="9.004433" calcext:value-type="float">
            <text:p>9.004433</text:p>
          </table:table-cell>
          <table:table-cell office:value-type="float" office:value="46.124817" calcext:value-type="float">
            <text:p>46.124817</text:p>
          </table:table-cell>
        </table:table-row>
        <table:table-row table:style-name="ro1">
          <table:table-cell office:value-type="float" office:value="1.94010170947" calcext:value-type="float">
            <text:p>1.9401017095</text:p>
          </table:table-cell>
          <table:table-cell office:value-type="float" office:value="49.5160746606" calcext:value-type="float">
            <text:p>49.5160746606</text:p>
          </table:table-cell>
          <table:table-cell office:value-type="float" office:value="9.30489" calcext:value-type="float">
            <text:p>9.30489</text:p>
          </table:table-cell>
          <table:table-cell office:value-type="float" office:value="46.255135" calcext:value-type="float">
            <text:p>46.255135</text:p>
          </table:table-cell>
        </table:table-row>
        <table:table-row table:style-name="ro1">
          <table:table-cell office:value-type="float" office:value="2.09584179896" calcext:value-type="float">
            <text:p>2.095841799</text:p>
          </table:table-cell>
          <table:table-cell office:value-type="float" office:value="49.9176657921" calcext:value-type="float">
            <text:p>49.9176657921</text:p>
          </table:table-cell>
          <table:table-cell office:value-type="float" office:value="9.605347" calcext:value-type="float">
            <text:p>9.605347</text:p>
          </table:table-cell>
          <table:table-cell office:value-type="float" office:value="46.38546" calcext:value-type="float">
            <text:p>46.38546</text:p>
          </table:table-cell>
        </table:table-row>
        <table:table-row table:style-name="ro1">
          <table:table-cell office:value-type="float" office:value="2.25287263181" calcext:value-type="float">
            <text:p>2.2528726318</text:p>
          </table:table-cell>
          <table:table-cell office:value-type="float" office:value="50.2984388392" calcext:value-type="float">
            <text:p>50.2984388392</text:p>
          </table:table-cell>
          <table:table-cell office:value-type="float" office:value="9.914577" calcext:value-type="float">
            <text:p>9.914577</text:p>
          </table:table-cell>
          <table:table-cell office:value-type="float" office:value="46.507942" calcext:value-type="float">
            <text:p>46.507942</text:p>
          </table:table-cell>
        </table:table-row>
        <table:table-row table:style-name="ro1">
          <table:table-cell office:value-type="float" office:value="2.41986898573" calcext:value-type="float">
            <text:p>2.4198689857</text:p>
          </table:table-cell>
          <table:table-cell office:value-type="float" office:value="50.6828696684" calcext:value-type="float">
            <text:p>50.6828696684</text:p>
          </table:table-cell>
          <table:table-cell office:value-type="float" office:value="10.229008" calcext:value-type="float">
            <text:p>10.229008</text:p>
          </table:table-cell>
          <table:table-cell office:value-type="float" office:value="46.625671" calcext:value-type="float">
            <text:p>46.625671</text:p>
          </table:table-cell>
        </table:table-row>
        <table:table-row table:style-name="ro1">
          <table:table-cell office:value-type="float" office:value="2.58283595996" calcext:value-type="float">
            <text:p>2.58283596</text:p>
          </table:table-cell>
          <table:table-cell office:value-type="float" office:value="51.0360479717" calcext:value-type="float">
            <text:p>51.0360479717</text:p>
          </table:table-cell>
          <table:table-cell office:value-type="float" office:value="10.543438" calcext:value-type="float">
            <text:p>10.543438</text:p>
          </table:table-cell>
          <table:table-cell office:value-type="float" office:value="46.743408" calcext:value-type="float">
            <text:p>46.743408</text:p>
          </table:table-cell>
        </table:table-row>
        <table:table-row table:style-name="ro1">
          <table:table-cell office:value-type="float" office:value="2.75716376089" calcext:value-type="float">
            <text:p>2.7571637609</text:p>
          </table:table-cell>
          <table:table-cell office:value-type="float" office:value="51.3924745727" calcext:value-type="float">
            <text:p>51.3924745727</text:p>
          </table:table-cell>
          <table:table-cell office:value-type="float" office:value="10.86491" calcext:value-type="float">
            <text:p>10.86491</text:p>
          </table:table-cell>
          <table:table-cell office:value-type="float" office:value="46.854591" calcext:value-type="float">
            <text:p>46.854591</text:p>
          </table:table-cell>
        </table:table-row>
        <table:table-row table:style-name="ro1">
          <table:table-cell office:value-type="float" office:value="2.94349855806" calcext:value-type="float">
            <text:p>2.9434985581</text:p>
          </table:table-cell>
          <table:table-cell office:value-type="float" office:value="51.7510620304" calcext:value-type="float">
            <text:p>51.7510620304</text:p>
          </table:table-cell>
          <table:table-cell office:value-type="float" office:value="11.186382" calcext:value-type="float">
            <text:p>11.186382</text:p>
          </table:table-cell>
          <table:table-cell office:value-type="float" office:value="46.965775" calcext:value-type="float">
            <text:p>46.965775</text:p>
          </table:table-cell>
        </table:table-row>
        <table:table-row table:style-name="ro1">
          <table:table-cell office:value-type="float" office:value="3.13086782933" calcext:value-type="float">
            <text:p>3.1308678293</text:p>
          </table:table-cell>
          <table:table-cell office:value-type="float" office:value="52.089793083" calcext:value-type="float">
            <text:p>52.089793083</text:p>
          </table:table-cell>
          <table:table-cell office:value-type="float" office:value="11.515366" calcext:value-type="float">
            <text:p>11.515366</text:p>
          </table:table-cell>
          <table:table-cell office:value-type="float" office:value="47.069832" calcext:value-type="float">
            <text:p>47.069832</text:p>
          </table:table-cell>
        </table:table-row>
        <table:table-row table:style-name="ro1">
          <table:table-cell office:value-type="float" office:value="3.22122428883" calcext:value-type="float">
            <text:p>3.2212242888</text:p>
          </table:table-cell>
          <table:table-cell office:value-type="float" office:value="52.2453450471" calcext:value-type="float">
            <text:p>52.2453450471</text:p>
          </table:table-cell>
          <table:table-cell office:value-type="float" office:value="11.844349" calcext:value-type="float">
            <text:p>11.844349</text:p>
          </table:table-cell>
          <table:table-cell office:value-type="float" office:value="47.173889" calcext:value-type="float">
            <text:p>47.173889</text:p>
          </table:table-cell>
        </table:table-row>
        <table:table-row table:style-name="ro1">
          <table:table-cell office:value-type="float" office:value="3.42496025481" calcext:value-type="float">
            <text:p>3.4249602548</text:p>
          </table:table-cell>
          <table:table-cell office:value-type="float" office:value="52.5807870113" calcext:value-type="float">
            <text:p>52.5807870113</text:p>
          </table:table-cell>
          <table:table-cell office:value-type="float" office:value="12.180771" calcext:value-type="float">
            <text:p>12.180771</text:p>
          </table:table-cell>
          <table:table-cell office:value-type="float" office:value="47.270714" calcext:value-type="float">
            <text:p>47.270714</text:p>
          </table:table-cell>
        </table:table-row>
        <table:table-row table:style-name="ro1">
          <table:table-cell office:value-type="float" office:value="3.62839605803" calcext:value-type="float">
            <text:p>3.628396058</text:p>
          </table:table-cell>
          <table:table-cell office:value-type="float" office:value="52.8977767806" calcext:value-type="float">
            <text:p>52.8977767806</text:p>
          </table:table-cell>
          <table:table-cell office:value-type="float" office:value="12.517197" calcext:value-type="float">
            <text:p>12.517197</text:p>
          </table:table-cell>
          <table:table-cell office:value-type="float" office:value="47.367546" calcext:value-type="float">
            <text:p>47.367546</text:p>
          </table:table-cell>
        </table:table-row>
        <table:table-row table:style-name="ro1">
          <table:table-cell office:value-type="float" office:value="3.8309771646" calcext:value-type="float">
            <text:p>3.8309771646</text:p>
          </table:table-cell>
          <table:table-cell office:value-type="float" office:value="53.1972071472" calcext:value-type="float">
            <text:p>53.1972071472</text:p>
          </table:table-cell>
          <table:table-cell office:value-type="float" office:value="12.86084" calcext:value-type="float">
            <text:p>12.86084</text:p>
          </table:table-cell>
          <table:table-cell office:value-type="float" office:value="47.457184" calcext:value-type="float">
            <text:p>47.457184</text:p>
          </table:table-cell>
        </table:table-row>
        <table:table-row table:style-name="ro1">
          <table:table-cell office:value-type="float" office:value="4.05271328553" calcext:value-type="float">
            <text:p>4.0527132855</text:p>
          </table:table-cell>
          <table:table-cell office:value-type="float" office:value="53.5073837519" calcext:value-type="float">
            <text:p>53.5073837519</text:p>
          </table:table-cell>
          <table:table-cell office:value-type="float" office:value="13.209007" calcext:value-type="float">
            <text:p>13.209007</text:p>
          </table:table-cell>
          <table:table-cell office:value-type="float" office:value="47.542175" calcext:value-type="float">
            <text:p>47.542175</text:p>
          </table:table-cell>
        </table:table-row>
        <table:table-row table:style-name="ro1">
          <table:table-cell office:value-type="float" office:value="4.27420922015" calcext:value-type="float">
            <text:p>4.2742092202</text:p>
          </table:table-cell>
          <table:table-cell office:value-type="float" office:value="53.7995170889" calcext:value-type="float">
            <text:p>53.7995170889</text:p>
          </table:table-cell>
          <table:table-cell office:value-type="float" office:value="13.557178" calcext:value-type="float">
            <text:p>13.557178</text:p>
          </table:table-cell>
          <table:table-cell office:value-type="float" office:value="47.627167" calcext:value-type="float">
            <text:p>47.627167</text:p>
          </table:table-cell>
        </table:table-row>
        <table:table-row table:style-name="ro1">
          <table:table-cell office:value-type="float" office:value="4.5092778969" calcext:value-type="float">
            <text:p>4.5092778969</text:p>
          </table:table-cell>
          <table:table-cell office:value-type="float" office:value="54.0915757409" calcext:value-type="float">
            <text:p>54.0915757409</text:p>
          </table:table-cell>
          <table:table-cell office:value-type="float" office:value="13.911289" calcext:value-type="float">
            <text:p>13.911289</text:p>
          </table:table-cell>
          <table:table-cell office:value-type="float" office:value="47.705933" calcext:value-type="float">
            <text:p>47.705933</text:p>
          </table:table-cell>
        </table:table-row>
        <table:table-row table:style-name="ro1">
          <table:table-cell office:value-type="float" office:value="4.61864290899" calcext:value-type="float">
            <text:p>4.618642909</text:p>
          </table:table-cell>
          <table:table-cell office:value-type="float" office:value="54.2211550797" calcext:value-type="float">
            <text:p>54.2211550797</text:p>
          </table:table-cell>
          <table:table-cell office:value-type="float" office:value="14.2654" calcext:value-type="float">
            <text:p>14.2654</text:p>
          </table:table-cell>
          <table:table-cell office:value-type="float" office:value="47.784691" calcext:value-type="float">
            <text:p>47.784691</text:p>
          </table:table-cell>
        </table:table-row>
        <table:table-row table:style-name="ro1">
          <table:table-cell office:value-type="float" office:value="4.86393212135" calcext:value-type="float">
            <text:p>4.8639321214</text:p>
          </table:table-cell>
          <table:table-cell office:value-type="float" office:value="54.4996357059" calcext:value-type="float">
            <text:p>54.4996357059</text:p>
          </table:table-cell>
          <table:table-cell office:value-type="float" office:value="14.625881" calcext:value-type="float">
            <text:p>14.625881</text:p>
          </table:table-cell>
          <table:table-cell office:value-type="float" office:value="47.85659" calcext:value-type="float">
            <text:p>47.85659</text:p>
          </table:table-cell>
        </table:table-row>
        <table:table-row table:style-name="ro1">
          <table:table-cell office:value-type="float" office:value="5.10862111281" calcext:value-type="float">
            <text:p>5.1086211128</text:p>
          </table:table-cell>
          <table:table-cell office:value-type="float" office:value="54.7617234201" calcext:value-type="float">
            <text:p>54.7617234201</text:p>
          </table:table-cell>
          <table:table-cell office:value-type="float" office:value="14.986362" calcext:value-type="float">
            <text:p>14.986362</text:p>
          </table:table-cell>
          <table:table-cell office:value-type="float" office:value="47.928497" calcext:value-type="float">
            <text:p>47.928497</text:p>
          </table:table-cell>
        </table:table-row>
        <table:table-row table:style-name="ro1">
          <table:table-cell office:value-type="float" office:value="5.35990283818" calcext:value-type="float">
            <text:p>5.3599028382</text:p>
          </table:table-cell>
          <table:table-cell office:value-type="float" office:value="55.0171288422" calcext:value-type="float">
            <text:p>55.0171288422</text:p>
          </table:table-cell>
          <table:table-cell office:value-type="float" office:value="15.353245" calcext:value-type="float">
            <text:p>15.353245</text:p>
          </table:table-cell>
          <table:table-cell office:value-type="float" office:value="47.993279" calcext:value-type="float">
            <text:p>47.993279</text:p>
          </table:table-cell>
        </table:table-row>
        <table:table-row table:style-name="ro1">
          <table:table-cell office:value-type="float" office:value="5.61779523301" calcext:value-type="float">
            <text:p>5.617795233</text:p>
          </table:table-cell>
          <table:table-cell office:value-type="float" office:value="55.2666078045" calcext:value-type="float">
            <text:p>55.2666078045</text:p>
          </table:table-cell>
          <table:table-cell office:value-type="float" office:value="15.720131" calcext:value-type="float">
            <text:p>15.720131</text:p>
          </table:table-cell>
          <table:table-cell office:value-type="float" office:value="48.058067" calcext:value-type="float">
            <text:p>48.058067</text:p>
          </table:table-cell>
        </table:table-row>
        <table:table-row table:style-name="ro1">
          <table:table-cell office:value-type="float" office:value="5.89104990498" calcext:value-type="float">
            <text:p>5.891049905</text:p>
          </table:table-cell>
          <table:table-cell office:value-type="float" office:value="55.5180714518" calcext:value-type="float">
            <text:p>55.5180714518</text:p>
          </table:table-cell>
          <table:table-cell office:value-type="float" office:value="16.093307" calcext:value-type="float">
            <text:p>16.093307</text:p>
          </table:table-cell>
          <table:table-cell office:value-type="float" office:value="48.115601" calcext:value-type="float">
            <text:p>48.115601</text:p>
          </table:table-cell>
        </table:table-row>
        <table:table-row table:style-name="ro1">
          <table:table-cell office:value-type="float" office:value="6.17282455576" calcext:value-type="float">
            <text:p>6.1728245558</text:p>
          </table:table-cell>
          <table:table-cell office:value-type="float" office:value="55.7638305605" calcext:value-type="float">
            <text:p>55.7638305605</text:p>
          </table:table-cell>
          <table:table-cell office:value-type="float" office:value="16.466488" calcext:value-type="float">
            <text:p>16.466488</text:p>
          </table:table-cell>
          <table:table-cell office:value-type="float" office:value="48.173126" calcext:value-type="float">
            <text:p>48.173126</text:p>
          </table:table-cell>
        </table:table-row>
        <table:table-row table:style-name="ro1">
          <table:table-cell office:value-type="float" office:value="6.45415820921" calcext:value-type="float">
            <text:p>6.4541582092</text:p>
          </table:table-cell>
          <table:table-cell office:value-type="float" office:value="55.9972108868" calcext:value-type="float">
            <text:p>55.9972108868</text:p>
          </table:table-cell>
          <table:table-cell office:value-type="float" office:value="16.845806" calcext:value-type="float">
            <text:p>16.845806</text:p>
          </table:table-cell>
          <table:table-cell office:value-type="float" office:value="48.223297" calcext:value-type="float">
            <text:p>48.223297</text:p>
          </table:table-cell>
        </table:table-row>
        <table:table-row table:style-name="ro1">
          <table:table-cell office:value-type="float" office:value="6.58870910815" calcext:value-type="float">
            <text:p>6.5887091082</text:p>
          </table:table-cell>
          <table:table-cell office:value-type="float" office:value="56.1048707264" calcext:value-type="float">
            <text:p>56.1048707264</text:p>
          </table:table-cell>
          <table:table-cell office:value-type="float" office:value="17.225128" calcext:value-type="float">
            <text:p>17.225128</text:p>
          </table:table-cell>
          <table:table-cell office:value-type="float" office:value="48.27346" calcext:value-type="float">
            <text:p>48.27346</text:p>
          </table:table-cell>
        </table:table-row>
        <table:table-row table:style-name="ro1">
          <table:table-cell office:value-type="float" office:value="6.87202534259" calcext:value-type="float">
            <text:p>6.8720253426</text:p>
          </table:table-cell>
          <table:table-cell office:value-type="float" office:value="56.3239625842" calcext:value-type="float">
            <text:p>56.3239625842</text:p>
          </table:table-cell>
          <table:table-cell office:value-type="float" office:value="17.610432" calcext:value-type="float">
            <text:p>17.610432</text:p>
          </table:table-cell>
          <table:table-cell office:value-type="float" office:value="48.316124" calcext:value-type="float">
            <text:p>48.316124</text:p>
          </table:table-cell>
        </table:table-row>
        <table:table-row table:style-name="ro1">
          <table:table-cell office:value-type="float" office:value="7.18157818462" calcext:value-type="float">
            <text:p>7.1815781846</text:p>
          </table:table-cell>
          <table:table-cell office:value-type="float" office:value="56.5522987079" calcext:value-type="float">
            <text:p>56.5522987079</text:p>
          </table:table-cell>
          <table:table-cell office:value-type="float" office:value="17.999474" calcext:value-type="float">
            <text:p>17.999474</text:p>
          </table:table-cell>
          <table:table-cell office:value-type="float" office:value="48.353874" calcext:value-type="float">
            <text:p>48.353874</text:p>
          </table:table-cell>
        </table:table-row>
        <table:table-row table:style-name="ro1">
          <table:table-cell office:value-type="float" office:value="7.48951112596" calcext:value-type="float">
            <text:p>7.489511126</text:p>
          </table:table-cell>
          <table:table-cell office:value-type="float" office:value="56.7688441241" calcext:value-type="float">
            <text:p>56.7688441241</text:p>
          </table:table-cell>
          <table:table-cell office:value-type="float" office:value="18.388515" calcext:value-type="float">
            <text:p>18.388515</text:p>
          </table:table-cell>
          <table:table-cell office:value-type="float" office:value="48.391624" calcext:value-type="float">
            <text:p>48.391624</text:p>
          </table:table-cell>
        </table:table-row>
        <table:table-row table:style-name="ro1">
          <table:table-cell office:value-type="float" office:value="7.80513568078" calcext:value-type="float">
            <text:p>7.8051356808</text:p>
          </table:table-cell>
          <table:table-cell office:value-type="float" office:value="56.9804914098" calcext:value-type="float">
            <text:p>56.9804914098</text:p>
          </table:table-cell>
          <table:table-cell office:value-type="float" office:value="18.782528" calcext:value-type="float">
            <text:p>18.782528</text:p>
          </table:table-cell>
          <table:table-cell office:value-type="float" office:value="48.4226" calcext:value-type="float">
            <text:p>48.4226</text:p>
          </table:table-cell>
        </table:table-row>
        <table:table-row table:style-name="ro1">
          <table:table-cell office:value-type="float" office:value="8.12848044886" calcext:value-type="float">
            <text:p>8.1284804489</text:p>
          </table:table-cell>
          <table:table-cell office:value-type="float" office:value="57.1870664368" calcext:value-type="float">
            <text:p>57.1870664368</text:p>
          </table:table-cell>
          <table:table-cell office:value-type="float" office:value="19.17654" calcext:value-type="float">
            <text:p>19.17654</text:p>
          </table:table-cell>
          <table:table-cell office:value-type="float" office:value="48.453575" calcext:value-type="float">
            <text:p>48.453575</text:p>
          </table:table-cell>
        </table:table-row>
        <table:table-row table:style-name="ro1">
          <table:table-cell office:value-type="float" office:value="8.46993915167" calcext:value-type="float">
            <text:p>8.4699391517</text:p>
          </table:table-cell>
          <table:table-cell office:value-type="float" office:value="57.3946761894" calcext:value-type="float">
            <text:p>57.3946761894</text:p>
          </table:table-cell>
          <table:table-cell office:value-type="float" office:value="19.575901" calcext:value-type="float">
            <text:p>19.575901</text:p>
          </table:table-cell>
          <table:table-cell office:value-type="float" office:value="48.476921" calcext:value-type="float">
            <text:p>48.476921</text:p>
          </table:table-cell>
        </table:table-row>
        <table:table-row table:style-name="ro1">
          <table:table-cell office:value-type="float" office:value="8.6385149017" calcext:value-type="float">
            <text:p>8.6385149017</text:p>
          </table:table-cell>
          <table:table-cell office:value-type="float" office:value="57.4940404842" calcext:value-type="float">
            <text:p>57.4940404842</text:p>
          </table:table-cell>
          <table:table-cell office:value-type="float" office:value="19.975262" calcext:value-type="float">
            <text:p>19.975262</text:p>
          </table:table-cell>
          <table:table-cell office:value-type="float" office:value="48.500259" calcext:value-type="float">
            <text:p>48.500259</text:p>
          </table:table-cell>
        </table:table-row>
        <table:table-row table:style-name="ro1">
          <table:table-cell office:value-type="float" office:value="8.96931179584" calcext:value-type="float">
            <text:p>8.9693117958</text:p>
          </table:table-cell>
          <table:table-cell office:value-type="float" office:value="57.6850602279" calcext:value-type="float">
            <text:p>57.6850602279</text:p>
          </table:table-cell>
          <table:table-cell office:value-type="float" office:value="20.379993" calcext:value-type="float">
            <text:p>20.379993</text:p>
          </table:table-cell>
          <table:table-cell office:value-type="float" office:value="48.515518" calcext:value-type="float">
            <text:p>48.515518</text:p>
          </table:table-cell>
        </table:table-row>
        <table:table-row table:style-name="ro1">
          <table:table-cell office:value-type="float" office:value="9.31701551644" calcext:value-type="float">
            <text:p>9.3170155164</text:p>
          </table:table-cell>
          <table:table-cell office:value-type="float" office:value="57.8790422594" calcext:value-type="float">
            <text:p>57.8790422594</text:p>
          </table:table-cell>
          <table:table-cell office:value-type="float" office:value="20.784729" calcext:value-type="float">
            <text:p>20.784729</text:p>
          </table:table-cell>
          <table:table-cell office:value-type="float" office:value="48.530777" calcext:value-type="float">
            <text:p>48.530777</text:p>
          </table:table-cell>
        </table:table-row>
        <table:table-row table:style-name="ro1">
          <table:table-cell office:value-type="float" office:value="9.67208949307" calcext:value-type="float">
            <text:p>9.6720894931</text:p>
          </table:table-cell>
          <table:table-cell office:value-type="float" office:value="58.0674101517" calcext:value-type="float">
            <text:p>58.0674101517</text:p>
          </table:table-cell>
          <table:table-cell office:value-type="float" office:value="21.194725" calcext:value-type="float">
            <text:p>21.194725</text:p>
          </table:table-cell>
          <table:table-cell office:value-type="float" office:value="48.537605" calcext:value-type="float">
            <text:p>48.537605</text:p>
          </table:table-cell>
        </table:table-row>
        <table:table-row table:style-name="ro1">
          <table:table-cell office:value-type="float" office:value="10.0461598791" calcext:value-type="float">
            <text:p>10.0461598791</text:p>
          </table:table-cell>
          <table:table-cell office:value-type="float" office:value="58.2544962301" calcext:value-type="float">
            <text:p>58.2544962301</text:p>
          </table:table-cell>
          <table:table-cell office:value-type="float" office:value="21.604721" calcext:value-type="float">
            <text:p>21.604721</text:p>
          </table:table-cell>
          <table:table-cell office:value-type="float" office:value="48.544426" calcext:value-type="float">
            <text:p>48.544426</text:p>
          </table:table-cell>
        </table:table-row>
        <table:table-row table:style-name="ro1">
          <table:table-cell office:value-type="float" office:value="10.4044053952" calcext:value-type="float">
            <text:p>10.4044053952</text:p>
          </table:table-cell>
          <table:table-cell office:value-type="float" office:value="58.4236048786" calcext:value-type="float">
            <text:p>58.4236048786</text:p>
          </table:table-cell>
          <table:table-cell office:value-type="float" office:value="22.019821" calcext:value-type="float">
            <text:p>22.019821</text:p>
          </table:table-cell>
          <table:table-cell office:value-type="float" office:value="48.542503" calcext:value-type="float">
            <text:p>48.542503</text:p>
          </table:table-cell>
        </table:table-row>
        <table:table-row table:style-name="ro1">
          <table:table-cell office:value-type="float" office:value="10.7922053942" calcext:value-type="float">
            <text:p>10.7922053942</text:p>
          </table:table-cell>
          <table:table-cell office:value-type="float" office:value="58.5957457321" calcext:value-type="float">
            <text:p>58.5957457321</text:p>
          </table:table-cell>
          <table:table-cell office:value-type="float" office:value="22.437977" calcext:value-type="float">
            <text:p>22.437977</text:p>
          </table:table-cell>
          <table:table-cell office:value-type="float" office:value="48.53492" calcext:value-type="float">
            <text:p>48.53492</text:p>
          </table:table-cell>
        </table:table-row>
        <table:table-row table:style-name="ro1">
          <table:table-cell office:value-type="float" office:value="11.1746086406" calcext:value-type="float">
            <text:p>11.1746086406</text:p>
          </table:table-cell>
          <table:table-cell office:value-type="float" office:value="58.7550830644" calcext:value-type="float">
            <text:p>58.7550830644</text:p>
          </table:table-cell>
          <table:table-cell office:value-type="float" office:value="22.856136" calcext:value-type="float">
            <text:p>22.856136</text:p>
          </table:table-cell>
          <table:table-cell office:value-type="float" office:value="48.527336" calcext:value-type="float">
            <text:p>48.527336</text:p>
          </table:table-cell>
        </table:table-row>
        <table:table-row table:style-name="ro1">
          <table:table-cell office:value-type="float" office:value="11.3681218445" calcext:value-type="float">
            <text:p>11.3681218445</text:p>
          </table:table-cell>
          <table:table-cell office:value-type="float" office:value="58.8312170589" calcext:value-type="float">
            <text:p>58.8312170589</text:p>
          </table:table-cell>
          <table:table-cell office:value-type="float" office:value="23.278431" calcext:value-type="float">
            <text:p>23.278431</text:p>
          </table:table-cell>
          <table:table-cell office:value-type="float" office:value="48.511658" calcext:value-type="float">
            <text:p>48.511658</text:p>
          </table:table-cell>
        </table:table-row>
        <table:table-row table:style-name="ro1">
          <table:table-cell office:value-type="float" office:value="11.7741393922" calcext:value-type="float">
            <text:p>11.7741393922</text:p>
          </table:table-cell>
          <table:table-cell office:value-type="float" office:value="58.9794429308" calcext:value-type="float">
            <text:p>58.9794429308</text:p>
          </table:table-cell>
          <table:table-cell office:value-type="float" office:value="23.700729" calcext:value-type="float">
            <text:p>23.700729</text:p>
          </table:table-cell>
          <table:table-cell office:value-type="float" office:value="48.495979" calcext:value-type="float">
            <text:p>48.495979</text:p>
          </table:table-cell>
        </table:table-row>
        <table:table-row table:style-name="ro1">
          <table:table-cell office:value-type="float" office:value="12.1753323291" calcext:value-type="float">
            <text:p>12.1753323291</text:p>
          </table:table-cell>
          <table:table-cell office:value-type="float" office:value="59.1130769519" calcext:value-type="float">
            <text:p>59.1130769519</text:p>
          </table:table-cell>
          <table:table-cell office:value-type="float" office:value="24.127438" calcext:value-type="float">
            <text:p>24.127438</text:p>
          </table:table-cell>
          <table:table-cell office:value-type="float" office:value="48.470993" calcext:value-type="float">
            <text:p>48.470993</text:p>
          </table:table-cell>
        </table:table-row>
        <table:table-row table:style-name="ro1">
          <table:table-cell office:value-type="float" office:value="12.5831199021" calcext:value-type="float">
            <text:p>12.5831199021</text:p>
          </table:table-cell>
          <table:table-cell office:value-type="float" office:value="59.2383303776" calcext:value-type="float">
            <text:p>59.2383303776</text:p>
          </table:table-cell>
          <table:table-cell office:value-type="float" office:value="24.55415" calcext:value-type="float">
            <text:p>24.55415</text:p>
          </table:table-cell>
          <table:table-cell office:value-type="float" office:value="48.446014" calcext:value-type="float">
            <text:p>48.446014</text:p>
          </table:table-cell>
        </table:table-row>
        <table:table-row table:style-name="ro1">
          <table:table-cell office:value-type="float" office:value="12.9966717745" calcext:value-type="float">
            <text:p>12.9966717745</text:p>
          </table:table-cell>
          <table:table-cell office:value-type="float" office:value="59.357211416" calcext:value-type="float">
            <text:p>59.357211416</text:p>
          </table:table-cell>
          <table:table-cell office:value-type="float" office:value="24.985218" calcext:value-type="float">
            <text:p>24.985218</text:p>
          </table:table-cell>
          <table:table-cell office:value-type="float" office:value="48.411003" calcext:value-type="float">
            <text:p>48.411003</text:p>
          </table:table-cell>
        </table:table-row>
        <table:table-row table:style-name="ro1">
          <table:table-cell office:value-type="float" office:value="13.4156942411" calcext:value-type="float">
            <text:p>13.4156942411</text:p>
          </table:table-cell>
          <table:table-cell office:value-type="float" office:value="59.4701927793" calcext:value-type="float">
            <text:p>59.4701927793</text:p>
          </table:table-cell>
          <table:table-cell office:value-type="float" office:value="25.418854" calcext:value-type="float">
            <text:p>25.418854</text:p>
          </table:table-cell>
          <table:table-cell office:value-type="float" office:value="48.3694" calcext:value-type="float">
            <text:p>48.3694</text:p>
          </table:table-cell>
        </table:table-row>
        <table:table-row table:style-name="ro1">
          <table:table-cell office:value-type="float" office:value="13.8538174703" calcext:value-type="float">
            <text:p>13.8538174703</text:p>
          </table:table-cell>
          <table:table-cell office:value-type="float" office:value="59.579615675" calcext:value-type="float">
            <text:p>59.579615675</text:p>
          </table:table-cell>
          <table:table-cell office:value-type="float" office:value="25.852489" calcext:value-type="float">
            <text:p>25.852489</text:p>
          </table:table-cell>
          <table:table-cell office:value-type="float" office:value="48.327797" calcext:value-type="float">
            <text:p>48.327797</text:p>
          </table:table-cell>
        </table:table-row>
        <table:table-row table:style-name="ro1">
          <table:table-cell office:value-type="float" office:value="14.0554747906" calcext:value-type="float">
            <text:p>14.0554747906</text:p>
          </table:table-cell>
          <table:table-cell office:value-type="float" office:value="59.6267956643" calcext:value-type="float">
            <text:p>59.6267956643</text:p>
          </table:table-cell>
          <table:table-cell office:value-type="float" office:value="26.289486" calcext:value-type="float">
            <text:p>26.289486</text:p>
          </table:table-cell>
          <table:table-cell office:value-type="float" office:value="48.276817" calcext:value-type="float">
            <text:p>48.276817</text:p>
          </table:table-cell>
        </table:table-row>
        <table:table-row table:style-name="ro1">
          <table:table-cell office:value-type="float" office:value="14.5045270008" calcext:value-type="float">
            <text:p>14.5045270008</text:p>
          </table:table-cell>
          <table:table-cell office:value-type="float" office:value="59.7262115289" calcext:value-type="float">
            <text:p>59.7262115289</text:p>
          </table:table-cell>
          <table:table-cell office:value-type="float" office:value="26.726486" calcext:value-type="float">
            <text:p>26.726486</text:p>
          </table:table-cell>
          <table:table-cell office:value-type="float" office:value="48.225838" calcext:value-type="float">
            <text:p>48.225838</text:p>
          </table:table-cell>
        </table:table-row>
        <table:table-row table:style-name="ro1">
          <table:table-cell office:value-type="float" office:value="14.9463981652" calcext:value-type="float">
            <text:p>14.9463981652</text:p>
          </table:table-cell>
          <table:table-cell office:value-type="float" office:value="59.8173621444" calcext:value-type="float">
            <text:p>59.8173621444</text:p>
          </table:table-cell>
          <table:table-cell office:value-type="float" office:value="27.167004" calcext:value-type="float">
            <text:p>27.167004</text:p>
          </table:table-cell>
          <table:table-cell office:value-type="float" office:value="48.163918" calcext:value-type="float">
            <text:p>48.163918</text:p>
          </table:table-cell>
        </table:table-row>
        <table:table-row table:style-name="ro1">
          <table:table-cell office:value-type="float" office:value="15.3943340806" calcext:value-type="float">
            <text:p>15.3943340806</text:p>
          </table:table-cell>
          <table:table-cell office:value-type="float" office:value="59.9077373185" calcext:value-type="float">
            <text:p>59.9077373185</text:p>
          </table:table-cell>
          <table:table-cell office:value-type="float" office:value="27.607525" calcext:value-type="float">
            <text:p>27.607525</text:p>
          </table:table-cell>
          <table:table-cell office:value-type="float" office:value="48.101997" calcext:value-type="float">
            <text:p>48.101997</text:p>
          </table:table-cell>
        </table:table-row>
        <table:table-row table:style-name="ro1">
          <table:table-cell office:value-type="float" office:value="15.8618689953" calcext:value-type="float">
            <text:p>15.8618689953</text:p>
          </table:table-cell>
          <table:table-cell office:value-type="float" office:value="59.996003852" calcext:value-type="float">
            <text:p>59.996003852</text:p>
          </table:table-cell>
          <table:table-cell office:value-type="float" office:value="28.051369" calcext:value-type="float">
            <text:p>28.051369</text:p>
          </table:table-cell>
          <table:table-cell office:value-type="float" office:value="48.028091" calcext:value-type="float">
            <text:p>48.028091</text:p>
          </table:table-cell>
        </table:table-row>
        <table:table-row table:style-name="ro1">
          <table:table-cell office:value-type="float" office:value="16.3209820811" calcext:value-type="float">
            <text:p>16.3209820811</text:p>
          </table:table-cell>
          <table:table-cell office:value-type="float" office:value="60.0734780835" calcext:value-type="float">
            <text:p>60.0734780835</text:p>
          </table:table-cell>
          <table:table-cell office:value-type="float" office:value="28.495541" calcext:value-type="float">
            <text:p>28.495541</text:p>
          </table:table-cell>
          <table:table-cell office:value-type="float" office:value="47.947006" calcext:value-type="float">
            <text:p>47.947006</text:p>
          </table:table-cell>
        </table:table-row>
        <table:table-row table:style-name="ro1">
          <table:table-cell office:value-type="float" office:value="16.7853429077" calcext:value-type="float">
            <text:p>16.7853429077</text:p>
          </table:table-cell>
          <table:table-cell office:value-type="float" office:value="60.1427821521" calcext:value-type="float">
            <text:p>60.1427821521</text:p>
          </table:table-cell>
          <table:table-cell office:value-type="float" office:value="28.939709" calcext:value-type="float">
            <text:p>28.939709</text:p>
          </table:table-cell>
          <table:table-cell office:value-type="float" office:value="47.865921" calcext:value-type="float">
            <text:p>47.865921</text:p>
          </table:table-cell>
        </table:table-row>
        <table:table-row table:style-name="ro1">
          <table:table-cell office:value-type="float" office:value="17.0194501677" calcext:value-type="float">
            <text:p>17.0194501677</text:p>
          </table:table-cell>
          <table:table-cell office:value-type="float" office:value="60.1744284546" calcext:value-type="float">
            <text:p>60.1744284546</text:p>
          </table:table-cell>
          <table:table-cell office:value-type="float" office:value="29.377338" calcext:value-type="float">
            <text:p>29.377338</text:p>
          </table:table-cell>
          <table:table-cell office:value-type="float" office:value="47.775398" calcext:value-type="float">
            <text:p>47.775398</text:p>
          </table:table-cell>
        </table:table-row>
        <table:table-row table:style-name="ro1">
          <table:table-cell office:value-type="float" office:value="17.5060412155" calcext:value-type="float">
            <text:p>17.5060412155</text:p>
          </table:table-cell>
          <table:table-cell office:value-type="float" office:value="60.2330860307" calcext:value-type="float">
            <text:p>60.2330860307</text:p>
          </table:table-cell>
          <table:table-cell office:value-type="float" office:value="29.81496" calcext:value-type="float">
            <text:p>29.81496</text:p>
          </table:table-cell>
          <table:table-cell office:value-type="float" office:value="47.684875" calcext:value-type="float">
            <text:p>47.684875</text:p>
          </table:table-cell>
        </table:table-row>
        <table:table-row table:style-name="ro1">
          <table:table-cell office:value-type="float" office:value="17.9677425443" calcext:value-type="float">
            <text:p>17.9677425443</text:p>
          </table:table-cell>
          <table:table-cell office:value-type="float" office:value="60.2805280983" calcext:value-type="float">
            <text:p>60.2805280983</text:p>
          </table:table-cell>
          <table:table-cell office:value-type="float" office:value="30.242832" calcext:value-type="float">
            <text:p>30.242832</text:p>
          </table:table-cell>
          <table:table-cell office:value-type="float" office:value="47.584274" calcext:value-type="float">
            <text:p>47.584274</text:p>
          </table:table-cell>
        </table:table-row>
        <table:table-row table:style-name="ro1">
          <table:table-cell office:value-type="float" office:value="18.464368533" calcext:value-type="float">
            <text:p>18.464368533</text:p>
          </table:table-cell>
          <table:table-cell office:value-type="float" office:value="60.3236646201" calcext:value-type="float">
            <text:p>60.3236646201</text:p>
          </table:table-cell>
          <table:table-cell office:value-type="float" office:value="30.66404" calcext:value-type="float">
            <text:p>30.66404</text:p>
          </table:table-cell>
          <table:table-cell office:value-type="float" office:value="47.477737" calcext:value-type="float">
            <text:p>47.477737</text:p>
          </table:table-cell>
        </table:table-row>
        <table:table-row table:style-name="ro1">
          <table:table-cell office:value-type="float" office:value="18.9511301199" calcext:value-type="float">
            <text:p>18.9511301199</text:p>
          </table:table-cell>
          <table:table-cell office:value-type="float" office:value="60.3588189907" calcext:value-type="float">
            <text:p>60.3588189907</text:p>
          </table:table-cell>
          <table:table-cell office:value-type="float" office:value="31.085243" calcext:value-type="float">
            <text:p>31.085243</text:p>
          </table:table-cell>
          <table:table-cell office:value-type="float" office:value="47.371201" calcext:value-type="float">
            <text:p>47.371201</text:p>
          </table:table-cell>
        </table:table-row>
        <table:table-row table:style-name="ro1">
          <table:table-cell office:value-type="float" office:value="19.44291645" calcext:value-type="float">
            <text:p>19.44291645</text:p>
          </table:table-cell>
          <table:table-cell office:value-type="float" office:value="60.3875147151" calcext:value-type="float">
            <text:p>60.3875147151</text:p>
          </table:table-cell>
          <table:table-cell office:value-type="float" office:value="31.496754" calcext:value-type="float">
            <text:p>31.496754</text:p>
          </table:table-cell>
          <table:table-cell office:value-type="float" office:value="47.256378" calcext:value-type="float">
            <text:p>47.256378</text:p>
          </table:table-cell>
        </table:table-row>
        <table:table-row table:style-name="ro1">
          <table:table-cell office:value-type="float" office:value="19.9552677283" calcext:value-type="float">
            <text:p>19.9552677283</text:p>
          </table:table-cell>
          <table:table-cell office:value-type="float" office:value="60.4101903032" calcext:value-type="float">
            <text:p>60.4101903032</text:p>
          </table:table-cell>
          <table:table-cell office:value-type="float" office:value="31.90826" calcext:value-type="float">
            <text:p>31.90826</text:p>
          </table:table-cell>
          <table:table-cell office:value-type="float" office:value="47.141556" calcext:value-type="float">
            <text:p>47.141556</text:p>
          </table:table-cell>
        </table:table-row>
        <table:table-row table:style-name="ro1">
          <table:table-cell office:value-type="float" office:value="20.4568842754" calcext:value-type="float">
            <text:p>20.4568842754</text:p>
          </table:table-cell>
          <table:table-cell office:value-type="float" office:value="60.4251841679" calcext:value-type="float">
            <text:p>60.4251841679</text:p>
          </table:table-cell>
          <table:table-cell office:value-type="float" office:value="32.30867" calcext:value-type="float">
            <text:p>32.30867</text:p>
          </table:table-cell>
          <table:table-cell office:value-type="float" office:value="47.017807" calcext:value-type="float">
            <text:p>47.017807</text:p>
          </table:table-cell>
        </table:table-row>
        <table:table-row table:style-name="ro1">
          <table:table-cell office:value-type="float" office:value="20.7093739109" calcext:value-type="float">
            <text:p>20.7093739109</text:p>
          </table:table-cell>
          <table:table-cell office:value-type="float" office:value="60.430086635" calcext:value-type="float">
            <text:p>60.430086635</text:p>
          </table:table-cell>
          <table:table-cell office:value-type="float" office:value="32.70908" calcext:value-type="float">
            <text:p>32.70908</text:p>
          </table:table-cell>
          <table:table-cell office:value-type="float" office:value="46.894058" calcext:value-type="float">
            <text:p>46.894058</text:p>
          </table:table-cell>
        </table:table-row>
        <table:table-row table:style-name="ro1">
          <table:table-cell office:value-type="float" office:value="21.2176395103" calcext:value-type="float">
            <text:p>21.2176395103</text:p>
          </table:table-cell>
          <table:table-cell office:value-type="float" office:value="60.4347702591" calcext:value-type="float">
            <text:p>60.4347702591</text:p>
          </table:table-cell>
          <table:table-cell office:value-type="float" office:value="33.097862" calcext:value-type="float">
            <text:p>33.097862</text:p>
          </table:table-cell>
          <table:table-cell office:value-type="float" office:value="46.761497" calcext:value-type="float">
            <text:p>46.761497</text:p>
          </table:table-cell>
        </table:table-row>
        <table:table-row table:style-name="ro1">
          <table:table-cell office:value-type="float" office:value="21.7301413685" calcext:value-type="float">
            <text:p>21.7301413685</text:p>
          </table:table-cell>
          <table:table-cell office:value-type="float" office:value="60.4327394127" calcext:value-type="float">
            <text:p>60.4327394127</text:p>
          </table:table-cell>
          <table:table-cell office:value-type="float" office:value="33.479191" calcext:value-type="float">
            <text:p>33.479191</text:p>
          </table:table-cell>
          <table:table-cell office:value-type="float" office:value="46.623589" calcext:value-type="float">
            <text:p>46.623589</text:p>
          </table:table-cell>
        </table:table-row>
        <table:table-row table:style-name="ro1">
          <table:table-cell office:value-type="float" office:value="22.2468362604" calcext:value-type="float">
            <text:p>22.2468362604</text:p>
          </table:table-cell>
          <table:table-cell office:value-type="float" office:value="60.4240818159" calcext:value-type="float">
            <text:p>60.4240818159</text:p>
          </table:table-cell>
          <table:table-cell office:value-type="float" office:value="33.860516" calcext:value-type="float">
            <text:p>33.860516</text:p>
          </table:table-cell>
          <table:table-cell office:value-type="float" office:value="46.485687" calcext:value-type="float">
            <text:p>46.485687</text:p>
          </table:table-cell>
        </table:table-row>
        <table:table-row table:style-name="ro1">
          <table:table-cell office:value-type="float" office:value="22.7511907021" calcext:value-type="float">
            <text:p>22.7511907021</text:p>
          </table:table-cell>
          <table:table-cell office:value-type="float" office:value="60.4093522389" calcext:value-type="float">
            <text:p>60.4093522389</text:p>
          </table:table-cell>
          <table:table-cell office:value-type="float" office:value="34.231457" calcext:value-type="float">
            <text:p>34.231457</text:p>
          </table:table-cell>
          <table:table-cell office:value-type="float" office:value="46.340561" calcext:value-type="float">
            <text:p>46.340561</text:p>
          </table:table-cell>
        </table:table-row>
        <table:table-row table:style-name="ro1">
          <table:table-cell office:value-type="float" office:value="23.2920799338" calcext:value-type="float">
            <text:p>23.2920799338</text:p>
          </table:table-cell>
          <table:table-cell office:value-type="float" office:value="60.3867479511" calcext:value-type="float">
            <text:p>60.3867479511</text:p>
          </table:table-cell>
          <table:table-cell office:value-type="float" office:value="34.602398" calcext:value-type="float">
            <text:p>34.602398</text:p>
          </table:table-cell>
          <table:table-cell office:value-type="float" office:value="46.195435" calcext:value-type="float">
            <text:p>46.195435</text:p>
          </table:table-cell>
        </table:table-row>
        <table:table-row table:style-name="ro1">
          <table:table-cell office:value-type="float" office:value="23.8038214925" calcext:value-type="float">
            <text:p>23.8038214925</text:p>
          </table:table-cell>
          <table:table-cell office:value-type="float" office:value="60.3589744542" calcext:value-type="float">
            <text:p>60.3589744542</text:p>
          </table:table-cell>
          <table:table-cell office:value-type="float" office:value="34.96175" calcext:value-type="float">
            <text:p>34.96175</text:p>
          </table:table-cell>
          <table:table-cell office:value-type="float" office:value="46.042648" calcext:value-type="float">
            <text:p>46.042648</text:p>
          </table:table-cell>
        </table:table-row>
        <table:table-row table:style-name="ro1">
          <table:table-cell office:value-type="float" office:value="24.0693119808" calcext:value-type="float">
            <text:p>24.0693119808</text:p>
          </table:table-cell>
          <table:table-cell office:value-type="float" office:value="60.3421633679" calcext:value-type="float">
            <text:p>60.3421633679</text:p>
          </table:table-cell>
          <table:table-cell office:value-type="float" office:value="35.321098" calcext:value-type="float">
            <text:p>35.321098</text:p>
          </table:table-cell>
          <table:table-cell office:value-type="float" office:value="45.889862" calcext:value-type="float">
            <text:p>45.889862</text:p>
          </table:table-cell>
        </table:table-row>
        <table:table-row table:style-name="ro1">
          <table:table-cell office:value-type="float" office:value="24.6197571324" calcext:value-type="float">
            <text:p>24.6197571324</text:p>
          </table:table-cell>
          <table:table-cell office:value-type="float" office:value="60.3021419035" calcext:value-type="float">
            <text:p>60.3021419035</text:p>
          </table:table-cell>
          <table:table-cell office:value-type="float" office:value="35.668716" calcext:value-type="float">
            <text:p>35.668716</text:p>
          </table:table-cell>
          <table:table-cell office:value-type="float" office:value="45.729393" calcext:value-type="float">
            <text:p>45.729393</text:p>
          </table:table-cell>
        </table:table-row>
        <table:table-row table:style-name="ro1">
          <table:table-cell office:value-type="float" office:value="25.1571171168" calcext:value-type="float">
            <text:p>25.1571171168</text:p>
          </table:table-cell>
          <table:table-cell office:value-type="float" office:value="60.2565128811" calcext:value-type="float">
            <text:p>60.2565128811</text:p>
          </table:table-cell>
          <table:table-cell office:value-type="float" office:value="36.016335" calcext:value-type="float">
            <text:p>36.016335</text:p>
          </table:table-cell>
          <table:table-cell office:value-type="float" office:value="45.568932" calcext:value-type="float">
            <text:p>45.568932</text:p>
          </table:table-cell>
        </table:table-row>
        <table:table-row table:style-name="ro1">
          <table:table-cell office:value-type="float" office:value="25.6979214235" calcext:value-type="float">
            <text:p>25.6979214235</text:p>
          </table:table-cell>
          <table:table-cell office:value-type="float" office:value="60.2041976434" calcext:value-type="float">
            <text:p>60.2041976434</text:p>
          </table:table-cell>
          <table:table-cell office:value-type="float" office:value="36.351944" calcext:value-type="float">
            <text:p>36.351944</text:p>
          </table:table-cell>
          <table:table-cell office:value-type="float" office:value="45.401108" calcext:value-type="float">
            <text:p>45.401108</text:p>
          </table:table-cell>
        </table:table-row>
        <table:table-row table:style-name="ro1">
          <table:table-cell office:value-type="float" office:value="26.2420809541" calcext:value-type="float">
            <text:p>26.2420809541</text:p>
          </table:table-cell>
          <table:table-cell office:value-type="float" office:value="60.1451473264" calcext:value-type="float">
            <text:p>60.1451473264</text:p>
          </table:table-cell>
          <table:table-cell office:value-type="float" office:value="36.68755" calcext:value-type="float">
            <text:p>36.68755</text:p>
          </table:table-cell>
          <table:table-cell office:value-type="float" office:value="45.233284" calcext:value-type="float">
            <text:p>45.233284</text:p>
          </table:table-cell>
        </table:table-row>
        <table:table-row table:style-name="ro1">
          <table:table-cell office:value-type="float" office:value="26.7894895609" calcext:value-type="float">
            <text:p>26.7894895609</text:p>
          </table:table-cell>
          <table:table-cell office:value-type="float" office:value="60.0794093415" calcext:value-type="float">
            <text:p>60.0794093415</text:p>
          </table:table-cell>
          <table:table-cell office:value-type="float" office:value="37.011417" calcext:value-type="float">
            <text:p>37.011417</text:p>
          </table:table-cell>
          <table:table-cell office:value-type="float" office:value="45.058243" calcext:value-type="float">
            <text:p>45.058243</text:p>
          </table:table-cell>
        </table:table-row>
        <table:table-row table:style-name="ro1">
          <table:table-cell office:value-type="float" office:value="27.3400741554" calcext:value-type="float">
            <text:p>27.3400741554</text:p>
          </table:table-cell>
          <table:table-cell office:value-type="float" office:value="60.0070482487" calcext:value-type="float">
            <text:p>60.0070482487</text:p>
          </table:table-cell>
          <table:table-cell office:value-type="float" office:value="37.335285" calcext:value-type="float">
            <text:p>37.335285</text:p>
          </table:table-cell>
          <table:table-cell office:value-type="float" office:value="44.883202" calcext:value-type="float">
            <text:p>44.883202</text:p>
          </table:table-cell>
        </table:table-row>
        <table:table-row table:style-name="ro1">
          <table:table-cell office:value-type="float" office:value="27.8936988286" calcext:value-type="float">
            <text:p>27.8936988286</text:p>
          </table:table-cell>
          <table:table-cell office:value-type="float" office:value="59.9280354103" calcext:value-type="float">
            <text:p>59.9280354103</text:p>
          </table:table-cell>
          <table:table-cell office:value-type="float" office:value="37.647415" calcext:value-type="float">
            <text:p>37.647415</text:p>
          </table:table-cell>
          <table:table-cell office:value-type="float" office:value="44.701187" calcext:value-type="float">
            <text:p>44.701187</text:p>
          </table:table-cell>
        </table:table-row>
        <table:table-row table:style-name="ro1">
          <table:table-cell office:value-type="float" office:value="28.1716135192" calcext:value-type="float">
            <text:p>28.1716135192</text:p>
          </table:table-cell>
          <table:table-cell office:value-type="float" office:value="59.8860395988" calcext:value-type="float">
            <text:p>59.8860395988</text:p>
          </table:table-cell>
          <table:table-cell office:value-type="float" office:value="37.959545" calcext:value-type="float">
            <text:p>37.959545</text:p>
          </table:table-cell>
          <table:table-cell office:value-type="float" office:value="44.51918" calcext:value-type="float">
            <text:p>44.51918</text:p>
          </table:table-cell>
        </table:table-row>
        <table:table-row table:style-name="ro1">
          <table:table-cell office:value-type="float" office:value="28.7470735772" calcext:value-type="float">
            <text:p>28.7470735772</text:p>
          </table:table-cell>
          <table:table-cell office:value-type="float" office:value="59.7940717459" calcext:value-type="float">
            <text:p>59.7940717459</text:p>
          </table:table-cell>
          <table:table-cell office:value-type="float" office:value="38.259987" calcext:value-type="float">
            <text:p>38.259987</text:p>
          </table:table-cell>
          <table:table-cell office:value-type="float" office:value="44.330421" calcext:value-type="float">
            <text:p>44.330421</text:p>
          </table:table-cell>
        </table:table-row>
        <table:table-row table:style-name="ro1">
          <table:table-cell office:value-type="float" office:value="29.3078540969" calcext:value-type="float">
            <text:p>29.3078540969</text:p>
          </table:table-cell>
          <table:table-cell office:value-type="float" office:value="59.6979665379" calcext:value-type="float">
            <text:p>59.6979665379</text:p>
          </table:table-cell>
          <table:table-cell office:value-type="float" office:value="38.560425" calcext:value-type="float">
            <text:p>38.560425</text:p>
          </table:table-cell>
          <table:table-cell office:value-type="float" office:value="44.141663" calcext:value-type="float">
            <text:p>44.141663</text:p>
          </table:table-cell>
        </table:table-row>
        <table:table-row table:style-name="ro1">
          <table:table-cell office:value-type="float" office:value="29.888769814" calcext:value-type="float">
            <text:p>29.888769814</text:p>
          </table:table-cell>
          <table:table-cell office:value-type="float" office:value="59.5917048493" calcext:value-type="float">
            <text:p>59.5917048493</text:p>
          </table:table-cell>
          <table:table-cell office:value-type="float" office:value="38.849468" calcext:value-type="float">
            <text:p>38.849468</text:p>
          </table:table-cell>
          <table:table-cell office:value-type="float" office:value="43.946205" calcext:value-type="float">
            <text:p>43.946205</text:p>
          </table:table-cell>
        </table:table-row>
        <table:table-row table:style-name="ro1">
          <table:table-cell office:value-type="float" office:value="30.4544435978" calcext:value-type="float">
            <text:p>30.4544435978</text:p>
          </table:table-cell>
          <table:table-cell office:value-type="float" office:value="59.4816658907" calcext:value-type="float">
            <text:p>59.4816658907</text:p>
          </table:table-cell>
          <table:table-cell office:value-type="float" office:value="39.138508" calcext:value-type="float">
            <text:p>39.138508</text:p>
          </table:table-cell>
          <table:table-cell office:value-type="float" office:value="43.750748" calcext:value-type="float">
            <text:p>43.750748</text:p>
          </table:table-cell>
        </table:table-row>
        <table:table-row table:style-name="ro1">
          <table:table-cell office:value-type="float" office:value="31.022296639" calcext:value-type="float">
            <text:p>31.022296639</text:p>
          </table:table-cell>
          <table:table-cell office:value-type="float" office:value="59.3645853085" calcext:value-type="float">
            <text:p>59.3645853085</text:p>
          </table:table-cell>
          <table:table-cell office:value-type="float" office:value="39.416035" calcext:value-type="float">
            <text:p>39.416035</text:p>
          </table:table-cell>
          <table:table-cell office:value-type="float" office:value="43.548866" calcext:value-type="float">
            <text:p>43.548866</text:p>
          </table:table-cell>
        </table:table-row>
        <table:table-row table:style-name="ro1">
          <table:table-cell office:value-type="float" office:value="31.5921673033" calcext:value-type="float">
            <text:p>31.5921673033</text:p>
          </table:table-cell>
          <table:table-cell office:value-type="float" office:value="59.240415319" calcext:value-type="float">
            <text:p>59.240415319</text:p>
          </table:table-cell>
          <table:table-cell office:value-type="float" office:value="39.693554" calcext:value-type="float">
            <text:p>39.693554</text:p>
          </table:table-cell>
          <table:table-cell office:value-type="float" office:value="43.346992" calcext:value-type="float">
            <text:p>43.346992</text:p>
          </table:table-cell>
        </table:table-row>
        <table:table-row table:style-name="ro1">
          <table:table-cell office:value-type="float" office:value="32.1817426922" calcext:value-type="float">
            <text:p>32.1817426922</text:p>
          </table:table-cell>
          <table:table-cell office:value-type="float" office:value="59.1045774878" calcext:value-type="float">
            <text:p>59.1045774878</text:p>
          </table:table-cell>
          <table:table-cell office:value-type="float" office:value="39.959942" calcext:value-type="float">
            <text:p>39.959942</text:p>
          </table:table-cell>
          <table:table-cell office:value-type="float" office:value="43.138611" calcext:value-type="float">
            <text:p>43.138611</text:p>
          </table:table-cell>
        </table:table-row>
        <table:table-row table:style-name="ro1">
          <table:table-cell office:value-type="float" office:value="32.4503201641" calcext:value-type="float">
            <text:p>32.4503201641</text:p>
          </table:table-cell>
          <table:table-cell office:value-type="float" office:value="59.0402544575" calcext:value-type="float">
            <text:p>59.0402544575</text:p>
          </table:table-cell>
          <table:table-cell office:value-type="float" office:value="40.22633" calcext:value-type="float">
            <text:p>40.22633</text:p>
          </table:table-cell>
          <table:table-cell office:value-type="float" office:value="42.930229" calcext:value-type="float">
            <text:p>42.930229</text:p>
          </table:table-cell>
        </table:table-row>
        <table:table-row table:style-name="ro1">
          <table:table-cell office:value-type="float" office:value="33.0422970842" calcext:value-type="float">
            <text:p>33.0422970842</text:p>
          </table:table-cell>
          <table:table-cell office:value-type="float" office:value="58.8926663664" calcext:value-type="float">
            <text:p>58.8926663664</text:p>
          </table:table-cell>
          <table:table-cell office:value-type="float" office:value="40.48167" calcext:value-type="float">
            <text:p>40.48167</text:p>
          </table:table-cell>
          <table:table-cell office:value-type="float" office:value="42.715408" calcext:value-type="float">
            <text:p>42.715408</text:p>
          </table:table-cell>
        </table:table-row>
        <table:table-row table:style-name="ro1">
          <table:table-cell office:value-type="float" office:value="33.6173729715" calcext:value-type="float">
            <text:p>33.6173729715</text:p>
          </table:table-cell>
          <table:table-cell office:value-type="float" office:value="58.7418429524" calcext:value-type="float">
            <text:p>58.7418429524</text:p>
          </table:table-cell>
          <table:table-cell office:value-type="float" office:value="40.737011" calcext:value-type="float">
            <text:p>40.737011</text:p>
          </table:table-cell>
          <table:table-cell office:value-type="float" office:value="42.500595" calcext:value-type="float">
            <text:p>42.500595</text:p>
          </table:table-cell>
        </table:table-row>
        <table:table-row table:style-name="ro1">
          <table:table-cell office:value-type="float" office:value="34.1928965534" calcext:value-type="float">
            <text:p>34.1928965534</text:p>
          </table:table-cell>
          <table:table-cell office:value-type="float" office:value="58.5838389263" calcext:value-type="float">
            <text:p>58.5838389263</text:p>
          </table:table-cell>
          <table:table-cell office:value-type="float" office:value="40.983669" calcext:value-type="float">
            <text:p>40.983669</text:p>
          </table:table-cell>
          <table:table-cell office:value-type="float" office:value="42.277336" calcext:value-type="float">
            <text:p>42.277336</text:p>
          </table:table-cell>
        </table:table-row>
        <table:table-row table:style-name="ro1">
          <table:table-cell office:value-type="float" office:value="34.7669882826" calcext:value-type="float">
            <text:p>34.7669882826</text:p>
          </table:table-cell>
          <table:table-cell office:value-type="float" office:value="58.4177942319" calcext:value-type="float">
            <text:p>58.4177942319</text:p>
          </table:table-cell>
          <table:table-cell office:value-type="float" office:value="41.230328" calcext:value-type="float">
            <text:p>41.230328</text:p>
          </table:table-cell>
          <table:table-cell office:value-type="float" office:value="42.054085" calcext:value-type="float">
            <text:p>42.054085</text:p>
          </table:table-cell>
        </table:table-row>
        <table:table-row table:style-name="ro1">
          <table:table-cell office:value-type="float" office:value="35.3737736223" calcext:value-type="float">
            <text:p>35.3737736223</text:p>
          </table:table-cell>
          <table:table-cell office:value-type="float" office:value="58.2337151742" calcext:value-type="float">
            <text:p>58.2337151742</text:p>
          </table:table-cell>
          <table:table-cell office:value-type="float" office:value="41.469212" calcext:value-type="float">
            <text:p>41.469212</text:p>
          </table:table-cell>
          <table:table-cell office:value-type="float" office:value="41.821198" calcext:value-type="float">
            <text:p>41.821198</text:p>
          </table:table-cell>
        </table:table-row>
        <table:table-row table:style-name="ro1">
          <table:table-cell office:value-type="float" office:value="35.9246451539" calcext:value-type="float">
            <text:p>35.9246451539</text:p>
          </table:table-cell>
          <table:table-cell office:value-type="float" office:value="58.05997045" calcext:value-type="float">
            <text:p>58.05997045</text:p>
          </table:table-cell>
          <table:table-cell office:value-type="float" office:value="41.708096" calcext:value-type="float">
            <text:p>41.708096</text:p>
          </table:table-cell>
          <table:table-cell office:value-type="float" office:value="41.588318" calcext:value-type="float">
            <text:p>41.588318</text:p>
          </table:table-cell>
        </table:table-row>
        <table:table-row table:style-name="ro1">
          <table:table-cell office:value-type="float" office:value="36.1896784287" calcext:value-type="float">
            <text:p>36.1896784287</text:p>
          </table:table-cell>
          <table:table-cell office:value-type="float" office:value="57.9740967533" calcext:value-type="float">
            <text:p>57.9740967533</text:p>
          </table:table-cell>
          <table:table-cell office:value-type="float" office:value="41.940014" calcext:value-type="float">
            <text:p>41.940014</text:p>
          </table:table-cell>
          <table:table-cell office:value-type="float" office:value="41.344688" calcext:value-type="float">
            <text:p>41.344688</text:p>
          </table:table-cell>
        </table:table-row>
        <table:table-row table:style-name="ro1">
          <table:table-cell office:value-type="float" office:value="36.8216565545" calcext:value-type="float">
            <text:p>36.8216565545</text:p>
          </table:table-cell>
          <table:table-cell office:value-type="float" office:value="57.7617558588" calcext:value-type="float">
            <text:p>57.7617558588</text:p>
          </table:table-cell>
          <table:table-cell office:value-type="float" office:value="42.17194" calcext:value-type="float">
            <text:p>42.17194</text:p>
          </table:table-cell>
          <table:table-cell office:value-type="float" office:value="41.101067" calcext:value-type="float">
            <text:p>41.101067</text:p>
          </table:table-cell>
        </table:table-row>
        <table:table-row table:style-name="ro1">
          <table:table-cell office:value-type="float" office:value="37.3073602854" calcext:value-type="float">
            <text:p>37.3073602854</text:p>
          </table:table-cell>
          <table:table-cell office:value-type="float" office:value="57.5897324511" calcext:value-type="float">
            <text:p>57.5897324511</text:p>
          </table:table-cell>
          <table:table-cell office:value-type="float" office:value="42.403858" calcext:value-type="float">
            <text:p>42.403858</text:p>
          </table:table-cell>
          <table:table-cell office:value-type="float" office:value="40.857445" calcext:value-type="float">
            <text:p>40.857445</text:p>
          </table:table-cell>
        </table:table-row>
        <table:table-row table:style-name="ro1">
          <table:table-cell office:value-type="float" office:value="37.8730257784" calcext:value-type="float">
            <text:p>37.8730257784</text:p>
          </table:table-cell>
          <table:table-cell office:value-type="float" office:value="57.3818456214" calcext:value-type="float">
            <text:p>57.3818456214</text:p>
          </table:table-cell>
          <table:table-cell office:value-type="float" office:value="42.625721" calcext:value-type="float">
            <text:p>42.625721</text:p>
          </table:table-cell>
          <table:table-cell office:value-type="float" office:value="40.59758" calcext:value-type="float">
            <text:p>40.59758</text:p>
          </table:table-cell>
        </table:table-row>
        <table:table-row table:style-name="ro1">
          <table:table-cell office:value-type="float" office:value="38.4144431905" calcext:value-type="float">
            <text:p>38.4144431905</text:p>
          </table:table-cell>
          <table:table-cell office:value-type="float" office:value="57.1751456927" calcext:value-type="float">
            <text:p>57.1751456927</text:p>
          </table:table-cell>
          <table:table-cell office:value-type="float" office:value="42.847584" calcext:value-type="float">
            <text:p>42.847584</text:p>
          </table:table-cell>
          <table:table-cell office:value-type="float" office:value="40.337723" calcext:value-type="float">
            <text:p>40.337723</text:p>
          </table:table-cell>
        </table:table-row>
        <table:table-row table:style-name="ro1">
          <table:table-cell office:value-type="float" office:value="38.9490529444" calcext:value-type="float">
            <text:p>38.9490529444</text:p>
          </table:table-cell>
          <table:table-cell office:value-type="float" office:value="56.9625135047" calcext:value-type="float">
            <text:p>56.9625135047</text:p>
          </table:table-cell>
          <table:table-cell office:value-type="float" office:value="43.062214" calcext:value-type="float">
            <text:p>43.062214</text:p>
          </table:table-cell>
          <table:table-cell office:value-type="float" office:value="40.066551" calcext:value-type="float">
            <text:p>40.066551</text:p>
          </table:table-cell>
        </table:table-row>
        <table:table-row table:style-name="ro1">
          <table:table-cell office:value-type="float" office:value="39.4764181415" calcext:value-type="float">
            <text:p>39.4764181415</text:p>
          </table:table-cell>
          <table:table-cell office:value-type="float" office:value="56.7441724666" calcext:value-type="float">
            <text:p>56.7441724666</text:p>
          </table:table-cell>
          <table:table-cell office:value-type="float" office:value="43.276852" calcext:value-type="float">
            <text:p>43.276852</text:p>
          </table:table-cell>
          <table:table-cell office:value-type="float" office:value="39.795387" calcext:value-type="float">
            <text:p>39.795387</text:p>
          </table:table-cell>
        </table:table-row>
        <table:table-row table:style-name="ro1">
          <table:table-cell office:value-type="float" office:value="39.9961705808" calcext:value-type="float">
            <text:p>39.9961705808</text:p>
          </table:table-cell>
          <table:table-cell office:value-type="float" office:value="56.5205120111" calcext:value-type="float">
            <text:p>56.5205120111</text:p>
          </table:table-cell>
          <table:table-cell office:value-type="float" office:value="43.484074" calcext:value-type="float">
            <text:p>43.484074</text:p>
          </table:table-cell>
          <table:table-cell office:value-type="float" office:value="39.513168" calcext:value-type="float">
            <text:p>39.513168</text:p>
          </table:table-cell>
        </table:table-row>
        <table:table-row table:style-name="ro1">
          <table:table-cell office:value-type="float" office:value="40.2371310729" calcext:value-type="float">
            <text:p>40.2371310729</text:p>
          </table:table-cell>
          <table:table-cell office:value-type="float" office:value="56.4137203712" calcext:value-type="float">
            <text:p>56.4137203712</text:p>
          </table:table-cell>
          <table:table-cell office:value-type="float" office:value="43.691296" calcext:value-type="float">
            <text:p>43.691296</text:p>
          </table:table-cell>
          <table:table-cell office:value-type="float" office:value="39.230949" calcext:value-type="float">
            <text:p>39.230949</text:p>
          </table:table-cell>
        </table:table-row>
        <table:table-row table:style-name="ro1">
          <table:table-cell office:value-type="float" office:value="40.7455329702" calcext:value-type="float">
            <text:p>40.7455329702</text:p>
          </table:table-cell>
          <table:table-cell office:value-type="float" office:value="56.1818345958" calcext:value-type="float">
            <text:p>56.1818345958</text:p>
          </table:table-cell>
          <table:table-cell office:value-type="float" office:value="43.890842" calcext:value-type="float">
            <text:p>43.890842</text:p>
          </table:table-cell>
          <table:table-cell office:value-type="float" office:value="38.937782" calcext:value-type="float">
            <text:p>38.937782</text:p>
          </table:table-cell>
        </table:table-row>
        <table:table-row table:style-name="ro1">
          <table:table-cell office:value-type="float" office:value="41.2305052981" calcext:value-type="float">
            <text:p>41.2305052981</text:p>
          </table:table-cell>
          <table:table-cell office:value-type="float" office:value="55.9520880454" calcext:value-type="float">
            <text:p>55.9520880454</text:p>
          </table:table-cell>
          <table:table-cell office:value-type="float" office:value="44.090397" calcext:value-type="float">
            <text:p>44.090397</text:p>
          </table:table-cell>
          <table:table-cell office:value-type="float" office:value="38.644615" calcext:value-type="float">
            <text:p>38.644615</text:p>
          </table:table-cell>
        </table:table-row>
        <table:table-row table:style-name="ro1">
          <table:table-cell office:value-type="float" office:value="41.738395146" calcext:value-type="float">
            <text:p>41.738395146</text:p>
          </table:table-cell>
          <table:table-cell office:value-type="float" office:value="55.7021960904" calcext:value-type="float">
            <text:p>55.7021960904</text:p>
          </table:table-cell>
          <table:table-cell office:value-type="float" office:value="44.281994" calcext:value-type="float">
            <text:p>44.281994</text:p>
          </table:table-cell>
          <table:table-cell office:value-type="float" office:value="38.340622" calcext:value-type="float">
            <text:p>38.340622</text:p>
          </table:table-cell>
        </table:table-row>
        <table:table-row table:style-name="ro1">
          <table:table-cell office:value-type="float" office:value="42.2225734455" calcext:value-type="float">
            <text:p>42.2225734455</text:p>
          </table:table-cell>
          <table:table-cell office:value-type="float" office:value="55.4550090734" calcext:value-type="float">
            <text:p>55.4550090734</text:p>
          </table:table-cell>
          <table:table-cell office:value-type="float" office:value="44.473591" calcext:value-type="float">
            <text:p>44.473591</text:p>
          </table:table-cell>
          <table:table-cell office:value-type="float" office:value="38.036629" calcext:value-type="float">
            <text:p>38.036629</text:p>
          </table:table-cell>
        </table:table-row>
        <table:table-row table:style-name="ro1">
          <table:table-cell office:value-type="float" office:value="42.7129057739" calcext:value-type="float">
            <text:p>42.7129057739</text:p>
          </table:table-cell>
          <table:table-cell office:value-type="float" office:value="55.1953494112" calcext:value-type="float">
            <text:p>55.1953494112</text:p>
          </table:table-cell>
          <table:table-cell office:value-type="float" office:value="44.656902" calcext:value-type="float">
            <text:p>44.656902</text:p>
          </table:table-cell>
          <table:table-cell office:value-type="float" office:value="37.722038" calcext:value-type="float">
            <text:p>37.722038</text:p>
          </table:table-cell>
        </table:table-row>
        <table:table-row table:style-name="ro1">
          <table:table-cell office:value-type="float" office:value="43.1795579727" calcext:value-type="float">
            <text:p>43.1795579727</text:p>
          </table:table-cell>
          <table:table-cell office:value-type="float" office:value="54.9385234885" calcext:value-type="float">
            <text:p>54.9385234885</text:p>
          </table:table-cell>
          <table:table-cell office:value-type="float" office:value="44.840214" calcext:value-type="float">
            <text:p>44.840214</text:p>
          </table:table-cell>
          <table:table-cell office:value-type="float" office:value="37.407448" calcext:value-type="float">
            <text:p>37.407448</text:p>
          </table:table-cell>
        </table:table-row>
        <table:table-row table:style-name="ro1">
          <table:table-cell office:value-type="float" office:value="43.6376336141" calcext:value-type="float">
            <text:p>43.6376336141</text:p>
          </table:table-cell>
          <table:table-cell office:value-type="float" office:value="54.6773399788" calcext:value-type="float">
            <text:p>54.6773399788</text:p>
          </table:table-cell>
          <table:table-cell office:value-type="float" office:value="45.014896" calcext:value-type="float">
            <text:p>45.014896</text:p>
          </table:table-cell>
          <table:table-cell office:value-type="float" office:value="37.082512" calcext:value-type="float">
            <text:p>37.082512</text:p>
          </table:table-cell>
        </table:table-row>
        <table:table-row table:style-name="ro1">
          <table:table-cell office:value-type="float" office:value="43.8632216392" calcext:value-type="float">
            <text:p>43.8632216392</text:p>
          </table:table-cell>
          <table:table-cell office:value-type="float" office:value="54.5451144385" calcext:value-type="float">
            <text:p>54.5451144385</text:p>
          </table:table-cell>
          <table:table-cell office:value-type="float" office:value="45.189579" calcext:value-type="float">
            <text:p>45.189579</text:p>
          </table:table-cell>
          <table:table-cell office:value-type="float" office:value="36.757576" calcext:value-type="float">
            <text:p>36.757576</text:p>
          </table:table-cell>
        </table:table-row>
        <table:table-row table:style-name="ro1">
          <table:table-cell office:value-type="float" office:value="44.3079837022" calcext:value-type="float">
            <text:p>44.3079837022</text:p>
          </table:table-cell>
          <table:table-cell office:value-type="float" office:value="54.2772912626" calcext:value-type="float">
            <text:p>54.2772912626</text:p>
          </table:table-cell>
          <table:table-cell office:value-type="float" office:value="45.355312" calcext:value-type="float">
            <text:p>45.355312</text:p>
          </table:table-cell>
          <table:table-cell office:value-type="float" office:value="36.422531" calcext:value-type="float">
            <text:p>36.422531</text:p>
          </table:table-cell>
        </table:table-row>
        <table:table-row table:style-name="ro1">
          <table:table-cell office:value-type="float" office:value="44.7440178933" calcext:value-type="float">
            <text:p>44.7440178933</text:p>
          </table:table-cell>
          <table:table-cell office:value-type="float" office:value="54.0051348096" calcext:value-type="float">
            <text:p>54.0051348096</text:p>
          </table:table-cell>
          <table:table-cell office:value-type="float" office:value="45.521053" calcext:value-type="float">
            <text:p>45.521053</text:p>
          </table:table-cell>
          <table:table-cell office:value-type="float" office:value="36.087494" calcext:value-type="float">
            <text:p>36.087494</text:p>
          </table:table-cell>
        </table:table-row>
        <table:table-row table:style-name="ro1">
          <table:table-cell office:value-type="float" office:value="45.1711577727" calcext:value-type="float">
            <text:p>45.1711577727</text:p>
          </table:table-cell>
          <table:table-cell office:value-type="float" office:value="53.7290392882" calcext:value-type="float">
            <text:p>53.7290392882</text:p>
          </table:table-cell>
          <table:table-cell office:value-type="float" office:value="45.677486" calcext:value-type="float">
            <text:p>45.677486</text:p>
          </table:table-cell>
          <table:table-cell office:value-type="float" office:value="35.742676" calcext:value-type="float">
            <text:p>35.742676</text:p>
          </table:table-cell>
        </table:table-row>
        <table:table-row table:style-name="ro1">
          <table:table-cell office:value-type="float" office:value="45.5895130387" calcext:value-type="float">
            <text:p>45.5895130387</text:p>
          </table:table-cell>
          <table:table-cell office:value-type="float" office:value="53.4489559705" calcext:value-type="float">
            <text:p>53.4489559705</text:p>
          </table:table-cell>
          <table:table-cell office:value-type="float" office:value="45.83392" calcext:value-type="float">
            <text:p>45.83392</text:p>
          </table:table-cell>
          <table:table-cell office:value-type="float" office:value="35.397858" calcext:value-type="float">
            <text:p>35.397858</text:p>
          </table:table-cell>
        </table:table-row>
        <table:table-row table:style-name="ro1">
          <table:table-cell office:value-type="float" office:value="45.9991659467" calcext:value-type="float">
            <text:p>45.9991659467</text:p>
          </table:table-cell>
          <table:table-cell office:value-type="float" office:value="53.165007688" calcext:value-type="float">
            <text:p>53.165007688</text:p>
          </table:table-cell>
          <table:table-cell office:value-type="float" office:value="45.980701" calcext:value-type="float">
            <text:p>45.980701</text:p>
          </table:table-cell>
          <table:table-cell office:value-type="float" office:value="35.043655" calcext:value-type="float">
            <text:p>35.043655</text:p>
          </table:table-cell>
        </table:table-row>
        <table:table-row table:style-name="ro1">
          <table:table-cell office:value-type="float" office:value="46.4004483593" calcext:value-type="float">
            <text:p>46.4004483593</text:p>
          </table:table-cell>
          <table:table-cell office:value-type="float" office:value="52.8776906157" calcext:value-type="float">
            <text:p>52.8776906157</text:p>
          </table:table-cell>
          <table:table-cell office:value-type="float" office:value="46.121044" calcext:value-type="float">
            <text:p>46.121044</text:p>
          </table:table-cell>
          <table:table-cell office:value-type="float" office:value="34.683723" calcext:value-type="float">
            <text:p>34.683723</text:p>
          </table:table-cell>
        </table:table-row>
        <table:table-row table:style-name="ro1">
          <table:table-cell office:value-type="float" office:value="46.7927670459" calcext:value-type="float">
            <text:p>46.7927670459</text:p>
          </table:table-cell>
          <table:table-cell office:value-type="float" office:value="52.5863868277" calcext:value-type="float">
            <text:p>52.5863868277</text:p>
          </table:table-cell>
          <table:table-cell office:value-type="float" office:value="46.261387" calcext:value-type="float">
            <text:p>46.261387</text:p>
          </table:table-cell>
          <table:table-cell office:value-type="float" office:value="34.323784" calcext:value-type="float">
            <text:p>34.323784</text:p>
          </table:table-cell>
        </table:table-row>
        <table:table-row table:style-name="ro1">
          <table:table-cell office:value-type="float" office:value="46.9862170413" calcext:value-type="float">
            <text:p>46.9862170413</text:p>
          </table:table-cell>
          <table:table-cell office:value-type="float" office:value="52.4399581667" calcext:value-type="float">
            <text:p>52.4399581667</text:p>
          </table:table-cell>
          <table:table-cell office:value-type="float" office:value="46.392742" calcext:value-type="float">
            <text:p>46.392742</text:p>
          </table:table-cell>
          <table:table-cell office:value-type="float" office:value="33.956299" calcext:value-type="float">
            <text:p>33.956299</text:p>
          </table:table-cell>
        </table:table-row>
        <table:table-row table:style-name="ro1">
          <table:table-cell office:value-type="float" office:value="47.3661025483" calcext:value-type="float">
            <text:p>47.3661025483</text:p>
          </table:table-cell>
          <table:table-cell office:value-type="float" office:value="52.1436864947" calcext:value-type="float">
            <text:p>52.1436864947</text:p>
          </table:table-cell>
          <table:table-cell office:value-type="float" office:value="46.524097" calcext:value-type="float">
            <text:p>46.524097</text:p>
          </table:table-cell>
          <table:table-cell office:value-type="float" office:value="33.588821" calcext:value-type="float">
            <text:p>33.588821</text:p>
          </table:table-cell>
        </table:table-row>
        <table:table-row table:style-name="ro1">
          <table:table-cell office:value-type="float" office:value="47.7604933879" calcext:value-type="float">
            <text:p>47.7604933879</text:p>
          </table:table-cell>
          <table:table-cell office:value-type="float" office:value="51.8249942239" calcext:value-type="float">
            <text:p>51.8249942239</text:p>
          </table:table-cell>
          <table:table-cell office:value-type="float" office:value="46.645344" calcext:value-type="float">
            <text:p>46.645344</text:p>
          </table:table-cell>
          <table:table-cell office:value-type="float" office:value="33.213501" calcext:value-type="float">
            <text:p>33.213501</text:p>
          </table:table-cell>
        </table:table-row>
        <table:table-row table:style-name="ro1">
          <table:table-cell office:value-type="float" office:value="48.1008275902" calcext:value-type="float">
            <text:p>48.1008275902</text:p>
          </table:table-cell>
          <table:table-cell office:value-type="float" office:value="51.540662178" calcext:value-type="float">
            <text:p>51.540662178</text:p>
          </table:table-cell>
          <table:table-cell office:value-type="float" office:value="46.766582" calcext:value-type="float">
            <text:p>46.766582</text:p>
          </table:table-cell>
          <table:table-cell office:value-type="float" office:value="32.838181" calcext:value-type="float">
            <text:p>32.838181</text:p>
          </table:table-cell>
        </table:table-row>
        <table:table-row table:style-name="ro1">
          <table:table-cell office:value-type="float" office:value="48.4561079426" calcext:value-type="float">
            <text:p>48.4561079426</text:p>
          </table:table-cell>
          <table:table-cell office:value-type="float" office:value="51.2345707986" calcext:value-type="float">
            <text:p>51.2345707986</text:p>
          </table:table-cell>
          <table:table-cell office:value-type="float" office:value="46.877125" calcext:value-type="float">
            <text:p>46.877125</text:p>
          </table:table-cell>
          <table:table-cell office:value-type="float" office:value="32.45536" calcext:value-type="float">
            <text:p>32.45536</text:p>
          </table:table-cell>
        </table:table-row>
        <table:table-row table:style-name="ro1">
          <table:table-cell office:value-type="float" office:value="48.8034103354" calcext:value-type="float">
            <text:p>48.8034103354</text:p>
          </table:table-cell>
          <table:table-cell office:value-type="float" office:value="50.9252726974" calcext:value-type="float">
            <text:p>50.9252726974</text:p>
          </table:table-cell>
          <table:table-cell office:value-type="float" office:value="46.987667" calcext:value-type="float">
            <text:p>46.987667</text:p>
          </table:table-cell>
          <table:table-cell office:value-type="float" office:value="32.072548" calcext:value-type="float">
            <text:p>32.072548</text:p>
          </table:table-cell>
        </table:table-row>
        <table:table-row table:style-name="ro1">
          <table:table-cell office:value-type="float" office:value="49.1532659875" calcext:value-type="float">
            <text:p>49.1532659875</text:p>
          </table:table-cell>
          <table:table-cell office:value-type="float" office:value="50.6035161433" calcext:value-type="float">
            <text:p>50.6035161433</text:p>
          </table:table-cell>
          <table:table-cell office:value-type="float" office:value="47.087116" calcext:value-type="float">
            <text:p>47.087116</text:p>
          </table:table-cell>
          <table:table-cell office:value-type="float" office:value="31.682756" calcext:value-type="float">
            <text:p>31.682756</text:p>
          </table:table-cell>
        </table:table-row>
        <table:table-row table:style-name="ro1">
          <table:table-cell office:value-type="float" office:value="49.3096579454" calcext:value-type="float">
            <text:p>49.3096579454</text:p>
          </table:table-cell>
          <table:table-cell office:value-type="float" office:value="50.4562222873" calcext:value-type="float">
            <text:p>50.4562222873</text:p>
          </table:table-cell>
          <table:table-cell office:value-type="float" office:value="47.186558" calcext:value-type="float">
            <text:p>47.186558</text:p>
          </table:table-cell>
          <table:table-cell office:value-type="float" office:value="31.292967" calcext:value-type="float">
            <text:p>31.292967</text:p>
          </table:table-cell>
        </table:table-row>
        <table:table-row table:style-name="ro1">
          <table:table-cell office:value-type="float" office:value="49.6473308865" calcext:value-type="float">
            <text:p>49.6473308865</text:p>
          </table:table-cell>
          <table:table-cell office:value-type="float" office:value="50.1295691423" calcext:value-type="float">
            <text:p>50.1295691423</text:p>
          </table:table-cell>
          <table:table-cell office:value-type="float" office:value="47.27457" calcext:value-type="float">
            <text:p>47.27457</text:p>
          </table:table-cell>
          <table:table-cell office:value-type="float" office:value="30.896955" calcext:value-type="float">
            <text:p>30.896955</text:p>
          </table:table-cell>
        </table:table-row>
        <table:table-row table:style-name="ro1">
          <table:table-cell office:value-type="float" office:value="49.9669201693" calcext:value-type="float">
            <text:p>49.9669201693</text:p>
          </table:table-cell>
          <table:table-cell office:value-type="float" office:value="49.8097872965" calcext:value-type="float">
            <text:p>49.8097872965</text:p>
          </table:table-cell>
          <table:table-cell office:value-type="float" office:value="47.362583" calcext:value-type="float">
            <text:p>47.362583</text:p>
          </table:table-cell>
          <table:table-cell office:value-type="float" office:value="30.500952" calcext:value-type="float">
            <text:p>30.500952</text:p>
          </table:table-cell>
        </table:table-row>
        <table:table-row table:style-name="ro1">
          <table:table-cell office:value-type="float" office:value="50.2792590587" calcext:value-type="float">
            <text:p>50.2792590587</text:p>
          </table:table-cell>
          <table:table-cell office:value-type="float" office:value="49.4866530704" calcext:value-type="float">
            <text:p>49.4866530704</text:p>
          </table:table-cell>
          <table:table-cell office:value-type="float" office:value="47.438892" calcext:value-type="float">
            <text:p>47.438892</text:p>
          </table:table-cell>
          <table:table-cell office:value-type="float" office:value="30.099432" calcext:value-type="float">
            <text:p>30.099432</text:p>
          </table:table-cell>
        </table:table-row>
        <table:table-row table:style-name="ro1">
          <table:table-cell office:value-type="float" office:value="50.5947256698" calcext:value-type="float">
            <text:p>50.5947256698</text:p>
          </table:table-cell>
          <table:table-cell office:value-type="float" office:value="49.1486891898" calcext:value-type="float">
            <text:p>49.1486891898</text:p>
          </table:table-cell>
          <table:table-cell office:value-type="float" office:value="47.507717" calcext:value-type="float">
            <text:p>47.507717</text:p>
          </table:table-cell>
          <table:table-cell office:value-type="float" office:value="29.694857" calcext:value-type="float">
            <text:p>29.694857</text:p>
          </table:table-cell>
        </table:table-row>
        <table:table-row table:style-name="ro1">
          <table:table-cell office:value-type="float" office:value="50.9033612146" calcext:value-type="float">
            <text:p>50.9033612146</text:p>
          </table:table-cell>
          <table:table-cell office:value-type="float" office:value="48.8054465777" calcext:value-type="float">
            <text:p>48.8054465777</text:p>
          </table:table-cell>
          <table:table-cell office:value-type="float" office:value="47.576534" calcext:value-type="float">
            <text:p>47.576534</text:p>
          </table:table-cell>
          <table:table-cell office:value-type="float" office:value="29.290285" calcext:value-type="float">
            <text:p>29.290285</text:p>
          </table:table-cell>
        </table:table-row>
        <table:table-row table:style-name="ro1">
          <table:table-cell office:value-type="float" office:value="51.2070464955" calcext:value-type="float">
            <text:p>51.2070464955</text:p>
          </table:table-cell>
          <table:table-cell office:value-type="float" office:value="48.4578029934" calcext:value-type="float">
            <text:p>48.4578029934</text:p>
          </table:table-cell>
          <table:table-cell office:value-type="float" office:value="47.634846" calcext:value-type="float">
            <text:p>47.634846</text:p>
          </table:table-cell>
          <table:table-cell office:value-type="float" office:value="28.882105" calcext:value-type="float">
            <text:p>28.882105</text:p>
          </table:table-cell>
        </table:table-row>
        <table:table-row table:style-name="ro1">
          <table:table-cell office:value-type="float" office:value="51.3341532977" calcext:value-type="float">
            <text:p>51.3341532977</text:p>
          </table:table-cell>
          <table:table-cell office:value-type="float" office:value="48.3085800122" calcext:value-type="float">
            <text:p>48.3085800122</text:p>
          </table:table-cell>
          <table:table-cell office:value-type="float" office:value="47.693157" calcext:value-type="float">
            <text:p>47.693157</text:p>
          </table:table-cell>
          <table:table-cell office:value-type="float" office:value="28.473925" calcext:value-type="float">
            <text:p>28.473925</text:p>
          </table:table-cell>
        </table:table-row>
        <table:table-row table:style-name="ro1">
          <table:table-cell office:value-type="float" office:value="51.6384897001" calcext:value-type="float">
            <text:p>51.6384897001</text:p>
          </table:table-cell>
          <table:table-cell office:value-type="float" office:value="47.9419014617" calcext:value-type="float">
            <text:p>47.9419014617</text:p>
          </table:table-cell>
          <table:table-cell office:value-type="float" office:value="47.739727" calcext:value-type="float">
            <text:p>47.739727</text:p>
          </table:table-cell>
          <table:table-cell office:value-type="float" office:value="28.062471" calcext:value-type="float">
            <text:p>28.062471</text:p>
          </table:table-cell>
        </table:table-row>
        <table:table-row table:style-name="ro1">
          <table:table-cell office:value-type="float" office:value="51.9209523664" calcext:value-type="float">
            <text:p>51.9209523664</text:p>
          </table:table-cell>
          <table:table-cell office:value-type="float" office:value="47.5909167446" calcext:value-type="float">
            <text:p>47.5909167446</text:p>
          </table:table-cell>
          <table:table-cell office:value-type="float" office:value="47.786297" calcext:value-type="float">
            <text:p>47.786297</text:p>
          </table:table-cell>
          <table:table-cell office:value-type="float" office:value="27.651022" calcext:value-type="float">
            <text:p>27.651022</text:p>
          </table:table-cell>
        </table:table-row>
        <table:table-row table:style-name="ro1">
          <table:table-cell office:value-type="float" office:value="52.1906600295" calcext:value-type="float">
            <text:p>52.1906600295</text:p>
          </table:table-cell>
          <table:table-cell office:value-type="float" office:value="47.2451705583" calcext:value-type="float">
            <text:p>47.2451705583</text:p>
          </table:table-cell>
          <table:table-cell office:value-type="float" office:value="47.820644" calcext:value-type="float">
            <text:p>47.820644</text:p>
          </table:table-cell>
          <table:table-cell office:value-type="float" office:value="27.236959" calcext:value-type="float">
            <text:p>27.236959</text:p>
          </table:table-cell>
        </table:table-row>
        <table:table-row table:style-name="ro1">
          <table:table-cell office:value-type="float" office:value="52.4648960272" calcext:value-type="float">
            <text:p>52.4648960272</text:p>
          </table:table-cell>
          <table:table-cell office:value-type="float" office:value="46.8820947345" calcext:value-type="float">
            <text:p>46.8820947345</text:p>
          </table:table-cell>
          <table:table-cell office:value-type="float" office:value="47.854992" calcext:value-type="float">
            <text:p>47.854992</text:p>
          </table:table-cell>
          <table:table-cell office:value-type="float" office:value="26.822901" calcext:value-type="float">
            <text:p>26.822901</text:p>
          </table:table-cell>
        </table:table-row>
        <table:table-row table:style-name="ro1">
          <table:table-cell office:value-type="float" office:value="52.7352951356" calcext:value-type="float">
            <text:p>52.7352951356</text:p>
          </table:table-cell>
          <table:table-cell office:value-type="float" office:value="46.5132315246" calcext:value-type="float">
            <text:p>46.5132315246</text:p>
          </table:table-cell>
          <table:table-cell office:value-type="float" office:value="47.876919" calcext:value-type="float">
            <text:p>47.876919</text:p>
          </table:table-cell>
          <table:table-cell office:value-type="float" office:value="26.407091" calcext:value-type="float">
            <text:p>26.407091</text:p>
          </table:table-cell>
        </table:table-row>
        <table:table-row table:style-name="ro1">
          <table:table-cell office:value-type="float" office:value="53.0021683732" calcext:value-type="float">
            <text:p>53.0021683732</text:p>
          </table:table-cell>
          <table:table-cell office:value-type="float" office:value="46.1382763417" calcext:value-type="float">
            <text:p>46.1382763417</text:p>
          </table:table-cell>
          <table:table-cell office:value-type="float" office:value="47.890942" calcext:value-type="float">
            <text:p>47.890942</text:p>
          </table:table-cell>
          <table:table-cell office:value-type="float" office:value="25.990919" calcext:value-type="float">
            <text:p>25.990919</text:p>
          </table:table-cell>
        </table:table-row>
        <table:table-row table:style-name="ro1">
          <table:table-cell office:value-type="float" office:value="53.2653827764" calcext:value-type="float">
            <text:p>53.2653827764</text:p>
          </table:table-cell>
          <table:table-cell office:value-type="float" office:value="45.7570183304" calcext:value-type="float">
            <text:p>45.7570183304</text:p>
          </table:table-cell>
          <table:table-cell office:value-type="float" office:value="47.904957" calcext:value-type="float">
            <text:p>47.904957</text:p>
          </table:table-cell>
          <table:table-cell office:value-type="float" office:value="25.574751" calcext:value-type="float">
            <text:p>25.574751</text:p>
          </table:table-cell>
        </table:table-row>
        <table:table-row table:style-name="ro1">
          <table:table-cell office:value-type="float" office:value="53.3959842146" calcext:value-type="float">
            <text:p>53.3959842146</text:p>
          </table:table-cell>
          <table:table-cell office:value-type="float" office:value="45.5640336086" calcext:value-type="float">
            <text:p>45.5640336086</text:p>
          </table:table-cell>
          <table:table-cell office:value-type="float" office:value="47.908161" calcext:value-type="float">
            <text:p>47.908161</text:p>
          </table:table-cell>
          <table:table-cell office:value-type="float" office:value="25.158518" calcext:value-type="float">
            <text:p>25.158518</text:p>
          </table:table-cell>
        </table:table-row>
        <table:table-row table:style-name="ro1">
          <table:table-cell office:value-type="float" office:value="53.6619432648" calcext:value-type="float">
            <text:p>53.6619432648</text:p>
          </table:table-cell>
          <table:table-cell office:value-type="float" office:value="45.1604643808" calcext:value-type="float">
            <text:p>45.1604643808</text:p>
          </table:table-cell>
          <table:table-cell office:value-type="float" office:value="47.911358" calcext:value-type="float">
            <text:p>47.911358</text:p>
          </table:table-cell>
          <table:table-cell office:value-type="float" office:value="24.742285" calcext:value-type="float">
            <text:p>24.742285</text:p>
          </table:table-cell>
        </table:table-row>
        <table:table-row table:style-name="ro1">
          <table:table-cell office:value-type="float" office:value="53.9157728363" calcext:value-type="float">
            <text:p>53.9157728363</text:p>
          </table:table-cell>
          <table:table-cell office:value-type="float" office:value="44.7625008038" calcext:value-type="float">
            <text:p>44.7625008038</text:p>
          </table:table-cell>
          <table:table-cell office:value-type="float" office:value="47.902607" calcext:value-type="float">
            <text:p>47.902607</text:p>
          </table:table-cell>
          <table:table-cell office:value-type="float" office:value="24.326925" calcext:value-type="float">
            <text:p>24.326925</text:p>
          </table:table-cell>
        </table:table-row>
        <table:table-row table:style-name="ro1">
          <table:table-cell office:value-type="float" office:value="54.1658215686" calcext:value-type="float">
            <text:p>54.1658215686</text:p>
          </table:table-cell>
          <table:table-cell office:value-type="float" office:value="44.3585042323" calcext:value-type="float">
            <text:p>44.3585042323</text:p>
          </table:table-cell>
          <table:table-cell office:value-type="float" office:value="47.893856" calcext:value-type="float">
            <text:p>47.893856</text:p>
          </table:table-cell>
          <table:table-cell office:value-type="float" office:value="23.911566" calcext:value-type="float">
            <text:p>23.911566</text:p>
          </table:table-cell>
        </table:table-row>
        <table:table-row table:style-name="ro1">
          <table:table-cell office:value-type="float" office:value="54.4120798683" calcext:value-type="float">
            <text:p>54.4120798683</text:p>
          </table:table-cell>
          <table:table-cell office:value-type="float" office:value="43.9481310962" calcext:value-type="float">
            <text:p>43.9481310962</text:p>
          </table:table-cell>
          <table:table-cell office:value-type="float" office:value="47.87286" calcext:value-type="float">
            <text:p>47.87286</text:p>
          </table:table-cell>
          <table:table-cell office:value-type="float" office:value="23.497946" calcext:value-type="float">
            <text:p>23.497946</text:p>
          </table:table-cell>
        </table:table-row>
        <table:table-row table:style-name="ro1">
          <table:table-cell office:value-type="float" office:value="54.6542856265" calcext:value-type="float">
            <text:p>54.6542856265</text:p>
          </table:table-cell>
          <table:table-cell office:value-type="float" office:value="43.531495786" calcext:value-type="float">
            <text:p>43.531495786</text:p>
          </table:table-cell>
          <table:table-cell office:value-type="float" office:value="47.851864" calcext:value-type="float">
            <text:p>47.851864</text:p>
          </table:table-cell>
          <table:table-cell office:value-type="float" office:value="23.084326" calcext:value-type="float">
            <text:p>23.084326</text:p>
          </table:table-cell>
        </table:table-row>
        <table:table-row table:style-name="ro1">
          <table:table-cell office:value-type="float" office:value="54.8920627286" calcext:value-type="float">
            <text:p>54.8920627286</text:p>
          </table:table-cell>
          <table:table-cell office:value-type="float" office:value="43.1080386215" calcext:value-type="float">
            <text:p>43.1080386215</text:p>
          </table:table-cell>
          <table:table-cell office:value-type="float" office:value="47.818661" calcext:value-type="float">
            <text:p>47.818661</text:p>
          </table:table-cell>
          <table:table-cell office:value-type="float" office:value="22.673395" calcext:value-type="float">
            <text:p>22.673395</text:p>
          </table:table-cell>
        </table:table-row>
        <table:table-row table:style-name="ro1">
          <table:table-cell office:value-type="float" office:value="55.0093257122" calcext:value-type="float">
            <text:p>55.0093257122</text:p>
          </table:table-cell>
          <table:table-cell office:value-type="float" office:value="42.8940972352" calcext:value-type="float">
            <text:p>42.8940972352</text:p>
          </table:table-cell>
          <table:table-cell office:value-type="float" office:value="47.777706" calcext:value-type="float">
            <text:p>47.777706</text:p>
          </table:table-cell>
          <table:table-cell office:value-type="float" office:value="22.264669" calcext:value-type="float">
            <text:p>22.264669</text:p>
          </table:table-cell>
        </table:table-row>
        <table:table-row table:style-name="ro1">
          <table:table-cell office:value-type="float" office:value="55.240714542" calcext:value-type="float">
            <text:p>55.240714542</text:p>
          </table:table-cell>
          <table:table-cell office:value-type="float" office:value="42.4616354969" calcext:value-type="float">
            <text:p>42.4616354969</text:p>
          </table:table-cell>
          <table:table-cell office:value-type="float" office:value="47.736744" calcext:value-type="float">
            <text:p>47.736744</text:p>
          </table:table-cell>
          <table:table-cell office:value-type="float" office:value="21.855947" calcext:value-type="float">
            <text:p>21.855947</text:p>
          </table:table-cell>
        </table:table-row>
        <table:table-row table:style-name="ro1">
          <table:table-cell office:value-type="float" office:value="55.4744540176" calcext:value-type="float">
            <text:p>55.4744540176</text:p>
          </table:table-cell>
          <table:table-cell office:value-type="float" office:value="42.0088076595" calcext:value-type="float">
            <text:p>42.0088076595</text:p>
          </table:table-cell>
          <table:table-cell office:value-type="float" office:value="47.685429" calcext:value-type="float">
            <text:p>47.685429</text:p>
          </table:table-cell>
          <table:table-cell office:value-type="float" office:value="21.450701" calcext:value-type="float">
            <text:p>21.450701</text:p>
          </table:table-cell>
        </table:table-row>
        <table:table-row table:style-name="ro1">
          <table:table-cell office:value-type="float" office:value="55.7028586691" calcext:value-type="float">
            <text:p>55.7028586691</text:p>
          </table:table-cell>
          <table:table-cell office:value-type="float" office:value="41.549259685" calcext:value-type="float">
            <text:p>41.549259685</text:p>
          </table:table-cell>
          <table:table-cell office:value-type="float" office:value="47.634113" calcext:value-type="float">
            <text:p>47.634113</text:p>
          </table:table-cell>
          <table:table-cell office:value-type="float" office:value="21.045454" calcext:value-type="float">
            <text:p>21.045454</text:p>
          </table:table-cell>
        </table:table-row>
        <table:table-row table:style-name="ro1">
          <table:table-cell office:value-type="float" office:value="55.9329583399" calcext:value-type="float">
            <text:p>55.9329583399</text:p>
          </table:table-cell>
          <table:table-cell office:value-type="float" office:value="41.0692260492" calcext:value-type="float">
            <text:p>41.0692260492</text:p>
          </table:table-cell>
          <table:table-cell office:value-type="float" office:value="47.571583" calcext:value-type="float">
            <text:p>47.571583</text:p>
          </table:table-cell>
          <table:table-cell office:value-type="float" office:value="20.644854" calcext:value-type="float">
            <text:p>20.644854</text:p>
          </table:table-cell>
        </table:table-row>
        <table:table-row table:style-name="ro1">
          <table:table-cell office:value-type="float" office:value="56.1248893581" calcext:value-type="float">
            <text:p>56.1248893581</text:p>
          </table:table-cell>
          <table:table-cell office:value-type="float" office:value="40.6544504678" calcext:value-type="float">
            <text:p>40.6544504678</text:p>
          </table:table-cell>
          <table:table-cell office:value-type="float" office:value="47.509045" calcext:value-type="float">
            <text:p>47.509045</text:p>
          </table:table-cell>
          <table:table-cell office:value-type="float" office:value="20.244257" calcext:value-type="float">
            <text:p>20.244257</text:p>
          </table:table-cell>
        </table:table-row>
        <table:table-row table:style-name="ro1">
          <table:table-cell office:value-type="float" office:value="56.3640120351" calcext:value-type="float">
            <text:p>56.3640120351</text:p>
          </table:table-cell>
          <table:table-cell office:value-type="float" office:value="40.1183913786" calcext:value-type="float">
            <text:p>40.1183913786</text:p>
          </table:table-cell>
          <table:table-cell office:value-type="float" office:value="47.435154" calcext:value-type="float">
            <text:p>47.435154</text:p>
          </table:table-cell>
          <table:table-cell office:value-type="float" office:value="19.848967" calcext:value-type="float">
            <text:p>19.848967</text:p>
          </table:table-cell>
        </table:table-row>
        <table:table-row table:style-name="ro1">
          <table:table-cell office:value-type="float" office:value="56.5403715242" calcext:value-type="float">
            <text:p>56.5403715242</text:p>
          </table:table-cell>
          <table:table-cell office:value-type="float" office:value="39.707219139" calcext:value-type="float">
            <text:p>39.707219139</text:p>
          </table:table-cell>
          <table:table-cell office:value-type="float" office:value="47.361256" calcext:value-type="float">
            <text:p>47.361256</text:p>
          </table:table-cell>
          <table:table-cell office:value-type="float" office:value="19.453676" calcext:value-type="float">
            <text:p>19.453676</text:p>
          </table:table-cell>
        </table:table-row>
        <table:table-row table:style-name="ro1">
          <table:table-cell office:value-type="float" office:value="56.6328472484" calcext:value-type="float">
            <text:p>56.6328472484</text:p>
          </table:table-cell>
          <table:table-cell office:value-type="float" office:value="39.4849018036" calcext:value-type="float">
            <text:p>39.4849018036</text:p>
          </table:table-cell>
          <table:table-cell office:value-type="float" office:value="47.276173" calcext:value-type="float">
            <text:p>47.276173</text:p>
          </table:table-cell>
          <table:table-cell office:value-type="float" office:value="19.064444" calcext:value-type="float">
            <text:p>19.064444</text:p>
          </table:table-cell>
        </table:table-row>
        <table:table-row table:style-name="ro1">
          <table:table-cell office:value-type="float" office:value="56.8326106022" calcext:value-type="float">
            <text:p>56.8326106022</text:p>
          </table:table-cell>
          <table:table-cell office:value-type="float" office:value="38.992022709" calcext:value-type="float">
            <text:p>38.992022709</text:p>
          </table:table-cell>
          <table:table-cell office:value-type="float" office:value="47.19109" calcext:value-type="float">
            <text:p>47.19109</text:p>
          </table:table-cell>
          <table:table-cell office:value-type="float" office:value="18.675215" calcext:value-type="float">
            <text:p>18.675215</text:p>
          </table:table-cell>
        </table:table-row>
        <table:table-row table:style-name="ro1">
          <table:table-cell office:value-type="float" office:value="57.0205779246" calcext:value-type="float">
            <text:p>57.0205779246</text:p>
          </table:table-cell>
          <table:table-cell office:value-type="float" office:value="38.5081855478" calcext:value-type="float">
            <text:p>38.5081855478</text:p>
          </table:table-cell>
          <table:table-cell office:value-type="float" office:value="47.095135" calcext:value-type="float">
            <text:p>47.095135</text:p>
          </table:table-cell>
          <table:table-cell office:value-type="float" office:value="18.292826" calcext:value-type="float">
            <text:p>18.292826</text:p>
          </table:table-cell>
        </table:table-row>
        <table:table-row table:style-name="ro1">
          <table:table-cell office:value-type="float" office:value="57.2082959049" calcext:value-type="float">
            <text:p>57.2082959049</text:p>
          </table:table-cell>
          <table:table-cell office:value-type="float" office:value="38.0036556558" calcext:value-type="float">
            <text:p>38.0036556558</text:p>
          </table:table-cell>
          <table:table-cell office:value-type="float" office:value="46.999172" calcext:value-type="float">
            <text:p>46.999172</text:p>
          </table:table-cell>
          <table:table-cell office:value-type="float" office:value="17.91044" calcext:value-type="float">
            <text:p>17.91044</text:p>
          </table:table-cell>
        </table:table-row>
        <table:table-row table:style-name="ro1">
          <table:table-cell office:value-type="float" office:value="57.379003859" calcext:value-type="float">
            <text:p>57.379003859</text:p>
          </table:table-cell>
          <table:table-cell office:value-type="float" office:value="37.5247287003" calcext:value-type="float">
            <text:p>37.5247287003</text:p>
          </table:table-cell>
          <table:table-cell office:value-type="float" office:value="46.892612" calcext:value-type="float">
            <text:p>46.892612</text:p>
          </table:table-cell>
          <table:table-cell office:value-type="float" office:value="17.53525" calcext:value-type="float">
            <text:p>17.53525</text:p>
          </table:table-cell>
        </table:table-row>
        <table:table-row table:style-name="ro1">
          <table:table-cell office:value-type="float" office:value="57.5497920206" calcext:value-type="float">
            <text:p>57.5497920206</text:p>
          </table:table-cell>
          <table:table-cell office:value-type="float" office:value="37.025474869" calcext:value-type="float">
            <text:p>37.025474869</text:p>
          </table:table-cell>
          <table:table-cell office:value-type="float" office:value="46.779385" calcext:value-type="float">
            <text:p>46.779385</text:p>
          </table:table-cell>
          <table:table-cell office:value-type="float" office:value="17.165312" calcext:value-type="float">
            <text:p>17.165312</text:p>
          </table:table-cell>
        </table:table-row>
        <table:table-row table:style-name="ro1">
          <table:table-cell office:value-type="float" office:value="57.7145463925" calcext:value-type="float">
            <text:p>57.7145463925</text:p>
          </table:table-cell>
          <table:table-cell office:value-type="float" office:value="36.5208996074" calcext:value-type="float">
            <text:p>36.5208996074</text:p>
          </table:table-cell>
          <table:table-cell office:value-type="float" office:value="46.666157" calcext:value-type="float">
            <text:p>46.666157</text:p>
          </table:table-cell>
          <table:table-cell office:value-type="float" office:value="16.795374" calcext:value-type="float">
            <text:p>16.795374</text:p>
          </table:table-cell>
        </table:table-row>
        <table:table-row table:style-name="ro1">
          <table:table-cell office:value-type="float" office:value="57.7994102801" calcext:value-type="float">
            <text:p>57.7994102801</text:p>
          </table:table-cell>
          <table:table-cell office:value-type="float" office:value="36.2509531989" calcext:value-type="float">
            <text:p>36.2509531989</text:p>
          </table:table-cell>
          <table:table-cell office:value-type="float" office:value="46.544079" calcext:value-type="float">
            <text:p>46.544079</text:p>
          </table:table-cell>
          <table:table-cell office:value-type="float" office:value="16.432508" calcext:value-type="float">
            <text:p>16.432508</text:p>
          </table:table-cell>
        </table:table-row>
        <table:table-row table:style-name="ro1">
          <table:table-cell office:value-type="float" office:value="57.9495438177" calcext:value-type="float">
            <text:p>57.9495438177</text:p>
          </table:table-cell>
          <table:table-cell office:value-type="float" office:value="35.7552142219" calcext:value-type="float">
            <text:p>35.7552142219</text:p>
          </table:table-cell>
          <table:table-cell office:value-type="float" office:value="46.422001" calcext:value-type="float">
            <text:p>46.422001</text:p>
          </table:table-cell>
          <table:table-cell office:value-type="float" office:value="16.069643" calcext:value-type="float">
            <text:p>16.069643</text:p>
          </table:table-cell>
        </table:table-row>
        <table:table-row table:style-name="ro1">
          <table:table-cell office:value-type="float" office:value="58.1028615612" calcext:value-type="float">
            <text:p>58.1028615612</text:p>
          </table:table-cell>
          <table:table-cell office:value-type="float" office:value="35.2231150292" calcext:value-type="float">
            <text:p>35.2231150292</text:p>
          </table:table-cell>
          <table:table-cell office:value-type="float" office:value="46.2906" calcext:value-type="float">
            <text:p>46.2906</text:p>
          </table:table-cell>
          <table:table-cell office:value-type="float" office:value="15.715147" calcext:value-type="float">
            <text:p>15.715147</text:p>
          </table:table-cell>
        </table:table-row>
        <table:table-row table:style-name="ro1">
          <table:table-cell office:value-type="float" office:value="58.2497333191" calcext:value-type="float">
            <text:p>58.2497333191</text:p>
          </table:table-cell>
          <table:table-cell office:value-type="float" office:value="34.686775753" calcext:value-type="float">
            <text:p>34.686775753</text:p>
          </table:table-cell>
          <table:table-cell office:value-type="float" office:value="46.159199" calcext:value-type="float">
            <text:p>46.159199</text:p>
          </table:table-cell>
          <table:table-cell office:value-type="float" office:value="15.360655" calcext:value-type="float">
            <text:p>15.360655</text:p>
          </table:table-cell>
        </table:table-row>
        <table:table-row table:style-name="ro1">
          <table:table-cell office:value-type="float" office:value="58.3851754587" calcext:value-type="float">
            <text:p>58.3851754587</text:p>
          </table:table-cell>
          <table:table-cell office:value-type="float" office:value="34.1622612752" calcext:value-type="float">
            <text:p>34.1622612752</text:p>
          </table:table-cell>
          <table:table-cell office:value-type="float" office:value="46.018429" calcext:value-type="float">
            <text:p>46.018429</text:p>
          </table:table-cell>
          <table:table-cell office:value-type="float" office:value="15.014856" calcext:value-type="float">
            <text:p>15.014856</text:p>
          </table:table-cell>
        </table:table-row>
        <table:table-row table:style-name="ro1">
          <table:table-cell office:value-type="float" office:value="58.5174985388" calcext:value-type="float">
            <text:p>58.5174985388</text:p>
          </table:table-cell>
          <table:table-cell office:value-type="float" office:value="33.6175976964" calcext:value-type="float">
            <text:p>33.6175976964</text:p>
          </table:table-cell>
          <table:table-cell office:value-type="float" office:value="45.877666" calcext:value-type="float">
            <text:p>45.877666</text:p>
          </table:table-cell>
          <table:table-cell office:value-type="float" office:value="14.669058" calcext:value-type="float">
            <text:p>14.669058</text:p>
          </table:table-cell>
        </table:table-row>
        <table:table-row table:style-name="ro1">
          <table:table-cell office:value-type="float" office:value="58.6352478825" calcext:value-type="float">
            <text:p>58.6352478825</text:p>
          </table:table-cell>
          <table:table-cell office:value-type="float" office:value="33.1025017019" calcext:value-type="float">
            <text:p>33.1025017019</text:p>
          </table:table-cell>
          <table:table-cell office:value-type="float" office:value="45.727795" calcext:value-type="float">
            <text:p>45.727795</text:p>
          </table:table-cell>
          <table:table-cell office:value-type="float" office:value="14.332457" calcext:value-type="float">
            <text:p>14.332457</text:p>
          </table:table-cell>
        </table:table-row>
        <table:table-row table:style-name="ro1">
          <table:table-cell office:value-type="float" office:value="58.6896624144" calcext:value-type="float">
            <text:p>58.6896624144</text:p>
          </table:table-cell>
          <table:table-cell office:value-type="float" office:value="32.8521977756" calcext:value-type="float">
            <text:p>32.8521977756</text:p>
          </table:table-cell>
          <table:table-cell office:value-type="float" office:value="45.57793" calcext:value-type="float">
            <text:p>45.57793</text:p>
          </table:table-cell>
          <table:table-cell office:value-type="float" office:value="13.995859" calcext:value-type="float">
            <text:p>13.995859</text:p>
          </table:table-cell>
        </table:table-row>
        <table:table-row table:style-name="ro1">
          <table:table-cell office:value-type="float" office:value="58.8002404972" calcext:value-type="float">
            <text:p>58.8002404972</text:p>
          </table:table-cell>
          <table:table-cell office:value-type="float" office:value="32.3160445617" calcext:value-type="float">
            <text:p>32.3160445617</text:p>
          </table:table-cell>
          <table:table-cell office:value-type="float" office:value="45.419262" calcext:value-type="float">
            <text:p>45.419262</text:p>
          </table:table-cell>
          <table:table-cell office:value-type="float" office:value="13.668756" calcext:value-type="float">
            <text:p>13.668756</text:p>
          </table:table-cell>
        </table:table-row>
        <table:table-row table:style-name="ro1">
          <table:table-cell office:value-type="float" office:value="58.9005051177" calcext:value-type="float">
            <text:p>58.9005051177</text:p>
          </table:table-cell>
          <table:table-cell office:value-type="float" office:value="31.7942214754" calcext:value-type="float">
            <text:p>31.7942214754</text:p>
          </table:table-cell>
          <table:table-cell office:value-type="float" office:value="45.260593" calcext:value-type="float">
            <text:p>45.260593</text:p>
          </table:table-cell>
          <table:table-cell office:value-type="float" office:value="13.341658" calcext:value-type="float">
            <text:p>13.341658</text:p>
          </table:table-cell>
        </table:table-row>
        <table:table-row table:style-name="ro1">
          <table:table-cell office:value-type="float" office:value="58.9994501951" calcext:value-type="float">
            <text:p>58.9994501951</text:p>
          </table:table-cell>
          <table:table-cell office:value-type="float" office:value="31.2359955752" calcext:value-type="float">
            <text:p>31.2359955752</text:p>
          </table:table-cell>
          <table:table-cell office:value-type="float" office:value="45.09341" calcext:value-type="float">
            <text:p>45.09341</text:p>
          </table:table-cell>
          <table:table-cell office:value-type="float" office:value="13.024282" calcext:value-type="float">
            <text:p>13.024282</text:p>
          </table:table-cell>
        </table:table-row>
        <table:table-row table:style-name="ro1">
          <table:table-cell office:value-type="float" office:value="59.0853861857" calcext:value-type="float">
            <text:p>59.0853861857</text:p>
          </table:table-cell>
          <table:table-cell office:value-type="float" office:value="30.7098026174" calcext:value-type="float">
            <text:p>30.7098026174</text:p>
          </table:table-cell>
          <table:table-cell office:value-type="float" office:value="44.926228" calcext:value-type="float">
            <text:p>44.926228</text:p>
          </table:table-cell>
          <table:table-cell office:value-type="float" office:value="12.706911" calcext:value-type="float">
            <text:p>12.706911</text:p>
          </table:table-cell>
        </table:table-row>
        <table:table-row table:style-name="ro1">
          <table:table-cell office:value-type="float" office:value="59.1667961592" calcext:value-type="float">
            <text:p>59.1667961592</text:p>
          </table:table-cell>
          <table:table-cell office:value-type="float" office:value="30.1648335102" calcext:value-type="float">
            <text:p>30.1648335102</text:p>
          </table:table-cell>
          <table:table-cell office:value-type="float" office:value="44.750782" calcext:value-type="float">
            <text:p>44.750782</text:p>
          </table:table-cell>
          <table:table-cell office:value-type="float" office:value="12.399397" calcext:value-type="float">
            <text:p>12.399397</text:p>
          </table:table-cell>
        </table:table-row>
        <table:table-row table:style-name="ro1">
          <table:table-cell office:value-type="float" office:value="59.2428551944" calcext:value-type="float">
            <text:p>59.2428551944</text:p>
          </table:table-cell>
          <table:table-cell office:value-type="float" office:value="29.6008427918" calcext:value-type="float">
            <text:p>29.6008427918</text:p>
          </table:table-cell>
          <table:table-cell office:value-type="float" office:value="44.575336" calcext:value-type="float">
            <text:p>44.575336</text:p>
          </table:table-cell>
          <table:table-cell office:value-type="float" office:value="12.091883" calcext:value-type="float">
            <text:p>12.091883</text:p>
          </table:table-cell>
        </table:table-row>
        <table:table-row table:style-name="ro1">
          <table:table-cell office:value-type="float" office:value="59.3087729961" calcext:value-type="float">
            <text:p>59.3087729961</text:p>
          </table:table-cell>
          <table:table-cell office:value-type="float" office:value="29.0525190044" calcext:value-type="float">
            <text:p>29.0525190044</text:p>
          </table:table-cell>
          <table:table-cell office:value-type="float" office:value="44.391926" calcext:value-type="float">
            <text:p>44.391926</text:p>
          </table:table-cell>
          <table:table-cell office:value-type="float" office:value="11.794436" calcext:value-type="float">
            <text:p>11.794436</text:p>
          </table:table-cell>
        </table:table-row>
        <table:table-row table:style-name="ro1">
          <table:table-cell office:value-type="float" office:value="59.3702563997" calcext:value-type="float">
            <text:p>59.3702563997</text:p>
          </table:table-cell>
          <table:table-cell office:value-type="float" office:value="28.4685037308" calcext:value-type="float">
            <text:p>28.4685037308</text:p>
          </table:table-cell>
          <table:table-cell office:value-type="float" office:value="44.208515" calcext:value-type="float">
            <text:p>44.208515</text:p>
          </table:table-cell>
          <table:table-cell office:value-type="float" office:value="11.496992" calcext:value-type="float">
            <text:p>11.496992</text:p>
          </table:table-cell>
        </table:table-row>
        <table:table-row table:style-name="ro1">
          <table:table-cell office:value-type="float" office:value="59.3929546914" calcext:value-type="float">
            <text:p>59.3929546914</text:p>
          </table:table-cell>
          <table:table-cell office:value-type="float" office:value="28.227795504" calcext:value-type="float">
            <text:p>28.227795504</text:p>
          </table:table-cell>
          <table:table-cell office:value-type="float" office:value="44.017384" calcext:value-type="float">
            <text:p>44.017384</text:p>
          </table:table-cell>
          <table:table-cell office:value-type="float" office:value="11.209749" calcext:value-type="float">
            <text:p>11.209749</text:p>
          </table:table-cell>
        </table:table-row>
        <table:table-row table:style-name="ro1">
          <table:table-cell office:value-type="float" office:value="59.4393985398" calcext:value-type="float">
            <text:p>59.4393985398</text:p>
          </table:table-cell>
          <table:table-cell office:value-type="float" office:value="27.6771101868" calcext:value-type="float">
            <text:p>27.6771101868</text:p>
          </table:table-cell>
          <table:table-cell office:value-type="float" office:value="43.82626" calcext:value-type="float">
            <text:p>43.82626</text:p>
          </table:table-cell>
          <table:table-cell office:value-type="float" office:value="10.922506" calcext:value-type="float">
            <text:p>10.922506</text:p>
          </table:table-cell>
        </table:table-row>
        <table:table-row table:style-name="ro1">
          <table:table-cell office:value-type="float" office:value="59.4779810698" calcext:value-type="float">
            <text:p>59.4779810698</text:p>
          </table:table-cell>
          <table:table-cell office:value-type="float" office:value="27.1260901179" calcext:value-type="float">
            <text:p>27.1260901179</text:p>
          </table:table-cell>
          <table:table-cell office:value-type="float" office:value="43.627567" calcext:value-type="float">
            <text:p>43.627567</text:p>
          </table:table-cell>
          <table:table-cell office:value-type="float" office:value="10.64546" calcext:value-type="float">
            <text:p>10.64546</text:p>
          </table:table-cell>
        </table:table-row>
        <table:table-row table:style-name="ro1">
          <table:table-cell office:value-type="float" office:value="59.5087523562" calcext:value-type="float">
            <text:p>59.5087523562</text:p>
          </table:table-cell>
          <table:table-cell office:value-type="float" office:value="26.5751081744" calcext:value-type="float">
            <text:p>26.5751081744</text:p>
          </table:table-cell>
          <table:table-cell office:value-type="float" office:value="43.428875" calcext:value-type="float">
            <text:p>43.428875</text:p>
          </table:table-cell>
          <table:table-cell office:value-type="float" office:value="10.368414" calcext:value-type="float">
            <text:p>10.368414</text:p>
          </table:table-cell>
        </table:table-row>
        <table:table-row table:style-name="ro1">
          <table:table-cell office:value-type="float" office:value="59.5322364993" calcext:value-type="float">
            <text:p>59.5322364993</text:p>
          </table:table-cell>
          <table:table-cell office:value-type="float" office:value="26.0072022435" calcext:value-type="float">
            <text:p>26.0072022435</text:p>
          </table:table-cell>
          <table:table-cell office:value-type="float" office:value="43.222912" calcext:value-type="float">
            <text:p>43.222912</text:p>
          </table:table-cell>
          <table:table-cell office:value-type="float" office:value="10.10177" calcext:value-type="float">
            <text:p>10.10177</text:p>
          </table:table-cell>
        </table:table-row>
        <table:table-row table:style-name="ro1">
          <table:table-cell office:value-type="float" office:value="59.5470966522" calcext:value-type="float">
            <text:p>59.5470966522</text:p>
          </table:table-cell>
          <table:table-cell office:value-type="float" office:value="25.457180334" calcext:value-type="float">
            <text:p>25.457180334</text:p>
          </table:table-cell>
          <table:table-cell office:value-type="float" office:value="43.016956" calcext:value-type="float">
            <text:p>43.016956</text:p>
          </table:table-cell>
          <table:table-cell office:value-type="float" office:value="9.835127" calcext:value-type="float">
            <text:p>9.835127</text:p>
          </table:table-cell>
        </table:table-row>
        <table:table-row table:style-name="ro1">
          <table:table-cell office:value-type="float" office:value="59.554194005" calcext:value-type="float">
            <text:p>59.554194005</text:p>
          </table:table-cell>
          <table:table-cell office:value-type="float" office:value="24.9081070974" calcext:value-type="float">
            <text:p>24.9081070974</text:p>
          </table:table-cell>
          <table:table-cell office:value-type="float" office:value="42.811001" calcext:value-type="float">
            <text:p>42.811001</text:p>
          </table:table-cell>
          <table:table-cell office:value-type="float" office:value="9.568487" calcext:value-type="float">
            <text:p>9.568487</text:p>
          </table:table-cell>
        </table:table-row>
        <table:table-row table:style-name="ro1">
          <table:table-cell office:value-type="float" office:value="59.5535708159" calcext:value-type="float">
            <text:p>59.5535708159</text:p>
          </table:table-cell>
          <table:table-cell office:value-type="float" office:value="24.3604036068" calcext:value-type="float">
            <text:p>24.3604036068</text:p>
          </table:table-cell>
          <table:table-cell office:value-type="float" office:value="42.594494" calcext:value-type="float">
            <text:p>42.594494</text:p>
          </table:table-cell>
          <table:table-cell office:value-type="float" office:value="9.316565" calcext:value-type="float">
            <text:p>9.316565</text:p>
          </table:table-cell>
        </table:table-row>
        <table:table-row table:style-name="ro1">
          <table:table-cell office:value-type="float" office:value="59.550376799" calcext:value-type="float">
            <text:p>59.550376799</text:p>
          </table:table-cell>
          <table:table-cell office:value-type="float" office:value="24.0871638394" calcext:value-type="float">
            <text:p>24.0871638394</text:p>
          </table:table-cell>
          <table:table-cell office:value-type="float" office:value="42.377987" calcext:value-type="float">
            <text:p>42.377987</text:p>
          </table:table-cell>
          <table:table-cell office:value-type="float" office:value="9.064646" calcext:value-type="float">
            <text:p>9.064646</text:p>
          </table:table-cell>
        </table:table-row>
        <table:table-row table:style-name="ro1">
          <table:table-cell office:value-type="float" office:value="59.5382512063" calcext:value-type="float">
            <text:p>59.5382512063</text:p>
          </table:table-cell>
          <table:table-cell office:value-type="float" office:value="23.5420628451" calcext:value-type="float">
            <text:p>23.5420628451</text:p>
          </table:table-cell>
          <table:table-cell office:value-type="float" office:value="42.152126" calcext:value-type="float">
            <text:p>42.152126</text:p>
          </table:table-cell>
          <table:table-cell office:value-type="float" office:value="8.820913" calcext:value-type="float">
            <text:p>8.820913</text:p>
          </table:table-cell>
        </table:table-row>
        <table:table-row table:style-name="ro1">
          <table:table-cell office:value-type="float" office:value="59.518480317" calcext:value-type="float">
            <text:p>59.518480317</text:p>
          </table:table-cell>
          <table:table-cell office:value-type="float" office:value="22.9991217726" calcext:value-type="float">
            <text:p>22.9991217726</text:p>
          </table:table-cell>
          <table:table-cell office:value-type="float" office:value="41.926273" calcext:value-type="float">
            <text:p>41.926273</text:p>
          </table:table-cell>
          <table:table-cell office:value-type="float" office:value="8.577181" calcext:value-type="float">
            <text:p>8.577181</text:p>
          </table:table-cell>
        </table:table-row>
        <table:table-row table:style-name="ro1">
          <table:table-cell office:value-type="float" office:value="59.4909967924" calcext:value-type="float">
            <text:p>59.4909967924</text:p>
          </table:table-cell>
          <table:table-cell office:value-type="float" office:value="22.4585993836" calcext:value-type="float">
            <text:p>22.4585993836</text:p>
          </table:table-cell>
          <table:table-cell office:value-type="float" office:value="41.68996" calcext:value-type="float">
            <text:p>41.68996</text:p>
          </table:table-cell>
          <table:table-cell office:value-type="float" office:value="8.340559" calcext:value-type="float">
            <text:p>8.340559</text:p>
          </table:table-cell>
        </table:table-row>
        <table:table-row table:style-name="ro1">
          <table:table-cell office:value-type="float" office:value="59.4557812682" calcext:value-type="float">
            <text:p>59.4557812682</text:p>
          </table:table-cell>
          <table:table-cell office:value-type="float" office:value="21.9207901883" calcext:value-type="float">
            <text:p>21.9207901883</text:p>
          </table:table-cell>
          <table:table-cell office:value-type="float" office:value="41.453648" calcext:value-type="float">
            <text:p>41.453648</text:p>
          </table:table-cell>
          <table:table-cell office:value-type="float" office:value="8.103941" calcext:value-type="float">
            <text:p>8.103941</text:p>
          </table:table-cell>
        </table:table-row>
        <table:table-row table:style-name="ro1">
          <table:table-cell office:value-type="float" office:value="59.4128126413" calcext:value-type="float">
            <text:p>59.4128126413</text:p>
          </table:table-cell>
          <table:table-cell office:value-type="float" office:value="21.3859526025" calcext:value-type="float">
            <text:p>21.3859526025</text:p>
          </table:table-cell>
          <table:table-cell office:value-type="float" office:value="41.2057" calcext:value-type="float">
            <text:p>41.2057</text:p>
          </table:table-cell>
          <table:table-cell office:value-type="float" office:value="7.873594" calcext:value-type="float">
            <text:p>7.873594</text:p>
          </table:table-cell>
        </table:table-row>
        <table:table-row table:style-name="ro1">
          <table:table-cell office:value-type="float" office:value="59.3620633638" calcext:value-type="float">
            <text:p>59.3620633638</text:p>
          </table:table-cell>
          <table:table-cell office:value-type="float" office:value="20.8544055128" calcext:value-type="float">
            <text:p>20.8544055128</text:p>
          </table:table-cell>
          <table:table-cell office:value-type="float" office:value="40.95776" calcext:value-type="float">
            <text:p>40.95776</text:p>
          </table:table-cell>
          <table:table-cell office:value-type="float" office:value="7.643248" calcext:value-type="float">
            <text:p>7.643248</text:p>
          </table:table-cell>
        </table:table-row>
        <table:table-row table:style-name="ro1">
          <table:table-cell office:value-type="float" office:value="59.3015012451" calcext:value-type="float">
            <text:p>59.3015012451</text:p>
          </table:table-cell>
          <table:table-cell office:value-type="float" office:value="20.3099842439" calcext:value-type="float">
            <text:p>20.3099842439</text:p>
          </table:table-cell>
          <table:table-cell office:value-type="float" office:value="40.69791" calcext:value-type="float">
            <text:p>40.69791</text:p>
          </table:table-cell>
          <table:table-cell office:value-type="float" office:value="7.419172" calcext:value-type="float">
            <text:p>7.419172</text:p>
          </table:table-cell>
        </table:table-row>
        <table:table-row table:style-name="ro1">
          <table:table-cell office:value-type="float" office:value="59.2691300048" calcext:value-type="float">
            <text:p>59.2691300048</text:p>
          </table:table-cell>
          <table:table-cell office:value-type="float" office:value="20.0475193191" calcext:value-type="float">
            <text:p>20.0475193191</text:p>
          </table:table-cell>
          <table:table-cell office:value-type="float" office:value="40.438061" calcext:value-type="float">
            <text:p>40.438061</text:p>
          </table:table-cell>
          <table:table-cell office:value-type="float" office:value="7.195097" calcext:value-type="float">
            <text:p>7.195097</text:p>
          </table:table-cell>
        </table:table-row>
        <table:table-row table:style-name="ro1">
          <table:table-cell office:value-type="float" office:value="59.1984432458" calcext:value-type="float">
            <text:p>59.1984432458</text:p>
          </table:table-cell>
          <table:table-cell office:value-type="float" office:value="19.5256493318" calcext:value-type="float">
            <text:p>19.5256493318</text:p>
          </table:table-cell>
          <table:table-cell office:value-type="float" office:value="40.166386" calcext:value-type="float">
            <text:p>40.166386</text:p>
          </table:table-cell>
          <table:table-cell office:value-type="float" office:value="6.977591" calcext:value-type="float">
            <text:p>6.977591</text:p>
          </table:table-cell>
        </table:table-row>
        <table:table-row table:style-name="ro1">
          <table:table-cell office:value-type="float" office:value="59.1176516177" calcext:value-type="float">
            <text:p>59.1176516177</text:p>
          </table:table-cell>
          <table:table-cell office:value-type="float" office:value="18.9921424711" calcext:value-type="float">
            <text:p>18.9921424711</text:p>
          </table:table-cell>
          <table:table-cell office:value-type="float" office:value="39.894718" calcext:value-type="float">
            <text:p>39.894718</text:p>
          </table:table-cell>
          <table:table-cell office:value-type="float" office:value="6.760084" calcext:value-type="float">
            <text:p>6.760084</text:p>
          </table:table-cell>
        </table:table-row>
        <table:table-row table:style-name="ro1">
          <table:table-cell office:value-type="float" office:value="59.0291752467" calcext:value-type="float">
            <text:p>59.0291752467</text:p>
          </table:table-cell>
          <table:table-cell office:value-type="float" office:value="18.4634275265" calcext:value-type="float">
            <text:p>18.4634275265</text:p>
          </table:table-cell>
          <table:table-cell office:value-type="float" office:value="39.611469" calcext:value-type="float">
            <text:p>39.611469</text:p>
          </table:table-cell>
          <table:table-cell office:value-type="float" office:value="6.549496" calcext:value-type="float">
            <text:p>6.549496</text:p>
          </table:table-cell>
        </table:table-row>
        <table:table-row table:style-name="ro1">
          <table:table-cell office:value-type="float" office:value="58.9389222618" calcext:value-type="float">
            <text:p>58.9389222618</text:p>
          </table:table-cell>
          <table:table-cell office:value-type="float" office:value="17.9713160392" calcext:value-type="float">
            <text:p>17.9713160392</text:p>
          </table:table-cell>
          <table:table-cell office:value-type="float" office:value="39.32822" calcext:value-type="float">
            <text:p>39.32822</text:p>
          </table:table-cell>
          <table:table-cell office:value-type="float" office:value="6.338909" calcext:value-type="float">
            <text:p>6.338909</text:p>
          </table:table-cell>
        </table:table-row>
        <table:table-row table:style-name="ro1">
          <table:table-cell office:value-type="float" office:value="58.838549031" calcext:value-type="float">
            <text:p>58.838549031</text:p>
          </table:table-cell>
          <table:table-cell office:value-type="float" office:value="17.4680406999" calcext:value-type="float">
            <text:p>17.4680406999</text:p>
          </table:table-cell>
          <table:table-cell office:value-type="float" office:value="39.033688" calcext:value-type="float">
            <text:p>39.033688</text:p>
          </table:table-cell>
          <table:table-cell office:value-type="float" office:value="6.135548" calcext:value-type="float">
            <text:p>6.135548</text:p>
          </table:table-cell>
        </table:table-row>
        <table:table-row table:style-name="ro1">
          <table:table-cell office:value-type="float" office:value="58.7308534107" calcext:value-type="float">
            <text:p>58.7308534107</text:p>
          </table:table-cell>
          <table:table-cell office:value-type="float" office:value="16.9697405756" calcext:value-type="float">
            <text:p>16.9697405756</text:p>
          </table:table-cell>
          <table:table-cell office:value-type="float" office:value="38.739159" calcext:value-type="float">
            <text:p>38.739159</text:p>
          </table:table-cell>
          <table:table-cell office:value-type="float" office:value="5.932186" calcext:value-type="float">
            <text:p>5.932186</text:p>
          </table:table-cell>
        </table:table-row>
        <table:table-row table:style-name="ro1">
          <table:table-cell office:value-type="float" office:value="58.6743620429" calcext:value-type="float">
            <text:p>58.6743620429</text:p>
          </table:table-cell>
          <table:table-cell office:value-type="float" office:value="16.7225746453" calcext:value-type="float">
            <text:p>16.7225746453</text:p>
          </table:table-cell>
          <table:table-cell office:value-type="float" office:value="38.433678" calcext:value-type="float">
            <text:p>38.433678</text:p>
          </table:table-cell>
          <table:table-cell office:value-type="float" office:value="5.736303" calcext:value-type="float">
            <text:p>5.736303</text:p>
          </table:table-cell>
        </table:table-row>
        <table:table-row table:style-name="ro1">
          <table:table-cell office:value-type="float" office:value="58.5598295974" calcext:value-type="float">
            <text:p>58.5598295974</text:p>
          </table:table-cell>
          <table:table-cell office:value-type="float" office:value="16.2473945038" calcext:value-type="float">
            <text:p>16.2473945038</text:p>
          </table:table-cell>
          <table:table-cell office:value-type="float" office:value="38.128201" calcext:value-type="float">
            <text:p>38.128201</text:p>
          </table:table-cell>
          <table:table-cell office:value-type="float" office:value="5.540422" calcext:value-type="float">
            <text:p>5.540422</text:p>
          </table:table-cell>
        </table:table-row>
        <table:table-row table:style-name="ro1">
          <table:table-cell office:value-type="float" office:value="58.4346323978" calcext:value-type="float">
            <text:p>58.4346323978</text:p>
          </table:table-cell>
          <table:table-cell office:value-type="float" office:value="15.7621541888" calcext:value-type="float">
            <text:p>15.7621541888</text:p>
          </table:table-cell>
          <table:table-cell office:value-type="float" office:value="37.812126" calcext:value-type="float">
            <text:p>37.812126</text:p>
          </table:table-cell>
          <table:table-cell office:value-type="float" office:value="5.352211" calcext:value-type="float">
            <text:p>5.352211</text:p>
          </table:table-cell>
        </table:table-row>
        <table:table-row table:style-name="ro1">
          <table:table-cell office:value-type="float" office:value="58.302544229" calcext:value-type="float">
            <text:p>58.302544229</text:p>
          </table:table-cell>
          <table:table-cell office:value-type="float" office:value="15.282371348" calcext:value-type="float">
            <text:p>15.282371348</text:p>
          </table:table-cell>
          <table:table-cell office:value-type="float" office:value="37.496052" calcext:value-type="float">
            <text:p>37.496052</text:p>
          </table:table-cell>
          <table:table-cell office:value-type="float" office:value="5.164001" calcext:value-type="float">
            <text:p>5.164001</text:p>
          </table:table-cell>
        </table:table-row>
        <table:table-row table:style-name="ro1">
          <table:table-cell office:value-type="float" office:value="58.1635669516" calcext:value-type="float">
            <text:p>58.1635669516</text:p>
          </table:table-cell>
          <table:table-cell office:value-type="float" office:value="14.8081440792" calcext:value-type="float">
            <text:p>14.8081440792</text:p>
          </table:table-cell>
          <table:table-cell office:value-type="float" office:value="37.16975" calcext:value-type="float">
            <text:p>37.16975</text:p>
          </table:table-cell>
          <table:table-cell office:value-type="float" office:value="4.983593" calcext:value-type="float">
            <text:p>4.983593</text:p>
          </table:table-cell>
        </table:table-row>
        <table:table-row table:style-name="ro1">
          <table:table-cell office:value-type="float" office:value="58.0179009639" calcext:value-type="float">
            <text:p>58.0179009639</text:p>
          </table:table-cell>
          <table:table-cell office:value-type="float" office:value="14.3396028167" calcext:value-type="float">
            <text:p>14.3396028167</text:p>
          </table:table-cell>
          <table:table-cell office:value-type="float" office:value="36.843449" calcext:value-type="float">
            <text:p>36.843449</text:p>
          </table:table-cell>
          <table:table-cell office:value-type="float" office:value="4.803185" calcext:value-type="float">
            <text:p>4.803185</text:p>
          </table:table-cell>
        </table:table-row>
        <table:table-row table:style-name="ro1">
          <table:table-cell office:value-type="float" office:value="57.8656502926" calcext:value-type="float">
            <text:p>57.8656502926</text:p>
          </table:table-cell>
          <table:table-cell office:value-type="float" office:value="13.8767202751" calcext:value-type="float">
            <text:p>13.8767202751</text:p>
          </table:table-cell>
          <table:table-cell office:value-type="float" office:value="36.507294" calcext:value-type="float">
            <text:p>36.507294</text:p>
          </table:table-cell>
          <table:table-cell office:value-type="float" office:value="4.630653" calcext:value-type="float">
            <text:p>4.630653</text:p>
          </table:table-cell>
        </table:table-row>
        <table:table-row table:style-name="ro1">
          <table:table-cell office:value-type="float" office:value="57.7061431456" calcext:value-type="float">
            <text:p>57.7061431456</text:p>
          </table:table-cell>
          <table:table-cell office:value-type="float" office:value="13.4197018418" calcext:value-type="float">
            <text:p>13.4197018418</text:p>
          </table:table-cell>
          <table:table-cell office:value-type="float" office:value="36.171139" calcext:value-type="float">
            <text:p>36.171139</text:p>
          </table:table-cell>
          <table:table-cell office:value-type="float" office:value="4.458124" calcext:value-type="float">
            <text:p>4.458124</text:p>
          </table:table-cell>
        </table:table-row>
        <table:table-row table:style-name="ro1">
          <table:table-cell office:value-type="float" office:value="57.6183095941" calcext:value-type="float">
            <text:p>57.6183095941</text:p>
          </table:table-cell>
          <table:table-cell office:value-type="float" office:value="13.1795491885" calcext:value-type="float">
            <text:p>13.1795491885</text:p>
          </table:table-cell>
          <table:table-cell office:value-type="float" office:value="35.825497" calcext:value-type="float">
            <text:p>35.825497</text:p>
          </table:table-cell>
          <table:table-cell office:value-type="float" office:value="4.293491" calcext:value-type="float">
            <text:p>4.293491</text:p>
          </table:table-cell>
        </table:table-row>
        <table:table-row table:style-name="ro1">
          <table:table-cell office:value-type="float" office:value="57.449418702" calcext:value-type="float">
            <text:p>57.449418702</text:p>
          </table:table-cell>
          <table:table-cell office:value-type="float" office:value="12.7315974022" calcext:value-type="float">
            <text:p>12.7315974022</text:p>
          </table:table-cell>
          <table:table-cell office:value-type="float" office:value="35.479858" calcext:value-type="float">
            <text:p>35.479858</text:p>
          </table:table-cell>
          <table:table-cell office:value-type="float" office:value="4.128859" calcext:value-type="float">
            <text:p>4.128859</text:p>
          </table:table-cell>
        </table:table-row>
        <table:table-row table:style-name="ro1">
          <table:table-cell office:value-type="float" office:value="57.2787891102" calcext:value-type="float">
            <text:p>57.2787891102</text:p>
          </table:table-cell>
          <table:table-cell office:value-type="float" office:value="12.3037709247" calcext:value-type="float">
            <text:p>12.3037709247</text:p>
          </table:table-cell>
          <table:table-cell office:value-type="float" office:value="35.125103" calcext:value-type="float">
            <text:p>35.125103</text:p>
          </table:table-cell>
          <table:table-cell office:value-type="float" office:value="3.972099" calcext:value-type="float">
            <text:p>3.972099</text:p>
          </table:table-cell>
        </table:table-row>
        <table:table-row table:style-name="ro1">
          <table:table-cell office:value-type="float" office:value="57.095013145" calcext:value-type="float">
            <text:p>57.095013145</text:p>
          </table:table-cell>
          <table:table-cell office:value-type="float" office:value="11.8687764351" calcext:value-type="float">
            <text:p>11.8687764351</text:p>
          </table:table-cell>
          <table:table-cell office:value-type="float" office:value="34.770351" calcext:value-type="float">
            <text:p>34.770351</text:p>
          </table:table-cell>
          <table:table-cell office:value-type="float" office:value="3.81534" calcext:value-type="float">
            <text:p>3.81534</text:p>
          </table:table-cell>
        </table:table-row>
        <table:table-row table:style-name="ro1">
          <table:table-cell office:value-type="float" office:value="56.8995280443" calcext:value-type="float">
            <text:p>56.8995280443</text:p>
          </table:table-cell>
          <table:table-cell office:value-type="float" office:value="11.4271413918" calcext:value-type="float">
            <text:p>11.4271413918</text:p>
          </table:table-cell>
          <table:table-cell office:value-type="float" office:value="34.406834" calcext:value-type="float">
            <text:p>34.406834</text:p>
          </table:table-cell>
          <table:table-cell office:value-type="float" office:value="3.666389" calcext:value-type="float">
            <text:p>3.666389</text:p>
          </table:table-cell>
        </table:table-row>
        <table:table-row table:style-name="ro1">
          <table:table-cell office:value-type="float" office:value="56.7107930425" calcext:value-type="float">
            <text:p>56.7107930425</text:p>
          </table:table-cell>
          <table:table-cell office:value-type="float" office:value="11.018409614" calcext:value-type="float">
            <text:p>11.018409614</text:p>
          </table:table-cell>
          <table:table-cell office:value-type="float" office:value="34.04332" calcext:value-type="float">
            <text:p>34.04332</text:p>
          </table:table-cell>
          <table:table-cell office:value-type="float" office:value="3.517439" calcext:value-type="float">
            <text:p>3.517439</text:p>
          </table:table-cell>
        </table:table-row>
        <table:table-row table:style-name="ro1">
          <table:table-cell office:value-type="float" office:value="56.5037626146" calcext:value-type="float">
            <text:p>56.5037626146</text:p>
          </table:table-cell>
          <table:table-cell office:value-type="float" office:value="10.5896087222" calcext:value-type="float">
            <text:p>10.5896087222</text:p>
          </table:table-cell>
          <table:table-cell office:value-type="float" office:value="33.671375" calcext:value-type="float">
            <text:p>33.671375</text:p>
          </table:table-cell>
          <table:table-cell office:value-type="float" office:value="3.37619" calcext:value-type="float">
            <text:p>3.37619</text:p>
          </table:table-cell>
        </table:table-row>
        <table:table-row table:style-name="ro1">
          <table:table-cell office:value-type="float" office:value="56.2898881951" calcext:value-type="float">
            <text:p>56.2898881951</text:p>
          </table:table-cell>
          <table:table-cell office:value-type="float" office:value="10.1672897246" calcext:value-type="float">
            <text:p>10.1672897246</text:p>
          </table:table-cell>
          <table:table-cell office:value-type="float" office:value="33.299431" calcext:value-type="float">
            <text:p>33.299431</text:p>
          </table:table-cell>
          <table:table-cell office:value-type="float" office:value="3.234943" calcext:value-type="float">
            <text:p>3.234943</text:p>
          </table:table-cell>
        </table:table-row>
        <table:table-row table:style-name="ro1">
          <table:table-cell office:value-type="float" office:value="56.197256798" calcext:value-type="float">
            <text:p>56.197256798</text:p>
          </table:table-cell>
          <table:table-cell office:value-type="float" office:value="9.99011555561" calcext:value-type="float">
            <text:p>9.9901155556</text:p>
          </table:table-cell>
          <table:table-cell office:value-type="float" office:value="32.919388" calcext:value-type="float">
            <text:p>32.919388</text:p>
          </table:table-cell>
          <table:table-cell office:value-type="float" office:value="3.101273" calcext:value-type="float">
            <text:p>3.101273</text:p>
          </table:table-cell>
        </table:table-row>
        <table:table-row table:style-name="ro1">
          <table:table-cell office:value-type="float" office:value="55.9813965751" calcext:value-type="float">
            <text:p>55.9813965751</text:p>
          </table:table-cell>
          <table:table-cell office:value-type="float" office:value="9.5896357944" calcext:value-type="float">
            <text:p>9.5896357944</text:p>
          </table:table-cell>
          <table:table-cell office:value-type="float" office:value="32.539345" calcext:value-type="float">
            <text:p>32.539345</text:p>
          </table:table-cell>
          <table:table-cell office:value-type="float" office:value="2.967602" calcext:value-type="float">
            <text:p>2.967602</text:p>
          </table:table-cell>
        </table:table-row>
        <table:table-row table:style-name="ro1">
          <table:table-cell office:value-type="float" office:value="55.7527662691" calcext:value-type="float">
            <text:p>55.7527662691</text:p>
          </table:table-cell>
          <table:table-cell office:value-type="float" office:value="9.18324196217" calcext:value-type="float">
            <text:p>9.1832419622</text:p>
          </table:table-cell>
          <table:table-cell office:value-type="float" office:value="32.151501" calcext:value-type="float">
            <text:p>32.151501</text:p>
          </table:table-cell>
          <table:table-cell office:value-type="float" office:value="2.841349" calcext:value-type="float">
            <text:p>2.841349</text:p>
          </table:table-cell>
        </table:table-row>
        <table:table-row table:style-name="ro1">
          <table:table-cell office:value-type="float" office:value="55.5255168042" calcext:value-type="float">
            <text:p>55.5255168042</text:p>
          </table:table-cell>
          <table:table-cell office:value-type="float" office:value="8.7955449603" calcext:value-type="float">
            <text:p>8.7955449603</text:p>
          </table:table-cell>
          <table:table-cell office:value-type="float" office:value="31.763657" calcext:value-type="float">
            <text:p>31.763657</text:p>
          </table:table-cell>
          <table:table-cell office:value-type="float" office:value="2.715096" calcext:value-type="float">
            <text:p>2.715096</text:p>
          </table:table-cell>
        </table:table-row>
        <table:table-row table:style-name="ro1">
          <table:table-cell office:value-type="float" office:value="55.2927712194" calcext:value-type="float">
            <text:p>55.2927712194</text:p>
          </table:table-cell>
          <table:table-cell office:value-type="float" office:value="8.41411665171" calcext:value-type="float">
            <text:p>8.4141166517</text:p>
          </table:table-cell>
          <table:table-cell office:value-type="float" office:value="31.368298" calcext:value-type="float">
            <text:p>31.368298</text:p>
          </table:table-cell>
          <table:table-cell office:value-type="float" office:value="2.596083" calcext:value-type="float">
            <text:p>2.596083</text:p>
          </table:table-cell>
        </table:table-row>
        <table:table-row table:style-name="ro1">
          <table:table-cell office:value-type="float" office:value="55.046968603" calcext:value-type="float">
            <text:p>55.046968603</text:p>
          </table:table-cell>
          <table:table-cell office:value-type="float" office:value="8.02711150669" calcext:value-type="float">
            <text:p>8.0271115067</text:p>
          </table:table-cell>
          <table:table-cell office:value-type="float" office:value="30.972939" calcext:value-type="float">
            <text:p>30.972939</text:p>
          </table:table-cell>
          <table:table-cell office:value-type="float" office:value="2.477072" calcext:value-type="float">
            <text:p>2.477072</text:p>
          </table:table-cell>
        </table:table-row>
        <table:table-row table:style-name="ro1">
          <table:table-cell office:value-type="float" office:value="54.8026190544" calcext:value-type="float">
            <text:p>54.8026190544</text:p>
          </table:table-cell>
          <table:table-cell office:value-type="float" office:value="7.65675303227" calcext:value-type="float">
            <text:p>7.6567530323</text:p>
          </table:table-cell>
          <table:table-cell office:value-type="float" office:value="30.57032" calcext:value-type="float">
            <text:p>30.57032</text:p>
          </table:table-cell>
          <table:table-cell office:value-type="float" office:value="2.365114" calcext:value-type="float">
            <text:p>2.365114</text:p>
          </table:table-cell>
        </table:table-row>
        <table:table-row table:style-name="ro1">
          <table:table-cell office:value-type="float" office:value="54.6780124653" calcext:value-type="float">
            <text:p>54.6780124653</text:p>
          </table:table-cell>
          <table:table-cell office:value-type="float" office:value="7.47324310101" calcext:value-type="float">
            <text:p>7.473243101</text:p>
          </table:table-cell>
          <table:table-cell office:value-type="float" office:value="30.167706" calcext:value-type="float">
            <text:p>30.167706</text:p>
          </table:table-cell>
          <table:table-cell office:value-type="float" office:value="2.253159" calcext:value-type="float">
            <text:p>2.253159</text:p>
          </table:table-cell>
        </table:table-row>
        <table:table-row table:style-name="ro1">
          <table:table-cell office:value-type="float" office:value="54.4238257531" calcext:value-type="float">
            <text:p>54.4238257531</text:p>
          </table:table-cell>
          <table:table-cell office:value-type="float" office:value="7.1097334378" calcext:value-type="float">
            <text:p>7.1097334378</text:p>
          </table:table-cell>
          <table:table-cell office:value-type="float" office:value="29.758072" calcext:value-type="float">
            <text:p>29.758072</text:p>
          </table:table-cell>
          <table:table-cell office:value-type="float" office:value="2.148052" calcext:value-type="float">
            <text:p>2.148052</text:p>
          </table:table-cell>
        </table:table-row>
        <table:table-row table:style-name="ro1">
          <table:table-cell office:value-type="float" office:value="54.1544141395" calcext:value-type="float">
            <text:p>54.1544141395</text:p>
          </table:table-cell>
          <table:table-cell office:value-type="float" office:value="6.73954635967" calcext:value-type="float">
            <text:p>6.7395463597</text:p>
          </table:table-cell>
          <table:table-cell office:value-type="float" office:value="29.348442" calcext:value-type="float">
            <text:p>29.348442</text:p>
          </table:table-cell>
          <table:table-cell office:value-type="float" office:value="2.042948" calcext:value-type="float">
            <text:p>2.042948</text:p>
          </table:table-cell>
        </table:table-row>
        <table:table-row table:style-name="ro1">
          <table:table-cell office:value-type="float" office:value="53.894525491" calcext:value-type="float">
            <text:p>53.894525491</text:p>
          </table:table-cell>
          <table:table-cell office:value-type="float" office:value="6.39627122147" calcext:value-type="float">
            <text:p>6.3962712215</text:p>
          </table:table-cell>
          <table:table-cell office:value-type="float" office:value="28.932022" calcext:value-type="float">
            <text:p>28.932022</text:p>
          </table:table-cell>
          <table:table-cell office:value-type="float" office:value="1.944487" calcext:value-type="float">
            <text:p>1.944487</text:p>
          </table:table-cell>
        </table:table-row>
        <table:table-row table:style-name="ro1">
          <table:table-cell office:value-type="float" office:value="53.6104893394" calcext:value-type="float">
            <text:p>53.6104893394</text:p>
          </table:table-cell>
          <table:table-cell office:value-type="float" office:value="6.03571907094" calcext:value-type="float">
            <text:p>6.0357190709</text:p>
          </table:table-cell>
          <table:table-cell office:value-type="float" office:value="28.515606" calcext:value-type="float">
            <text:p>28.515606</text:p>
          </table:table-cell>
          <table:table-cell office:value-type="float" office:value="1.846025" calcext:value-type="float">
            <text:p>1.846025</text:p>
          </table:table-cell>
        </table:table-row>
        <table:table-row table:style-name="ro1">
          <table:table-cell office:value-type="float" office:value="53.3006661873" calcext:value-type="float">
            <text:p>53.3006661873</text:p>
          </table:table-cell>
          <table:table-cell office:value-type="float" office:value="5.6589876374" calcext:value-type="float">
            <text:p>5.6589876374</text:p>
          </table:table-cell>
          <table:table-cell office:value-type="float" office:value="28.092583" calcext:value-type="float">
            <text:p>28.092583</text:p>
          </table:table-cell>
          <table:table-cell office:value-type="float" office:value="1.75399" calcext:value-type="float">
            <text:p>1.75399</text:p>
          </table:table-cell>
        </table:table-row>
        <table:table-row table:style-name="ro1">
          <table:table-cell office:value-type="float" office:value="53.1650976431" calcext:value-type="float">
            <text:p>53.1650976431</text:p>
          </table:table-cell>
          <table:table-cell office:value-type="float" office:value="5.49937701702" calcext:value-type="float">
            <text:p>5.499377017</text:p>
          </table:table-cell>
          <table:table-cell office:value-type="float" office:value="27.669563" calcext:value-type="float">
            <text:p>27.669563</text:p>
          </table:table-cell>
          <table:table-cell office:value-type="float" office:value="1.661955" calcext:value-type="float">
            <text:p>1.661955</text:p>
          </table:table-cell>
        </table:table-row>
        <table:table-row table:style-name="ro1">
          <table:table-cell office:value-type="float" office:value="52.8608582737" calcext:value-type="float">
            <text:p>52.8608582737</text:p>
          </table:table-cell>
          <table:table-cell office:value-type="float" office:value="5.15233694733" calcext:value-type="float">
            <text:p>5.1523369473</text:p>
          </table:table-cell>
          <table:table-cell office:value-type="float" office:value="27.240139" calcext:value-type="float">
            <text:p>27.240139</text:p>
          </table:table-cell>
          <table:table-cell office:value-type="float" office:value="1.576126" calcext:value-type="float">
            <text:p>1.576126</text:p>
          </table:table-cell>
        </table:table-row>
        <table:table-row table:style-name="ro1">
          <table:table-cell office:value-type="float" office:value="52.5386656436" calcext:value-type="float">
            <text:p>52.5386656436</text:p>
          </table:table-cell>
          <table:table-cell office:value-type="float" office:value="4.80097910753" calcext:value-type="float">
            <text:p>4.8009791075</text:p>
          </table:table-cell>
          <table:table-cell office:value-type="float" office:value="26.810719" calcext:value-type="float">
            <text:p>26.810719</text:p>
          </table:table-cell>
          <table:table-cell office:value-type="float" office:value="1.490299" calcext:value-type="float">
            <text:p>1.490299</text:p>
          </table:table-cell>
        </table:table-row>
        <table:table-row table:style-name="ro1">
          <table:table-cell office:value-type="float" office:value="52.2273195664" calcext:value-type="float">
            <text:p>52.2273195664</text:p>
          </table:table-cell>
          <table:table-cell office:value-type="float" office:value="4.47695643398" calcext:value-type="float">
            <text:p>4.476956434</text:p>
          </table:table-cell>
          <table:table-cell office:value-type="float" office:value="26.375046" calcext:value-type="float">
            <text:p>26.375046</text:p>
          </table:table-cell>
          <table:table-cell office:value-type="float" office:value="1.41046" calcext:value-type="float">
            <text:p>1.41046</text:p>
          </table:table-cell>
        </table:table-row>
        <table:table-row table:style-name="ro1">
          <table:table-cell office:value-type="float" office:value="51.896383717" calcext:value-type="float">
            <text:p>51.896383717</text:p>
          </table:table-cell>
          <table:table-cell office:value-type="float" office:value="4.15308063726" calcext:value-type="float">
            <text:p>4.1530806373</text:p>
          </table:table-cell>
          <table:table-cell office:value-type="float" office:value="25.935364" calcext:value-type="float">
            <text:p>25.935364</text:p>
          </table:table-cell>
          <table:table-cell office:value-type="float" office:value="1.334417" calcext:value-type="float">
            <text:p>1.334417</text:p>
          </table:table-cell>
        </table:table-row>
        <table:table-row table:style-name="ro1">
          <table:table-cell office:value-type="float" office:value="51.5746111881" calcext:value-type="float">
            <text:p>51.5746111881</text:p>
          </table:table-cell>
          <table:table-cell office:value-type="float" office:value="3.85840737175" calcext:value-type="float">
            <text:p>3.8584073718</text:p>
          </table:table-cell>
          <table:table-cell office:value-type="float" office:value="25.495682" calcext:value-type="float">
            <text:p>25.495682</text:p>
          </table:table-cell>
          <table:table-cell office:value-type="float" office:value="1.258377" calcext:value-type="float">
            <text:p>1.258377</text:p>
          </table:table-cell>
        </table:table-row>
        <table:table-row table:style-name="ro1">
          <table:table-cell office:value-type="float" office:value="51.4155234167" calcext:value-type="float">
            <text:p>51.4155234167</text:p>
          </table:table-cell>
          <table:table-cell office:value-type="float" office:value="3.71854214743" calcext:value-type="float">
            <text:p>3.7185421474</text:p>
          </table:table-cell>
          <table:table-cell office:value-type="float" office:value="25.050709" calcext:value-type="float">
            <text:p>25.050709</text:p>
          </table:table-cell>
          <table:table-cell office:value-type="float" office:value="1.187281" calcext:value-type="float">
            <text:p>1.187281</text:p>
          </table:table-cell>
        </table:table-row>
        <table:table-row table:style-name="ro1">
          <table:table-cell office:value-type="float" office:value="51.0699670736" calcext:value-type="float">
            <text:p>51.0699670736</text:p>
          </table:table-cell>
          <table:table-cell office:value-type="float" office:value="3.42533474293" calcext:value-type="float">
            <text:p>3.4253347429</text:p>
          </table:table-cell>
          <table:table-cell office:value-type="float" office:value="24.60574" calcext:value-type="float">
            <text:p>24.60574</text:p>
          </table:table-cell>
          <table:table-cell office:value-type="float" office:value="1.116184" calcext:value-type="float">
            <text:p>1.116184</text:p>
          </table:table-cell>
        </table:table-row>
        <table:table-row table:style-name="ro1">
          <table:table-cell office:value-type="float" office:value="50.7060715857" calcext:value-type="float">
            <text:p>50.7060715857</text:p>
          </table:table-cell>
          <table:table-cell office:value-type="float" office:value="3.12945294379" calcext:value-type="float">
            <text:p>3.1294529438</text:p>
          </table:table-cell>
          <table:table-cell office:value-type="float" office:value="24.155117" calcext:value-type="float">
            <text:p>24.155117</text:p>
          </table:table-cell>
          <table:table-cell office:value-type="float" office:value="1.050297" calcext:value-type="float">
            <text:p>1.050297</text:p>
          </table:table-cell>
        </table:table-row>
        <table:table-row table:style-name="ro1">
          <table:table-cell office:value-type="float" office:value="50.3462224243" calcext:value-type="float">
            <text:p>50.3462224243</text:p>
          </table:table-cell>
          <table:table-cell office:value-type="float" office:value="2.84766031842" calcext:value-type="float">
            <text:p>2.8476603184</text:p>
          </table:table-cell>
          <table:table-cell office:value-type="float" office:value="23.704494" calcext:value-type="float">
            <text:p>23.704494</text:p>
          </table:table-cell>
          <table:table-cell office:value-type="float" office:value="0.984409" calcext:value-type="float">
            <text:p>0.984409</text:p>
          </table:table-cell>
        </table:table-row>
        <table:table-row table:style-name="ro1">
          <table:table-cell office:value-type="float" office:value="49.9787961134" calcext:value-type="float">
            <text:p>49.9787961134</text:p>
          </table:table-cell>
          <table:table-cell office:value-type="float" office:value="2.57084368737" calcext:value-type="float">
            <text:p>2.5708436874</text:p>
          </table:table-cell>
          <table:table-cell office:value-type="float" office:value="23.248161" calcext:value-type="float">
            <text:p>23.248161</text:p>
          </table:table-cell>
          <table:table-cell office:value-type="float" office:value="0.92367" calcext:value-type="float">
            <text:p>0.92367</text:p>
          </table:table-cell>
        </table:table-row>
        <table:table-row table:style-name="ro1">
          <table:table-cell office:value-type="float" office:value="49.5906298884" calcext:value-type="float">
            <text:p>49.5906298884</text:p>
          </table:table-cell>
          <table:table-cell office:value-type="float" office:value="2.2917603616" calcext:value-type="float">
            <text:p>2.2917603616</text:p>
          </table:table-cell>
          <table:table-cell office:value-type="float" office:value="22.791832" calcext:value-type="float">
            <text:p>22.791832</text:p>
          </table:table-cell>
          <table:table-cell office:value-type="float" office:value="0.862932" calcext:value-type="float">
            <text:p>0.862932</text:p>
          </table:table-cell>
        </table:table-row>
        <table:table-row table:style-name="ro1">
          <table:table-cell office:value-type="float" office:value="49.1918984215" calcext:value-type="float">
            <text:p>49.1918984215</text:p>
          </table:table-cell>
          <table:table-cell office:value-type="float" office:value="2.02067727845" calcext:value-type="float">
            <text:p>2.0206772785</text:p>
          </table:table-cell>
          <table:table-cell office:value-type="float" office:value="22.329845" calcext:value-type="float">
            <text:p>22.329845</text:p>
          </table:table-cell>
          <table:table-cell office:value-type="float" office:value="0.807178" calcext:value-type="float">
            <text:p>0.807178</text:p>
          </table:table-cell>
        </table:table-row>
        <table:table-row table:style-name="ro1">
          <table:table-cell office:value-type="float" office:value="48.8073054554" calcext:value-type="float">
            <text:p>48.8073054554</text:p>
          </table:table-cell>
          <table:table-cell office:value-type="float" office:value="1.77402360255" calcext:value-type="float">
            <text:p>1.7740236026</text:p>
          </table:table-cell>
          <table:table-cell office:value-type="float" office:value="21.867863" calcext:value-type="float">
            <text:p>21.867863</text:p>
          </table:table-cell>
          <table:table-cell office:value-type="float" office:value="0.751425" calcext:value-type="float">
            <text:p>0.751425</text:p>
          </table:table-cell>
        </table:table-row>
        <table:table-row table:style-name="ro1">
          <table:table-cell office:value-type="float" office:value="48.6050996188" calcext:value-type="float">
            <text:p>48.6050996188</text:p>
          </table:table-cell>
          <table:table-cell office:value-type="float" office:value="1.64973505112" calcext:value-type="float">
            <text:p>1.6497350511</text:p>
          </table:table-cell>
          <table:table-cell office:value-type="float" office:value="21.400288" calcext:value-type="float">
            <text:p>21.400288</text:p>
          </table:table-cell>
          <table:table-cell office:value-type="float" office:value="0.700457" calcext:value-type="float">
            <text:p>0.700457</text:p>
          </table:table-cell>
        </table:table-row>
        <table:table-row table:style-name="ro1">
          <table:table-cell office:value-type="float" office:value="48.1806636832" calcext:value-type="float">
            <text:p>48.1806636832</text:p>
          </table:table-cell>
          <table:table-cell office:value-type="float" office:value="1.39930392296" calcext:value-type="float">
            <text:p>1.399303923</text:p>
          </table:table-cell>
          <table:table-cell office:value-type="float" office:value="20.932713" calcext:value-type="float">
            <text:p>20.932713</text:p>
          </table:table-cell>
          <table:table-cell office:value-type="float" office:value="0.649488" calcext:value-type="float">
            <text:p>0.649488</text:p>
          </table:table-cell>
        </table:table-row>
        <table:table-row table:style-name="ro1">
          <table:table-cell office:value-type="float" office:value="47.7602687509" calcext:value-type="float">
            <text:p>47.7602687509</text:p>
          </table:table-cell>
          <table:table-cell office:value-type="float" office:value="1.16312969396" calcext:value-type="float">
            <text:p>1.163129694</text:p>
          </table:table-cell>
          <table:table-cell office:value-type="float" office:value="20.459641" calcext:value-type="float">
            <text:p>20.459641</text:p>
          </table:table-cell>
          <table:table-cell office:value-type="float" office:value="0.603102" calcext:value-type="float">
            <text:p>0.603102</text:p>
          </table:table-cell>
        </table:table-row>
        <table:table-row table:style-name="ro1">
          <table:table-cell office:value-type="float" office:value="47.331709675" calcext:value-type="float">
            <text:p>47.331709675</text:p>
          </table:table-cell>
          <table:table-cell office:value-type="float" office:value="0.932625730051" calcext:value-type="float">
            <text:p>0.9326257301</text:p>
          </table:table-cell>
          <table:table-cell office:value-type="float" office:value="19.986572" calcext:value-type="float">
            <text:p>19.986572</text:p>
          </table:table-cell>
          <table:table-cell office:value-type="float" office:value="0.556713" calcext:value-type="float">
            <text:p>0.556713</text:p>
          </table:table-cell>
        </table:table-row>
        <table:table-row table:style-name="ro1">
          <table:table-cell office:value-type="float" office:value="46.8950101793" calcext:value-type="float">
            <text:p>46.8950101793</text:p>
          </table:table-cell>
          <table:table-cell office:value-type="float" office:value="0.707662040695" calcext:value-type="float">
            <text:p>0.7076620407</text:p>
          </table:table-cell>
          <table:table-cell office:value-type="float" office:value="19.508068" calcext:value-type="float">
            <text:p>19.508068</text:p>
          </table:table-cell>
          <table:table-cell office:value-type="float" office:value="0.514696" calcext:value-type="float">
            <text:p>0.514696</text:p>
          </table:table-cell>
        </table:table-row>
        <table:table-row table:style-name="ro1">
          <table:table-cell office:value-type="float" office:value="46.4359086529" calcext:value-type="float">
            <text:p>46.4359086529</text:p>
          </table:table-cell>
          <table:table-cell office:value-type="float" office:value="0.482034277217" calcext:value-type="float">
            <text:p>0.4820342772</text:p>
          </table:table-cell>
          <table:table-cell office:value-type="float" office:value="19.029568" calcext:value-type="float">
            <text:p>19.029568</text:p>
          </table:table-cell>
          <table:table-cell office:value-type="float" office:value="0.472681" calcext:value-type="float">
            <text:p>0.472681</text:p>
          </table:table-cell>
        </table:table-row>
        <table:table-row table:style-name="ro1">
          <table:table-cell office:value-type="float" office:value="45.9821040322" calcext:value-type="float">
            <text:p>45.9821040322</text:p>
          </table:table-cell>
          <table:table-cell office:value-type="float" office:value="0.269953300942" calcext:value-type="float">
            <text:p>0.2699533009</text:p>
          </table:table-cell>
          <table:table-cell office:value-type="float" office:value="18.554008" calcext:value-type="float">
            <text:p>18.554008</text:p>
          </table:table-cell>
          <table:table-cell office:value-type="float" office:value="0.435476" calcext:value-type="float">
            <text:p>0.435476</text:p>
          </table:table-cell>
        </table:table-row>
        <table:table-row table:style-name="ro1">
          <table:table-cell office:value-type="float" office:value="45.7520937425" calcext:value-type="float">
            <text:p>45.7520937425</text:p>
          </table:table-cell>
          <table:table-cell office:value-type="float" office:value="0.166476700477" calcext:value-type="float">
            <text:p>0.1664767005</text:p>
          </table:table-cell>
          <table:table-cell office:value-type="float" office:value="18.078453" calcext:value-type="float">
            <text:p>18.078453</text:p>
          </table:table-cell>
          <table:table-cell office:value-type="float" office:value="0.398272" calcext:value-type="float">
            <text:p>0.398272</text:p>
          </table:table-cell>
        </table:table-row>
        <table:table-row table:style-name="ro1">
          <table:table-cell office:value-type="float" office:value="45.2707925333" calcext:value-type="float">
            <text:p>45.2707925333</text:p>
          </table:table-cell>
          <table:table-cell office:value-type="float" office:value="-0.0422362743837" calcext:value-type="float">
            <text:p>-0.0422362744</text:p>
          </table:table-cell>
          <table:table-cell office:value-type="float" office:value="17.613396" calcext:value-type="float">
            <text:p>17.613396</text:p>
          </table:table-cell>
          <table:table-cell office:value-type="float" office:value="0.365982" calcext:value-type="float">
            <text:p>0.365982</text:p>
          </table:table-cell>
        </table:table-row>
        <table:table-row table:style-name="ro1">
          <table:table-cell office:value-type="float" office:value="44.8112070891" calcext:value-type="float">
            <text:p>44.8112070891</text:p>
          </table:table-cell>
          <table:table-cell office:value-type="float" office:value="-0.232223047207" calcext:value-type="float">
            <text:p>-0.2322230472</text:p>
          </table:table-cell>
          <table:table-cell office:value-type="float" office:value="17.148342" calcext:value-type="float">
            <text:p>17.148342</text:p>
          </table:table-cell>
          <table:table-cell office:value-type="float" office:value="0.333693" calcext:value-type="float">
            <text:p>0.333693</text:p>
          </table:table-cell>
        </table:table-row>
        <table:table-row table:style-name="ro1">
          <table:table-cell office:value-type="float" office:value="44.2995408425" calcext:value-type="float">
            <text:p>44.2995408425</text:p>
          </table:table-cell>
          <table:table-cell office:value-type="float" office:value="-0.435438682713" calcext:value-type="float">
            <text:p>-0.4354386827</text:p>
          </table:table-cell>
          <table:table-cell office:value-type="float" office:value="16.695381" calcext:value-type="float">
            <text:p>16.695381</text:p>
          </table:table-cell>
          <table:table-cell office:value-type="float" office:value="0.305847" calcext:value-type="float">
            <text:p>0.305847</text:p>
          </table:table-cell>
        </table:table-row>
        <table:table-row table:style-name="ro1">
          <table:table-cell office:value-type="float" office:value="43.8264579658" calcext:value-type="float">
            <text:p>43.8264579658</text:p>
          </table:table-cell>
          <table:table-cell office:value-type="float" office:value="-0.615793652332" calcext:value-type="float">
            <text:p>-0.6157936523</text:p>
          </table:table-cell>
          <table:table-cell office:value-type="float" office:value="16.242424" calcext:value-type="float">
            <text:p>16.242424</text:p>
          </table:table-cell>
          <table:table-cell office:value-type="float" office:value="0.278002" calcext:value-type="float">
            <text:p>0.278002</text:p>
          </table:table-cell>
        </table:table-row>
        <table:table-row table:style-name="ro1">
          <table:table-cell office:value-type="float" office:value="43.3315004348" calcext:value-type="float">
            <text:p>43.3315004348</text:p>
          </table:table-cell>
          <table:table-cell office:value-type="float" office:value="-0.796316542825" calcext:value-type="float">
            <text:p>-0.7963165428</text:p>
          </table:table-cell>
          <table:table-cell office:value-type="float" office:value="15.801926" calcext:value-type="float">
            <text:p>15.801926</text:p>
          </table:table-cell>
          <table:table-cell office:value-type="float" office:value="0.254082" calcext:value-type="float">
            <text:p>0.254082</text:p>
          </table:table-cell>
        </table:table-row>
        <table:table-row table:style-name="ro1">
          <table:table-cell office:value-type="float" office:value="42.7970368568" calcext:value-type="float">
            <text:p>42.7970368568</text:p>
          </table:table-cell>
          <table:table-cell office:value-type="float" office:value="-0.981051452521" calcext:value-type="float">
            <text:p>-0.9810514525</text:p>
          </table:table-cell>
          <table:table-cell office:value-type="float" office:value="15.361431" calcext:value-type="float">
            <text:p>15.361431</text:p>
          </table:table-cell>
          <table:table-cell office:value-type="float" office:value="0.230162" calcext:value-type="float">
            <text:p>0.230162</text:p>
          </table:table-cell>
        </table:table-row>
        <table:table-row table:style-name="ro1">
          <table:table-cell office:value-type="float" office:value="42.3006589659" calcext:value-type="float">
            <text:p>42.3006589659</text:p>
          </table:table-cell>
          <table:table-cell office:value-type="float" office:value="-1.1466184328" calcext:value-type="float">
            <text:p>-1.1466184328</text:p>
          </table:table-cell>
          <table:table-cell office:value-type="float" office:value="14.933571" calcext:value-type="float">
            <text:p>14.933571</text:p>
          </table:table-cell>
          <table:table-cell office:value-type="float" office:value="0.20969" calcext:value-type="float">
            <text:p>0.20969</text:p>
          </table:table-cell>
        </table:table-row>
        <table:table-row table:style-name="ro1">
          <table:table-cell office:value-type="float" office:value="42.0265256418" calcext:value-type="float">
            <text:p>42.0265256418</text:p>
          </table:table-cell>
          <table:table-cell office:value-type="float" office:value="-1.23716771023" calcext:value-type="float">
            <text:p>-1.2371677102</text:p>
          </table:table-cell>
          <table:table-cell office:value-type="float" office:value="14.505711" calcext:value-type="float">
            <text:p>14.505711</text:p>
          </table:table-cell>
          <table:table-cell office:value-type="float" office:value="0.189219" calcext:value-type="float">
            <text:p>0.189219</text:p>
          </table:table-cell>
        </table:table-row>
        <table:table-row table:style-name="ro1">
          <table:table-cell office:value-type="float" office:value="41.5215791322" calcext:value-type="float">
            <text:p>41.5215791322</text:p>
          </table:table-cell>
          <table:table-cell office:value-type="float" office:value="-1.40179242981" calcext:value-type="float">
            <text:p>-1.4017924298</text:p>
          </table:table-cell>
          <table:table-cell office:value-type="float" office:value="14.090672" calcext:value-type="float">
            <text:p>14.090672</text:p>
          </table:table-cell>
          <table:table-cell office:value-type="float" office:value="0.171776" calcext:value-type="float">
            <text:p>0.171776</text:p>
          </table:table-cell>
        </table:table-row>
        <table:table-row table:style-name="ro1">
          <table:table-cell office:value-type="float" office:value="40.9928897708" calcext:value-type="float">
            <text:p>40.9928897708</text:p>
          </table:table-cell>
          <table:table-cell office:value-type="float" office:value="-1.56900795988" calcext:value-type="float">
            <text:p>-1.5690079599</text:p>
          </table:table-cell>
          <table:table-cell office:value-type="float" office:value="13.675636" calcext:value-type="float">
            <text:p>13.675636</text:p>
          </table:table-cell>
          <table:table-cell office:value-type="float" office:value="0.154333" calcext:value-type="float">
            <text:p>0.154333</text:p>
          </table:table-cell>
        </table:table-row>
        <table:table-row table:style-name="ro1">
          <table:table-cell office:value-type="float" office:value="40.4578767623" calcext:value-type="float">
            <text:p>40.4578767623</text:p>
          </table:table-cell>
          <table:table-cell office:value-type="float" office:value="-1.73023318092" calcext:value-type="float">
            <text:p>-1.7302331809</text:p>
          </table:table-cell>
          <table:table-cell office:value-type="float" office:value="13.260601" calcext:value-type="float">
            <text:p>13.260601</text:p>
          </table:table-cell>
          <table:table-cell office:value-type="float" office:value="0.13689" calcext:value-type="float">
            <text:p>0.13689</text:p>
          </table:table-cell>
        </table:table-row>
        <table:table-row table:style-name="ro1">
          <table:table-cell office:value-type="float" office:value="39.9174901978" calcext:value-type="float">
            <text:p>39.9174901978</text:p>
          </table:table-cell>
          <table:table-cell office:value-type="float" office:value="-1.88540223664" calcext:value-type="float">
            <text:p>-1.8854022366</text:p>
          </table:table-cell>
          <table:table-cell office:value-type="float" office:value="12.863239" calcext:value-type="float">
            <text:p>12.863239</text:p>
          </table:table-cell>
          <table:table-cell office:value-type="float" office:value="0.12306" calcext:value-type="float">
            <text:p>0.12306</text:p>
          </table:table-cell>
        </table:table-row>
        <table:table-row table:style-name="ro1">
          <table:table-cell office:value-type="float" office:value="39.3718756195" calcext:value-type="float">
            <text:p>39.3718756195</text:p>
          </table:table-cell>
          <table:table-cell office:value-type="float" office:value="-2.03456144504" calcext:value-type="float">
            <text:p>-2.034561445</text:p>
          </table:table-cell>
          <table:table-cell office:value-type="float" office:value="12.465878" calcext:value-type="float">
            <text:p>12.465878</text:p>
          </table:table-cell>
          <table:table-cell office:value-type="float" office:value="0.10923" calcext:value-type="float">
            <text:p>0.10923</text:p>
          </table:table-cell>
        </table:table-row>
        <table:table-row table:style-name="ro1">
          <table:table-cell office:value-type="float" office:value="38.8036257824" calcext:value-type="float">
            <text:p>38.8036257824</text:p>
          </table:table-cell>
          <table:table-cell office:value-type="float" office:value="-2.18149821152" calcext:value-type="float">
            <text:p>-2.1814982115</text:p>
          </table:table-cell>
          <table:table-cell office:value-type="float" office:value="12.082191" calcext:value-type="float">
            <text:p>12.082191</text:p>
          </table:table-cell>
          <table:table-cell office:value-type="float" office:value="0.097694" calcext:value-type="float">
            <text:p>0.097694</text:p>
          </table:table-cell>
        </table:table-row>
        <table:table-row table:style-name="ro1">
          <table:table-cell office:value-type="float" office:value="38.5086454203" calcext:value-type="float">
            <text:p>38.5086454203</text:p>
          </table:table-cell>
          <table:table-cell office:value-type="float" office:value="-2.25450255765" calcext:value-type="float">
            <text:p>-2.2545025577</text:p>
          </table:table-cell>
          <table:table-cell office:value-type="float" office:value="11.698505" calcext:value-type="float">
            <text:p>11.698505</text:p>
          </table:table-cell>
          <table:table-cell office:value-type="float" office:value="0.086159" calcext:value-type="float">
            <text:p>0.086159</text:p>
          </table:table-cell>
        </table:table-row>
        <table:table-row table:style-name="ro1">
          <table:table-cell office:value-type="float" office:value="37.9492677051" calcext:value-type="float">
            <text:p>37.9492677051</text:p>
          </table:table-cell>
          <table:table-cell office:value-type="float" office:value="-2.38726725591" calcext:value-type="float">
            <text:p>-2.3872672559</text:p>
          </table:table-cell>
          <table:table-cell office:value-type="float" office:value="11.314823" calcext:value-type="float">
            <text:p>11.314823</text:p>
          </table:table-cell>
          <table:table-cell office:value-type="float" office:value="0.074623" calcext:value-type="float">
            <text:p>0.074623</text:p>
          </table:table-cell>
        </table:table-row>
        <table:table-row table:style-name="ro1">
          <table:table-cell office:value-type="float" office:value="37.4022762258" calcext:value-type="float">
            <text:p>37.4022762258</text:p>
          </table:table-cell>
          <table:table-cell office:value-type="float" office:value="-2.51038508097" calcext:value-type="float">
            <text:p>-2.510385081</text:p>
          </table:table-cell>
          <table:table-cell office:value-type="float" office:value="10.949154" calcext:value-type="float">
            <text:p>10.949154</text:p>
          </table:table-cell>
          <table:table-cell office:value-type="float" office:value="0.065643" calcext:value-type="float">
            <text:p>0.065643</text:p>
          </table:table-cell>
        </table:table-row>
        <table:table-row table:style-name="ro1">
          <table:table-cell office:value-type="float" office:value="36.8323098809" calcext:value-type="float">
            <text:p>36.8323098809</text:p>
          </table:table-cell>
          <table:table-cell office:value-type="float" office:value="-2.63202644287" calcext:value-type="float">
            <text:p>-2.6320264429</text:p>
          </table:table-cell>
          <table:table-cell office:value-type="float" office:value="10.583485" calcext:value-type="float">
            <text:p>10.583485</text:p>
          </table:table-cell>
          <table:table-cell office:value-type="float" office:value="0.056665" calcext:value-type="float">
            <text:p>0.056665</text:p>
          </table:table-cell>
        </table:table-row>
        <table:table-row table:style-name="ro1">
          <table:table-cell office:value-type="float" office:value="36.2570493591" calcext:value-type="float">
            <text:p>36.2570493591</text:p>
          </table:table-cell>
          <table:table-cell office:value-type="float" office:value="-2.74818990809" calcext:value-type="float">
            <text:p>-2.7481899081</text:p>
          </table:table-cell>
          <table:table-cell office:value-type="float" office:value="10.217823" calcext:value-type="float">
            <text:p>10.217823</text:p>
          </table:table-cell>
          <table:table-cell office:value-type="float" office:value="0.047688" calcext:value-type="float">
            <text:p>0.047688</text:p>
          </table:table-cell>
        </table:table-row>
        <table:table-row table:style-name="ro1">
          <table:table-cell office:value-type="float" office:value="35.6765183227" calcext:value-type="float">
            <text:p>35.6765183227</text:p>
          </table:table-cell>
          <table:table-cell office:value-type="float" office:value="-2.85900533537" calcext:value-type="float">
            <text:p>-2.8590053354</text:p>
          </table:table-cell>
          <table:table-cell office:value-type="float" office:value="9.87125" calcext:value-type="float">
            <text:p>9.87125</text:p>
          </table:table-cell>
          <table:table-cell office:value-type="float" office:value="0.040901" calcext:value-type="float">
            <text:p>0.040901</text:p>
          </table:table-cell>
        </table:table-row>
        <table:table-row table:style-name="ro1">
          <table:table-cell office:value-type="float" office:value="35.0907375787" calcext:value-type="float">
            <text:p>35.0907375787</text:p>
          </table:table-cell>
          <table:table-cell office:value-type="float" office:value="-2.96460989131" calcext:value-type="float">
            <text:p>-2.9646098913</text:p>
          </table:table-cell>
          <table:table-cell office:value-type="float" office:value="9.524681" calcext:value-type="float">
            <text:p>9.524681</text:p>
          </table:table-cell>
          <table:table-cell office:value-type="float" office:value="0.034117" calcext:value-type="float">
            <text:p>0.034117</text:p>
          </table:table-cell>
        </table:table-row>
        <table:table-row table:style-name="ro1">
          <table:table-cell office:value-type="float" office:value="34.4812356569" calcext:value-type="float">
            <text:p>34.4812356569</text:p>
          </table:table-cell>
          <table:table-cell office:value-type="float" office:value="-3.06815583737" calcext:value-type="float">
            <text:p>-3.0681558374</text:p>
          </table:table-cell>
          <table:table-cell office:value-type="float" office:value="9.19231" calcext:value-type="float">
            <text:p>9.19231</text:p>
          </table:table-cell>
          <table:table-cell office:value-type="float" office:value="0.028608" calcext:value-type="float">
            <text:p>0.028608</text:p>
          </table:table-cell>
        </table:table-row>
        <table:table-row table:style-name="ro1">
          <table:table-cell office:value-type="float" office:value="34.2023812067" calcext:value-type="float">
            <text:p>34.2023812067</text:p>
          </table:table-cell>
          <table:table-cell office:value-type="float" office:value="-3.11344260254" calcext:value-type="float">
            <text:p>-3.1134426025</text:p>
          </table:table-cell>
          <table:table-cell office:value-type="float" office:value="8.85994" calcext:value-type="float">
            <text:p>8.85994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33.5849985144" calcext:value-type="float">
            <text:p>33.5849985144</text:p>
          </table:table-cell>
          <table:table-cell office:value-type="float" office:value="-3.20921191264" calcext:value-type="float">
            <text:p>-3.2092119126</text:p>
          </table:table-cell>
          <table:table-cell office:value-type="float" office:value="8.527573" calcext:value-type="float">
            <text:p>8.527573</text:p>
          </table:table-cell>
          <table:table-cell office:value-type="float" office:value="0.017591" calcext:value-type="float">
            <text:p>0.017591</text:p>
          </table:table-cell>
        </table:table-row>
        <table:table-row table:style-name="ro1">
          <table:table-cell office:value-type="float" office:value="32.9812340391" calcext:value-type="float">
            <text:p>32.9812340391</text:p>
          </table:table-cell>
          <table:table-cell office:value-type="float" office:value="-3.29705340195" calcext:value-type="float">
            <text:p>-3.297053402</text:p>
          </table:table-cell>
          <table:table-cell office:value-type="float" office:value="8.213459" calcext:value-type="float">
            <text:p>8.213459</text:p>
          </table:table-cell>
          <table:table-cell office:value-type="float" office:value="0.013435" calcext:value-type="float">
            <text:p>0.013435</text:p>
          </table:table-cell>
        </table:table-row>
        <table:table-row table:style-name="ro1">
          <table:table-cell office:value-type="float" office:value="32.3725138498" calcext:value-type="float">
            <text:p>32.3725138498</text:p>
          </table:table-cell>
          <table:table-cell office:value-type="float" office:value="-3.38004959983" calcext:value-type="float">
            <text:p>-3.3800495998</text:p>
          </table:table-cell>
          <table:table-cell office:value-type="float" office:value="7.899345" calcext:value-type="float">
            <text:p>7.899345</text:p>
          </table:table-cell>
          <table:table-cell office:value-type="float" office:value="0.009279" calcext:value-type="float">
            <text:p>0.009279</text:p>
          </table:table-cell>
        </table:table-row>
        <table:table-row table:style-name="ro1">
          <table:table-cell office:value-type="float" office:value="31.7395894499" calcext:value-type="float">
            <text:p>31.7395894499</text:p>
          </table:table-cell>
          <table:table-cell office:value-type="float" office:value="-3.46066912645" calcext:value-type="float">
            <text:p>-3.4606691265</text:p>
          </table:table-cell>
          <table:table-cell office:value-type="float" office:value="7.585232" calcext:value-type="float">
            <text:p>7.585232</text:p>
          </table:table-cell>
          <table:table-cell office:value-type="float" office:value="0.005123" calcext:value-type="float">
            <text:p>0.005123</text:p>
          </table:table-cell>
        </table:table-row>
        <table:table-row table:style-name="ro1">
          <table:table-cell office:value-type="float" office:value="31.1209805874" calcext:value-type="float">
            <text:p>31.1209805874</text:p>
          </table:table-cell>
          <table:table-cell office:value-type="float" office:value="-3.53412983742" calcext:value-type="float">
            <text:p>-3.5341298374</text:p>
          </table:table-cell>
          <table:table-cell office:value-type="float" office:value="7.271122" calcext:value-type="float">
            <text:p>7.271122</text:p>
          </table:table-cell>
          <table:table-cell office:value-type="float" office:value="0.000967" calcext:value-type="float">
            <text:p>0.000967</text:p>
          </table:table-cell>
        </table:table-row>
        <table:table-row table:style-name="ro1">
          <table:table-cell office:value-type="float" office:value="30.4584130432" calcext:value-type="float">
            <text:p>30.4584130432</text:p>
          </table:table-cell>
          <table:table-cell office:value-type="float" office:value="-3.60725726898" calcext:value-type="float">
            <text:p>-3.607257269</text:p>
          </table:table-cell>
          <table:table-cell office:value-type="float" office:value="6.981897" calcext:value-type="float">
            <text:p>6.981897</text:p>
          </table:table-cell>
          <table:table-cell office:value-type="float" office:value="-0.001745" calcext:value-type="float">
            <text:p>-0.001745</text:p>
          </table:table-cell>
        </table:table-row>
        <table:table-row table:style-name="ro1">
          <table:table-cell office:value-type="float" office:value="30.1840444847" calcext:value-type="float">
            <text:p>30.1840444847</text:p>
          </table:table-cell>
          <table:table-cell office:value-type="float" office:value="-3.63592004233" calcext:value-type="float">
            <text:p>-3.6359200423</text:p>
          </table:table-cell>
          <table:table-cell office:value-type="float" office:value="6.692675" calcext:value-type="float">
            <text:p>6.692675</text:p>
          </table:table-cell>
          <table:table-cell office:value-type="float" office:value="-0.004457" calcext:value-type="float">
            <text:p>-0.004457</text:p>
          </table:table-cell>
        </table:table-row>
        <table:table-row table:style-name="ro1">
          <table:table-cell office:value-type="float" office:value="29.5535832886" calcext:value-type="float">
            <text:p>29.5535832886</text:p>
          </table:table-cell>
          <table:table-cell office:value-type="float" office:value="-3.69835261129" calcext:value-type="float">
            <text:p>-3.6983526113</text:p>
          </table:table-cell>
          <table:table-cell office:value-type="float" office:value="6.403452" calcext:value-type="float">
            <text:p>6.403452</text:p>
          </table:table-cell>
          <table:table-cell office:value-type="float" office:value="-0.00717" calcext:value-type="float">
            <text:p>-0.00717</text:p>
          </table:table-cell>
        </table:table-row>
        <table:table-row table:style-name="ro1">
          <table:table-cell office:value-type="float" office:value="28.9184581043" calcext:value-type="float">
            <text:p>28.9184581043</text:p>
          </table:table-cell>
          <table:table-cell office:value-type="float" office:value="-3.75663157241" calcext:value-type="float">
            <text:p>-3.7566315724</text:p>
          </table:table-cell>
          <table:table-cell office:value-type="float" office:value="6.134253" calcext:value-type="float">
            <text:p>6.134253</text:p>
          </table:table-cell>
          <table:table-cell office:value-type="float" office:value="-0.009071" calcext:value-type="float">
            <text:p>-0.009071</text:p>
          </table:table-cell>
        </table:table-row>
        <table:table-row table:style-name="ro1">
          <table:table-cell office:value-type="float" office:value="28.258810626" calcext:value-type="float">
            <text:p>28.258810626</text:p>
          </table:table-cell>
          <table:table-cell office:value-type="float" office:value="-3.81252186217" calcext:value-type="float">
            <text:p>-3.8125218622</text:p>
          </table:table-cell>
          <table:table-cell office:value-type="float" office:value="5.865055" calcext:value-type="float">
            <text:p>5.865055</text:p>
          </table:table-cell>
          <table:table-cell office:value-type="float" office:value="-0.010973" calcext:value-type="float">
            <text:p>-0.010973</text:p>
          </table:table-cell>
        </table:table-row>
        <table:table-row table:style-name="ro1">
          <table:table-cell office:value-type="float" office:value="27.5947877549" calcext:value-type="float">
            <text:p>27.5947877549</text:p>
          </table:table-cell>
          <table:table-cell office:value-type="float" office:value="-3.8642780251" calcext:value-type="float">
            <text:p>-3.8642780251</text:p>
          </table:table-cell>
          <table:table-cell office:value-type="float" office:value="5.595858" calcext:value-type="float">
            <text:p>5.595858</text:p>
          </table:table-cell>
          <table:table-cell office:value-type="float" office:value="-0.012877" calcext:value-type="float">
            <text:p>-0.012877</text:p>
          </table:table-cell>
        </table:table-row>
        <table:table-row table:style-name="ro1">
          <table:table-cell office:value-type="float" office:value="26.9892183769" calcext:value-type="float">
            <text:p>26.9892183769</text:p>
          </table:table-cell>
          <table:table-cell office:value-type="float" office:value="-3.90792554789" calcext:value-type="float">
            <text:p>-3.9079255479</text:p>
          </table:table-cell>
          <table:table-cell office:value-type="float" office:value="5.326664" calcext:value-type="float">
            <text:p>5.326664</text:p>
          </table:table-cell>
          <table:table-cell office:value-type="float" office:value="-0.014778" calcext:value-type="float">
            <text:p>-0.014778</text:p>
          </table:table-cell>
        </table:table-row>
        <table:table-row table:style-name="ro1">
          <table:table-cell office:value-type="float" office:value="26.3251221856" calcext:value-type="float">
            <text:p>26.3251221856</text:p>
          </table:table-cell>
          <table:table-cell office:value-type="float" office:value="-3.95237194571" calcext:value-type="float">
            <text:p>-3.9523719457</text:p>
          </table:table-cell>
          <table:table-cell office:value-type="float" office:value="5.082912" calcext:value-type="float">
            <text:p>5.082912</text:p>
          </table:table-cell>
          <table:table-cell office:value-type="float" office:value="-0.015936" calcext:value-type="float">
            <text:p>-0.015936</text:p>
          </table:table-cell>
        </table:table-row>
        <table:table-row table:style-name="ro1">
          <table:table-cell office:value-type="float" office:value="25.6862544585" calcext:value-type="float">
            <text:p>25.6862544585</text:p>
          </table:table-cell>
          <table:table-cell office:value-type="float" office:value="-3.99102474793" calcext:value-type="float">
            <text:p>-3.9910247479</text:p>
          </table:table-cell>
          <table:table-cell office:value-type="float" office:value="4.839161" calcext:value-type="float">
            <text:p>4.839161</text:p>
          </table:table-cell>
          <table:table-cell office:value-type="float" office:value="-0.017092" calcext:value-type="float">
            <text:p>-0.017092</text:p>
          </table:table-cell>
        </table:table-row>
        <table:table-row table:style-name="ro1">
          <table:table-cell office:value-type="float" office:value="25.3889963491" calcext:value-type="float">
            <text:p>25.3889963491</text:p>
          </table:table-cell>
          <table:table-cell office:value-type="float" office:value="-4.00807858597" calcext:value-type="float">
            <text:p>-4.008078586</text:p>
          </table:table-cell>
          <table:table-cell office:value-type="float" office:value="4.595411" calcext:value-type="float">
            <text:p>4.595411</text:p>
          </table:table-cell>
          <table:table-cell office:value-type="float" office:value="-0.01825" calcext:value-type="float">
            <text:p>-0.01825</text:p>
          </table:table-cell>
        </table:table-row>
        <table:table-row table:style-name="ro1">
          <table:table-cell office:value-type="float" office:value="24.7403036125" calcext:value-type="float">
            <text:p>24.7403036125</text:p>
          </table:table-cell>
          <table:table-cell office:value-type="float" office:value="-4.04355175896" calcext:value-type="float">
            <text:p>-4.043551759</text:p>
          </table:table-cell>
          <table:table-cell office:value-type="float" office:value="4.351664" calcext:value-type="float">
            <text:p>4.351664</text:p>
          </table:table-cell>
          <table:table-cell office:value-type="float" office:value="-0.019405" calcext:value-type="float">
            <text:p>-0.019405</text:p>
          </table:table-cell>
        </table:table-row>
        <table:table-row table:style-name="ro1">
          <table:table-cell office:value-type="float" office:value="24.1186545314" calcext:value-type="float">
            <text:p>24.1186545314</text:p>
          </table:table-cell>
          <table:table-cell office:value-type="float" office:value="-4.07478601971" calcext:value-type="float">
            <text:p>-4.0747860197</text:p>
          </table:table-cell>
          <table:table-cell office:value-type="float" office:value="4.134459" calcext:value-type="float">
            <text:p>4.134459</text:p>
          </table:table-cell>
          <table:table-cell office:value-type="float" office:value="-0.020061" calcext:value-type="float">
            <text:p>-0.020061</text:p>
          </table:table-cell>
        </table:table-row>
        <table:table-row table:style-name="ro1">
          <table:table-cell office:value-type="float" office:value="23.5046215777" calcext:value-type="float">
            <text:p>23.5046215777</text:p>
          </table:table-cell>
          <table:table-cell office:value-type="float" office:value="-4.10293305267" calcext:value-type="float">
            <text:p>-4.1029330527</text:p>
          </table:table-cell>
          <table:table-cell office:value-type="float" office:value="3.917253" calcext:value-type="float">
            <text:p>3.917253</text:p>
          </table:table-cell>
          <table:table-cell office:value-type="float" office:value="-0.020718" calcext:value-type="float">
            <text:p>-0.020718</text:p>
          </table:table-cell>
        </table:table-row>
        <table:table-row table:style-name="ro1">
          <table:table-cell office:value-type="float" office:value="22.8984863805" calcext:value-type="float">
            <text:p>22.8984863805</text:p>
          </table:table-cell>
          <table:table-cell office:value-type="float" office:value="-4.12816576762" calcext:value-type="float">
            <text:p>-4.1281657676</text:p>
          </table:table-cell>
          <table:table-cell office:value-type="float" office:value="3.700048" calcext:value-type="float">
            <text:p>3.700048</text:p>
          </table:table-cell>
          <table:table-cell office:value-type="float" office:value="-0.021374" calcext:value-type="float">
            <text:p>-0.021374</text:p>
          </table:table-cell>
        </table:table-row>
        <table:table-row table:style-name="ro1">
          <table:table-cell office:value-type="float" office:value="22.2819123072" calcext:value-type="float">
            <text:p>22.2819123072</text:p>
          </table:table-cell>
          <table:table-cell office:value-type="float" office:value="-4.15132824069" calcext:value-type="float">
            <text:p>-4.1513282407</text:p>
          </table:table-cell>
          <table:table-cell office:value-type="float" office:value="3.482845" calcext:value-type="float">
            <text:p>3.482845</text:p>
          </table:table-cell>
          <table:table-cell office:value-type="float" office:value="-0.02203" calcext:value-type="float">
            <text:p>-0.02203</text:p>
          </table:table-cell>
        </table:table-row>
        <table:table-row table:style-name="ro1">
          <table:table-cell office:value-type="float" office:value="21.6922936392" calcext:value-type="float">
            <text:p>21.6922936392</text:p>
          </table:table-cell>
          <table:table-cell office:value-type="float" office:value="-4.1710547734" calcext:value-type="float">
            <text:p>-4.1710547734</text:p>
          </table:table-cell>
          <table:table-cell office:value-type="float" office:value="3.265642" calcext:value-type="float">
            <text:p>3.265642</text:p>
          </table:table-cell>
          <table:table-cell office:value-type="float" office:value="-0.022684" calcext:value-type="float">
            <text:p>-0.022684</text:p>
          </table:table-cell>
        </table:table-row>
        <table:table-row table:style-name="ro1">
          <table:table-cell office:value-type="float" office:value="21.4004967592" calcext:value-type="float">
            <text:p>21.4004967592</text:p>
          </table:table-cell>
          <table:table-cell office:value-type="float" office:value="-4.17980878167" calcext:value-type="float">
            <text:p>-4.1798087817</text:p>
          </table:table-cell>
          <table:table-cell office:value-type="float" office:value="3.077023" calcext:value-type="float">
            <text:p>3.077023</text:p>
          </table:table-cell>
          <table:table-cell office:value-type="float" office:value="-0.023005" calcext:value-type="float">
            <text:p>-0.023005</text:p>
          </table:table-cell>
        </table:table-row>
        <table:table-row table:style-name="ro1">
          <table:table-cell office:value-type="float" office:value="20.8232983775" calcext:value-type="float">
            <text:p>20.8232983775</text:p>
          </table:table-cell>
          <table:table-cell office:value-type="float" office:value="-4.19520091189" calcext:value-type="float">
            <text:p>-4.1952009119</text:p>
          </table:table-cell>
          <table:table-cell office:value-type="float" office:value="2.888403" calcext:value-type="float">
            <text:p>2.888403</text:p>
          </table:table-cell>
          <table:table-cell office:value-type="float" office:value="-0.023325" calcext:value-type="float">
            <text:p>-0.023325</text:p>
          </table:table-cell>
        </table:table-row>
        <table:table-row table:style-name="ro1">
          <table:table-cell office:value-type="float" office:value="20.2545904686" calcext:value-type="float">
            <text:p>20.2545904686</text:p>
          </table:table-cell>
          <table:table-cell office:value-type="float" office:value="-4.20815378172" calcext:value-type="float">
            <text:p>-4.2081537817</text:p>
          </table:table-cell>
          <table:table-cell office:value-type="float" office:value="2.699785" calcext:value-type="float">
            <text:p>2.699785</text:p>
          </table:table-cell>
          <table:table-cell office:value-type="float" office:value="-0.023643" calcext:value-type="float">
            <text:p>-0.023643</text:p>
          </table:table-cell>
        </table:table-row>
        <table:table-row table:style-name="ro1">
          <table:table-cell office:value-type="float" office:value="19.6771998454" calcext:value-type="float">
            <text:p>19.6771998454</text:p>
          </table:table-cell>
          <table:table-cell office:value-type="float" office:value="-4.21920814396" calcext:value-type="float">
            <text:p>-4.219208144</text:p>
          </table:table-cell>
          <table:table-cell office:value-type="float" office:value="2.511169" calcext:value-type="float">
            <text:p>2.511169</text:p>
          </table:table-cell>
          <table:table-cell office:value-type="float" office:value="-0.023964" calcext:value-type="float">
            <text:p>-0.023964</text:p>
          </table:table-cell>
        </table:table-row>
        <table:table-row table:style-name="ro1">
          <table:table-cell office:value-type="float" office:value="19.1091706505" calcext:value-type="float">
            <text:p>19.1091706505</text:p>
          </table:table-cell>
          <table:table-cell office:value-type="float" office:value="-4.22811157151" calcext:value-type="float">
            <text:p>-4.2281115715</text:p>
          </table:table-cell>
          <table:table-cell office:value-type="float" office:value="2.349407" calcext:value-type="float">
            <text:p>2.349407</text:p>
          </table:table-cell>
          <table:table-cell office:value-type="float" office:value="-0.024113" calcext:value-type="float">
            <text:p>-0.024113</text:p>
          </table:table-cell>
        </table:table-row>
        <table:table-row table:style-name="ro1">
          <table:table-cell office:value-type="float" office:value="18.5841350478" calcext:value-type="float">
            <text:p>18.5841350478</text:p>
          </table:table-cell>
          <table:table-cell office:value-type="float" office:value="-4.23470478895" calcext:value-type="float">
            <text:p>-4.234704789</text:p>
          </table:table-cell>
          <table:table-cell office:value-type="float" office:value="2.187645" calcext:value-type="float">
            <text:p>2.187645</text:p>
          </table:table-cell>
          <table:table-cell office:value-type="float" office:value="-0.024263" calcext:value-type="float">
            <text:p>-0.024263</text:p>
          </table:table-cell>
        </table:table-row>
        <table:table-row table:style-name="ro1">
          <table:table-cell office:value-type="float" office:value="18.0674917696" calcext:value-type="float">
            <text:p>18.0674917696</text:p>
          </table:table-cell>
          <table:table-cell office:value-type="float" office:value="-4.23972499539" calcext:value-type="float">
            <text:p>-4.2397249954</text:p>
          </table:table-cell>
          <table:table-cell office:value-type="float" office:value="2.025883" calcext:value-type="float">
            <text:p>2.025883</text:p>
          </table:table-cell>
          <table:table-cell office:value-type="float" office:value="-0.024412" calcext:value-type="float">
            <text:p>-0.024412</text:p>
          </table:table-cell>
        </table:table-row>
        <table:table-row table:style-name="ro1">
          <table:table-cell office:value-type="float" office:value="17.8040482164" calcext:value-type="float">
            <text:p>17.8040482164</text:p>
          </table:table-cell>
          <table:table-cell office:value-type="float" office:value="-4.24175420765" calcext:value-type="float">
            <text:p>-4.2417542077</text:p>
          </table:table-cell>
          <table:table-cell office:value-type="float" office:value="1.86412" calcext:value-type="float">
            <text:p>1.86412</text:p>
          </table:table-cell>
          <table:table-cell office:value-type="float" office:value="-0.024563" calcext:value-type="float">
            <text:p>-0.024563</text:p>
          </table:table-cell>
        </table:table-row>
        <table:table-row table:style-name="ro1">
          <table:table-cell office:value-type="float" office:value="17.3000608629" calcext:value-type="float">
            <text:p>17.3000608629</text:p>
          </table:table-cell>
          <table:table-cell office:value-type="float" office:value="-4.24467008828" calcext:value-type="float">
            <text:p>-4.2446700883</text:p>
          </table:table-cell>
          <table:table-cell office:value-type="float" office:value="1.731497" calcext:value-type="float">
            <text:p>1.731497</text:p>
          </table:table-cell>
          <table:table-cell office:value-type="float" office:value="-0.024624" calcext:value-type="float">
            <text:p>-0.024624</text:p>
          </table:table-cell>
        </table:table-row>
        <table:table-row table:style-name="ro1">
          <table:table-cell office:value-type="float" office:value="16.7728289468" calcext:value-type="float">
            <text:p>16.7728289468</text:p>
          </table:table-cell>
          <table:table-cell office:value-type="float" office:value="-4.24642175502" calcext:value-type="float">
            <text:p>-4.246421755</text:p>
          </table:table-cell>
          <table:table-cell office:value-type="float" office:value="1.598873" calcext:value-type="float">
            <text:p>1.598873</text:p>
          </table:table-cell>
          <table:table-cell office:value-type="float" office:value="-0.024685" calcext:value-type="float">
            <text:p>-0.024685</text:p>
          </table:table-cell>
        </table:table-row>
        <table:table-row table:style-name="ro1">
          <table:table-cell office:value-type="float" office:value="16.2707172525" calcext:value-type="float">
            <text:p>16.2707172525</text:p>
          </table:table-cell>
          <table:table-cell office:value-type="float" office:value="-4.24705407072" calcext:value-type="float">
            <text:p>-4.2470540707</text:p>
          </table:table-cell>
          <table:table-cell office:value-type="float" office:value="1.466249" calcext:value-type="float">
            <text:p>1.466249</text:p>
          </table:table-cell>
          <table:table-cell office:value-type="float" office:value="-0.024746" calcext:value-type="float">
            <text:p>-0.024746</text:p>
          </table:table-cell>
        </table:table-row>
        <table:table-row table:style-name="ro1">
          <table:table-cell office:value-type="float" office:value="15.7778700544" calcext:value-type="float">
            <text:p>15.7778700544</text:p>
          </table:table-cell>
          <table:table-cell office:value-type="float" office:value="-4.24704925448" calcext:value-type="float">
            <text:p>-4.2470492545</text:p>
          </table:table-cell>
          <table:table-cell office:value-type="float" office:value="1.333626" calcext:value-type="float">
            <text:p>1.333626</text:p>
          </table:table-cell>
          <table:table-cell office:value-type="float" office:value="-0.024807" calcext:value-type="float">
            <text:p>-0.024807</text:p>
          </table:table-cell>
        </table:table-row>
        <table:table-row table:style-name="ro1">
          <table:table-cell office:value-type="float" office:value="15.2794636236" calcext:value-type="float">
            <text:p>15.2794636236</text:p>
          </table:table-cell>
          <table:table-cell office:value-type="float" office:value="-4.24648140255" calcext:value-type="float">
            <text:p>-4.2464814026</text:p>
          </table:table-cell>
          <table:table-cell office:value-type="float" office:value="1.201002" calcext:value-type="float">
            <text:p>1.201002</text:p>
          </table:table-cell>
          <table:table-cell office:value-type="float" office:value="-0.024866" calcext:value-type="float">
            <text:p>-0.024866</text:p>
          </table:table-cell>
        </table:table-row>
        <table:table-row table:style-name="ro1">
          <table:table-cell office:value-type="float" office:value="14.80513901" calcext:value-type="float">
            <text:p>14.80513901</text:p>
          </table:table-cell>
          <table:table-cell office:value-type="float" office:value="-4.24498341574" calcext:value-type="float">
            <text:p>-4.2449834157</text:p>
          </table:table-cell>
          <table:table-cell office:value-type="float" office:value="1.06838" calcext:value-type="float">
            <text:p>1.06838</text:p>
          </table:table-cell>
          <table:table-cell office:value-type="float" office:value="-0.024927" calcext:value-type="float">
            <text:p>-0.024927</text:p>
          </table:table-cell>
        </table:table-row>
        <table:table-row table:style-name="ro1">
          <table:table-cell office:value-type="float" office:value="14.3253696219" calcext:value-type="float">
            <text:p>14.3253696219</text:p>
          </table:table-cell>
          <table:table-cell office:value-type="float" office:value="-4.24261085934" calcext:value-type="float">
            <text:p>-4.2426108593</text:p>
          </table:table-cell>
          <table:table-cell office:value-type="float" office:value="0.98246" calcext:value-type="float">
            <text:p>0.98246</text:p>
          </table:table-cell>
          <table:table-cell office:value-type="float" office:value="-0.024937" calcext:value-type="float">
            <text:p>-0.024937</text:p>
          </table:table-cell>
        </table:table-row>
        <table:table-row table:style-name="ro1">
          <table:table-cell office:value-type="float" office:value="14.1104301631" calcext:value-type="float">
            <text:p>14.1104301631</text:p>
          </table:table-cell>
          <table:table-cell office:value-type="float" office:value="-4.24130069256" calcext:value-type="float">
            <text:p>-4.2413006926</text:p>
          </table:table-cell>
          <table:table-cell office:value-type="float" office:value="0.89654" calcext:value-type="float">
            <text:p>0.89654</text:p>
          </table:table-cell>
          <table:table-cell office:value-type="float" office:value="-0.024946" calcext:value-type="float">
            <text:p>-0.024946</text:p>
          </table:table-cell>
        </table:table-row>
        <table:table-row table:style-name="ro1">
          <table:table-cell office:value-type="float" office:value="13.6585052861" calcext:value-type="float">
            <text:p>13.6585052861</text:p>
          </table:table-cell>
          <table:table-cell office:value-type="float" office:value="-4.23808524418" calcext:value-type="float">
            <text:p>-4.2380852442</text:p>
          </table:table-cell>
          <table:table-cell office:value-type="float" office:value="0.810619" calcext:value-type="float">
            <text:p>0.810619</text:p>
          </table:table-cell>
          <table:table-cell office:value-type="float" office:value="-0.024956" calcext:value-type="float">
            <text:p>-0.024956</text:p>
          </table:table-cell>
        </table:table-row>
        <table:table-row table:style-name="ro1">
          <table:table-cell office:value-type="float" office:value="13.2154639921" calcext:value-type="float">
            <text:p>13.2154639921</text:p>
          </table:table-cell>
          <table:table-cell office:value-type="float" office:value="-4.23436571236" calcext:value-type="float">
            <text:p>-4.2343657124</text:p>
          </table:table-cell>
          <table:table-cell office:value-type="float" office:value="0.724699" calcext:value-type="float">
            <text:p>0.724699</text:p>
          </table:table-cell>
          <table:table-cell office:value-type="float" office:value="-0.024965" calcext:value-type="float">
            <text:p>-0.024965</text:p>
          </table:table-cell>
        </table:table-row>
        <table:table-row table:style-name="ro1">
          <table:table-cell office:value-type="float" office:value="12.7679358154" calcext:value-type="float">
            <text:p>12.7679358154</text:p>
          </table:table-cell>
          <table:table-cell office:value-type="float" office:value="-4.23014059054" calcext:value-type="float">
            <text:p>-4.2301405905</text:p>
          </table:table-cell>
          <table:table-cell office:value-type="float" office:value="0.638779" calcext:value-type="float">
            <text:p>0.638779</text:p>
          </table:table-cell>
          <table:table-cell office:value-type="float" office:value="-0.024977" calcext:value-type="float">
            <text:p>-0.024977</text:p>
          </table:table-cell>
        </table:table-row>
        <table:table-row table:style-name="ro1">
          <table:table-cell office:value-type="float" office:value="12.3562551222" calcext:value-type="float">
            <text:p>12.3562551222</text:p>
          </table:table-cell>
          <table:table-cell office:value-type="float" office:value="-4.22566683572" calcext:value-type="float">
            <text:p>-4.2256668357</text:p>
          </table:table-cell>
          <table:table-cell office:value-type="float" office:value="0.552858" calcext:value-type="float">
            <text:p>0.552858</text:p>
          </table:table-cell>
          <table:table-cell office:value-type="float" office:value="-0.024986" calcext:value-type="float">
            <text:p>-0.024986</text:p>
          </table:table-cell>
        </table:table-row>
        <table:table-row table:style-name="ro1">
          <table:table-cell office:value-type="float" office:value="11.9272980654" calcext:value-type="float">
            <text:p>11.9272980654</text:p>
          </table:table-cell>
          <table:table-cell office:value-type="float" office:value="-4.2204366189" calcext:value-type="float">
            <text:p>-4.2204366189</text:p>
          </table:table-cell>
          <table:table-cell office:value-type="float" office:value="0.466938" calcext:value-type="float">
            <text:p>0.466938</text:p>
          </table:table-cell>
          <table:table-cell office:value-type="float" office:value="-0.024998" calcext:value-type="float">
            <text:p>-0.024998</text:p>
          </table:table-cell>
        </table:table-row>
        <table:table-row table:style-name="ro1">
          <table:table-cell office:value-type="float" office:value="11.5325856065" calcext:value-type="float">
            <text:p>11.5325856065</text:p>
          </table:table-cell>
          <table:table-cell office:value-type="float" office:value="-4.21512444416" calcext:value-type="float">
            <text:p>-4.2151244442</text:p>
          </table:table-cell>
          <table:table-cell office:value-type="float" office:value="0.381018" calcext:value-type="float">
            <text:p>0.381018</text:p>
          </table:table-cell>
          <table:table-cell office:value-type="float" office:value="-0.025007" calcext:value-type="float">
            <text:p>-0.025007</text:p>
          </table:table-cell>
        </table:table-row>
        <table:table-row table:style-name="ro1">
          <table:table-cell office:value-type="float" office:value="11.1342098997" calcext:value-type="float">
            <text:p>11.1342098997</text:p>
          </table:table-cell>
          <table:table-cell office:value-type="float" office:value="-4.20934612523" calcext:value-type="float">
            <text:p>-4.2093461252</text:p>
          </table:table-cell>
          <table:table-cell office:value-type="float" office:value="0.295099" calcext:value-type="float">
            <text:p>0.295099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10.9262106797" calcext:value-type="float">
            <text:p>10.9262106797</text:p>
          </table:table-cell>
          <table:table-cell office:value-type="float" office:value="-4.20614759304" calcext:value-type="float">
            <text:p>-4.206147593</text:p>
          </table:table-cell>
          <table:table-cell office:value-type="float" office:value="0.264048" calcext:value-type="float">
            <text:p>0.264048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10.5535099762" calcext:value-type="float">
            <text:p>10.5535099762</text:p>
          </table:table-cell>
          <table:table-cell office:value-type="float" office:value="-4.20010032011" calcext:value-type="float">
            <text:p>-4.2001003201</text:p>
          </table:table-cell>
          <table:table-cell office:value-type="float" office:value="0.232996" calcext:value-type="float">
            <text:p>0.232996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10.1776805777" calcext:value-type="float">
            <text:p>10.1776805777</text:p>
          </table:table-cell>
          <table:table-cell office:value-type="float" office:value="-4.19363726844" calcext:value-type="float">
            <text:p>-4.1936372684</text:p>
          </table:table-cell>
          <table:table-cell office:value-type="float" office:value="0.201944" calcext:value-type="float">
            <text:p>0.201944</text:p>
          </table:table-cell>
          <table:table-cell office:value-type="float" office:value="-0.025021" calcext:value-type="float">
            <text:p>-0.025021</text:p>
          </table:table-cell>
        </table:table-row>
        <table:table-row table:style-name="ro1">
          <table:table-cell office:value-type="float" office:value="9.81085566621" calcext:value-type="float">
            <text:p>9.8108556662</text:p>
          </table:table-cell>
          <table:table-cell office:value-type="float" office:value="-4.18698386838" calcext:value-type="float">
            <text:p>-4.1869838684</text:p>
          </table:table-cell>
          <table:table-cell office:value-type="float" office:value="0.170891" calcext:value-type="float">
            <text:p>0.170891</text:p>
          </table:table-cell>
          <table:table-cell office:value-type="float" office:value="-0.025021" calcext:value-type="float">
            <text:p>-0.025021</text:p>
          </table:table-cell>
        </table:table-row>
        <table:table-row table:style-name="ro1">
          <table:table-cell office:value-type="float" office:value="9.45302719114" calcext:value-type="float">
            <text:p>9.4530271911</text:p>
          </table:table-cell>
          <table:table-cell office:value-type="float" office:value="-4.18017345378" calcext:value-type="float">
            <text:p>-4.1801734538</text:p>
          </table:table-cell>
          <table:table-cell office:value-type="float" office:value="0.139839" calcext:value-type="float">
            <text:p>0.139839</text:p>
          </table:table-cell>
          <table:table-cell office:value-type="float" office:value="-0.025023" calcext:value-type="float">
            <text:p>-0.025023</text:p>
          </table:table-cell>
        </table:table-row>
        <table:table-row table:style-name="ro1">
          <table:table-cell office:value-type="float" office:value="9.09342941745" calcext:value-type="float">
            <text:p>9.0934294175</text:p>
          </table:table-cell>
          <table:table-cell office:value-type="float" office:value="-4.17299788316" calcext:value-type="float">
            <text:p>-4.1729978832</text:p>
          </table:table-cell>
          <table:table-cell office:value-type="float" office:value="0.108786" calcext:value-type="float">
            <text:p>0.108786</text:p>
          </table:table-cell>
          <table:table-cell office:value-type="float" office:value="-0.025023" calcext:value-type="float">
            <text:p>-0.025023</text:p>
          </table:table-cell>
        </table:table-row>
        <table:table-row table:style-name="ro1">
          <table:table-cell office:value-type="float" office:value="8.75385845331" calcext:value-type="float">
            <text:p>8.7538584533</text:p>
          </table:table-cell>
          <table:table-cell office:value-type="float" office:value="-4.16593143814" calcext:value-type="float">
            <text:p>-4.1659314381</text:p>
          </table:table-cell>
          <table:table-cell office:value-type="float" office:value="0.077732" calcext:value-type="float">
            <text:p>0.077732</text:p>
          </table:table-cell>
          <table:table-cell office:value-type="float" office:value="-0.025024" calcext:value-type="float">
            <text:p>-0.025024</text:p>
          </table:table-cell>
        </table:table-row>
        <table:table-row table:style-name="ro1">
          <table:table-cell office:value-type="float" office:value="8.42327581295" calcext:value-type="float">
            <text:p>8.423275813</text:p>
          </table:table-cell>
          <table:table-cell office:value-type="float" office:value="-4.15879396367" calcext:value-type="float">
            <text:p>-4.1587939637</text:p>
          </table:table-cell>
          <table:table-cell office:value-type="float" office:value="0.046679" calcext:value-type="float">
            <text:p>0.046679</text:p>
          </table:table-cell>
          <table:table-cell office:value-type="float" office:value="-0.025024" calcext:value-type="float">
            <text:p>-0.025024</text:p>
          </table:table-cell>
        </table:table-row>
        <table:table-row table:style-name="ro1">
          <table:table-cell office:value-type="float" office:value="8.26139448457" calcext:value-type="float">
            <text:p>8.2613944846</text:p>
          </table:table-cell>
          <table:table-cell office:value-type="float" office:value="-4.15520970056" calcext:value-type="float">
            <text:p>-4.155209700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-0.025026" calcext:value-type="float">
            <text:p>-0.025026</text:p>
          </table:table-cell>
        </table:table-row>
        <table:table-row table:style-name="ro1">
          <table:table-cell office:value-type="float" office:value="7.93451865892" calcext:value-type="float">
            <text:p>7.9345186589</text:p>
          </table:table-cell>
          <table:table-cell office:value-type="float" office:value="-4.1477508663" calcext:value-type="float">
            <text:p>-4.1477508663</text:p>
          </table:table-cell>
          <table:table-cell table:number-columns-repeated="2"/>
        </table:table-row>
        <table:table-row table:style-name="ro1">
          <table:table-cell office:value-type="float" office:value="7.62664948473" calcext:value-type="float">
            <text:p>7.6266494847</text:p>
          </table:table-cell>
          <table:table-cell office:value-type="float" office:value="-4.14050698635" calcext:value-type="float">
            <text:p>-4.1405069864</text:p>
          </table:table-cell>
          <table:table-cell table:number-columns-repeated="2"/>
        </table:table-row>
        <table:table-row table:style-name="ro1">
          <table:table-cell office:value-type="float" office:value="7.327771765" calcext:value-type="float">
            <text:p>7.327771765</text:p>
          </table:table-cell>
          <table:table-cell office:value-type="float" office:value="-4.13329170021" calcext:value-type="float">
            <text:p>-4.1332917002</text:p>
          </table:table-cell>
          <table:table-cell table:number-columns-repeated="2"/>
        </table:table-row>
        <table:table-row table:style-name="ro1">
          <table:table-cell office:value-type="float" office:value="7.03785830145" calcext:value-type="float">
            <text:p>7.0378583015</text:p>
          </table:table-cell>
          <table:table-cell office:value-type="float" office:value="-4.12610939194" calcext:value-type="float">
            <text:p>-4.1261093919</text:p>
          </table:table-cell>
          <table:table-cell table:number-columns-repeated="2"/>
        </table:table-row>
        <table:table-row table:style-name="ro1">
          <table:table-cell office:value-type="float" office:value="6.748271703" calcext:value-type="float">
            <text:p>6.748271703</text:p>
          </table:table-cell>
          <table:table-cell office:value-type="float" office:value="-4.11875097276" calcext:value-type="float">
            <text:p>-4.1187509728</text:p>
          </table:table-cell>
          <table:table-cell table:number-columns-repeated="2"/>
        </table:table-row>
        <table:table-row table:style-name="ro1">
          <table:table-cell office:value-type="float" office:value="6.47647979742" calcext:value-type="float">
            <text:p>6.4764797974</text:p>
          </table:table-cell>
          <table:table-cell office:value-type="float" office:value="-4.11167569356" calcext:value-type="float">
            <text:p>-4.1116756936</text:p>
          </table:table-cell>
          <table:table-cell table:number-columns-repeated="2"/>
        </table:table-row>
        <table:table-row table:style-name="ro1">
          <table:table-cell office:value-type="float" office:value="6.33570923906" calcext:value-type="float">
            <text:p>6.3357092391</text:p>
          </table:table-cell>
          <table:table-cell office:value-type="float" office:value="-4.10795441815" calcext:value-type="float">
            <text:p>-4.1079544182</text:p>
          </table:table-cell>
          <table:table-cell table:number-columns-repeated="2"/>
        </table:table-row>
        <table:table-row table:style-name="ro1">
          <table:table-cell office:value-type="float" office:value="6.08551930676" calcext:value-type="float">
            <text:p>6.0855193068</text:p>
          </table:table-cell>
          <table:table-cell office:value-type="float" office:value="-4.10126406084" calcext:value-type="float">
            <text:p>-4.1012640608</text:p>
          </table:table-cell>
          <table:table-cell table:number-columns-repeated="2"/>
        </table:table-row>
        <table:table-row table:style-name="ro1">
          <table:table-cell office:value-type="float" office:value="5.83604689019" calcext:value-type="float">
            <text:p>5.8360468902</text:p>
          </table:table-cell>
          <table:table-cell office:value-type="float" office:value="-4.09450375191" calcext:value-type="float">
            <text:p>-4.0945037519</text:p>
          </table:table-cell>
          <table:table-cell table:number-columns-repeated="2"/>
        </table:table-row>
        <table:table-row table:style-name="ro1">
          <table:table-cell office:value-type="float" office:value="5.60294859343" calcext:value-type="float">
            <text:p>5.6029485934</text:p>
          </table:table-cell>
          <table:table-cell office:value-type="float" office:value="-4.08810827414" calcext:value-type="float">
            <text:p>-4.0881082741</text:p>
          </table:table-cell>
          <table:table-cell table:number-columns-repeated="2"/>
        </table:table-row>
        <table:table-row table:style-name="ro1">
          <table:table-cell office:value-type="float" office:value="5.36415406529" calcext:value-type="float">
            <text:p>5.3641540653</text:p>
          </table:table-cell>
          <table:table-cell office:value-type="float" office:value="-4.08149743366" calcext:value-type="float">
            <text:p>-4.0814974337</text:p>
          </table:table-cell>
          <table:table-cell table:number-columns-repeated="2"/>
        </table:table-row>
        <table:table-row table:style-name="ro1">
          <table:table-cell office:value-type="float" office:value="5.1415877468" calcext:value-type="float">
            <text:p>5.1415877468</text:p>
          </table:table-cell>
          <table:table-cell office:value-type="float" office:value="-4.0752597097" calcext:value-type="float">
            <text:p>-4.0752597097</text:p>
          </table:table-cell>
          <table:table-cell table:number-columns-repeated="2"/>
        </table:table-row>
        <table:table-row table:style-name="ro1">
          <table:table-cell office:value-type="float" office:value="4.92150804817" calcext:value-type="float">
            <text:p>4.9215080482</text:p>
          </table:table-cell>
          <table:table-cell office:value-type="float" office:value="-4.0690414112" calcext:value-type="float">
            <text:p>-4.0690414112</text:p>
          </table:table-cell>
          <table:table-cell table:number-columns-repeated="2"/>
        </table:table-row>
        <table:table-row table:style-name="ro1">
          <table:table-cell office:value-type="float" office:value="4.71729448968" calcext:value-type="float">
            <text:p>4.7172944897</text:p>
          </table:table-cell>
          <table:table-cell office:value-type="float" office:value="-4.06323341052" calcext:value-type="float">
            <text:p>-4.0632334105</text:p>
          </table:table-cell>
          <table:table-cell table:number-columns-repeated="2"/>
        </table:table-row>
        <table:table-row table:style-name="ro1">
          <table:table-cell office:value-type="float" office:value="4.62463916704" calcext:value-type="float">
            <text:p>4.624639167</text:p>
          </table:table-cell>
          <table:table-cell office:value-type="float" office:value="-4.06057567745" calcext:value-type="float">
            <text:p>-4.0605756775</text:p>
          </table:table-cell>
          <table:table-cell table:number-columns-repeated="2"/>
        </table:table-row>
        <table:table-row table:style-name="ro1">
          <table:table-cell office:value-type="float" office:value="4.42774686958" calcext:value-type="float">
            <text:p>4.4277468696</text:p>
          </table:table-cell>
          <table:table-cell office:value-type="float" office:value="-4.0549090488" calcext:value-type="float">
            <text:p>-4.0549090488</text:p>
          </table:table-cell>
          <table:table-cell table:number-columns-repeated="2"/>
        </table:table-row>
        <table:table-row table:style-name="ro1">
          <table:table-cell office:value-type="float" office:value="4.24592534447" calcext:value-type="float">
            <text:p>4.2459253445</text:p>
          </table:table-cell>
          <table:table-cell office:value-type="float" office:value="-4.04964900631" calcext:value-type="float">
            <text:p>-4.0496490063</text:p>
          </table:table-cell>
          <table:table-cell table:number-columns-repeated="2"/>
        </table:table-row>
        <table:table-row table:style-name="ro1">
          <table:table-cell office:value-type="float" office:value="4.067806586" calcext:value-type="float">
            <text:p>4.067806586</text:p>
          </table:table-cell>
          <table:table-cell office:value-type="float" office:value="-4.04446775743" calcext:value-type="float">
            <text:p>-4.0444677574</text:p>
          </table:table-cell>
          <table:table-cell table:number-columns-repeated="2"/>
        </table:table-row>
        <table:table-row table:style-name="ro1">
          <table:table-cell office:value-type="float" office:value="3.90418016859" calcext:value-type="float">
            <text:p>3.9041801686</text:p>
          </table:table-cell>
          <table:table-cell office:value-type="float" office:value="-4.03968417301" calcext:value-type="float">
            <text:p>-4.039684173</text:p>
          </table:table-cell>
          <table:table-cell table:number-columns-repeated="2"/>
        </table:table-row>
        <table:table-row table:style-name="ro1">
          <table:table-cell office:value-type="float" office:value="3.75421637906" calcext:value-type="float">
            <text:p>3.7542163791</text:p>
          </table:table-cell>
          <table:table-cell office:value-type="float" office:value="-4.03527849171" calcext:value-type="float">
            <text:p>-4.0352784917</text:p>
          </table:table-cell>
          <table:table-cell table:number-columns-repeated="2"/>
        </table:table-row>
        <table:table-row table:style-name="ro1">
          <table:table-cell office:value-type="float" office:value="3.60822705824" calcext:value-type="float">
            <text:p>3.6082270582</text:p>
          </table:table-cell>
          <table:table-cell office:value-type="float" office:value="-4.03097347141" calcext:value-type="float">
            <text:p>-4.0309734714</text:p>
          </table:table-cell>
          <table:table-cell table:number-columns-repeated="2"/>
        </table:table-row>
        <table:table-row table:style-name="ro1">
          <table:table-cell office:value-type="float" office:value="3.53853609699" calcext:value-type="float">
            <text:p>3.538536097</text:p>
          </table:table-cell>
          <table:table-cell office:value-type="float" office:value="-4.02891187179" calcext:value-type="float">
            <text:p>-4.0289118718</text:p>
          </table:table-cell>
          <table:table-cell table:number-columns-repeated="2"/>
        </table:table-row>
        <table:table-row table:style-name="ro1">
          <table:table-cell office:value-type="float" office:value="3.40195424835" calcext:value-type="float">
            <text:p>3.4019542484</text:p>
          </table:table-cell>
          <table:table-cell office:value-type="float" office:value="-4.02486602083" calcext:value-type="float">
            <text:p>-4.0248660208</text:p>
          </table:table-cell>
          <table:table-cell table:number-columns-repeated="2"/>
        </table:table-row>
        <table:table-row table:style-name="ro1">
          <table:table-cell office:value-type="float" office:value="3.2786306069" calcext:value-type="float">
            <text:p>3.2786306069</text:p>
          </table:table-cell>
          <table:table-cell office:value-type="float" office:value="-4.0212142661" calcext:value-type="float">
            <text:p>-4.0212142661</text:p>
          </table:table-cell>
          <table:table-cell table:number-columns-repeated="2"/>
        </table:table-row>
        <table:table-row table:style-name="ro1">
          <table:table-cell office:value-type="float" office:value="3.1642644519" calcext:value-type="float">
            <text:p>3.1642644519</text:p>
          </table:table-cell>
          <table:table-cell office:value-type="float" office:value="-4.01782544755" calcext:value-type="float">
            <text:p>-4.0178254476</text:p>
          </table:table-cell>
          <table:table-cell table:number-columns-repeated="2"/>
        </table:table-row>
        <table:table-row table:style-name="ro1">
          <table:table-cell office:value-type="float" office:value="3.05570686325" calcext:value-type="float">
            <text:p>3.0557068633</text:p>
          </table:table-cell>
          <table:table-cell office:value-type="float" office:value="-4.01460556222" calcext:value-type="float">
            <text:p>-4.0146055622</text:p>
          </table:table-cell>
          <table:table-cell table:number-columns-repeated="2"/>
        </table:table-row>
        <table:table-row table:style-name="ro1">
          <table:table-cell office:value-type="float" office:value="2.96241024875" calcext:value-type="float">
            <text:p>2.9624102488</text:p>
          </table:table-cell>
          <table:table-cell office:value-type="float" office:value="-4.01183868248" calcext:value-type="float">
            <text:p>-4.0118386825</text:p>
          </table:table-cell>
          <table:table-cell table:number-columns-repeated="2"/>
        </table:table-row>
        <table:table-row table:style-name="ro1">
          <table:table-cell office:value-type="float" office:value="2.88013419643" calcext:value-type="float">
            <text:p>2.8801341964</text:p>
          </table:table-cell>
          <table:table-cell office:value-type="float" office:value="-4.00940125734" calcext:value-type="float">
            <text:p>-4.0094012573</text:p>
          </table:table-cell>
          <table:table-cell table:number-columns-repeated="2"/>
        </table:table-row>
        <table:table-row table:style-name="ro1">
          <table:table-cell office:value-type="float" office:value="2.79407046393" calcext:value-type="float">
            <text:p>2.7940704639</text:p>
          </table:table-cell>
          <table:table-cell office:value-type="float" office:value="-4.00685542324" calcext:value-type="float">
            <text:p>-4.0068554232</text:p>
          </table:table-cell>
          <table:table-cell table:number-columns-repeated="2"/>
        </table:table-row>
        <table:table-row table:style-name="ro1">
          <table:table-cell office:value-type="float" office:value="2.7582160695" calcext:value-type="float">
            <text:p>2.7582160695</text:p>
          </table:table-cell>
          <table:table-cell office:value-type="float" office:value="-4.00578900473" calcext:value-type="float">
            <text:p>-4.0057890047</text:p>
          </table:table-cell>
          <table:table-cell table:number-columns-repeated="2"/>
        </table:table-row>
        <table:table-row table:style-name="ro1">
          <table:table-cell office:value-type="float" office:value="2.69325595869" calcext:value-type="float">
            <text:p>2.6932559587</text:p>
          </table:table-cell>
          <table:table-cell office:value-type="float" office:value="-4.00387979146" calcext:value-type="float">
            <text:p>-4.0038797915</text:p>
          </table:table-cell>
          <table:table-cell table:number-columns-repeated="2"/>
        </table:table-row>
        <table:table-row table:style-name="ro1">
          <table:table-cell office:value-type="float" office:value="2.63730915354" calcext:value-type="float">
            <text:p>2.6373091535</text:p>
          </table:table-cell>
          <table:table-cell office:value-type="float" office:value="-4.00224861057" calcext:value-type="float">
            <text:p>-4.0022486106</text:p>
          </table:table-cell>
          <table:table-cell table:number-columns-repeated="2"/>
        </table:table-row>
        <table:table-row table:style-name="ro1">
          <table:table-cell office:value-type="float" office:value="2.59026647938" calcext:value-type="float">
            <text:p>2.5902664794</text:p>
          </table:table-cell>
          <table:table-cell office:value-type="float" office:value="-4.00089878211" calcext:value-type="float">
            <text:p>-4.0008987821</text:p>
          </table:table-cell>
          <table:table-cell table:number-columns-repeated="2"/>
        </table:table-row>
        <table:table-row table:style-name="ro1">
          <table:table-cell office:value-type="float" office:value="2.55222058264" calcext:value-type="float">
            <text:p>2.5522205826</text:p>
          </table:table-cell>
          <table:table-cell office:value-type="float" office:value="-3.99982319277" calcext:value-type="float">
            <text:p>-3.9998231928</text:p>
          </table:table-cell>
          <table:table-cell table:number-columns-repeated="2"/>
        </table:table-row>
        <table:table-row table:style-name="ro1">
          <table:table-cell office:value-type="float" office:value="2.52238934924" calcext:value-type="float">
            <text:p>2.5223893492</text:p>
          </table:table-cell>
          <table:table-cell office:value-type="float" office:value="-3.99901278532" calcext:value-type="float">
            <text:p>-3.9990127853</text:p>
          </table:table-cell>
          <table:table-cell table:number-columns-repeated="2"/>
        </table:table-row>
        <table:table-row table:style-name="ro1">
          <table:table-cell office:value-type="float" office:value="2.50248010875" calcext:value-type="float">
            <text:p>2.5024801088</text:p>
          </table:table-cell>
          <table:table-cell office:value-type="float" office:value="-3.99850909944" calcext:value-type="float">
            <text:p>-3.9985090994</text:p>
          </table:table-cell>
          <table:table-cell table:number-columns-repeated="2"/>
        </table:table-row>
        <table:table-row table:style-name="ro1">
          <table:table-cell office:value-type="float" office:value="2.49543225465" calcext:value-type="float">
            <text:p>2.4954322547</text:p>
          </table:table-cell>
          <table:table-cell office:value-type="float" office:value="-3.99832317193" calcext:value-type="float">
            <text:p>-3.9983231719</text:p>
          </table:table-cell>
          <table:table-cell table:number-columns-repeated="2"/>
        </table:table-row>
        <table:table-row table:style-name="ro1">
          <table:table-cell office:value-type="float" office:value="2.48514750464" calcext:value-type="float">
            <text:p>2.4851475046</text:p>
          </table:table-cell>
          <table:table-cell office:value-type="float" office:value="-3.99798368562" calcext:value-type="float">
            <text:p>-3.9979836856</text:p>
          </table:table-cell>
          <table:table-cell table:number-columns-repeated="2"/>
        </table:table-row>
        <table:table-row table:style-name="ro1">
          <table:table-cell office:value-type="float" office:value="2.47764937868" calcext:value-type="float">
            <text:p>2.4776493787</text:p>
          </table:table-cell>
          <table:table-cell office:value-type="float" office:value="-3.99772693196" calcext:value-type="float">
            <text:p>-3.997726932</text:p>
          </table:table-cell>
          <table:table-cell table:number-columns-repeated="2"/>
        </table:table-row>
        <table:table-row table:style-name="ro1">
          <table:table-cell office:value-type="float" office:value="2.47138517647" calcext:value-type="float">
            <text:p>2.4713851765</text:p>
          </table:table-cell>
          <table:table-cell office:value-type="float" office:value="-3.99751415612" calcext:value-type="float">
            <text:p>-3.9975141561</text:p>
          </table:table-cell>
          <table:table-cell table:number-columns-repeated="2"/>
        </table:table-row>
        <table:table-row table:style-name="ro1">
          <table:table-cell office:value-type="float" office:value="2.46654709245" calcext:value-type="float">
            <text:p>2.4665470925</text:p>
          </table:table-cell>
          <table:table-cell office:value-type="float" office:value="-3.99735296162" calcext:value-type="float">
            <text:p>-3.9973529616</text:p>
          </table:table-cell>
          <table:table-cell table:number-columns-repeated="2"/>
        </table:table-row>
        <table:table-row table:style-name="ro1">
          <table:table-cell office:value-type="float" office:value="2.4620129749" calcext:value-type="float">
            <text:p>2.4620129749</text:p>
          </table:table-cell>
          <table:table-cell office:value-type="float" office:value="-3.99720084543" calcext:value-type="float">
            <text:p>-3.9972008454</text:p>
          </table:table-cell>
          <table:table-cell table:number-columns-repeated="2"/>
        </table:table-row>
        <table:table-row table:style-name="ro1">
          <table:table-cell office:value-type="float" office:value="2.45772307606" calcext:value-type="float">
            <text:p>2.4577230761</text:p>
          </table:table-cell>
          <table:table-cell office:value-type="float" office:value="-3.99705749019" calcext:value-type="float">
            <text:p>-3.9970574902</text:p>
          </table:table-cell>
          <table:table-cell table:number-columns-repeated="2"/>
        </table:table-row>
        <table:table-row table:style-name="ro1">
          <table:table-cell office:value-type="float" office:value="2.45484991454" calcext:value-type="float">
            <text:p>2.4548499145</text:p>
          </table:table-cell>
          <table:table-cell office:value-type="float" office:value="-3.99696149282" calcext:value-type="float">
            <text:p>-3.9969614928</text:p>
          </table:table-cell>
          <table:table-cell table:number-columns-repeated="2"/>
        </table:table-row>
        <table:table-row table:style-name="ro1">
          <table:table-cell office:value-type="float" office:value="2.4514972687" calcext:value-type="float">
            <text:p>2.4514972687</text:p>
          </table:table-cell>
          <table:table-cell office:value-type="float" office:value="-3.99684962121" calcext:value-type="float">
            <text:p>-3.9968496212</text:p>
          </table:table-cell>
          <table:table-cell table:number-columns-repeated="2"/>
        </table:table-row>
        <table:table-row table:style-name="ro1">
          <table:table-cell office:value-type="float" office:value="2.44833639545" calcext:value-type="float">
            <text:p>2.4483363955</text:p>
          </table:table-cell>
          <table:table-cell office:value-type="float" office:value="-3.99673001419" calcext:value-type="float">
            <text:p>-3.9967300142</text:p>
          </table:table-cell>
          <table:table-cell table:number-columns-repeated="2"/>
        </table:table-row>
        <table:table-row table:style-name="ro1">
          <table:table-cell office:value-type="float" office:value="2.44710214375" calcext:value-type="float">
            <text:p>2.4471021438</text:p>
          </table:table-cell>
          <table:table-cell office:value-type="float" office:value="-3.99669712239" calcext:value-type="float">
            <text:p>-3.9966971224</text:p>
          </table:table-cell>
          <table:table-cell table:number-columns-repeated="2"/>
        </table:table-row>
        <table:table-row table:style-name="ro1">
          <table:table-cell office:value-type="float" office:value="2.44637775708" calcext:value-type="float">
            <text:p>2.4463777571</text:p>
          </table:table-cell>
          <table:table-cell office:value-type="float" office:value="-3.99670044876" calcext:value-type="float">
            <text:p>-3.9967004488</text:p>
          </table:table-cell>
          <table:table-cell table:number-columns-repeated="2"/>
        </table:table-row>
        <table:table-row table:style-name="ro1">
          <table:table-cell office:value-type="float" office:value="2.44594641605" calcext:value-type="float">
            <text:p>2.4459464161</text:p>
          </table:table-cell>
          <table:table-cell office:value-type="float" office:value="-3.9967009976" calcext:value-type="float">
            <text:p>-3.9967009976</text:p>
          </table:table-cell>
          <table:table-cell table:number-columns-repeated="2"/>
        </table:table-row>
        <table:table-row table:style-name="ro1">
          <table:table-cell office:value-type="float" office:value="2.44575387594" calcext:value-type="float">
            <text:p>2.4457538759</text:p>
          </table:table-cell>
          <table:table-cell office:value-type="float" office:value="-3.99668046529" calcext:value-type="float">
            <text:p>-3.9966804653</text:p>
          </table:table-cell>
          <table:table-cell table:number-columns-repeated="2"/>
        </table:table-row>
        <table:table-row table:style-name="ro1">
          <table:table-cell office:value-type="float" office:value="2.44571391931" calcext:value-type="float">
            <text:p>2.4457139193</text:p>
          </table:table-cell>
          <table:table-cell office:value-type="float" office:value="-3.99667600153" calcext:value-type="float">
            <text:p>-3.9966760015</text:p>
          </table:table-cell>
          <table:table-cell table:number-columns-repeated="2"/>
        </table:table-row>
        <table:table-row table:style-name="ro1">
          <table:table-cell office:value-type="float" office:value="2.44572396006" calcext:value-type="float">
            <text:p>2.4457239601</text:p>
          </table:table-cell>
          <table:table-cell office:value-type="float" office:value="-3.99667612392" calcext:value-type="float">
            <text:p>-3.9966761239</text:p>
          </table:table-cell>
          <table:table-cell table:number-columns-repeated="2"/>
        </table:table-row>
        <table:table-row table:style-name="ro1">
          <table:table-cell office:value-type="float" office:value="2.44577643946" calcext:value-type="float">
            <text:p>2.4457764395</text:p>
          </table:table-cell>
          <table:table-cell office:value-type="float" office:value="-3.99668025283" calcext:value-type="float">
            <text:p>-3.9966802528</text:p>
          </table:table-cell>
          <table:table-cell table:number-columns-repeated="2"/>
        </table:table-row>
        <table:table-row table:style-name="ro1">
          <table:table-cell office:value-type="float" office:value="2.44584662648" calcext:value-type="float">
            <text:p>2.4458466265</text:p>
          </table:table-cell>
          <table:table-cell office:value-type="float" office:value="-3.99668706891" calcext:value-type="float">
            <text:p>-3.9966870689</text:p>
          </table:table-cell>
          <table:table-cell table:number-columns-repeated="2"/>
        </table:table-row>
        <table:table-row table:style-name="ro1">
          <table:table-cell office:value-type="float" office:value="2.44592453749" calcext:value-type="float">
            <text:p>2.4459245375</text:p>
          </table:table-cell>
          <table:table-cell office:value-type="float" office:value="-3.99669453144" calcext:value-type="float">
            <text:p>-3.9966945314</text:p>
          </table:table-cell>
          <table:table-cell table:number-columns-repeated="2"/>
        </table:table-row>
        <table:table-row table:style-name="ro1">
          <table:table-cell office:value-type="float" office:value="2.44600286227" calcext:value-type="float">
            <text:p>2.4460028623</text:p>
          </table:table-cell>
          <table:table-cell office:value-type="float" office:value="-3.99670212325" calcext:value-type="float">
            <text:p>-3.9967021233</text:p>
          </table:table-cell>
          <table:table-cell table:number-columns-repeated="2"/>
        </table:table-row>
        <table:table-row table:style-name="ro1">
          <table:table-cell office:value-type="float" office:value="2.44607798158" calcext:value-type="float">
            <text:p>2.4460779816</text:p>
          </table:table-cell>
          <table:table-cell office:value-type="float" office:value="-3.99670910902" calcext:value-type="float">
            <text:p>-3.996709109</text:p>
          </table:table-cell>
          <table:table-cell table:number-columns-repeated="2"/>
        </table:table-row>
        <table:table-row table:style-name="ro1">
          <table:table-cell office:value-type="float" office:value="2.44614800121" calcext:value-type="float">
            <text:p>2.4461480012</text:p>
          </table:table-cell>
          <table:table-cell office:value-type="float" office:value="-3.99671522235" calcext:value-type="float">
            <text:p>-3.9967152224</text:p>
          </table:table-cell>
          <table:table-cell table:number-columns-repeated="2"/>
        </table:table-row>
        <table:table-row table:style-name="ro1">
          <table:table-cell office:value-type="float" office:value="2.44621181158" calcext:value-type="float">
            <text:p>2.4462118116</text:p>
          </table:table-cell>
          <table:table-cell office:value-type="float" office:value="-3.99672074968" calcext:value-type="float">
            <text:p>-3.9967207497</text:p>
          </table:table-cell>
          <table:table-cell table:number-columns-repeated="2"/>
        </table:table-row>
        <table:table-row table:style-name="ro1">
          <table:table-cell office:value-type="float" office:value="2.44624385839" calcext:value-type="float">
            <text:p>2.4462438584</text:p>
          </table:table-cell>
          <table:table-cell office:value-type="float" office:value="-3.99672329389" calcext:value-type="float">
            <text:p>-3.9967232939</text:p>
          </table:table-cell>
          <table:table-cell table:number-columns-repeated="2"/>
        </table:table-row>
        <table:table-row table:style-name="ro1">
          <table:table-cell office:value-type="float" office:value="2.44629863261" calcext:value-type="float">
            <text:p>2.4462986326</text:p>
          </table:table-cell>
          <table:table-cell office:value-type="float" office:value="-3.9967280167" calcext:value-type="float">
            <text:p>-3.9967280167</text:p>
          </table:table-cell>
          <table:table-cell table:number-columns-repeated="2"/>
        </table:table-row>
        <table:table-row table:style-name="ro1">
          <table:table-cell office:value-type="float" office:value="2.44635473798" calcext:value-type="float">
            <text:p>2.446354738</text:p>
          </table:table-cell>
          <table:table-cell office:value-type="float" office:value="-3.99673256581" calcext:value-type="float">
            <text:p>-3.9967325658</text:p>
          </table:table-cell>
          <table:table-cell table:number-columns-repeated="2"/>
        </table:table-row>
        <table:table-row table:style-name="ro1">
          <table:table-cell office:value-type="float" office:value="2.44640251878" calcext:value-type="float">
            <text:p>2.4464025188</text:p>
          </table:table-cell>
          <table:table-cell office:value-type="float" office:value="-3.9967370847" calcext:value-type="float">
            <text:p>-3.9967370847</text:p>
          </table:table-cell>
          <table:table-cell table:number-columns-repeated="2"/>
        </table:table-row>
        <table:table-row table:style-name="ro1">
          <table:table-cell office:value-type="float" office:value="2.44644676817" calcext:value-type="float">
            <text:p>2.4464467682</text:p>
          </table:table-cell>
          <table:table-cell office:value-type="float" office:value="-3.99674048498" calcext:value-type="float">
            <text:p>-3.996740485</text:p>
          </table:table-cell>
          <table:table-cell table:number-columns-repeated="2"/>
        </table:table-row>
        <table:table-row table:style-name="ro1">
          <table:table-cell office:value-type="float" office:value="2.44649507407" calcext:value-type="float">
            <text:p>2.4464950741</text:p>
          </table:table-cell>
          <table:table-cell office:value-type="float" office:value="-3.99674520025" calcext:value-type="float">
            <text:p>-3.9967452003</text:p>
          </table:table-cell>
          <table:table-cell table:number-columns-repeated="2"/>
        </table:table-row>
        <table:table-row table:style-name="ro1">
          <table:table-cell office:value-type="float" office:value="2.44654609191" calcext:value-type="float">
            <text:p>2.4465460919</text:p>
          </table:table-cell>
          <table:table-cell office:value-type="float" office:value="-3.99675032369" calcext:value-type="float">
            <text:p>-3.9967503237</text:p>
          </table:table-cell>
          <table:table-cell table:number-columns-repeated="2"/>
        </table:table-row>
        <table:table-row table:style-name="ro1">
          <table:table-cell office:value-type="float" office:value="2.44656704033" calcext:value-type="float">
            <text:p>2.4465670403</text:p>
          </table:table-cell>
          <table:table-cell office:value-type="float" office:value="-3.99675204019" calcext:value-type="float">
            <text:p>-3.9967520402</text:p>
          </table:table-cell>
          <table:table-cell table:number-columns-repeated="2"/>
        </table:table-row>
        <table:table-row table:style-name="ro1">
          <table:table-cell office:value-type="float" office:value="2.44660656965" calcext:value-type="float">
            <text:p>2.4466065697</text:p>
          </table:table-cell>
          <table:table-cell office:value-type="float" office:value="-3.99675713137" calcext:value-type="float">
            <text:p>-3.9967571314</text:p>
          </table:table-cell>
          <table:table-cell table:number-columns-repeated="2"/>
        </table:table-row>
        <table:table-row table:style-name="ro1">
          <table:table-cell office:value-type="float" office:value="2.44664466497" calcext:value-type="float">
            <text:p>2.446644665</text:p>
          </table:table-cell>
          <table:table-cell office:value-type="float" office:value="-3.99676137678" calcext:value-type="float">
            <text:p>-3.9967613768</text:p>
          </table:table-cell>
          <table:table-cell table:number-columns-repeated="2"/>
        </table:table-row>
        <table:table-row table:style-name="ro1">
          <table:table-cell office:value-type="float" office:value="2.44668521075" calcext:value-type="float">
            <text:p>2.4466852108</text:p>
          </table:table-cell>
          <table:table-cell office:value-type="float" office:value="-3.99676685622" calcext:value-type="float">
            <text:p>-3.9967668562</text:p>
          </table:table-cell>
          <table:table-cell table:number-columns-repeated="2"/>
        </table:table-row>
        <table:table-row table:style-name="ro1">
          <table:table-cell office:value-type="float" office:value="2.44672317585" calcext:value-type="float">
            <text:p>2.4467231759</text:p>
          </table:table-cell>
          <table:table-cell office:value-type="float" office:value="-3.99677258179" calcext:value-type="float">
            <text:p>-3.9967725818</text:p>
          </table:table-cell>
          <table:table-cell table:number-columns-repeated="2"/>
        </table:table-row>
        <table:table-row table:style-name="ro1">
          <table:table-cell office:value-type="float" office:value="2.44675941462" calcext:value-type="float">
            <text:p>2.4467594146</text:p>
          </table:table-cell>
          <table:table-cell office:value-type="float" office:value="-3.99677844095" calcext:value-type="float">
            <text:p>-3.996778441</text:p>
          </table:table-cell>
          <table:table-cell table:number-columns-repeated="2"/>
        </table:table-row>
        <table:table-row table:style-name="ro1">
          <table:table-cell office:value-type="float" office:value="2.44679345457" calcext:value-type="float">
            <text:p>2.4467934546</text:p>
          </table:table-cell>
          <table:table-cell office:value-type="float" office:value="-3.99678397484" calcext:value-type="float">
            <text:p>-3.9967839748</text:p>
          </table:table-cell>
          <table:table-cell table:number-columns-repeated="2"/>
        </table:table-row>
        <table:table-row table:style-name="ro1">
          <table:table-cell office:value-type="float" office:value="2.44680795467" calcext:value-type="float">
            <text:p>2.4468079547</text:p>
          </table:table-cell>
          <table:table-cell office:value-type="float" office:value="-3.99678719529" calcext:value-type="float">
            <text:p>-3.9967871953</text:p>
          </table:table-cell>
          <table:table-cell table:number-columns-repeated="2"/>
        </table:table-row>
        <table:table-row table:style-name="ro1">
          <table:table-cell office:value-type="float" office:value="2.446836823" calcext:value-type="float">
            <text:p>2.446836823</text:p>
          </table:table-cell>
          <table:table-cell office:value-type="float" office:value="-3.99679317133" calcext:value-type="float">
            <text:p>-3.9967931713</text:p>
          </table:table-cell>
          <table:table-cell table:number-columns-repeated="2"/>
        </table:table-row>
        <table:table-row table:style-name="ro1">
          <table:table-cell office:value-type="float" office:value="2.44686322297" calcext:value-type="float">
            <text:p>2.446863223</text:p>
          </table:table-cell>
          <table:table-cell office:value-type="float" office:value="-3.99679917577" calcext:value-type="float">
            <text:p>-3.9967991758</text:p>
          </table:table-cell>
          <table:table-cell table:number-columns-repeated="2"/>
        </table:table-row>
        <table:table-row table:style-name="ro1">
          <table:table-cell office:value-type="float" office:value="2.44688726651" calcext:value-type="float">
            <text:p>2.4468872665</text:p>
          </table:table-cell>
          <table:table-cell office:value-type="float" office:value="-3.99680535299" calcext:value-type="float">
            <text:p>-3.996805353</text:p>
          </table:table-cell>
          <table:table-cell table:number-columns-repeated="2"/>
        </table:table-row>
        <table:table-row table:style-name="ro1">
          <table:table-cell office:value-type="float" office:value="2.446909516" calcext:value-type="float">
            <text:p>2.446909516</text:p>
          </table:table-cell>
          <table:table-cell office:value-type="float" office:value="-3.99681161161" calcext:value-type="float">
            <text:p>-3.9968116116</text:p>
          </table:table-cell>
          <table:table-cell table:number-columns-repeated="2"/>
        </table:table-row>
        <table:table-row table:style-name="ro1">
          <table:table-cell office:value-type="float" office:value="2.44692951942" calcext:value-type="float">
            <text:p>2.4469295194</text:p>
          </table:table-cell>
          <table:table-cell office:value-type="float" office:value="-3.99681795666" calcext:value-type="float">
            <text:p>-3.9968179567</text:p>
          </table:table-cell>
          <table:table-cell table:number-columns-repeated="2"/>
        </table:table-row>
        <table:table-row table:style-name="ro1">
          <table:table-cell office:value-type="float" office:value="2.4469482779" calcext:value-type="float">
            <text:p>2.4469482779</text:p>
          </table:table-cell>
          <table:table-cell office:value-type="float" office:value="-3.99682400201" calcext:value-type="float">
            <text:p>-3.996824002</text:p>
          </table:table-cell>
          <table:table-cell table:number-columns-repeated="2"/>
        </table:table-row>
        <table:table-row table:style-name="ro1">
          <table:table-cell office:value-type="float" office:value="2.44696461402" calcext:value-type="float">
            <text:p>2.446964614</text:p>
          </table:table-cell>
          <table:table-cell office:value-type="float" office:value="-3.99683043194" calcext:value-type="float">
            <text:p>-3.9968304319</text:p>
          </table:table-cell>
          <table:table-cell table:number-columns-repeated="2"/>
        </table:table-row>
        <table:table-row table:style-name="ro1">
          <table:table-cell office:value-type="float" office:value="2.44697190424" calcext:value-type="float">
            <text:p>2.4469719042</text:p>
          </table:table-cell>
          <table:table-cell office:value-type="float" office:value="-3.99683367301" calcext:value-type="float">
            <text:p>-3.996833673</text:p>
          </table:table-cell>
          <table:table-cell table:number-columns-repeated="2"/>
        </table:table-row>
        <table:table-row table:style-name="ro1">
          <table:table-cell office:value-type="float" office:value="2.44698595689" calcext:value-type="float">
            <text:p>2.4469859569</text:p>
          </table:table-cell>
          <table:table-cell office:value-type="float" office:value="-3.99684014028" calcext:value-type="float">
            <text:p>-3.9968401403</text:p>
          </table:table-cell>
          <table:table-cell table:number-columns-repeated="2"/>
        </table:table-row>
        <table:table-row table:style-name="ro1">
          <table:table-cell office:value-type="float" office:value="2.4469987174" calcext:value-type="float">
            <text:p>2.4469987174</text:p>
          </table:table-cell>
          <table:table-cell office:value-type="float" office:value="-3.99684668" calcext:value-type="float">
            <text:p>-3.99684668</text:p>
          </table:table-cell>
          <table:table-cell table:number-columns-repeated="2"/>
        </table:table-row>
        <table:table-row table:style-name="ro1">
          <table:table-cell office:value-type="float" office:value="2.44701049074" calcext:value-type="float">
            <text:p>2.4470104907</text:p>
          </table:table-cell>
          <table:table-cell office:value-type="float" office:value="-3.99685327065" calcext:value-type="float">
            <text:p>-3.9968532707</text:p>
          </table:table-cell>
          <table:table-cell table:number-columns-repeated="2"/>
        </table:table-row>
        <table:table-row table:style-name="ro1">
          <table:table-cell office:value-type="float" office:value="2.44702108424" calcext:value-type="float">
            <text:p>2.4470210842</text:p>
          </table:table-cell>
          <table:table-cell office:value-type="float" office:value="-3.99685989793" calcext:value-type="float">
            <text:p>-3.9968598979</text:p>
          </table:table-cell>
          <table:table-cell table:number-columns-repeated="2"/>
        </table:table-row>
        <table:table-row table:style-name="ro1">
          <table:table-cell office:value-type="float" office:value="2.4470313874" calcext:value-type="float">
            <text:p>2.4470313874</text:p>
          </table:table-cell>
          <table:table-cell office:value-type="float" office:value="-3.99686727167" calcext:value-type="float">
            <text:p>-3.9968672717</text:p>
          </table:table-cell>
          <table:table-cell table:number-columns-repeated="2"/>
        </table:table-row>
        <table:table-row table:style-name="ro1">
          <table:table-cell office:value-type="float" office:value="2.44704042702" calcext:value-type="float">
            <text:p>2.447040427</text:p>
          </table:table-cell>
          <table:table-cell office:value-type="float" office:value="-3.99687390601" calcext:value-type="float">
            <text:p>-3.996873906</text:p>
          </table:table-cell>
          <table:table-cell table:number-columns-repeated="2"/>
        </table:table-row>
        <table:table-row table:style-name="ro1">
          <table:table-cell office:value-type="float" office:value="2.44704449938" calcext:value-type="float">
            <text:p>2.4470444994</text:p>
          </table:table-cell>
          <table:table-cell office:value-type="float" office:value="-3.99687660838" calcext:value-type="float">
            <text:p>-3.9968766084</text:p>
          </table:table-cell>
          <table:table-cell table:number-columns-repeated="2"/>
        </table:table-row>
        <table:table-row table:style-name="ro1">
          <table:table-cell office:value-type="float" office:value="2.44705281809" calcext:value-type="float">
            <text:p>2.4470528181</text:p>
          </table:table-cell>
          <table:table-cell office:value-type="float" office:value="-3.99688402125" calcext:value-type="float">
            <text:p>-3.9968840213</text:p>
          </table:table-cell>
          <table:table-cell table:number-columns-repeated="2"/>
        </table:table-row>
        <table:table-row table:style-name="ro1">
          <table:table-cell office:value-type="float" office:value="2.4470601055" calcext:value-type="float">
            <text:p>2.4470601055</text:p>
          </table:table-cell>
          <table:table-cell office:value-type="float" office:value="-3.9968907375" calcext:value-type="float">
            <text:p>-3.9968907375</text:p>
          </table:table-cell>
          <table:table-cell table:number-columns-repeated="2"/>
        </table:table-row>
        <table:table-row table:style-name="ro1">
          <table:table-cell office:value-type="float" office:value="2.44706694731" calcext:value-type="float">
            <text:p>2.4470669473</text:p>
          </table:table-cell>
          <table:table-cell office:value-type="float" office:value="-3.99689749739" calcext:value-type="float">
            <text:p>-3.9968974974</text:p>
          </table:table-cell>
          <table:table-cell table:number-columns-repeated="2"/>
        </table:table-row>
        <table:table-row table:style-name="ro1">
          <table:table-cell office:value-type="float" office:value="2.44707333089" calcext:value-type="float">
            <text:p>2.4470733309</text:p>
          </table:table-cell>
          <table:table-cell office:value-type="float" office:value="-3.99690428099" calcext:value-type="float">
            <text:p>-3.996904281</text:p>
          </table:table-cell>
          <table:table-cell table:number-columns-repeated="2"/>
        </table:table-row>
        <table:table-row table:style-name="ro1">
          <table:table-cell office:value-type="float" office:value="2.44707942048" calcext:value-type="float">
            <text:p>2.4470794205</text:p>
          </table:table-cell>
          <table:table-cell office:value-type="float" office:value="-3.99691108282" calcext:value-type="float">
            <text:p>-3.9969110828</text:p>
          </table:table-cell>
          <table:table-cell table:number-columns-repeated="2"/>
        </table:table-row>
        <table:table-row table:style-name="ro1">
          <table:table-cell office:value-type="float" office:value="2.4470851614" calcext:value-type="float">
            <text:p>2.4470851614</text:p>
          </table:table-cell>
          <table:table-cell office:value-type="float" office:value="-3.99691789166" calcext:value-type="float">
            <text:p>-3.9969178917</text:p>
          </table:table-cell>
          <table:table-cell table:number-columns-repeated="2"/>
        </table:table-row>
        <table:table-row table:style-name="ro1">
          <table:table-cell office:value-type="float" office:value="2.44709056598" calcext:value-type="float">
            <text:p>2.447090566</text:p>
          </table:table-cell>
          <table:table-cell office:value-type="float" office:value="-3.9969247307" calcext:value-type="float">
            <text:p>-3.9969247307</text:p>
          </table:table-cell>
          <table:table-cell table:number-columns-repeated="2"/>
        </table:table-row>
        <table:table-row table:style-name="ro1">
          <table:table-cell office:value-type="float" office:value="2.44709318996" calcext:value-type="float">
            <text:p>2.44709319</text:p>
          </table:table-cell>
          <table:table-cell office:value-type="float" office:value="-3.99692815281" calcext:value-type="float">
            <text:p>-3.9969281528</text:p>
          </table:table-cell>
          <table:table-cell table:number-columns-repeated="2"/>
        </table:table-row>
        <table:table-row table:style-name="ro1">
          <table:table-cell office:value-type="float" office:value="2.44709843051" calcext:value-type="float">
            <text:p>2.4470984305</text:p>
          </table:table-cell>
          <table:table-cell office:value-type="float" office:value="-3.9969347149" calcext:value-type="float">
            <text:p>-3.9969347149</text:p>
          </table:table-cell>
          <table:table-cell table:number-columns-repeated="2"/>
        </table:table-row>
        <table:table-row table:style-name="ro1">
          <table:table-cell office:value-type="float" office:value="2.44710349453" calcext:value-type="float">
            <text:p>2.4471034945</text:p>
          </table:table-cell>
          <table:table-cell office:value-type="float" office:value="-3.99694157619" calcext:value-type="float">
            <text:p>-3.9969415762</text:p>
          </table:table-cell>
          <table:table-cell table:number-columns-repeated="2"/>
        </table:table-row>
        <table:table-row table:style-name="ro1">
          <table:table-cell office:value-type="float" office:value="2.44710811649" calcext:value-type="float">
            <text:p>2.4471081165</text:p>
          </table:table-cell>
          <table:table-cell office:value-type="float" office:value="-3.99694846348" calcext:value-type="float">
            <text:p>-3.9969484635</text:p>
          </table:table-cell>
          <table:table-cell table:number-columns-repeated="2"/>
        </table:table-row>
        <table:table-row table:style-name="ro1">
          <table:table-cell office:value-type="float" office:value="2.44711278736" calcext:value-type="float">
            <text:p>2.4471127874</text:p>
          </table:table-cell>
          <table:table-cell office:value-type="float" office:value="-3.99695535163" calcext:value-type="float">
            <text:p>-3.9969553516</text:p>
          </table:table-cell>
          <table:table-cell table:number-columns-repeated="2"/>
        </table:table-row>
        <table:table-row table:style-name="ro1">
          <table:table-cell office:value-type="float" office:value="2.4471172275" calcext:value-type="float">
            <text:p>2.4471172275</text:p>
          </table:table-cell>
          <table:table-cell office:value-type="float" office:value="-3.99696298963" calcext:value-type="float">
            <text:p>-3.9969629896</text:p>
          </table:table-cell>
          <table:table-cell table:number-columns-repeated="2"/>
        </table:table-row>
        <table:table-row table:style-name="ro1">
          <table:table-cell office:value-type="float" office:value="2.44712158084" calcext:value-type="float">
            <text:p>2.4471215808</text:p>
          </table:table-cell>
          <table:table-cell office:value-type="float" office:value="-3.99696916126" calcext:value-type="float">
            <text:p>-3.9969691613</text:p>
          </table:table-cell>
          <table:table-cell table:number-columns-repeated="2"/>
        </table:table-row>
        <table:table-row table:style-name="ro1">
          <table:table-cell office:value-type="float" office:value="2.44712365775" calcext:value-type="float">
            <text:p>2.4471236578</text:p>
          </table:table-cell>
          <table:table-cell office:value-type="float" office:value="-3.99697261858" calcext:value-type="float">
            <text:p>-3.9969726186</text:p>
          </table:table-cell>
          <table:table-cell table:number-columns-repeated="2"/>
        </table:table-row>
        <table:table-row table:style-name="ro1">
          <table:table-cell office:value-type="float" office:value="2.44712786372" calcext:value-type="float">
            <text:p>2.4471278637</text:p>
          </table:table-cell>
          <table:table-cell office:value-type="float" office:value="-3.99698028575" calcext:value-type="float">
            <text:p>-3.9969802858</text:p>
          </table:table-cell>
          <table:table-cell table:number-columns-repeated="2"/>
        </table:table-row>
        <table:table-row table:style-name="ro1">
          <table:table-cell office:value-type="float" office:value="2.44713158828" calcext:value-type="float">
            <text:p>2.4471315883</text:p>
          </table:table-cell>
          <table:table-cell office:value-type="float" office:value="-3.99698717208" calcext:value-type="float">
            <text:p>-3.9969871721</text:p>
          </table:table-cell>
          <table:table-cell table:number-columns-repeated="2"/>
        </table:table-row>
        <table:table-row table:style-name="ro1">
          <table:table-cell office:value-type="float" office:value="2.44713480107" calcext:value-type="float">
            <text:p>2.4471348011</text:p>
          </table:table-cell>
          <table:table-cell office:value-type="float" office:value="-3.99699401369" calcext:value-type="float">
            <text:p>-3.9969940137</text:p>
          </table:table-cell>
          <table:table-cell table:number-columns-repeated="2"/>
        </table:table-row>
        <table:table-row table:style-name="ro1">
          <table:table-cell office:value-type="float" office:value="2.44713801751" calcext:value-type="float">
            <text:p>2.4471380175</text:p>
          </table:table-cell>
          <table:table-cell office:value-type="float" office:value="-3.99700130983" calcext:value-type="float">
            <text:p>-3.9970013098</text:p>
          </table:table-cell>
          <table:table-cell table:number-columns-repeated="2"/>
        </table:table-row>
        <table:table-row table:style-name="ro1">
          <table:table-cell office:value-type="float" office:value="2.44714077124" calcext:value-type="float">
            <text:p>2.4471407712</text:p>
          </table:table-cell>
          <table:table-cell office:value-type="float" office:value="-3.99700793785" calcext:value-type="float">
            <text:p>-3.9970079379</text:p>
          </table:table-cell>
          <table:table-cell table:number-columns-repeated="2"/>
        </table:table-row>
        <table:table-row table:style-name="ro1">
          <table:table-cell office:value-type="float" office:value="2.44714223878" calcext:value-type="float">
            <text:p>2.4471422388</text:p>
          </table:table-cell>
          <table:table-cell office:value-type="float" office:value="-3.99701165112" calcext:value-type="float">
            <text:p>-3.9970116511</text:p>
          </table:table-cell>
          <table:table-cell table:number-columns-repeated="2"/>
        </table:table-row>
        <table:table-row table:style-name="ro1">
          <table:table-cell office:value-type="float" office:value="2.4471447753" calcext:value-type="float">
            <text:p>2.4471447753</text:p>
          </table:table-cell>
          <table:table-cell office:value-type="float" office:value="-3.9970178091" calcext:value-type="float">
            <text:p>-3.9970178091</text:p>
          </table:table-cell>
          <table:table-cell table:number-columns-repeated="2"/>
        </table:table-row>
        <table:table-row table:style-name="ro1">
          <table:table-cell office:value-type="float" office:value="2.44714730523" calcext:value-type="float">
            <text:p>2.4471473052</text:p>
          </table:table-cell>
          <table:table-cell office:value-type="float" office:value="-3.99702470674" calcext:value-type="float">
            <text:p>-3.9970247067</text:p>
          </table:table-cell>
          <table:table-cell table:number-columns-repeated="2"/>
        </table:table-row>
        <table:table-row table:style-name="ro1">
          <table:table-cell office:value-type="float" office:value="2.44714977121" calcext:value-type="float">
            <text:p>2.4471497712</text:p>
          </table:table-cell>
          <table:table-cell office:value-type="float" office:value="-3.99703232828" calcext:value-type="float">
            <text:p>-3.9970323283</text:p>
          </table:table-cell>
          <table:table-cell table:number-columns-repeated="2"/>
        </table:table-row>
        <table:table-row table:style-name="ro1">
          <table:table-cell office:value-type="float" office:value="2.44715230094" calcext:value-type="float">
            <text:p>2.4471523009</text:p>
          </table:table-cell>
          <table:table-cell office:value-type="float" office:value="-3.99703890975" calcext:value-type="float">
            <text:p>-3.9970389098</text:p>
          </table:table-cell>
          <table:table-cell table:number-columns-repeated="2"/>
        </table:table-row>
        <table:table-row table:style-name="ro1">
          <table:table-cell office:value-type="float" office:value="2.44715454914" calcext:value-type="float">
            <text:p>2.4471545491</text:p>
          </table:table-cell>
          <table:table-cell office:value-type="float" office:value="-3.9970461194" calcext:value-type="float">
            <text:p>-3.9970461194</text:p>
          </table:table-cell>
          <table:table-cell table:number-columns-repeated="2"/>
        </table:table-row>
        <table:table-row table:style-name="ro1">
          <table:table-cell office:value-type="float" office:value="2.44715677888" calcext:value-type="float">
            <text:p>2.4471567789</text:p>
          </table:table-cell>
          <table:table-cell office:value-type="float" office:value="-3.99705299393" calcext:value-type="float">
            <text:p>-3.9970529939</text:p>
          </table:table-cell>
          <table:table-cell table:number-columns-repeated="2"/>
        </table:table-row>
        <table:table-row table:style-name="ro1">
          <table:table-cell office:value-type="float" office:value="2.4471592108" calcext:value-type="float">
            <text:p>2.4471592108</text:p>
          </table:table-cell>
          <table:table-cell office:value-type="float" office:value="-3.9970598851" calcext:value-type="float">
            <text:p>-3.9970598851</text:p>
          </table:table-cell>
          <table:table-cell table:number-columns-repeated="2"/>
        </table:table-row>
        <table:table-row table:style-name="ro1">
          <table:table-cell office:value-type="float" office:value="2.4471612663" calcext:value-type="float">
            <text:p>2.4471612663</text:p>
          </table:table-cell>
          <table:table-cell office:value-type="float" office:value="-3.99706648894" calcext:value-type="float">
            <text:p>-3.9970664889</text:p>
          </table:table-cell>
          <table:table-cell table:number-columns-repeated="2"/>
        </table:table-row>
        <table:table-row table:style-name="ro1">
          <table:table-cell office:value-type="float" office:value="2.44716230957" calcext:value-type="float">
            <text:p>2.4471623096</text:p>
          </table:table-cell>
          <table:table-cell office:value-type="float" office:value="-3.9970699354" calcext:value-type="float">
            <text:p>-3.9970699354</text:p>
          </table:table-cell>
          <table:table-cell table:number-columns-repeated="2"/>
        </table:table-row>
        <table:table-row table:style-name="ro1">
          <table:table-cell office:value-type="float" office:value="2.44716431335" calcext:value-type="float">
            <text:p>2.4471643134</text:p>
          </table:table-cell>
          <table:table-cell office:value-type="float" office:value="-3.99707712501" calcext:value-type="float">
            <text:p>-3.997077125</text:p>
          </table:table-cell>
          <table:table-cell table:number-columns-repeated="2"/>
        </table:table-row>
        <table:table-row table:style-name="ro1">
          <table:table-cell office:value-type="float" office:value="2.44716660291" calcext:value-type="float">
            <text:p>2.4471666029</text:p>
          </table:table-cell>
          <table:table-cell office:value-type="float" office:value="-3.9970837208" calcext:value-type="float">
            <text:p>-3.9970837208</text:p>
          </table:table-cell>
          <table:table-cell table:number-columns-repeated="2"/>
        </table:table-row>
        <table:table-row table:style-name="ro1">
          <table:table-cell office:value-type="float" office:value="2.44716863076" calcext:value-type="float">
            <text:p>2.4471686308</text:p>
          </table:table-cell>
          <table:table-cell office:value-type="float" office:value="-3.99709135256" calcext:value-type="float">
            <text:p>-3.9970913526</text:p>
          </table:table-cell>
          <table:table-cell table:number-columns-repeated="2"/>
        </table:table-row>
        <table:table-row table:style-name="ro1">
          <table:table-cell office:value-type="float" office:value="2.44717072709" calcext:value-type="float">
            <text:p>2.4471707271</text:p>
          </table:table-cell>
          <table:table-cell office:value-type="float" office:value="-3.99709749293" calcext:value-type="float">
            <text:p>-3.9970974929</text:p>
          </table:table-cell>
          <table:table-cell table:number-columns-repeated="2"/>
        </table:table-row>
        <table:table-row table:style-name="ro1">
          <table:table-cell office:value-type="float" office:value="2.44717256779" calcext:value-type="float">
            <text:p>2.4471725678</text:p>
          </table:table-cell>
          <table:table-cell office:value-type="float" office:value="-3.99710442233" calcext:value-type="float">
            <text:p>-3.9971044223</text:p>
          </table:table-cell>
          <table:table-cell table:number-columns-repeated="2"/>
        </table:table-row>
        <table:table-row table:style-name="ro1">
          <table:table-cell office:value-type="float" office:value="2.4471746836" calcext:value-type="float">
            <text:p>2.4471746836</text:p>
          </table:table-cell>
          <table:table-cell office:value-type="float" office:value="-3.9971112999" calcext:value-type="float">
            <text:p>-3.9971112999</text:p>
          </table:table-cell>
          <table:table-cell table:number-columns-repeated="2"/>
        </table:table-row>
        <table:table-row table:style-name="ro1">
          <table:table-cell office:value-type="float" office:value="2.44717656674" calcext:value-type="float">
            <text:p>2.4471765667</text:p>
          </table:table-cell>
          <table:table-cell office:value-type="float" office:value="-3.99711895017" calcext:value-type="float">
            <text:p>-3.9971189502</text:p>
          </table:table-cell>
          <table:table-cell table:number-columns-repeated="2"/>
        </table:table-row>
        <table:table-row table:style-name="ro1">
          <table:table-cell office:value-type="float" office:value="2.44717779392" calcext:value-type="float">
            <text:p>2.4471777939</text:p>
          </table:table-cell>
          <table:table-cell office:value-type="float" office:value="-3.99712165211" calcext:value-type="float">
            <text:p>-3.9971216521</text:p>
          </table:table-cell>
          <table:table-cell table:number-columns-repeated="2"/>
        </table:table-row>
        <table:table-row table:style-name="ro1">
          <table:table-cell office:value-type="float" office:value="2.44717972714" calcext:value-type="float">
            <text:p>2.4471797271</text:p>
          </table:table-cell>
          <table:table-cell office:value-type="float" office:value="-3.99712853105" calcext:value-type="float">
            <text:p>-3.9971285311</text:p>
          </table:table-cell>
          <table:table-cell table:number-columns-repeated="2"/>
        </table:table-row>
        <table:table-row table:style-name="ro1">
          <table:table-cell office:value-type="float" office:value="2.44718142338" calcext:value-type="float">
            <text:p>2.4471814234</text:p>
          </table:table-cell>
          <table:table-cell office:value-type="float" office:value="-3.99713545567" calcext:value-type="float">
            <text:p>-3.9971354557</text:p>
          </table:table-cell>
          <table:table-cell table:number-columns-repeated="2"/>
        </table:table-row>
        <table:table-row table:style-name="ro1">
          <table:table-cell office:value-type="float" office:value="2.44718354178" calcext:value-type="float">
            <text:p>2.4471835418</text:p>
          </table:table-cell>
          <table:table-cell office:value-type="float" office:value="-3.99714234814" calcext:value-type="float">
            <text:p>-3.9971423481</text:p>
          </table:table-cell>
          <table:table-cell table:number-columns-repeated="2"/>
        </table:table-row>
        <table:table-row table:style-name="ro1">
          <table:table-cell office:value-type="float" office:value="2.44718561241" calcext:value-type="float">
            <text:p>2.4471856124</text:p>
          </table:table-cell>
          <table:table-cell office:value-type="float" office:value="-3.99714965441" calcext:value-type="float">
            <text:p>-3.9971496544</text:p>
          </table:table-cell>
          <table:table-cell table:number-columns-repeated="2"/>
        </table:table-row>
        <table:table-row table:style-name="ro1">
          <table:table-cell office:value-type="float" office:value="2.44718742658" calcext:value-type="float">
            <text:p>2.4471874266</text:p>
          </table:table-cell>
          <table:table-cell office:value-type="float" office:value="-3.99715657499" calcext:value-type="float">
            <text:p>-3.997156575</text:p>
          </table:table-cell>
          <table:table-cell table:number-columns-repeated="2"/>
        </table:table-row>
        <table:table-row table:style-name="ro1">
          <table:table-cell office:value-type="float" office:value="2.44718925177" calcext:value-type="float">
            <text:p>2.4471892518</text:p>
          </table:table-cell>
          <table:table-cell office:value-type="float" office:value="-3.99716377529" calcext:value-type="float">
            <text:p>-3.9971637753</text:p>
          </table:table-cell>
          <table:table-cell table:number-columns-repeated="2"/>
        </table:table-row>
        <table:table-row table:style-name="ro1">
          <table:table-cell office:value-type="float" office:value="2.44719040496" calcext:value-type="float">
            <text:p>2.447190405</text:p>
          </table:table-cell>
          <table:table-cell office:value-type="float" office:value="-3.99716689095" calcext:value-type="float">
            <text:p>-3.997166891</text:p>
          </table:table-cell>
          <table:table-cell table:number-columns-repeated="2"/>
        </table:table-row>
        <table:table-row table:style-name="ro1">
          <table:table-cell office:value-type="float" office:value="2.44719204031" calcext:value-type="float">
            <text:p>2.4471920403</text:p>
          </table:table-cell>
          <table:table-cell office:value-type="float" office:value="-3.9971741326" calcext:value-type="float">
            <text:p>-3.9971741326</text:p>
          </table:table-cell>
          <table:table-cell table:number-columns-repeated="2"/>
        </table:table-row>
        <table:table-row table:style-name="ro1">
          <table:table-cell office:value-type="float" office:value="2.44719398501" calcext:value-type="float">
            <text:p>2.447193985</text:p>
          </table:table-cell>
          <table:table-cell office:value-type="float" office:value="-3.99718072632" calcext:value-type="float">
            <text:p>-3.9971807263</text:p>
          </table:table-cell>
          <table:table-cell table:number-columns-repeated="2"/>
        </table:table-row>
        <table:table-row table:style-name="ro1">
          <table:table-cell office:value-type="float" office:value="2.4471958354" calcext:value-type="float">
            <text:p>2.4471958354</text:p>
          </table:table-cell>
          <table:table-cell office:value-type="float" office:value="-3.99718761026" calcext:value-type="float">
            <text:p>-3.9971876103</text:p>
          </table:table-cell>
          <table:table-cell table:number-columns-repeated="2"/>
        </table:table-row>
        <table:table-row table:style-name="ro1">
          <table:table-cell office:value-type="float" office:value="2.44719764789" calcext:value-type="float">
            <text:p>2.4471976479</text:p>
          </table:table-cell>
          <table:table-cell office:value-type="float" office:value="-3.9971944993" calcext:value-type="float">
            <text:p>-3.9971944993</text:p>
          </table:table-cell>
          <table:table-cell table:number-columns-repeated="2"/>
        </table:table-row>
        <table:table-row table:style-name="ro1">
          <table:table-cell office:value-type="float" office:value="2.44719966627" calcext:value-type="float">
            <text:p>2.4471996663</text:p>
          </table:table-cell>
          <table:table-cell office:value-type="float" office:value="-3.99720214464" calcext:value-type="float">
            <text:p>-3.9972021446</text:p>
          </table:table-cell>
          <table:table-cell table:number-columns-repeated="2"/>
        </table:table-row>
        <table:table-row table:style-name="ro1">
          <table:table-cell office:value-type="float" office:value="2.44720155311" calcext:value-type="float">
            <text:p>2.4472015531</text:p>
          </table:table-cell>
          <table:table-cell office:value-type="float" office:value="-3.99720903186" calcext:value-type="float">
            <text:p>-3.9972090319</text:p>
          </table:table-cell>
          <table:table-cell table:number-columns-repeated="2"/>
        </table:table-row>
        <table:table-row table:style-name="ro1">
          <table:table-cell office:value-type="float" office:value="2.44720320922" calcext:value-type="float">
            <text:p>2.4472032092</text:p>
          </table:table-cell>
          <table:table-cell office:value-type="float" office:value="-3.99721551745" calcext:value-type="float">
            <text:p>-3.9972155175</text:p>
          </table:table-cell>
          <table:table-cell table:number-columns-repeated="2"/>
        </table:table-row>
        <table:table-row table:style-name="ro1">
          <table:table-cell office:value-type="float" office:value="2.44720475986" calcext:value-type="float">
            <text:p>2.4472047599</text:p>
          </table:table-cell>
          <table:table-cell office:value-type="float" office:value="-3.9972207917" calcext:value-type="float">
            <text:p>-3.9972207917</text:p>
          </table:table-cell>
          <table:table-cell table:number-columns-repeated="2"/>
        </table:table-row>
        <table:table-row table:style-name="ro1">
          <table:table-cell office:value-type="float" office:value="2.44720664983" calcext:value-type="float">
            <text:p>2.4472066498</text:p>
          </table:table-cell>
          <table:table-cell office:value-type="float" office:value="-3.9972277059" calcext:value-type="float">
            <text:p>-3.9972277059</text:p>
          </table:table-cell>
          <table:table-cell table:number-columns-repeated="2"/>
        </table:table-row>
        <table:table-row table:style-name="ro1">
          <table:table-cell office:value-type="float" office:value="2.44720744401" calcext:value-type="float">
            <text:p>2.447207444</text:p>
          </table:table-cell>
          <table:table-cell office:value-type="float" office:value="-3.99723147243" calcext:value-type="float">
            <text:p>-3.9972314724</text:p>
          </table:table-cell>
          <table:table-cell table:number-columns-repeated="2"/>
        </table:table-row>
        <table:table-row table:style-name="ro1">
          <table:table-cell office:value-type="float" office:value="2.44720939148" calcext:value-type="float">
            <text:p>2.4472093915</text:p>
          </table:table-cell>
          <table:table-cell office:value-type="float" office:value="-3.99723836259" calcext:value-type="float">
            <text:p>-3.9972383626</text:p>
          </table:table-cell>
          <table:table-cell table:number-columns-repeated="2"/>
        </table:table-row>
        <table:table-row table:style-name="ro1">
          <table:table-cell office:value-type="float" office:value="2.4472113361" calcext:value-type="float">
            <text:p>2.4472113361</text:p>
          </table:table-cell>
          <table:table-cell office:value-type="float" office:value="-3.99724495616" calcext:value-type="float">
            <text:p>-3.9972449562</text:p>
          </table:table-cell>
          <table:table-cell table:number-columns-repeated="2"/>
        </table:table-row>
        <table:table-row table:style-name="ro1">
          <table:table-cell office:value-type="float" office:value="2.44721318605" calcext:value-type="float">
            <text:p>2.4472131861</text:p>
          </table:table-cell>
          <table:table-cell office:value-type="float" office:value="-3.99725184752" calcext:value-type="float">
            <text:p>-3.9972518475</text:p>
          </table:table-cell>
          <table:table-cell table:number-columns-repeated="2"/>
        </table:table-row>
        <table:table-row table:style-name="ro1">
          <table:table-cell office:value-type="float" office:value="2.44721510443" calcext:value-type="float">
            <text:p>2.4472151044</text:p>
          </table:table-cell>
          <table:table-cell office:value-type="float" office:value="-3.99725874482" calcext:value-type="float">
            <text:p>-3.9972587448</text:p>
          </table:table-cell>
          <table:table-cell table:number-columns-repeated="2"/>
        </table:table-row>
        <table:table-row table:style-name="ro1">
          <table:table-cell office:value-type="float" office:value="2.4472168215" calcext:value-type="float">
            <text:p>2.4472168215</text:p>
          </table:table-cell>
          <table:table-cell office:value-type="float" office:value="-3.99726565066" calcext:value-type="float">
            <text:p>-3.9972656507</text:p>
          </table:table-cell>
          <table:table-cell table:number-columns-repeated="2"/>
        </table:table-row>
        <table:table-row table:style-name="ro1">
          <table:table-cell office:value-type="float" office:value="2.44721890767" calcext:value-type="float">
            <text:p>2.4472189077</text:p>
          </table:table-cell>
          <table:table-cell office:value-type="float" office:value="-3.99727325902" calcext:value-type="float">
            <text:p>-3.997273259</text:p>
          </table:table-cell>
          <table:table-cell table:number-columns-repeated="2"/>
        </table:table-row>
        <table:table-row table:style-name="ro1">
          <table:table-cell office:value-type="float" office:value="2.44722065603" calcext:value-type="float">
            <text:p>2.447220656</text:p>
          </table:table-cell>
          <table:table-cell office:value-type="float" office:value="-3.99728016427" calcext:value-type="float">
            <text:p>-3.9972801643</text:p>
          </table:table-cell>
          <table:table-cell table:number-columns-repeated="2"/>
        </table:table-row>
        <table:table-row table:style-name="ro1">
          <table:table-cell office:value-type="float" office:value="2.44722162254" calcext:value-type="float">
            <text:p>2.4472216225</text:p>
          </table:table-cell>
          <table:table-cell office:value-type="float" office:value="-3.99728360238" calcext:value-type="float">
            <text:p>-3.9972836024</text:p>
          </table:table-cell>
          <table:table-cell table:number-columns-repeated="2"/>
        </table:table-row>
        <table:table-row table:style-name="ro1">
          <table:table-cell office:value-type="float" office:value="2.44722349617" calcext:value-type="float">
            <text:p>2.4472234962</text:p>
          </table:table-cell>
          <table:table-cell office:value-type="float" office:value="-3.9972905187" calcext:value-type="float">
            <text:p>-3.9972905187</text:p>
          </table:table-cell>
          <table:table-cell table:number-columns-repeated="2"/>
        </table:table-row>
        <table:table-row table:style-name="ro1">
          <table:table-cell office:value-type="float" office:value="2.44722526024" calcext:value-type="float">
            <text:p>2.4472252602</text:p>
          </table:table-cell>
          <table:table-cell office:value-type="float" office:value="-3.99729709519" calcext:value-type="float">
            <text:p>-3.9972970952</text:p>
          </table:table-cell>
          <table:table-cell table:number-columns-repeated="2"/>
        </table:table-row>
        <table:table-row table:style-name="ro1">
          <table:table-cell office:value-type="float" office:value="2.44722713818" calcext:value-type="float">
            <text:p>2.4472271382</text:p>
          </table:table-cell>
          <table:table-cell office:value-type="float" office:value="-3.99730400886" calcext:value-type="float">
            <text:p>-3.9973040089</text:p>
          </table:table-cell>
          <table:table-cell table:number-columns-repeated="2"/>
        </table:table-row>
        <table:table-row table:style-name="ro1">
          <table:table-cell office:value-type="float" office:value="2.44722908402" calcext:value-type="float">
            <text:p>2.447229084</text:p>
          </table:table-cell>
          <table:table-cell office:value-type="float" office:value="-3.99731089909" calcext:value-type="float">
            <text:p>-3.9973108991</text:p>
          </table:table-cell>
          <table:table-cell table:number-columns-repeated="2"/>
        </table:table-row>
        <table:table-row table:style-name="ro1">
          <table:table-cell office:value-type="float" office:value="2.4472310999" calcext:value-type="float">
            <text:p>2.4472310999</text:p>
          </table:table-cell>
          <table:table-cell office:value-type="float" office:value="-3.99731777977" calcext:value-type="float">
            <text:p>-3.9973177798</text:p>
          </table:table-cell>
          <table:table-cell table:number-columns-repeated="2"/>
        </table:table-row>
        <table:table-row table:style-name="ro1">
          <table:table-cell office:value-type="float" office:value="2.44723268344" calcext:value-type="float">
            <text:p>2.4472326834</text:p>
          </table:table-cell>
          <table:table-cell office:value-type="float" office:value="-3.99732469688" calcext:value-type="float">
            <text:p>-3.99732469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09:44:21.592834206</dc:date>
    <meta:document-statistic meta:table-count="1" meta:cell-count="248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scatter" chart:column-mapping="0 1 2" chart:style-name="ch1">
        <chart:legend chart:legend-position="end" svg:x="13.692cm" svg:y="3.924cm" style:legend-expansion="high" chart:style-name="ch2"/>
        <chart:plot-area chart:style-name="ch3" table:cell-range-address="Sheet1.A1:Sheet1.B700 Sheet1.D1:Sheet1.D700" svg:x="0.319cm" svg:y="0.179cm" svg:width="13.054cm" svg:height="8.638cm">
          <chartooo:coordinate-region svg:x="0.566cm" svg:y="0.391cm" svg:width="12.617cm" svg:height="8.2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00" chart:class="chart:scatter">
            <chart:domain table:cell-range-address="Sheet1.A1:Sheet1.A700"/>
            <chart:data-point chart:repeated="700"/>
          </chart:series>
          <chart:series chart:style-name="ch7" chart:values-cell-range-address="Sheet1.D1:Sheet1.D700" chart:class="chart:scatter">
            <chart:domain table:cell-range-address="Sheet1.C1:Sheet1.C700"/>
            <chart:data-point chart:repeated="7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00712889974">
                <text:p>-0.00300712889974</text:p>
                <draw:g>
                  <svg:desc>Sheet1.A1:Sheet1.A700</svg:desc>
                </draw:g>
              </table:table-cell>
              <table:table-cell office:value-type="float" office:value="-0.000321924482701">
                <text:p>-0.000321924482701</text:p>
                <draw:g>
                  <svg:desc>Sheet1.B1:Sheet1.B700</svg:desc>
                </draw:g>
              </table:table-cell>
              <table:table-cell office:value-type="float" office:value="NaN">
                <text:p>NaN</text:p>
                <draw:g>
                  <svg:desc>Sheet1.C1:Sheet1.C700</svg:desc>
                </draw:g>
              </table:table-cell>
              <table:table-cell office:value-type="float" office:value="NaN">
                <text:p>NaN</text:p>
                <draw:g>
                  <svg:desc>Sheet1.D1:Sheet1.D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02583383003">
                <text:p>-0.00302583383003</text:p>
              </table:table-cell>
              <table:table-cell office:value-type="float" office:value="-0.000323973713829">
                <text:p>-0.00032397371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03072016779">
                <text:p>-0.00303072016779</text:p>
              </table:table-cell>
              <table:table-cell office:value-type="float" office:value="-0.000324409565757">
                <text:p>-0.000324409565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03559970377">
                <text:p>-0.00303559970377</text:p>
              </table:table-cell>
              <table:table-cell office:value-type="float" office:value="-0.000324871125921">
                <text:p>-0.000324871125921</text:p>
              </table:table-cell>
              <table:table-cell office:value-type="float" office:value="0">
                <text:p>0</text:p>
              </table:table-cell>
              <table:table-cell office:value-type="float" office:value="0.025026">
                <text:p>0.02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04046642331">
                <text:p>-0.00304046642331</text:p>
              </table:table-cell>
              <table:table-cell office:value-type="float" office:value="-0.000325417396584">
                <text:p>-0.000325417396584</text:p>
              </table:table-cell>
              <table:table-cell office:value-type="float" office:value="0">
                <text:p>0</text:p>
              </table:table-cell>
              <table:table-cell office:value-type="float" office:value="0.050053">
                <text:p>0.050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05020988489">
                <text:p>-0.00305020988489</text:p>
              </table:table-cell>
              <table:table-cell office:value-type="float" office:value="-0.000326394602181">
                <text:p>-0.000326394602181</text:p>
              </table:table-cell>
              <table:table-cell office:value-type="float" office:value="0">
                <text:p>0</text:p>
              </table:table-cell>
              <table:table-cell office:value-type="float" office:value="0.075079">
                <text:p>0.07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05997746165">
                <text:p>-0.00305997746165</text:p>
              </table:table-cell>
              <table:table-cell office:value-type="float" office:value="-0.00032740190564">
                <text:p>-0.00032740190564</text:p>
              </table:table-cell>
              <table:table-cell office:value-type="float" office:value="0">
                <text:p>0</text:p>
              </table:table-cell>
              <table:table-cell office:value-type="float" office:value="0.100105">
                <text:p>0.1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06971758856">
                <text:p>-0.00306971758856</text:p>
              </table:table-cell>
              <table:table-cell office:value-type="float" office:value="-0.000328437454921">
                <text:p>-0.000328437454921</text:p>
              </table:table-cell>
              <table:table-cell office:value-type="float" office:value="0">
                <text:p>0</text:p>
              </table:table-cell>
              <table:table-cell office:value-type="float" office:value="0.125132">
                <text:p>0.125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30794586532">
                <text:p>-0.0030794586532</text:p>
              </table:table-cell>
              <table:table-cell office:value-type="float" office:value="-0.000329464536929">
                <text:p>-0.000329464536929</text:p>
              </table:table-cell>
              <table:table-cell office:value-type="float" office:value="0">
                <text:p>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08921503328">
                <text:p>-0.00308921503328</text:p>
              </table:table-cell>
              <table:table-cell office:value-type="float" office:value="-0.000330449967499">
                <text:p>-0.000330449967499</text:p>
              </table:table-cell>
              <table:table-cell office:value-type="float" office:value="0">
                <text:p>0</text:p>
              </table:table-cell>
              <table:table-cell office:value-type="float" office:value="0.175184">
                <text:p>0.175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309489176151">
                <text:p>-0.00309489176151</text:p>
              </table:table-cell>
              <table:table-cell office:value-type="float" office:value="-0.000330972059381">
                <text:p>-0.000330972059381</text:p>
              </table:table-cell>
              <table:table-cell office:value-type="float" office:value="0">
                <text:p>0</text:p>
              </table:table-cell>
              <table:table-cell office:value-type="float" office:value="0.200211">
                <text:p>0.200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310400917138">
                <text:p>-0.00310400917138</text:p>
              </table:table-cell>
              <table:table-cell office:value-type="float" office:value="-0.000332020313451">
                <text:p>-0.000332020313451</text:p>
              </table:table-cell>
              <table:table-cell office:value-type="float" office:value="0">
                <text:p>0</text:p>
              </table:table-cell>
              <table:table-cell office:value-type="float" office:value="0.225237">
                <text:p>0.225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11375537383">
                <text:p>-0.00311375537383</text:p>
              </table:table-cell>
              <table:table-cell office:value-type="float" office:value="-0.000333061173289">
                <text:p>-0.000333061173289</text:p>
              </table:table-cell>
              <table:table-cell office:value-type="float" office:value="0">
                <text:p>0</text:p>
              </table:table-cell>
              <table:table-cell office:value-type="float" office:value="0.250263">
                <text:p>0.250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12351494694">
                <text:p>-0.00312351494694</text:p>
              </table:table-cell>
              <table:table-cell office:value-type="float" office:value="-0.000333919486647">
                <text:p>-0.000333919486647</text:p>
              </table:table-cell>
              <table:table-cell office:value-type="float" office:value="0">
                <text:p>0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13367982868">
                <text:p>-0.00313367982868</text:p>
              </table:table-cell>
              <table:table-cell office:value-type="float" office:value="-0.000335050860189">
                <text:p>-0.000335050860189</text:p>
              </table:table-cell>
              <table:table-cell office:value-type="float" office:value="0">
                <text:p>0</text:p>
              </table:table-cell>
              <table:table-cell office:value-type="float" office:value="0.300316">
                <text:p>0.30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14343965911">
                <text:p>-0.00314343965911</text:p>
              </table:table-cell>
              <table:table-cell office:value-type="float" office:value="-0.000336062391864">
                <text:p>-0.000336062391864</text:p>
              </table:table-cell>
              <table:table-cell office:value-type="float" office:value="0">
                <text:p>0</text:p>
              </table:table-cell>
              <table:table-cell office:value-type="float" office:value="0.325342">
                <text:p>0.325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15318129917">
                <text:p>-0.00315318129917</text:p>
              </table:table-cell>
              <table:table-cell office:value-type="float" office:value="-0.000336985940277">
                <text:p>-0.000336985940277</text:p>
              </table:table-cell>
              <table:table-cell office:value-type="float" office:value="0">
                <text:p>0</text:p>
              </table:table-cell>
              <table:table-cell office:value-type="float" office:value="0.350367">
                <text:p>0.350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15806681295">
                <text:p>-0.00315806681295</text:p>
              </table:table-cell>
              <table:table-cell office:value-type="float" office:value="-0.000337540688036">
                <text:p>-0.000337540688036</text:p>
              </table:table-cell>
              <table:table-cell office:value-type="float" office:value="0">
                <text:p>0</text:p>
              </table:table-cell>
              <table:table-cell office:value-type="float" office:value="0.375393">
                <text:p>0.37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16735939161">
                <text:p>-0.00316735939161</text:p>
              </table:table-cell>
              <table:table-cell office:value-type="float" office:value="-0.000338436690797">
                <text:p>-0.000338436690797</text:p>
              </table:table-cell>
              <table:table-cell office:value-type="float" office:value="0">
                <text:p>0</text:p>
              </table:table-cell>
              <table:table-cell office:value-type="float" office:value="0.400417">
                <text:p>0.40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17756913123">
                <text:p>-0.00317756913123</text:p>
              </table:table-cell>
              <table:table-cell office:value-type="float" office:value="-0.000339634369524">
                <text:p>-0.000339634369524</text:p>
              </table:table-cell>
              <table:table-cell office:value-type="float" office:value="0">
                <text:p>0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18728292289">
                <text:p>-0.00318728292289</text:p>
              </table:table-cell>
              <table:table-cell office:value-type="float" office:value="-0.000340637573595">
                <text:p>-0.000340637573595</text:p>
              </table:table-cell>
              <table:table-cell office:value-type="float" office:value="0">
                <text:p>0</text:p>
              </table:table-cell>
              <table:table-cell office:value-type="float" office:value="0.450468">
                <text:p>0.450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19766155848">
                <text:p>-0.00319766155848</text:p>
              </table:table-cell>
              <table:table-cell office:value-type="float" office:value="-0.000341668540995">
                <text:p>-0.000341668540995</text:p>
              </table:table-cell>
              <table:table-cell office:value-type="float" office:value="0">
                <text:p>0</text:p>
              </table:table-cell>
              <table:table-cell office:value-type="float" office:value="0.475494">
                <text:p>0.47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320678985876">
                <text:p>-0.00320678985876</text:p>
              </table:table-cell>
              <table:table-cell office:value-type="float" office:value="-0.000342628358356">
                <text:p>-0.000342628358356</text:p>
              </table:table-cell>
              <table:table-cell office:value-type="float" office:value="0">
                <text:p>0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21654096941">
                <text:p>-0.00321654096941</text:p>
              </table:table-cell>
              <table:table-cell office:value-type="float" office:value="-0.000343622441645">
                <text:p>-0.000343622441645</text:p>
              </table:table-cell>
              <table:table-cell office:value-type="float" office:value="0">
                <text:p>0</text:p>
              </table:table-cell>
              <table:table-cell office:value-type="float" office:value="0.596169">
                <text:p>0.596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32262896407">
                <text:p>-0.0032262896407</text:p>
              </table:table-cell>
              <table:table-cell office:value-type="float" office:value="-0.000344569050261">
                <text:p>-0.000344569050261</text:p>
              </table:table-cell>
              <table:table-cell office:value-type="float" office:value="0">
                <text:p>0</text:p>
              </table:table-cell>
              <table:table-cell office:value-type="float" office:value="0.656504">
                <text:p>0.656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323135715501">
                <text:p>-0.00323135715501</text:p>
              </table:table-cell>
              <table:table-cell office:value-type="float" office:value="-0.000345118102281">
                <text:p>-0.000345118102281</text:p>
              </table:table-cell>
              <table:table-cell office:value-type="float" office:value="0">
                <text:p>0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24108540096">
                <text:p>-0.00324108540096</text:p>
              </table:table-cell>
              <table:table-cell office:value-type="float" office:value="-0.000346102886993">
                <text:p>-0.000346102886993</text:p>
              </table:table-cell>
              <table:table-cell office:value-type="float" office:value="0">
                <text:p>0</text:p>
              </table:table-cell>
              <table:table-cell office:value-type="float" office:value="0.777176">
                <text:p>0.777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25126288092">
                <text:p>-0.00325126288092</text:p>
              </table:table-cell>
              <table:table-cell office:value-type="float" office:value="-0.0003473318644">
                <text:p>-0.0003473318644</text:p>
              </table:table-cell>
              <table:table-cell office:value-type="float" office:value="0">
                <text:p>0</text:p>
              </table:table-cell>
              <table:table-cell office:value-type="float" office:value="0.837513">
                <text:p>0.837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326059131226">
                <text:p>-0.00326059131226</text:p>
              </table:table-cell>
              <table:table-cell office:value-type="float" office:value="-0.000348205441336">
                <text:p>-0.000348205441336</text:p>
              </table:table-cell>
              <table:table-cell office:value-type="float" office:value="0">
                <text:p>0</text:p>
              </table:table-cell>
              <table:table-cell office:value-type="float" office:value="0.897848">
                <text:p>0.897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27033885449">
                <text:p>-0.00327033885449</text:p>
              </table:table-cell>
              <table:table-cell office:value-type="float" office:value="-0.000349136070866">
                <text:p>-0.000349136070866</text:p>
              </table:table-cell>
              <table:table-cell office:value-type="float" office:value="0">
                <text:p>0</text:p>
              </table:table-cell>
              <table:table-cell office:value-type="float" office:value="0.958185">
                <text:p>0.958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28008447735">
                <text:p>-0.00328008447735</text:p>
              </table:table-cell>
              <table:table-cell office:value-type="float" office:value="-0.000350385684607">
                <text:p>-0.000350385684607</text:p>
              </table:table-cell>
              <table:table-cell office:value-type="float" office:value="0">
                <text:p>0</text:p>
              </table:table-cell>
              <table:table-cell office:value-type="float" office:value="1.036064">
                <text:p>1.036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29026362072">
                <text:p>-0.00329026362072</text:p>
              </table:table-cell>
              <table:table-cell office:value-type="float" office:value="-0.000351381295168">
                <text:p>-0.000351381295168</text:p>
              </table:table-cell>
              <table:table-cell office:value-type="float" office:value="0">
                <text:p>0</text:p>
              </table:table-cell>
              <table:table-cell office:value-type="float" office:value="1.113943">
                <text:p>1.113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30000035386">
                <text:p>-0.00330000035386</text:p>
              </table:table-cell>
              <table:table-cell office:value-type="float" office:value="-0.000352245191387">
                <text:p>-0.000352245191387</text:p>
              </table:table-cell>
              <table:table-cell office:value-type="float" office:value="0">
                <text:p>0</text:p>
              </table:table-cell>
              <table:table-cell office:value-type="float" office:value="1.191822">
                <text:p>1.19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330507017014">
                <text:p>-0.00330507017014</text:p>
              </table:table-cell>
              <table:table-cell office:value-type="float" office:value="-0.000352814390578">
                <text:p>-0.000352814390578</text:p>
              </table:table-cell>
              <table:table-cell office:value-type="float" office:value="0">
                <text:p>0</text:p>
              </table:table-cell>
              <table:table-cell office:value-type="float" office:value="1.269703">
                <text:p>1.269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31462305938">
                <text:p>-0.00331462305938</text:p>
              </table:table-cell>
              <table:table-cell office:value-type="float" office:value="-0.000353936704077">
                <text:p>-0.000353936704077</text:p>
              </table:table-cell>
              <table:table-cell office:value-type="float" office:value="0">
                <text:p>0</text:p>
              </table:table-cell>
              <table:table-cell office:value-type="float" office:value="1.347582">
                <text:p>1.347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32435883125">
                <text:p>-0.00332435883125</text:p>
              </table:table-cell>
              <table:table-cell office:value-type="float" office:value="-0.0003548898965">
                <text:p>-0.0003548898965</text:p>
              </table:table-cell>
              <table:table-cell office:value-type="float" office:value="0">
                <text:p>0</text:p>
              </table:table-cell>
              <table:table-cell office:value-type="float" office:value="1.425463">
                <text:p>1.425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33413139226">
                <text:p>-0.00333413139226</text:p>
              </table:table-cell>
              <table:table-cell office:value-type="float" office:value="-0.000355876035931">
                <text:p>-0.000355876035931</text:p>
              </table:table-cell>
              <table:table-cell office:value-type="float" office:value="0">
                <text:p>0</text:p>
              </table:table-cell>
              <table:table-cell office:value-type="float" office:value="1.517128">
                <text:p>1.517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34387125116">
                <text:p>-0.00334387125116</text:p>
              </table:table-cell>
              <table:table-cell office:value-type="float" office:value="-0.000356934379387">
                <text:p>-0.000356934379387</text:p>
              </table:table-cell>
              <table:table-cell office:value-type="float" office:value="0">
                <text:p>0</text:p>
              </table:table-cell>
              <table:table-cell office:value-type="float" office:value="1.608793">
                <text:p>1.608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35378579418">
                <text:p>-0.00335378579418</text:p>
              </table:table-cell>
              <table:table-cell office:value-type="float" office:value="-0.000357934014369">
                <text:p>-0.000357934014369</text:p>
              </table:table-cell>
              <table:table-cell office:value-type="float" office:value="0">
                <text:p>0</text:p>
              </table:table-cell>
              <table:table-cell office:value-type="float" office:value="1.700459">
                <text:p>1.700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336397541934">
                <text:p>-0.00336397541934</text:p>
              </table:table-cell>
              <table:table-cell office:value-type="float" office:value="-0.000359028317934">
                <text:p>-0.000359028317934</text:p>
              </table:table-cell>
              <table:table-cell office:value-type="float" office:value="0">
                <text:p>0</text:p>
              </table:table-cell>
              <table:table-cell office:value-type="float" office:value="1.792124">
                <text:p>1.792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336842233769">
                <text:p>-0.00336842233769</text:p>
              </table:table-cell>
              <table:table-cell office:value-type="float" office:value="-0.000359486091866">
                <text:p>-0.000359486091866</text:p>
              </table:table-cell>
              <table:table-cell office:value-type="float" office:value="0">
                <text:p>0</text:p>
              </table:table-cell>
              <table:table-cell office:value-type="float" office:value="1.883789">
                <text:p>1.883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337797071858">
                <text:p>-0.00337797071858</text:p>
              </table:table-cell>
              <table:table-cell office:value-type="float" office:value="-0.00036043726247">
                <text:p>-0.00036043726247</text:p>
              </table:table-cell>
              <table:table-cell office:value-type="float" office:value="0">
                <text:p>0</text:p>
              </table:table-cell>
              <table:table-cell office:value-type="float" office:value="1.975454">
                <text:p>1.975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37621375225">
                <text:p>-0.00337621375225</text:p>
              </table:table-cell>
              <table:table-cell office:value-type="float" office:value="0.00348022417156">
                <text:p>0.00348022417156</text:p>
              </table:table-cell>
              <table:table-cell office:value-type="float" office:value="0">
                <text:p>0</text:p>
              </table:table-cell>
              <table:table-cell office:value-type="float" office:value="2.08135">
                <text:p>2.08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336763736294">
                <text:p>-0.00336763736294</text:p>
              </table:table-cell>
              <table:table-cell office:value-type="float" office:value="0.0158735429054">
                <text:p>0.0158735429054</text:p>
              </table:table-cell>
              <table:table-cell office:value-type="float" office:value="0">
                <text:p>0</text:p>
              </table:table-cell>
              <table:table-cell office:value-type="float" office:value="2.187246">
                <text:p>2.187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35149153751">
                <text:p>-0.00335149153751</text:p>
              </table:table-cell>
              <table:table-cell office:value-type="float" office:value="0.03281259975">
                <text:p>0.03281259975</text:p>
              </table:table-cell>
              <table:table-cell office:value-type="float" office:value="0">
                <text:p>0</text:p>
              </table:table-cell>
              <table:table-cell office:value-type="float" office:value="2.293142">
                <text:p>2.293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32731853164">
                <text:p>-0.00332731853164</text:p>
              </table:table-cell>
              <table:table-cell office:value-type="float" office:value="0.054005746001">
                <text:p>0.054005746001</text:p>
              </table:table-cell>
              <table:table-cell office:value-type="float" office:value="0">
                <text:p>0</text:p>
              </table:table-cell>
              <table:table-cell office:value-type="float" office:value="2.399038">
                <text:p>2.399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329621506217">
                <text:p>-0.00329621506217</text:p>
              </table:table-cell>
              <table:table-cell office:value-type="float" office:value="0.0793475084884">
                <text:p>0.0793475084884</text:p>
              </table:table-cell>
              <table:table-cell office:value-type="float" office:value="0">
                <text:p>0</text:p>
              </table:table-cell>
              <table:table-cell office:value-type="float" office:value="2.514574">
                <text:p>2.514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325754168683">
                <text:p>-0.00325754168683</text:p>
              </table:table-cell>
              <table:table-cell office:value-type="float" office:value="0.108629074678">
                <text:p>0.108629074678</text:p>
              </table:table-cell>
              <table:table-cell office:value-type="float" office:value="0">
                <text:p>0</text:p>
              </table:table-cell>
              <table:table-cell office:value-type="float" office:value="2.63011">
                <text:p>2.63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23319901296">
                <text:p>-0.00323319901296</text:p>
              </table:table-cell>
              <table:table-cell office:value-type="float" office:value="0.125774361122">
                <text:p>0.125774361122</text:p>
              </table:table-cell>
              <table:table-cell office:value-type="float" office:value="0">
                <text:p>0</text:p>
              </table:table-cell>
              <table:table-cell office:value-type="float" office:value="2.745646">
                <text:p>2.745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18474173258">
                <text:p>-0.00318474173258</text:p>
              </table:table-cell>
              <table:table-cell office:value-type="float" office:value="0.159701140016">
                <text:p>0.159701140016</text:p>
              </table:table-cell>
              <table:table-cell office:value-type="float" office:value="0">
                <text:p>0</text:p>
              </table:table-cell>
              <table:table-cell office:value-type="float" office:value="2.861183">
                <text:p>2.861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312455235942">
                <text:p>-0.00312455235942</text:p>
              </table:table-cell>
              <table:table-cell office:value-type="float" office:value="0.199609837389">
                <text:p>0.199609837389</text:p>
              </table:table-cell>
              <table:table-cell office:value-type="float" office:value="0">
                <text:p>0</text:p>
              </table:table-cell>
              <table:table-cell office:value-type="float" office:value="2.976719">
                <text:p>2.976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306154994795">
                <text:p>-0.00306154994795</text:p>
              </table:table-cell>
              <table:table-cell office:value-type="float" office:value="0.240637846785">
                <text:p>0.240637846785</text:p>
              </table:table-cell>
              <table:table-cell office:value-type="float" office:value="0">
                <text:p>0</text:p>
              </table:table-cell>
              <table:table-cell office:value-type="float" office:value="3.10412">
                <text:p>3.10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298915490205">
                <text:p>-0.00298915490205</text:p>
              </table:table-cell>
              <table:table-cell office:value-type="float" office:value="0.286572037071">
                <text:p>0.286572037071</text:p>
              </table:table-cell>
              <table:table-cell office:value-type="float" office:value="0">
                <text:p>0</text:p>
              </table:table-cell>
              <table:table-cell office:value-type="float" office:value="3.231524">
                <text:p>3.231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90989242645">
                <text:p>-0.00290989242645</text:p>
              </table:table-cell>
              <table:table-cell office:value-type="float" office:value="0.336159790383">
                <text:p>0.336159790383</text:p>
              </table:table-cell>
              <table:table-cell office:value-type="float" office:value="0">
                <text:p>0</text:p>
              </table:table-cell>
              <table:table-cell office:value-type="float" office:value="3.358925">
                <text:p>3.358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82310738922">
                <text:p>-0.00282310738922</text:p>
              </table:table-cell>
              <table:table-cell office:value-type="float" office:value="0.38938332622">
                <text:p>0.38938332622</text:p>
              </table:table-cell>
              <table:table-cell office:value-type="float" office:value="0">
                <text:p>0</text:p>
              </table:table-cell>
              <table:table-cell office:value-type="float" office:value="3.493917">
                <text:p>3.493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277667280237">
                <text:p>-0.00277667280237</text:p>
              </table:table-cell>
              <table:table-cell office:value-type="float" office:value="0.417372199547">
                <text:p>0.417372199547</text:p>
              </table:table-cell>
              <table:table-cell office:value-type="float" office:value="0">
                <text:p>0</text:p>
              </table:table-cell>
              <table:table-cell office:value-type="float" office:value="3.62891">
                <text:p>3.62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267801553081">
                <text:p>-0.00267801553081</text:p>
              </table:table-cell>
              <table:table-cell office:value-type="float" office:value="0.476048126719">
                <text:p>0.476048126719</text:p>
              </table:table-cell>
              <table:table-cell office:value-type="float" office:value="0">
                <text:p>0</text:p>
              </table:table-cell>
              <table:table-cell office:value-type="float" office:value="3.763903">
                <text:p>3.763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257149537707">
                <text:p>-0.00257149537707</text:p>
              </table:table-cell>
              <table:table-cell office:value-type="float" office:value="0.538343071722">
                <text:p>0.538343071722</text:p>
              </table:table-cell>
              <table:table-cell office:value-type="float" office:value="0">
                <text:p>0</text:p>
              </table:table-cell>
              <table:table-cell office:value-type="float" office:value="3.898895">
                <text:p>3.898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245725105303">
                <text:p>-0.00245725105303</text:p>
              </table:table-cell>
              <table:table-cell office:value-type="float" office:value="0.60426037762">
                <text:p>0.60426037762</text:p>
              </table:table-cell>
              <table:table-cell office:value-type="float" office:value="0">
                <text:p>0</text:p>
              </table:table-cell>
              <table:table-cell office:value-type="float" office:value="4.043089">
                <text:p>4.04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233510141454">
                <text:p>-0.00233510141454</text:p>
              </table:table-cell>
              <table:table-cell office:value-type="float" office:value="0.673798956601">
                <text:p>0.673798956601</text:p>
              </table:table-cell>
              <table:table-cell office:value-type="float" office:value="0">
                <text:p>0</text:p>
              </table:table-cell>
              <table:table-cell office:value-type="float" office:value="4.187283">
                <text:p>4.187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220543522176">
                <text:p>-0.00220543522176</text:p>
              </table:table-cell>
              <table:table-cell office:value-type="float" office:value="0.746977761931">
                <text:p>0.746977761931</text:p>
              </table:table-cell>
              <table:table-cell office:value-type="float" office:value="0">
                <text:p>0</text:p>
              </table:table-cell>
              <table:table-cell office:value-type="float" office:value="4.331476">
                <text:p>4.331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206760371017">
                <text:p>-0.00206760371017</text:p>
              </table:table-cell>
              <table:table-cell office:value-type="float" office:value="0.823784411213">
                <text:p>0.823784411213</text:p>
              </table:table-cell>
              <table:table-cell office:value-type="float" office:value="0">
                <text:p>0</text:p>
              </table:table-cell>
              <table:table-cell office:value-type="float" office:value="4.475668">
                <text:p>4.475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192086077691">
                <text:p>-0.00192086077691</text:p>
              </table:table-cell>
              <table:table-cell office:value-type="float" office:value="0.904198987678">
                <text:p>0.904198987678</text:p>
              </table:table-cell>
              <table:table-cell office:value-type="float" office:value="0">
                <text:p>0</text:p>
              </table:table-cell>
              <table:table-cell office:value-type="float" office:value="4.629711">
                <text:p>4.629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84410430595">
                <text:p>-0.00184410430595</text:p>
              </table:table-cell>
              <table:table-cell office:value-type="float" office:value="0.945777211513">
                <text:p>0.945777211513</text:p>
              </table:table-cell>
              <table:table-cell office:value-type="float" office:value="0">
                <text:p>0</text:p>
              </table:table-cell>
              <table:table-cell office:value-type="float" office:value="4.783752">
                <text:p>4.783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69010286735">
                <text:p>-0.00169010286735</text:p>
              </table:table-cell>
              <table:table-cell office:value-type="float" office:value="1.02892044869">
                <text:p>1.02892044869</text:p>
              </table:table-cell>
              <table:table-cell office:value-type="float" office:value="0">
                <text:p>0</text:p>
              </table:table-cell>
              <table:table-cell office:value-type="float" office:value="4.937796">
                <text:p>4.937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151759720219">
                <text:p>-0.00151759720219</text:p>
              </table:table-cell>
              <table:table-cell office:value-type="float" office:value="1.12116379519">
                <text:p>1.12116379519</text:p>
              </table:table-cell>
              <table:table-cell office:value-type="float" office:value="0">
                <text:p>0</text:p>
              </table:table-cell>
              <table:table-cell office:value-type="float" office:value="5.099207">
                <text:p>5.099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13304724701">
                <text:p>-0.0013304724701</text:p>
              </table:table-cell>
              <table:table-cell office:value-type="float" office:value="1.22023960032">
                <text:p>1.22023960032</text:p>
              </table:table-cell>
              <table:table-cell office:value-type="float" office:value="0">
                <text:p>0</text:p>
              </table:table-cell>
              <table:table-cell office:value-type="float" office:value="5.260616">
                <text:p>5.260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113900448649">
                <text:p>-0.00113900448649</text:p>
              </table:table-cell>
              <table:table-cell office:value-type="float" office:value="1.32028874021">
                <text:p>1.32028874021</text:p>
              </table:table-cell>
              <table:table-cell office:value-type="float" office:value="0">
                <text:p>0</text:p>
              </table:table-cell>
              <table:table-cell office:value-type="float" office:value="5.422026">
                <text:p>5.422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938529642923">
                <text:p>-0.000938529642923</text:p>
              </table:table-cell>
              <table:table-cell office:value-type="float" office:value="1.42418722267">
                <text:p>1.42418722267</text:p>
              </table:table-cell>
              <table:table-cell office:value-type="float" office:value="0">
                <text:p>0</text:p>
              </table:table-cell>
              <table:table-cell office:value-type="float" office:value="5.59074">
                <text:p>5.59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741877008685">
                <text:p>-0.000741877008685</text:p>
              </table:table-cell>
              <table:table-cell office:value-type="float" office:value="1.52532559434">
                <text:p>1.52532559434</text:p>
              </table:table-cell>
              <table:table-cell office:value-type="float" office:value="0">
                <text:p>0</text:p>
              </table:table-cell>
              <table:table-cell office:value-type="float" office:value="5.759455">
                <text:p>5.759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636661181335">
                <text:p>-0.000636661181335</text:p>
              </table:table-cell>
              <table:table-cell office:value-type="float" office:value="1.57886954584">
                <text:p>1.57886954584</text:p>
              </table:table-cell>
              <table:table-cell office:value-type="float" office:value="0">
                <text:p>0</text:p>
              </table:table-cell>
              <table:table-cell office:value-type="float" office:value="5.928169">
                <text:p>5.928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413254665122">
                <text:p>-0.000413254665122</text:p>
              </table:table-cell>
              <table:table-cell office:value-type="float" office:value="1.69213979446">
                <text:p>1.69213979446</text:p>
              </table:table-cell>
              <table:table-cell office:value-type="float" office:value="0">
                <text:p>0</text:p>
              </table:table-cell>
              <table:table-cell office:value-type="float" office:value="6.104195">
                <text:p>6.104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180562436279">
                <text:p>-0.000180562436279</text:p>
              </table:table-cell>
              <table:table-cell office:value-type="float" office:value="1.80927596136">
                <text:p>1.80927596136</text:p>
              </table:table-cell>
              <table:table-cell office:value-type="float" office:value="0">
                <text:p>0</text:p>
              </table:table-cell>
              <table:table-cell office:value-type="float" office:value="6.28022">
                <text:p>6.28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463005860153">
                <text:p>0.0000463005860153</text:p>
              </table:table-cell>
              <table:table-cell office:value-type="float" office:value="1.92282680495">
                <text:p>1.92282680495</text:p>
              </table:table-cell>
              <table:table-cell office:value-type="float" office:value="0">
                <text:p>0</text:p>
              </table:table-cell>
              <table:table-cell office:value-type="float" office:value="6.456244">
                <text:p>6.456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9807617034">
                <text:p>0.00029807617034</text:p>
              </table:table-cell>
              <table:table-cell office:value-type="float" office:value="2.04741471172">
                <text:p>2.04741471172</text:p>
              </table:table-cell>
              <table:table-cell office:value-type="float" office:value="0">
                <text:p>0</text:p>
              </table:table-cell>
              <table:table-cell office:value-type="float" office:value="6.639627">
                <text:p>6.639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50764577154">
                <text:p>0.000550764577154</text:p>
              </table:table-cell>
              <table:table-cell office:value-type="float" office:value="2.17177084917">
                <text:p>2.17177084917</text:p>
              </table:table-cell>
              <table:table-cell office:value-type="float" office:value="0">
                <text:p>0</text:p>
              </table:table-cell>
              <table:table-cell office:value-type="float" office:value="6.823011">
                <text:p>6.823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20680993802">
                <text:p>0.000820680993802</text:p>
              </table:table-cell>
              <table:table-cell office:value-type="float" office:value="2.30379696293">
                <text:p>2.30379696293</text:p>
              </table:table-cell>
              <table:table-cell office:value-type="float" office:value="0">
                <text:p>0</text:p>
              </table:table-cell>
              <table:table-cell office:value-type="float" office:value="7.011736">
                <text:p>7.011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56008823341">
                <text:p>0.000956008823341</text:p>
              </table:table-cell>
              <table:table-cell office:value-type="float" office:value="2.3692768057">
                <text:p>2.3692768057</text:p>
              </table:table-cell>
              <table:table-cell office:value-type="float" office:value="0">
                <text:p>0</text:p>
              </table:table-cell>
              <table:table-cell office:value-type="float" office:value="7.20046">
                <text:p>7.20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4085654979">
                <text:p>0.00124085654979</text:p>
              </table:table-cell>
              <table:table-cell office:value-type="float" office:value="2.50706579341">
                <text:p>2.50706579341</text:p>
              </table:table-cell>
              <table:table-cell office:value-type="float" office:value="0">
                <text:p>0</text:p>
              </table:table-cell>
              <table:table-cell office:value-type="float" office:value="7.389189">
                <text:p>7.389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51756433162">
                <text:p>0.00151756433162</text:p>
              </table:table-cell>
              <table:table-cell office:value-type="float" office:value="2.64008658766">
                <text:p>2.64008658766</text:p>
              </table:table-cell>
              <table:table-cell office:value-type="float" office:value="0">
                <text:p>0</text:p>
              </table:table-cell>
              <table:table-cell office:value-type="float" office:value="7.584776">
                <text:p>7.584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81241237729">
                <text:p>0.00181241237729</text:p>
              </table:table-cell>
              <table:table-cell office:value-type="float" office:value="2.7810026525">
                <text:p>2.7810026525</text:p>
              </table:table-cell>
              <table:table-cell office:value-type="float" office:value="0">
                <text:p>0</text:p>
              </table:table-cell>
              <table:table-cell office:value-type="float" office:value="7.780363">
                <text:p>7.780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11653407217">
                <text:p>0.00211653407217</text:p>
              </table:table-cell>
              <table:table-cell office:value-type="float" office:value="2.92555245969">
                <text:p>2.92555245969</text:p>
              </table:table-cell>
              <table:table-cell office:value-type="float" office:value="0">
                <text:p>0</text:p>
              </table:table-cell>
              <table:table-cell office:value-type="float" office:value="7.97595">
                <text:p>7.97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42997555822">
                <text:p>0.00242997555822</text:p>
              </table:table-cell>
              <table:table-cell office:value-type="float" office:value="3.07358626241">
                <text:p>3.07358626241</text:p>
              </table:table-cell>
              <table:table-cell office:value-type="float" office:value="0">
                <text:p>0</text:p>
              </table:table-cell>
              <table:table-cell office:value-type="float" office:value="8.179007">
                <text:p>8.179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5332239933">
                <text:p>0.00275332239933</text:p>
              </table:table-cell>
              <table:table-cell office:value-type="float" office:value="3.22536076231">
                <text:p>3.22536076231</text:p>
              </table:table-cell>
              <table:table-cell office:value-type="float" office:value="0">
                <text:p>0</text:p>
              </table:table-cell>
              <table:table-cell office:value-type="float" office:value="8.382063">
                <text:p>8.3820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3978951035">
                <text:p>0.00293978951035</text:p>
              </table:table-cell>
              <table:table-cell office:value-type="float" office:value="3.31234943741">
                <text:p>3.31234943741</text:p>
              </table:table-cell>
              <table:table-cell office:value-type="float" office:value="0">
                <text:p>0</text:p>
              </table:table-cell>
              <table:table-cell office:value-type="float" office:value="8.590261">
                <text:p>8.590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25692156047">
                <text:p>0.00325692156047</text:p>
              </table:table-cell>
              <table:table-cell office:value-type="float" office:value="3.45985393784">
                <text:p>3.45985393784</text:p>
              </table:table-cell>
              <table:table-cell office:value-type="float" office:value="0">
                <text:p>0</text:p>
              </table:table-cell>
              <table:table-cell office:value-type="float" office:value="8.79846">
                <text:p>8.79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59355412735">
                <text:p>0.00359355412735</text:p>
              </table:table-cell>
              <table:table-cell office:value-type="float" office:value="3.61563036569">
                <text:p>3.61563036569</text:p>
              </table:table-cell>
              <table:table-cell office:value-type="float" office:value="0">
                <text:p>0</text:p>
              </table:table-cell>
              <table:table-cell office:value-type="float" office:value="9.011698">
                <text:p>9.011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96134372055">
                <text:p>0.00396134372055</text:p>
              </table:table-cell>
              <table:table-cell office:value-type="float" office:value="3.78520165908">
                <text:p>3.78520165908</text:p>
              </table:table-cell>
              <table:table-cell office:value-type="float" office:value="0">
                <text:p>0</text:p>
              </table:table-cell>
              <table:table-cell office:value-type="float" office:value="9.224936">
                <text:p>9.224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32788076016">
                <text:p>0.00432788076016</text:p>
              </table:table-cell>
              <table:table-cell office:value-type="float" office:value="3.95331158726">
                <text:p>3.95331158726</text:p>
              </table:table-cell>
              <table:table-cell office:value-type="float" office:value="0">
                <text:p>0</text:p>
              </table:table-cell>
              <table:table-cell office:value-type="float" office:value="9.438173">
                <text:p>9.438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70349810834">
                <text:p>0.00470349810834</text:p>
              </table:table-cell>
              <table:table-cell office:value-type="float" office:value="4.12506235693">
                <text:p>4.12506235693</text:p>
              </table:table-cell>
              <table:table-cell office:value-type="float" office:value="0">
                <text:p>0</text:p>
              </table:table-cell>
              <table:table-cell office:value-type="float" office:value="9.658373">
                <text:p>9.658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10163843748">
                <text:p>0.00510163843748</text:p>
              </table:table-cell>
              <table:table-cell office:value-type="float" office:value="4.30595413861">
                <text:p>4.30595413861</text:p>
              </table:table-cell>
              <table:table-cell office:value-type="float" office:value="0">
                <text:p>0</text:p>
              </table:table-cell>
              <table:table-cell office:value-type="float" office:value="9.878576">
                <text:p>9.878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4975329165">
                <text:p>0.0054975329165</text:p>
              </table:table-cell>
              <table:table-cell office:value-type="float" office:value="4.48504763517">
                <text:p>4.48504763517</text:p>
              </table:table-cell>
              <table:table-cell office:value-type="float" office:value="0">
                <text:p>0</text:p>
              </table:table-cell>
              <table:table-cell office:value-type="float" office:value="10.103945">
                <text:p>10.103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71185922447">
                <text:p>0.00571185922447</text:p>
              </table:table-cell>
              <table:table-cell office:value-type="float" office:value="4.58169202612">
                <text:p>4.58169202612</text:p>
              </table:table-cell>
              <table:table-cell office:value-type="float" office:value="0">
                <text:p>0</text:p>
              </table:table-cell>
              <table:table-cell office:value-type="float" office:value="10.329309">
                <text:p>10.329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61226876453">
                <text:p>0.0061226876453</text:p>
              </table:table-cell>
              <table:table-cell office:value-type="float" office:value="4.76635312945">
                <text:p>4.76635312945</text:p>
              </table:table-cell>
              <table:table-cell office:value-type="float" office:value="0">
                <text:p>0</text:p>
              </table:table-cell>
              <table:table-cell office:value-type="float" office:value="10.559668">
                <text:p>10.559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54276109461">
                <text:p>0.00654276109461</text:p>
              </table:table-cell>
              <table:table-cell office:value-type="float" office:value="4.95465353235">
                <text:p>4.95465353235</text:p>
              </table:table-cell>
              <table:table-cell office:value-type="float" office:value="0">
                <text:p>0</text:p>
              </table:table-cell>
              <table:table-cell office:value-type="float" office:value="10.790026">
                <text:p>10.790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697164328715">
                <text:p>0.00697164328715</text:p>
              </table:table-cell>
              <table:table-cell office:value-type="float" office:value="5.14646029319">
                <text:p>5.14646029319</text:p>
              </table:table-cell>
              <table:table-cell office:value-type="float" office:value="0">
                <text:p>0</text:p>
              </table:table-cell>
              <table:table-cell office:value-type="float" office:value="11.025324">
                <text:p>11.025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45395006577">
                <text:p>0.00745395006577</text:p>
              </table:table-cell>
              <table:table-cell office:value-type="float" office:value="5.36045372749">
                <text:p>5.36045372749</text:p>
              </table:table-cell>
              <table:table-cell office:value-type="float" office:value="0">
                <text:p>0</text:p>
              </table:table-cell>
              <table:table-cell office:value-type="float" office:value="11.260622">
                <text:p>11.260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6210819025">
                <text:p>0.00786210819025</text:p>
              </table:table-cell>
              <table:table-cell office:value-type="float" office:value="5.54108461541">
                <text:p>5.54108461541</text:p>
              </table:table-cell>
              <table:table-cell office:value-type="float" office:value="0">
                <text:p>0</text:p>
              </table:table-cell>
              <table:table-cell office:value-type="float" office:value="11.49592">
                <text:p>11.49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32117822056">
                <text:p>0.00832117822056</text:p>
              </table:table-cell>
              <table:table-cell office:value-type="float" office:value="5.74386295854">
                <text:p>5.74386295854</text:p>
              </table:table-cell>
              <table:table-cell office:value-type="float" office:value="0">
                <text:p>0</text:p>
              </table:table-cell>
              <table:table-cell office:value-type="float" office:value="11.738512">
                <text:p>11.738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56930098249">
                <text:p>0.00856930098249</text:p>
              </table:table-cell>
              <table:table-cell office:value-type="float" office:value="5.85308685018">
                <text:p>5.85308685018</text:p>
              </table:table-cell>
              <table:table-cell office:value-type="float" office:value="0">
                <text:p>0</text:p>
              </table:table-cell>
              <table:table-cell office:value-type="float" office:value="11.9811">
                <text:p>11.98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02867288044">
                <text:p>0.00902867288044</text:p>
              </table:table-cell>
              <table:table-cell office:value-type="float" office:value="6.05486121308">
                <text:p>6.05486121308</text:p>
              </table:table-cell>
              <table:table-cell office:value-type="float" office:value="0">
                <text:p>0</text:p>
              </table:table-cell>
              <table:table-cell office:value-type="float" office:value="12.228651">
                <text:p>12.228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51296899347">
                <text:p>0.00951296899347</text:p>
              </table:table-cell>
              <table:table-cell office:value-type="float" office:value="6.26671185961">
                <text:p>6.26671185961</text:p>
              </table:table-cell>
              <table:table-cell office:value-type="float" office:value="0">
                <text:p>0</text:p>
              </table:table-cell>
              <table:table-cell office:value-type="float" office:value="12.476202">
                <text:p>12.476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0069768654">
                <text:p>0.0100069768654</text:p>
              </table:table-cell>
              <table:table-cell office:value-type="float" office:value="6.48218447619">
                <text:p>6.48218447619</text:p>
              </table:table-cell>
              <table:table-cell office:value-type="float" office:value="0">
                <text:p>0</text:p>
              </table:table-cell>
              <table:table-cell office:value-type="float" office:value="12.728701">
                <text:p>12.7287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5263145653">
                <text:p>0.0105263145653</text:p>
              </table:table-cell>
              <table:table-cell office:value-type="float" office:value="6.70819958107">
                <text:p>6.70819958107</text:p>
              </table:table-cell>
              <table:table-cell office:value-type="float" office:value="0">
                <text:p>0</text:p>
              </table:table-cell>
              <table:table-cell office:value-type="float" office:value="12.981199">
                <text:p>12.981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10237459378">
                <text:p>0.0110237459378</text:p>
              </table:table-cell>
              <table:table-cell office:value-type="float" office:value="6.92401402193">
                <text:p>6.92401402193</text:p>
              </table:table-cell>
              <table:table-cell office:value-type="float" office:value="0">
                <text:p>0</text:p>
              </table:table-cell>
              <table:table-cell office:value-type="float" office:value="13.238646">
                <text:p>13.2386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563797537">
                <text:p>0.011563797537</text:p>
              </table:table-cell>
              <table:table-cell office:value-type="float" office:value="7.15747626087">
                <text:p>7.15747626087</text:p>
              </table:table-cell>
              <table:table-cell office:value-type="float" office:value="0">
                <text:p>0</text:p>
              </table:table-cell>
              <table:table-cell office:value-type="float" office:value="13.496092">
                <text:p>13.496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20972860505">
                <text:p>0.0120972860505</text:p>
              </table:table-cell>
              <table:table-cell office:value-type="float" office:value="7.3875510341">
                <text:p>7.3875510341</text:p>
              </table:table-cell>
              <table:table-cell office:value-type="float" office:value="0">
                <text:p>0</text:p>
              </table:table-cell>
              <table:table-cell office:value-type="float" office:value="13.758497">
                <text:p>13.758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3675469357">
                <text:p>0.0123675469357</text:p>
              </table:table-cell>
              <table:table-cell office:value-type="float" office:value="7.50398078947">
                <text:p>7.50398078947</text:p>
              </table:table-cell>
              <table:table-cell office:value-type="float" office:value="0">
                <text:p>0</text:p>
              </table:table-cell>
              <table:table-cell office:value-type="float" office:value="14.024103">
                <text:p>14.0241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9156711354">
                <text:p>0.0129156711354</text:p>
              </table:table-cell>
              <table:table-cell office:value-type="float" office:value="7.73951603171">
                <text:p>7.73951603171</text:p>
              </table:table-cell>
              <table:table-cell office:value-type="float" office:value="0">
                <text:p>0</text:p>
              </table:table-cell>
              <table:table-cell office:value-type="float" office:value="14.289705">
                <text:p>14.289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908306881">
                <text:p>0.0134908306881</text:p>
              </table:table-cell>
              <table:table-cell office:value-type="float" office:value="7.986218827">
                <text:p>7.986218827</text:p>
              </table:table-cell>
              <table:table-cell office:value-type="float" office:value="0">
                <text:p>0</text:p>
              </table:table-cell>
              <table:table-cell office:value-type="float" office:value="14.559649">
                <text:p>14.5596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40589047401">
                <text:p>0.0140589047401</text:p>
              </table:table-cell>
              <table:table-cell office:value-type="float" office:value="8.22910846769">
                <text:p>8.22910846769</text:p>
              </table:table-cell>
              <table:table-cell office:value-type="float" office:value="0">
                <text:p>0</text:p>
              </table:table-cell>
              <table:table-cell office:value-type="float" office:value="14.829592">
                <text:p>14.8295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46368824735">
                <text:p>0.0146368824735</text:p>
              </table:table-cell>
              <table:table-cell office:value-type="float" office:value="8.47561385062">
                <text:p>8.47561385062</text:p>
              </table:table-cell>
              <table:table-cell office:value-type="float" office:value="0">
                <text:p>0</text:p>
              </table:table-cell>
              <table:table-cell office:value-type="float" office:value="15.104296">
                <text:p>15.104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2239594049">
                <text:p>0.0152239594049</text:p>
              </table:table-cell>
              <table:table-cell office:value-type="float" office:value="8.72575733751">
                <text:p>8.72575733751</text:p>
              </table:table-cell>
              <table:table-cell office:value-type="float" office:value="0">
                <text:p>0</text:p>
              </table:table-cell>
              <table:table-cell office:value-type="float" office:value="15.379">
                <text:p>15.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8198793871">
                <text:p>0.0158198793871</text:p>
              </table:table-cell>
              <table:table-cell office:value-type="float" office:value="8.97939881683">
                <text:p>8.97939881683</text:p>
              </table:table-cell>
              <table:table-cell office:value-type="float" office:value="0">
                <text:p>0</text:p>
              </table:table-cell>
              <table:table-cell office:value-type="float" office:value="15.658632">
                <text:p>15.6586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6427741221">
                <text:p>0.016427741221</text:p>
              </table:table-cell>
              <table:table-cell office:value-type="float" office:value="9.23674864164">
                <text:p>9.23674864164</text:p>
              </table:table-cell>
              <table:table-cell office:value-type="float" office:value="0">
                <text:p>0</text:p>
              </table:table-cell>
              <table:table-cell office:value-type="float" office:value="15.938265">
                <text:p>15.938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7353581161">
                <text:p>0.0167353581161</text:p>
              </table:table-cell>
              <table:table-cell office:value-type="float" office:value="9.36681844411">
                <text:p>9.36681844411</text:p>
              </table:table-cell>
              <table:table-cell office:value-type="float" office:value="0">
                <text:p>0</text:p>
              </table:table-cell>
              <table:table-cell office:value-type="float" office:value="16.222895">
                <text:p>16.222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3573436508">
                <text:p>0.0173573436508</text:p>
              </table:table-cell>
              <table:table-cell office:value-type="float" office:value="9.62963285678">
                <text:p>9.62963285678</text:p>
              </table:table-cell>
              <table:table-cell office:value-type="float" office:value="0">
                <text:p>0</text:p>
              </table:table-cell>
              <table:table-cell office:value-type="float" office:value="16.507524">
                <text:p>16.507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9676975218">
                <text:p>0.0179676975218</text:p>
              </table:table-cell>
              <table:table-cell office:value-type="float" office:value="9.88759512054">
                <text:p>9.88759512054</text:p>
              </table:table-cell>
              <table:table-cell office:value-type="float" office:value="0">
                <text:p>0</text:p>
              </table:table-cell>
              <table:table-cell office:value-type="float" office:value="16.797209">
                <text:p>16.797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6089422365">
                <text:p>0.0186089422365</text:p>
              </table:table-cell>
              <table:table-cell office:value-type="float" office:value="10.1575097833">
                <text:p>10.1575097833</text:p>
              </table:table-cell>
              <table:table-cell office:value-type="float" office:value="0">
                <text:p>0</text:p>
              </table:table-cell>
              <table:table-cell office:value-type="float" office:value="17.089899">
                <text:p>17.089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9278304048">
                <text:p>0.019278304048</text:p>
              </table:table-cell>
              <table:table-cell office:value-type="float" office:value="10.4395664138">
                <text:p>10.4395664138</text:p>
              </table:table-cell>
              <table:table-cell office:value-type="float" office:value="0">
                <text:p>0</text:p>
              </table:table-cell>
              <table:table-cell office:value-type="float" office:value="17.382589">
                <text:p>17.3825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9807891651">
                <text:p>0.0199807891651</text:p>
              </table:table-cell>
              <table:table-cell office:value-type="float" office:value="10.7342754115">
                <text:p>10.7342754115</text:p>
              </table:table-cell>
              <table:table-cell office:value-type="float" office:value="0">
                <text:p>0</text:p>
              </table:table-cell>
              <table:table-cell office:value-type="float" office:value="17.679667">
                <text:p>17.679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06087624323">
                <text:p>0.0206087624323</text:p>
              </table:table-cell>
              <table:table-cell office:value-type="float" office:value="10.9977626491">
                <text:p>10.9977626491</text:p>
              </table:table-cell>
              <table:table-cell office:value-type="float" office:value="0">
                <text:p>0</text:p>
              </table:table-cell>
              <table:table-cell office:value-type="float" office:value="17.97674">
                <text:p>17.97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12881607139">
                <text:p>0.0212881607139</text:p>
              </table:table-cell>
              <table:table-cell office:value-type="float" office:value="11.2823094179">
                <text:p>11.2823094179</text:p>
              </table:table-cell>
              <table:table-cell office:value-type="float" office:value="0">
                <text:p>0</text:p>
              </table:table-cell>
              <table:table-cell office:value-type="float" office:value="18.278776">
                <text:p>18.278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6316586595">
                <text:p>0.0216316586595</text:p>
              </table:table-cell>
              <table:table-cell office:value-type="float" office:value="11.4259753943">
                <text:p>11.4259753943</text:p>
              </table:table-cell>
              <table:table-cell office:value-type="float" office:value="0">
                <text:p>0</text:p>
              </table:table-cell>
              <table:table-cell office:value-type="float" office:value="18.583845">
                <text:p>18.583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3459074261">
                <text:p>0.0223459074261</text:p>
              </table:table-cell>
              <table:table-cell office:value-type="float" office:value="11.7250128463">
                <text:p>11.7250128463</text:p>
              </table:table-cell>
              <table:table-cell office:value-type="float" office:value="0">
                <text:p>0</text:p>
              </table:table-cell>
              <table:table-cell office:value-type="float" office:value="18.88891">
                <text:p>18.888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0482092444">
                <text:p>0.0230482092444</text:p>
              </table:table-cell>
              <table:table-cell office:value-type="float" office:value="12.0186201016">
                <text:p>12.0186201016</text:p>
              </table:table-cell>
              <table:table-cell office:value-type="float" office:value="0">
                <text:p>0</text:p>
              </table:table-cell>
              <table:table-cell office:value-type="float" office:value="19.198362">
                <text:p>19.198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7620172528">
                <text:p>0.0237620172528</text:p>
              </table:table-cell>
              <table:table-cell office:value-type="float" office:value="12.3159366811">
                <text:p>12.3159366811</text:p>
              </table:table-cell>
              <table:table-cell office:value-type="float" office:value="0">
                <text:p>0</text:p>
              </table:table-cell>
              <table:table-cell office:value-type="float" office:value="19.507818">
                <text:p>19.5078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45065656273">
                <text:p>0.0245065656273</text:p>
              </table:table-cell>
              <table:table-cell office:value-type="float" office:value="12.6263757389">
                <text:p>12.6263757389</text:p>
              </table:table-cell>
              <table:table-cell office:value-type="float" office:value="0">
                <text:p>0</text:p>
              </table:table-cell>
              <table:table-cell office:value-type="float" office:value="19.822317">
                <text:p>19.822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2376690791">
                <text:p>0.0252376690791</text:p>
              </table:table-cell>
              <table:table-cell office:value-type="float" office:value="12.9310937012">
                <text:p>12.9310937012</text:p>
              </table:table-cell>
              <table:table-cell office:value-type="float" office:value="0">
                <text:p>0</text:p>
              </table:table-cell>
              <table:table-cell office:value-type="float" office:value="20.139715">
                <text:p>20.139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59737715559">
                <text:p>0.0259737715559</text:p>
              </table:table-cell>
              <table:table-cell office:value-type="float" office:value="13.2389446255">
                <text:p>13.2389446255</text:p>
              </table:table-cell>
              <table:table-cell office:value-type="float" office:value="0">
                <text:p>0</text:p>
              </table:table-cell>
              <table:table-cell office:value-type="float" office:value="20.457109">
                <text:p>20.457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63494194379">
                <text:p>0.0263494194379</text:p>
              </table:table-cell>
              <table:table-cell office:value-type="float" office:value="13.3944448763">
                <text:p>13.3944448763</text:p>
              </table:table-cell>
              <table:table-cell office:value-type="float" office:value="0">
                <text:p>0</text:p>
              </table:table-cell>
              <table:table-cell office:value-type="float" office:value="20.779005">
                <text:p>20.7790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71059277092">
                <text:p>0.0271059277092</text:p>
              </table:table-cell>
              <table:table-cell office:value-type="float" office:value="13.7081922641">
                <text:p>13.7081922641</text:p>
              </table:table-cell>
              <table:table-cell office:value-type="float" office:value="0">
                <text:p>0</text:p>
              </table:table-cell>
              <table:table-cell office:value-type="float" office:value="21.103868">
                <text:p>21.103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78705844181">
                <text:p>0.0278705844181</text:p>
              </table:table-cell>
              <table:table-cell office:value-type="float" office:value="14.0255654302">
                <text:p>14.0255654302</text:p>
              </table:table-cell>
              <table:table-cell office:value-type="float" office:value="0">
                <text:p>0</text:p>
              </table:table-cell>
              <table:table-cell office:value-type="float" office:value="21.428732">
                <text:p>21.428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436152856">
                <text:p>0.0286436152856</text:p>
              </table:table-cell>
              <table:table-cell office:value-type="float" office:value="14.3465928945">
                <text:p>14.3465928945</text:p>
              </table:table-cell>
              <table:table-cell office:value-type="float" office:value="0">
                <text:p>0</text:p>
              </table:table-cell>
              <table:table-cell office:value-type="float" office:value="21.758036">
                <text:p>21.7580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4251577251">
                <text:p>0.0294251577251</text:p>
              </table:table-cell>
              <table:table-cell office:value-type="float" office:value="14.6712635399">
                <text:p>14.6712635399</text:p>
              </table:table-cell>
              <table:table-cell office:value-type="float" office:value="0">
                <text:p>0</text:p>
              </table:table-cell>
              <table:table-cell office:value-type="float" office:value="22.090338">
                <text:p>22.090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02406182517">
                <text:p>0.0302406182517</text:p>
              </table:table-cell>
              <table:table-cell office:value-type="float" office:value="15.0098771812">
                <text:p>15.0098771812</text:p>
              </table:table-cell>
              <table:table-cell office:value-type="float" office:value="0">
                <text:p>0</text:p>
              </table:table-cell>
              <table:table-cell office:value-type="float" office:value="22.422636">
                <text:p>22.422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0397235503">
                <text:p>0.0310397235503</text:p>
              </table:table-cell>
              <table:table-cell office:value-type="float" office:value="15.3417688087">
                <text:p>15.3417688087</text:p>
              </table:table-cell>
              <table:table-cell office:value-type="float" office:value="0">
                <text:p>0</text:p>
              </table:table-cell>
              <table:table-cell office:value-type="float" office:value="22.759375">
                <text:p>22.75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426476138">
                <text:p>0.0314426476138</text:p>
              </table:table-cell>
              <table:table-cell office:value-type="float" office:value="15.5090731515">
                <text:p>15.5090731515</text:p>
              </table:table-cell>
              <table:table-cell office:value-type="float" office:value="0">
                <text:p>0</text:p>
              </table:table-cell>
              <table:table-cell office:value-type="float" office:value="23.0991">
                <text:p>23.0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2828414812">
                <text:p>0.0322828414812</text:p>
              </table:table-cell>
              <table:table-cell office:value-type="float" office:value="15.8570970755">
                <text:p>15.8570970755</text:p>
              </table:table-cell>
              <table:table-cell office:value-type="float" office:value="0">
                <text:p>0</text:p>
              </table:table-cell>
              <table:table-cell office:value-type="float" office:value="23.438826">
                <text:p>23.4388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1065253086">
                <text:p>0.0331065253086</text:p>
              </table:table-cell>
              <table:table-cell office:value-type="float" office:value="16.1982830956">
                <text:p>16.1982830956</text:p>
              </table:table-cell>
              <table:table-cell office:value-type="float" office:value="0">
                <text:p>0</text:p>
              </table:table-cell>
              <table:table-cell office:value-type="float" office:value="23.78303">
                <text:p>23.78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39906266828">
                <text:p>0.0339906266828</text:p>
              </table:table-cell>
              <table:table-cell office:value-type="float" office:value="16.5647631921">
                <text:p>16.5647631921</text:p>
              </table:table-cell>
              <table:table-cell office:value-type="float" office:value="0">
                <text:p>0</text:p>
              </table:table-cell>
              <table:table-cell office:value-type="float" office:value="24.130171">
                <text:p>24.130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48046877005">
                <text:p>0.0348046877005</text:p>
              </table:table-cell>
              <table:table-cell office:value-type="float" office:value="16.9025019808">
                <text:p>16.9025019808</text:p>
              </table:table-cell>
              <table:table-cell office:value-type="float" office:value="0">
                <text:p>0</text:p>
              </table:table-cell>
              <table:table-cell office:value-type="float" office:value="24.477316">
                <text:p>24.4773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56536072624">
                <text:p>0.0356536072624</text:p>
              </table:table-cell>
              <table:table-cell office:value-type="float" office:value="17.254691712">
                <text:p>17.254691712</text:p>
              </table:table-cell>
              <table:table-cell office:value-type="float" office:value="0">
                <text:p>0</text:p>
              </table:table-cell>
              <table:table-cell office:value-type="float" office:value="24.829031">
                <text:p>24.8290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65372289991">
                <text:p>0.0365372289991</text:p>
              </table:table-cell>
              <table:table-cell office:value-type="float" office:value="17.621700876">
                <text:p>17.621700876</text:p>
              </table:table-cell>
              <table:table-cell office:value-type="float" office:value="0.000044">
                <text:p>0.000044</text:p>
              </table:table-cell>
              <table:table-cell office:value-type="float" office:value="25.183588">
                <text:p>25.183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69422030904">
                <text:p>0.0369422030904</text:p>
              </table:table-cell>
              <table:table-cell office:value-type="float" office:value="17.7898316208">
                <text:p>17.7898316208</text:p>
              </table:table-cell>
              <table:table-cell office:value-type="float" office:value="0.000288">
                <text:p>0.000288</text:p>
              </table:table-cell>
              <table:table-cell office:value-type="float" office:value="25.54088">
                <text:p>25.540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78124118621">
                <text:p>0.0378124118621</text:p>
              </table:table-cell>
              <table:table-cell office:value-type="float" office:value="18.1511148658">
                <text:p>18.1511148658</text:p>
              </table:table-cell>
              <table:table-cell office:value-type="float" office:value="0.000532">
                <text:p>0.000532</text:p>
              </table:table-cell>
              <table:table-cell office:value-type="float" office:value="25.898176">
                <text:p>25.898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87182546181">
                <text:p>0.0387182546181</text:p>
              </table:table-cell>
              <table:table-cell office:value-type="float" office:value="18.5274952404">
                <text:p>18.5274952404</text:p>
              </table:table-cell>
              <table:table-cell office:value-type="float" office:value="0.001375">
                <text:p>0.001375</text:p>
              </table:table-cell>
              <table:table-cell office:value-type="float" office:value="26.259722">
                <text:p>26.2597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96048643979">
                <text:p>0.0396048643979</text:p>
              </table:table-cell>
              <table:table-cell office:value-type="float" office:value="18.8961510908">
                <text:p>18.8961510908</text:p>
              </table:table-cell>
              <table:table-cell office:value-type="float" office:value="0.003071">
                <text:p>0.003071</text:p>
              </table:table-cell>
              <table:table-cell office:value-type="float" office:value="26.624727">
                <text:p>26.6247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04996428039">
                <text:p>0.0404996428039</text:p>
              </table:table-cell>
              <table:table-cell office:value-type="float" office:value="19.2684283132">
                <text:p>19.2684283132</text:p>
              </table:table-cell>
              <table:table-cell office:value-type="float" office:value="0.004768">
                <text:p>0.004768</text:p>
              </table:table-cell>
              <table:table-cell office:value-type="float" office:value="26.989733">
                <text:p>26.989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3463876454">
                <text:p>0.0413463876454</text:p>
              </table:table-cell>
              <table:table-cell office:value-type="float" office:value="19.6207180212">
                <text:p>19.6207180212</text:p>
              </table:table-cell>
              <table:table-cell office:value-type="float" office:value="0.008068">
                <text:p>0.008068</text:p>
              </table:table-cell>
              <table:table-cell office:value-type="float" office:value="27.359262">
                <text:p>27.359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23129438135">
                <text:p>0.0423129438135</text:p>
              </table:table-cell>
              <table:table-cell office:value-type="float" office:value="20.0236644623">
                <text:p>20.0236644623</text:p>
              </table:table-cell>
              <table:table-cell office:value-type="float" office:value="0.011368">
                <text:p>0.011368</text:p>
              </table:table-cell>
              <table:table-cell office:value-type="float" office:value="27.728796">
                <text:p>27.728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27117874324">
                <text:p>0.0427117874324</text:p>
              </table:table-cell>
              <table:table-cell office:value-type="float" office:value="20.1906134387">
                <text:p>20.1906134387</text:p>
              </table:table-cell>
              <table:table-cell office:value-type="float" office:value="0.017086">
                <text:p>0.017086</text:p>
              </table:table-cell>
              <table:table-cell office:value-type="float" office:value="28.103292">
                <text:p>28.103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36344418885">
                <text:p>0.0436344418885</text:p>
              </table:table-cell>
              <table:table-cell office:value-type="float" office:value="20.5750045494">
                <text:p>20.5750045494</text:p>
              </table:table-cell>
              <table:table-cell office:value-type="float" office:value="0.024767">
                <text:p>0.024767</text:p>
              </table:table-cell>
              <table:table-cell office:value-type="float" office:value="28.480787">
                <text:p>28.4807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5970659785">
                <text:p>0.0445970659785</text:p>
              </table:table-cell>
              <table:table-cell office:value-type="float" office:value="20.9754340276">
                <text:p>20.9754340276</text:p>
              </table:table-cell>
              <table:table-cell office:value-type="float" office:value="0.032448">
                <text:p>0.032448</text:p>
              </table:table-cell>
              <table:table-cell office:value-type="float" office:value="28.858286">
                <text:p>28.858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55642715955">
                <text:p>0.0455642715955</text:p>
              </table:table-cell>
              <table:table-cell office:value-type="float" office:value="21.3796585225">
                <text:p>21.3796585225</text:p>
              </table:table-cell>
              <table:table-cell office:value-type="float" office:value="0.043489">
                <text:p>0.043489</text:p>
              </table:table-cell>
              <table:table-cell office:value-type="float" office:value="29.24008">
                <text:p>29.240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64819873135">
                <text:p>0.0464819873135</text:p>
              </table:table-cell>
              <table:table-cell office:value-type="float" office:value="21.7629824203">
                <text:p>21.7629824203</text:p>
              </table:table-cell>
              <table:table-cell office:value-type="float" office:value="0.054529">
                <text:p>0.054529</text:p>
              </table:table-cell>
              <table:table-cell office:value-type="float" office:value="29.621874">
                <text:p>29.6218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74355328034">
                <text:p>0.0474355328034</text:p>
              </table:table-cell>
              <table:table-cell office:value-type="float" office:value="22.1622836035">
                <text:p>22.1622836035</text:p>
              </table:table-cell>
              <table:table-cell office:value-type="float" office:value="0.070244">
                <text:p>0.070244</text:p>
              </table:table-cell>
              <table:table-cell office:value-type="float" office:value="30.008554">
                <text:p>30.008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84243193254">
                <text:p>0.0484243193254</text:p>
              </table:table-cell>
              <table:table-cell office:value-type="float" office:value="22.5777427135">
                <text:p>22.5777427135</text:p>
              </table:table-cell>
              <table:table-cell office:value-type="float" office:value="0.089247">
                <text:p>0.089247</text:p>
              </table:table-cell>
              <table:table-cell office:value-type="float" office:value="30.39797">
                <text:p>30.39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93930416219">
                <text:p>0.0493930416219</text:p>
              </table:table-cell>
              <table:table-cell office:value-type="float" office:value="22.9843957865">
                <text:p>22.9843957865</text:p>
              </table:table-cell>
              <table:table-cell office:value-type="float" office:value="0.108252">
                <text:p>0.108252</text:p>
              </table:table-cell>
              <table:table-cell office:value-type="float" office:value="30.787394">
                <text:p>30.787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98787713221">
                <text:p>0.0498787713221</text:p>
              </table:table-cell>
              <table:table-cell office:value-type="float" office:value="23.189014145">
                <text:p>23.189014145</text:p>
              </table:table-cell>
              <table:table-cell office:value-type="float" office:value="0.133036">
                <text:p>0.133036</text:p>
              </table:table-cell>
              <table:table-cell office:value-type="float" office:value="31.18099">
                <text:p>31.180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08586515106">
                <text:p>0.0508586515106</text:p>
              </table:table-cell>
              <table:table-cell office:value-type="float" office:value="23.6010924557">
                <text:p>23.6010924557</text:p>
              </table:table-cell>
              <table:table-cell office:value-type="float" office:value="0.16223">
                <text:p>0.16223</text:p>
              </table:table-cell>
              <table:table-cell office:value-type="float" office:value="31.577234">
                <text:p>31.577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18767780951">
                <text:p>0.0518767780951</text:p>
              </table:table-cell>
              <table:table-cell office:value-type="float" office:value="24.0298844941">
                <text:p>24.0298844941</text:p>
              </table:table-cell>
              <table:table-cell office:value-type="float" office:value="0.191423">
                <text:p>0.191423</text:p>
              </table:table-cell>
              <table:table-cell office:value-type="float" office:value="31.973478">
                <text:p>31.9734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28372262098">
                <text:p>0.0528372262098</text:p>
              </table:table-cell>
              <table:table-cell office:value-type="float" office:value="24.4360990497">
                <text:p>24.4360990497</text:p>
              </table:table-cell>
              <table:table-cell office:value-type="float" office:value="0.228077">
                <text:p>0.228077</text:p>
              </table:table-cell>
              <table:table-cell office:value-type="float" office:value="32.373581">
                <text:p>32.373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38698914077">
                <text:p>0.0538698914077</text:p>
              </table:table-cell>
              <table:table-cell office:value-type="float" office:value="24.8723295513">
                <text:p>24.8723295513</text:p>
              </table:table-cell>
              <table:table-cell office:value-type="float" office:value="0.269911">
                <text:p>0.269911</text:p>
              </table:table-cell>
              <table:table-cell office:value-type="float" office:value="32.771629">
                <text:p>32.771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48768382915">
                <text:p>0.0548768382915</text:p>
              </table:table-cell>
              <table:table-cell office:value-type="float" office:value="25.2990610534">
                <text:p>25.2990610534</text:p>
              </table:table-cell>
              <table:table-cell office:value-type="float" office:value="0.311743">
                <text:p>0.311743</text:p>
              </table:table-cell>
              <table:table-cell office:value-type="float" office:value="33.169678">
                <text:p>33.169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58903104537">
                <text:p>0.0558903104537</text:p>
              </table:table-cell>
              <table:table-cell office:value-type="float" office:value="25.7294072868">
                <text:p>25.7294072868</text:p>
              </table:table-cell>
              <table:table-cell office:value-type="float" office:value="0.361221">
                <text:p>0.361221</text:p>
              </table:table-cell>
              <table:table-cell office:value-type="float" office:value="33.557991">
                <text:p>33.557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69102179135">
                <text:p>0.0569102179135</text:p>
              </table:table-cell>
              <table:table-cell office:value-type="float" office:value="26.163384285">
                <text:p>26.163384285</text:p>
              </table:table-cell>
              <table:table-cell office:value-type="float" office:value="0.415825">
                <text:p>0.415825</text:p>
              </table:table-cell>
              <table:table-cell office:value-type="float" office:value="33.938271">
                <text:p>33.9382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74221994352">
                <text:p>0.0574221994352</text:p>
              </table:table-cell>
              <table:table-cell office:value-type="float" office:value="26.3817670576">
                <text:p>26.3817670576</text:p>
              </table:table-cell>
              <table:table-cell office:value-type="float" office:value="0.470427">
                <text:p>0.470427</text:p>
              </table:table-cell>
              <table:table-cell office:value-type="float" office:value="34.318542">
                <text:p>34.3185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84513956221">
                <text:p>0.0584513956221</text:p>
              </table:table-cell>
              <table:table-cell office:value-type="float" office:value="26.8212106503">
                <text:p>26.8212106503</text:p>
              </table:table-cell>
              <table:table-cell office:value-type="float" office:value="0.532743">
                <text:p>0.532743</text:p>
              </table:table-cell>
              <table:table-cell office:value-type="float" office:value="34.686363">
                <text:p>34.6863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95521803741">
                <text:p>0.0595521803741</text:p>
              </table:table-cell>
              <table:table-cell office:value-type="float" office:value="27.2920856024">
                <text:p>27.2920856024</text:p>
              </table:table-cell>
              <table:table-cell office:value-type="float" office:value="0.600393">
                <text:p>0.600393</text:p>
              </table:table-cell>
              <table:table-cell office:value-type="float" office:value="35.04538">
                <text:p>35.045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05613505336">
                <text:p>0.0605613505336</text:p>
              </table:table-cell>
              <table:table-cell office:value-type="float" office:value="27.7249720841">
                <text:p>27.7249720841</text:p>
              </table:table-cell>
              <table:table-cell office:value-type="float" office:value="0.668043">
                <text:p>0.668043</text:p>
              </table:table-cell>
              <table:table-cell office:value-type="float" office:value="35.404396">
                <text:p>35.404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16085756107">
                <text:p>0.0616085756107</text:p>
              </table:table-cell>
              <table:table-cell office:value-type="float" office:value="28.1754055021">
                <text:p>28.1754055021</text:p>
              </table:table-cell>
              <table:table-cell office:value-type="float" office:value="0.743256">
                <text:p>0.743256</text:p>
              </table:table-cell>
              <table:table-cell office:value-type="float" office:value="35.75061">
                <text:p>35.750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2661304363">
                <text:p>0.062661304363</text:p>
              </table:table-cell>
              <table:table-cell office:value-type="float" office:value="28.6294648777">
                <text:p>28.6294648777</text:p>
              </table:table-cell>
              <table:table-cell office:value-type="float" office:value="0.818466">
                <text:p>0.818466</text:p>
              </table:table-cell>
              <table:table-cell office:value-type="float" office:value="36.096832">
                <text:p>36.096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37202181765">
                <text:p>0.0637202181765</text:p>
              </table:table-cell>
              <table:table-cell office:value-type="float" office:value="29.0871326259">
                <text:p>29.0871326259</text:p>
              </table:table-cell>
              <table:table-cell office:value-type="float" office:value="0.902138">
                <text:p>0.902138</text:p>
              </table:table-cell>
              <table:table-cell office:value-type="float" office:value="36.428177">
                <text:p>36.4281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717596847">
                <text:p>0.064717596847</text:p>
              </table:table-cell>
              <table:table-cell office:value-type="float" office:value="29.5195140998">
                <text:p>29.5195140998</text:p>
              </table:table-cell>
              <table:table-cell office:value-type="float" office:value="0.990845">
                <text:p>0.990845</text:p>
              </table:table-cell>
              <table:table-cell office:value-type="float" office:value="36.750206">
                <text:p>36.750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52848122852">
                <text:p>0.0652848122852</text:p>
              </table:table-cell>
              <table:table-cell office:value-type="float" office:value="29.7659599332">
                <text:p>29.7659599332</text:p>
              </table:table-cell>
              <table:table-cell office:value-type="float" office:value="1.079554">
                <text:p>1.079554</text:p>
              </table:table-cell>
              <table:table-cell office:value-type="float" office:value="37.072243">
                <text:p>37.072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63905644761">
                <text:p>0.0663905644761</text:p>
              </table:table-cell>
              <table:table-cell office:value-type="float" office:value="30.2472427481">
                <text:p>30.2472427481</text:p>
              </table:table-cell>
              <table:table-cell office:value-type="float" office:value="1.175367">
                <text:p>1.175367</text:p>
              </table:table-cell>
              <table:table-cell office:value-type="float" office:value="37.381378">
                <text:p>37.3813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74681629068">
                <text:p>0.0674681629068</text:p>
              </table:table-cell>
              <table:table-cell office:value-type="float" office:value="30.7176269935">
                <text:p>30.7176269935</text:p>
              </table:table-cell>
              <table:table-cell office:value-type="float" office:value="1.271183">
                <text:p>1.271183</text:p>
              </table:table-cell>
              <table:table-cell office:value-type="float" office:value="37.690521">
                <text:p>37.6905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5850079892">
                <text:p>0.0685850079892</text:p>
              </table:table-cell>
              <table:table-cell office:value-type="float" office:value="31.2064868332">
                <text:p>31.2064868332</text:p>
              </table:table-cell>
              <table:table-cell office:value-type="float" office:value="1.374907">
                <text:p>1.374907</text:p>
              </table:table-cell>
              <table:table-cell office:value-type="float" office:value="37.986282">
                <text:p>37.986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96415585507">
                <text:p>0.0696415585507</text:p>
              </table:table-cell>
              <table:table-cell office:value-type="float" office:value="31.6692439109">
                <text:p>31.6692439109</text:p>
              </table:table-cell>
              <table:table-cell office:value-type="float" office:value="1.478632">
                <text:p>1.478632</text:p>
              </table:table-cell>
              <table:table-cell office:value-type="float" office:value="38.282043">
                <text:p>38.282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07753756645">
                <text:p>0.0707753756645</text:p>
              </table:table-cell>
              <table:table-cell office:value-type="float" office:value="32.1504942477">
                <text:p>32.1504942477</text:p>
              </table:table-cell>
              <table:table-cell office:value-type="float" office:value="1.590488">
                <text:p>1.590488</text:p>
              </table:table-cell>
              <table:table-cell office:value-type="float" office:value="38.565254">
                <text:p>38.565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0592724261">
                <text:p>0.0720592724261</text:p>
              </table:table-cell>
              <table:table-cell office:value-type="float" office:value="32.6353424685">
                <text:p>32.6353424685</text:p>
              </table:table-cell>
              <table:table-cell office:value-type="float" office:value="1.707666">
                <text:p>1.707666</text:p>
              </table:table-cell>
              <table:table-cell office:value-type="float" office:value="38.841064">
                <text:p>38.841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9014182156">
                <text:p>0.0729014182156</text:p>
              </table:table-cell>
              <table:table-cell office:value-type="float" office:value="32.9095938248">
                <text:p>32.9095938248</text:p>
              </table:table-cell>
              <table:table-cell office:value-type="float" office:value="1.824844">
                <text:p>1.824844</text:p>
              </table:table-cell>
              <table:table-cell office:value-type="float" office:value="39.116875">
                <text:p>39.116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46424055418">
                <text:p>0.0746424055418</text:p>
              </table:table-cell>
              <table:table-cell office:value-type="float" office:value="33.3846014232">
                <text:p>33.3846014232</text:p>
              </table:table-cell>
              <table:table-cell office:value-type="float" office:value="1.949366">
                <text:p>1.949366</text:p>
              </table:table-cell>
              <table:table-cell office:value-type="float" office:value="39.383163">
                <text:p>39.383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72408862628">
                <text:p>0.0772408862628</text:p>
              </table:table-cell>
              <table:table-cell office:value-type="float" office:value="33.9250665036">
                <text:p>33.9250665036</text:p>
              </table:table-cell>
              <table:table-cell office:value-type="float" office:value="2.073889">
                <text:p>2.073889</text:p>
              </table:table-cell>
              <table:table-cell office:value-type="float" office:value="39.649452">
                <text:p>39.6494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05972171148">
                <text:p>0.0805972171148</text:p>
              </table:table-cell>
              <table:table-cell office:value-type="float" office:value="34.438672969">
                <text:p>34.438672969</text:p>
              </table:table-cell>
              <table:table-cell office:value-type="float" office:value="2.206591">
                <text:p>2.206591</text:p>
              </table:table-cell>
              <table:table-cell office:value-type="float" office:value="39.905952">
                <text:p>39.9059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1533787797">
                <text:p>0.0851533787797</text:p>
              </table:table-cell>
              <table:table-cell office:value-type="float" office:value="34.9406701758">
                <text:p>34.9406701758</text:p>
              </table:table-cell>
              <table:table-cell office:value-type="float" office:value="2.339293">
                <text:p>2.339293</text:p>
              </table:table-cell>
              <table:table-cell office:value-type="float" office:value="40.162445">
                <text:p>40.162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12485202368">
                <text:p>0.0912485202368</text:p>
              </table:table-cell>
              <table:table-cell office:value-type="float" office:value="35.4621059787">
                <text:p>35.4621059787</text:p>
              </table:table-cell>
              <table:table-cell office:value-type="float" office:value="2.480597">
                <text:p>2.480597</text:p>
              </table:table-cell>
              <table:table-cell office:value-type="float" office:value="40.409554">
                <text:p>40.4095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48033958937">
                <text:p>0.0948033958937</text:p>
              </table:table-cell>
              <table:table-cell office:value-type="float" office:value="35.7163552012">
                <text:p>35.7163552012</text:p>
              </table:table-cell>
              <table:table-cell office:value-type="float" office:value="2.621901">
                <text:p>2.621901</text:p>
              </table:table-cell>
              <table:table-cell office:value-type="float" office:value="40.65667">
                <text:p>40.65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2905996596">
                <text:p>0.102905996596</text:p>
              </table:table-cell>
              <table:table-cell office:value-type="float" office:value="36.2114352693">
                <text:p>36.2114352693</text:p>
              </table:table-cell>
              <table:table-cell office:value-type="float" office:value="2.772102">
                <text:p>2.772102</text:p>
              </table:table-cell>
              <table:table-cell office:value-type="float" office:value="40.894928">
                <text:p>40.8949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313910039">
                <text:p>0.11313910039</text:p>
              </table:table-cell>
              <table:table-cell office:value-type="float" office:value="36.7257725261">
                <text:p>36.7257725261</text:p>
              </table:table-cell>
              <table:table-cell office:value-type="float" office:value="2.922304">
                <text:p>2.922304</text:p>
              </table:table-cell>
              <table:table-cell office:value-type="float" office:value="41.133186">
                <text:p>41.1331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603356613">
                <text:p>0.12603356613</text:p>
              </table:table-cell>
              <table:table-cell office:value-type="float" office:value="37.2598940471">
                <text:p>37.2598940471</text:p>
              </table:table-cell>
              <table:table-cell office:value-type="float" office:value="3.081709">
                <text:p>3.081709</text:p>
              </table:table-cell>
              <table:table-cell office:value-type="float" office:value="41.363129">
                <text:p>41.363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1153946209">
                <text:p>0.141153946209</text:p>
              </table:table-cell>
              <table:table-cell office:value-type="float" office:value="37.7812657405">
                <text:p>37.7812657405</text:p>
              </table:table-cell>
              <table:table-cell office:value-type="float" office:value="3.241116">
                <text:p>3.241116</text:p>
              </table:table-cell>
              <table:table-cell office:value-type="float" office:value="41.593071">
                <text:p>41.5930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9144462525">
                <text:p>0.159144462525</text:p>
              </table:table-cell>
              <table:table-cell office:value-type="float" office:value="38.3058469315">
                <text:p>38.3058469315</text:p>
              </table:table-cell>
              <table:table-cell office:value-type="float" office:value="3.410072">
                <text:p>3.410072</text:p>
              </table:table-cell>
              <table:table-cell office:value-type="float" office:value="41.815163">
                <text:p>41.815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0200731788">
                <text:p>0.180200731788</text:p>
              </table:table-cell>
              <table:table-cell office:value-type="float" office:value="38.8336035846">
                <text:p>38.8336035846</text:p>
              </table:table-cell>
              <table:table-cell office:value-type="float" office:value="3.579029">
                <text:p>3.579029</text:p>
              </table:table-cell>
              <table:table-cell office:value-type="float" office:value="42.037254">
                <text:p>42.037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4792789903">
                <text:p>0.204792789903</text:p>
              </table:table-cell>
              <table:table-cell office:value-type="float" office:value="39.3644468707">
                <text:p>39.3644468707</text:p>
              </table:table-cell>
              <table:table-cell office:value-type="float" office:value="3.757893">
                <text:p>3.757893</text:p>
              </table:table-cell>
              <table:table-cell office:value-type="float" office:value="42.251869">
                <text:p>42.251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8493167775">
                <text:p>0.218493167775</text:p>
              </table:table-cell>
              <table:table-cell office:value-type="float" office:value="39.6310469425">
                <text:p>39.6310469425</text:p>
              </table:table-cell>
              <table:table-cell office:value-type="float" office:value="3.936758">
                <text:p>3.936758</text:p>
              </table:table-cell>
              <table:table-cell office:value-type="float" office:value="42.466484">
                <text:p>42.466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938884891">
                <text:p>0.24938884891</text:p>
              </table:table-cell>
              <table:table-cell office:value-type="float" office:value="40.1665031248">
                <text:p>40.1665031248</text:p>
              </table:table-cell>
              <table:table-cell office:value-type="float" office:value="4.125948">
                <text:p>4.125948</text:p>
              </table:table-cell>
              <table:table-cell office:value-type="float" office:value="42.673943">
                <text:p>42.6739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4915799739">
                <text:p>0.284915799739</text:p>
              </table:table-cell>
              <table:table-cell office:value-type="float" office:value="40.7048045551">
                <text:p>40.7048045551</text:p>
              </table:table-cell>
              <table:table-cell office:value-type="float" office:value="4.31514">
                <text:p>4.31514</text:p>
              </table:table-cell>
              <table:table-cell office:value-type="float" office:value="42.881401">
                <text:p>42.8814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4608349002">
                <text:p>0.324608349002</text:p>
              </table:table-cell>
              <table:table-cell office:value-type="float" office:value="41.2445238628">
                <text:p>41.2445238628</text:p>
              </table:table-cell>
              <table:table-cell office:value-type="float" office:value="4.51512">
                <text:p>4.51512</text:p>
              </table:table-cell>
              <table:table-cell office:value-type="float" office:value="43.081978">
                <text:p>43.0819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41758979854">
                <text:p>0.341758979854</text:p>
              </table:table-cell>
              <table:table-cell office:value-type="float" office:value="41.463441792">
                <text:p>41.463441792</text:p>
              </table:table-cell>
              <table:table-cell office:value-type="float" office:value="4.715099">
                <text:p>4.715099</text:p>
              </table:table-cell>
              <table:table-cell office:value-type="float" office:value="43.282555">
                <text:p>43.2825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6291110321">
                <text:p>0.416291110321</text:p>
              </table:table-cell>
              <table:table-cell office:value-type="float" office:value="42.3158702916">
                <text:p>42.3158702916</text:p>
              </table:table-cell>
              <table:table-cell office:value-type="float" office:value="4.915079">
                <text:p>4.915079</text:p>
              </table:table-cell>
              <table:table-cell office:value-type="float" office:value="43.483131">
                <text:p>43.483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71053452535">
                <text:p>0.471053452535</text:p>
              </table:table-cell>
              <table:table-cell office:value-type="float" office:value="42.8585061161">
                <text:p>42.8585061161</text:p>
              </table:table-cell>
              <table:table-cell office:value-type="float" office:value="5.131916">
                <text:p>5.131916</text:p>
              </table:table-cell>
              <table:table-cell office:value-type="float" office:value="43.674011">
                <text:p>43.674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781431398">
                <text:p>0.49781431398</text:p>
              </table:table-cell>
              <table:table-cell office:value-type="float" office:value="43.1023134521">
                <text:p>43.1023134521</text:p>
              </table:table-cell>
              <table:table-cell office:value-type="float" office:value="5.348753">
                <text:p>5.348753</text:p>
              </table:table-cell>
              <table:table-cell office:value-type="float" office:value="43.864883">
                <text:p>43.864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61171715428">
                <text:p>0.561171715428</text:p>
              </table:table-cell>
              <table:table-cell office:value-type="float" office:value="43.6322421463">
                <text:p>43.6322421463</text:p>
              </table:table-cell>
              <table:table-cell office:value-type="float" office:value="5.577288">
                <text:p>5.577288</text:p>
              </table:table-cell>
              <table:table-cell office:value-type="float" office:value="44.048981">
                <text:p>44.0489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067036327">
                <text:p>0.63067036327</text:p>
              </table:table-cell>
              <table:table-cell office:value-type="float" office:value="44.1530147169">
                <text:p>44.1530147169</text:p>
              </table:table-cell>
              <table:table-cell office:value-type="float" office:value="5.805824">
                <text:p>5.805824</text:p>
              </table:table-cell>
              <table:table-cell office:value-type="float" office:value="44.233078">
                <text:p>44.233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4208164303">
                <text:p>0.704208164303</text:p>
              </table:table-cell>
              <table:table-cell office:value-type="float" office:value="44.6491397597">
                <text:p>44.6491397597</text:p>
              </table:table-cell>
              <table:table-cell office:value-type="float" office:value="6.044426">
                <text:p>6.044426</text:p>
              </table:table-cell>
              <table:table-cell office:value-type="float" office:value="44.410736">
                <text:p>44.4107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1481271418">
                <text:p>0.781481271418</text:p>
              </table:table-cell>
              <table:table-cell office:value-type="float" office:value="45.1212358642">
                <text:p>45.1212358642</text:p>
              </table:table-cell>
              <table:table-cell office:value-type="float" office:value="6.290119">
                <text:p>6.290119</text:p>
              </table:table-cell>
              <table:table-cell office:value-type="float" office:value="44.583809">
                <text:p>44.583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4696262583">
                <text:p>0.864696262583</text:p>
              </table:table-cell>
              <table:table-cell office:value-type="float" office:value="45.5850247054">
                <text:p>45.5850247054</text:p>
              </table:table-cell>
              <table:table-cell office:value-type="float" office:value="6.535812">
                <text:p>6.535812</text:p>
              </table:table-cell>
              <table:table-cell office:value-type="float" office:value="44.756889">
                <text:p>44.7568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57035835055">
                <text:p>0.957035835055</text:p>
              </table:table-cell>
              <table:table-cell office:value-type="float" office:value="46.0549782715">
                <text:p>46.0549782715</text:p>
              </table:table-cell>
              <table:table-cell office:value-type="float" office:value="6.791271">
                <text:p>6.791271</text:p>
              </table:table-cell>
              <table:table-cell office:value-type="float" office:value="44.923317">
                <text:p>44.9233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5919049281">
                <text:p>1.05919049281</text:p>
              </table:table-cell>
              <table:table-cell office:value-type="float" office:value="46.5301735181">
                <text:p>46.5301735181</text:p>
              </table:table-cell>
              <table:table-cell office:value-type="float" office:value="7.04673">
                <text:p>7.04673</text:p>
              </table:table-cell>
              <table:table-cell office:value-type="float" office:value="45.089745">
                <text:p>45.0897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1126112283">
                <text:p>1.11126112283</text:p>
              </table:table-cell>
              <table:table-cell office:value-type="float" office:value="46.7571176074">
                <text:p>46.7571176074</text:p>
              </table:table-cell>
              <table:table-cell office:value-type="float" office:value="7.312878">
                <text:p>7.312878</text:p>
              </table:table-cell>
              <table:table-cell office:value-type="float" office:value="45.248436">
                <text:p>45.248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2047062513">
                <text:p>1.22047062513</text:p>
              </table:table-cell>
              <table:table-cell office:value-type="float" office:value="47.2041546418">
                <text:p>47.2041546418</text:p>
              </table:table-cell>
              <table:table-cell office:value-type="float" office:value="7.579025">
                <text:p>7.579025</text:p>
              </table:table-cell>
              <table:table-cell office:value-type="float" office:value="45.407127">
                <text:p>45.4071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4350859518">
                <text:p>1.34350859518</text:p>
              </table:table-cell>
              <table:table-cell office:value-type="float" office:value="47.6693112324">
                <text:p>47.6693112324</text:p>
              </table:table-cell>
              <table:table-cell office:value-type="float" office:value="7.855812">
                <text:p>7.855812</text:p>
              </table:table-cell>
              <table:table-cell office:value-type="float" office:value="45.557587">
                <text:p>45.557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5842610055">
                <text:p>1.45842610055</text:p>
              </table:table-cell>
              <table:table-cell office:value-type="float" office:value="48.0712843097">
                <text:p>48.0712843097</text:p>
              </table:table-cell>
              <table:table-cell office:value-type="float" office:value="8.138699">
                <text:p>8.138699</text:p>
              </table:table-cell>
              <table:table-cell office:value-type="float" office:value="45.703018">
                <text:p>45.703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971870713">
                <text:p>1.59971870713</text:p>
              </table:table-cell>
              <table:table-cell office:value-type="float" office:value="48.5301737328">
                <text:p>48.5301737328</text:p>
              </table:table-cell>
              <table:table-cell office:value-type="float" office:value="8.421585">
                <text:p>8.421585</text:p>
              </table:table-cell>
              <table:table-cell office:value-type="float" office:value="45.84845">
                <text:p>45.848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3102088226">
                <text:p>1.73102088226</text:p>
              </table:table-cell>
              <table:table-cell office:value-type="float" office:value="48.9280066758">
                <text:p>48.9280066758</text:p>
              </table:table-cell>
              <table:table-cell office:value-type="float" office:value="8.713009">
                <text:p>8.713009</text:p>
              </table:table-cell>
              <table:table-cell office:value-type="float" office:value="45.986633">
                <text:p>45.9866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9628872206">
                <text:p>1.79628872206</text:p>
              </table:table-cell>
              <table:table-cell office:value-type="float" office:value="49.117752413">
                <text:p>49.117752413</text:p>
              </table:table-cell>
              <table:table-cell office:value-type="float" office:value="9.004433">
                <text:p>9.004433</text:p>
              </table:table-cell>
              <table:table-cell office:value-type="float" office:value="46.124817">
                <text:p>46.1248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4010170947">
                <text:p>1.94010170947</text:p>
              </table:table-cell>
              <table:table-cell office:value-type="float" office:value="49.5160746606">
                <text:p>49.5160746606</text:p>
              </table:table-cell>
              <table:table-cell office:value-type="float" office:value="9.30489">
                <text:p>9.30489</text:p>
              </table:table-cell>
              <table:table-cell office:value-type="float" office:value="46.255135">
                <text:p>46.2551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09584179896">
                <text:p>2.09584179896</text:p>
              </table:table-cell>
              <table:table-cell office:value-type="float" office:value="49.9176657921">
                <text:p>49.9176657921</text:p>
              </table:table-cell>
              <table:table-cell office:value-type="float" office:value="9.605347">
                <text:p>9.605347</text:p>
              </table:table-cell>
              <table:table-cell office:value-type="float" office:value="46.38546">
                <text:p>46.38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5287263181">
                <text:p>2.25287263181</text:p>
              </table:table-cell>
              <table:table-cell office:value-type="float" office:value="50.2984388392">
                <text:p>50.2984388392</text:p>
              </table:table-cell>
              <table:table-cell office:value-type="float" office:value="9.914577">
                <text:p>9.914577</text:p>
              </table:table-cell>
              <table:table-cell office:value-type="float" office:value="46.507942">
                <text:p>46.507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1986898573">
                <text:p>2.41986898573</text:p>
              </table:table-cell>
              <table:table-cell office:value-type="float" office:value="50.6828696684">
                <text:p>50.6828696684</text:p>
              </table:table-cell>
              <table:table-cell office:value-type="float" office:value="10.229008">
                <text:p>10.229008</text:p>
              </table:table-cell>
              <table:table-cell office:value-type="float" office:value="46.625671">
                <text:p>46.6256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58283595996">
                <text:p>2.58283595996</text:p>
              </table:table-cell>
              <table:table-cell office:value-type="float" office:value="51.0360479717">
                <text:p>51.0360479717</text:p>
              </table:table-cell>
              <table:table-cell office:value-type="float" office:value="10.543438">
                <text:p>10.543438</text:p>
              </table:table-cell>
              <table:table-cell office:value-type="float" office:value="46.743408">
                <text:p>46.7434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5716376089">
                <text:p>2.75716376089</text:p>
              </table:table-cell>
              <table:table-cell office:value-type="float" office:value="51.3924745727">
                <text:p>51.3924745727</text:p>
              </table:table-cell>
              <table:table-cell office:value-type="float" office:value="10.86491">
                <text:p>10.86491</text:p>
              </table:table-cell>
              <table:table-cell office:value-type="float" office:value="46.854591">
                <text:p>46.8545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349855806">
                <text:p>2.94349855806</text:p>
              </table:table-cell>
              <table:table-cell office:value-type="float" office:value="51.7510620304">
                <text:p>51.7510620304</text:p>
              </table:table-cell>
              <table:table-cell office:value-type="float" office:value="11.186382">
                <text:p>11.186382</text:p>
              </table:table-cell>
              <table:table-cell office:value-type="float" office:value="46.965775">
                <text:p>46.965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13086782933">
                <text:p>3.13086782933</text:p>
              </table:table-cell>
              <table:table-cell office:value-type="float" office:value="52.089793083">
                <text:p>52.089793083</text:p>
              </table:table-cell>
              <table:table-cell office:value-type="float" office:value="11.515366">
                <text:p>11.515366</text:p>
              </table:table-cell>
              <table:table-cell office:value-type="float" office:value="47.069832">
                <text:p>47.069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2122428883">
                <text:p>3.22122428883</text:p>
              </table:table-cell>
              <table:table-cell office:value-type="float" office:value="52.2453450471">
                <text:p>52.2453450471</text:p>
              </table:table-cell>
              <table:table-cell office:value-type="float" office:value="11.844349">
                <text:p>11.844349</text:p>
              </table:table-cell>
              <table:table-cell office:value-type="float" office:value="47.173889">
                <text:p>47.1738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42496025481">
                <text:p>3.42496025481</text:p>
              </table:table-cell>
              <table:table-cell office:value-type="float" office:value="52.5807870113">
                <text:p>52.5807870113</text:p>
              </table:table-cell>
              <table:table-cell office:value-type="float" office:value="12.180771">
                <text:p>12.180771</text:p>
              </table:table-cell>
              <table:table-cell office:value-type="float" office:value="47.270714">
                <text:p>47.270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2839605803">
                <text:p>3.62839605803</text:p>
              </table:table-cell>
              <table:table-cell office:value-type="float" office:value="52.8977767806">
                <text:p>52.8977767806</text:p>
              </table:table-cell>
              <table:table-cell office:value-type="float" office:value="12.517197">
                <text:p>12.517197</text:p>
              </table:table-cell>
              <table:table-cell office:value-type="float" office:value="47.367546">
                <text:p>47.367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8309771646">
                <text:p>3.8309771646</text:p>
              </table:table-cell>
              <table:table-cell office:value-type="float" office:value="53.1972071472">
                <text:p>53.1972071472</text:p>
              </table:table-cell>
              <table:table-cell office:value-type="float" office:value="12.86084">
                <text:p>12.86084</text:p>
              </table:table-cell>
              <table:table-cell office:value-type="float" office:value="47.457184">
                <text:p>47.457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5271328553">
                <text:p>4.05271328553</text:p>
              </table:table-cell>
              <table:table-cell office:value-type="float" office:value="53.5073837519">
                <text:p>53.5073837519</text:p>
              </table:table-cell>
              <table:table-cell office:value-type="float" office:value="13.209007">
                <text:p>13.209007</text:p>
              </table:table-cell>
              <table:table-cell office:value-type="float" office:value="47.542175">
                <text:p>47.5421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7420922015">
                <text:p>4.27420922015</text:p>
              </table:table-cell>
              <table:table-cell office:value-type="float" office:value="53.7995170889">
                <text:p>53.7995170889</text:p>
              </table:table-cell>
              <table:table-cell office:value-type="float" office:value="13.557178">
                <text:p>13.557178</text:p>
              </table:table-cell>
              <table:table-cell office:value-type="float" office:value="47.627167">
                <text:p>47.6271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5092778969">
                <text:p>4.5092778969</text:p>
              </table:table-cell>
              <table:table-cell office:value-type="float" office:value="54.0915757409">
                <text:p>54.0915757409</text:p>
              </table:table-cell>
              <table:table-cell office:value-type="float" office:value="13.911289">
                <text:p>13.911289</text:p>
              </table:table-cell>
              <table:table-cell office:value-type="float" office:value="47.705933">
                <text:p>47.7059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1864290899">
                <text:p>4.61864290899</text:p>
              </table:table-cell>
              <table:table-cell office:value-type="float" office:value="54.2211550797">
                <text:p>54.2211550797</text:p>
              </table:table-cell>
              <table:table-cell office:value-type="float" office:value="14.2654">
                <text:p>14.2654</text:p>
              </table:table-cell>
              <table:table-cell office:value-type="float" office:value="47.784691">
                <text:p>47.7846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86393212135">
                <text:p>4.86393212135</text:p>
              </table:table-cell>
              <table:table-cell office:value-type="float" office:value="54.4996357059">
                <text:p>54.4996357059</text:p>
              </table:table-cell>
              <table:table-cell office:value-type="float" office:value="14.625881">
                <text:p>14.625881</text:p>
              </table:table-cell>
              <table:table-cell office:value-type="float" office:value="47.85659">
                <text:p>47.856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0862111281">
                <text:p>5.10862111281</text:p>
              </table:table-cell>
              <table:table-cell office:value-type="float" office:value="54.7617234201">
                <text:p>54.7617234201</text:p>
              </table:table-cell>
              <table:table-cell office:value-type="float" office:value="14.986362">
                <text:p>14.986362</text:p>
              </table:table-cell>
              <table:table-cell office:value-type="float" office:value="47.928497">
                <text:p>47.928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35990283818">
                <text:p>5.35990283818</text:p>
              </table:table-cell>
              <table:table-cell office:value-type="float" office:value="55.0171288422">
                <text:p>55.0171288422</text:p>
              </table:table-cell>
              <table:table-cell office:value-type="float" office:value="15.353245">
                <text:p>15.353245</text:p>
              </table:table-cell>
              <table:table-cell office:value-type="float" office:value="47.993279">
                <text:p>47.9932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61779523301">
                <text:p>5.61779523301</text:p>
              </table:table-cell>
              <table:table-cell office:value-type="float" office:value="55.2666078045">
                <text:p>55.2666078045</text:p>
              </table:table-cell>
              <table:table-cell office:value-type="float" office:value="15.720131">
                <text:p>15.720131</text:p>
              </table:table-cell>
              <table:table-cell office:value-type="float" office:value="48.058067">
                <text:p>48.058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89104990498">
                <text:p>5.89104990498</text:p>
              </table:table-cell>
              <table:table-cell office:value-type="float" office:value="55.5180714518">
                <text:p>55.5180714518</text:p>
              </table:table-cell>
              <table:table-cell office:value-type="float" office:value="16.093307">
                <text:p>16.093307</text:p>
              </table:table-cell>
              <table:table-cell office:value-type="float" office:value="48.115601">
                <text:p>48.1156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17282455576">
                <text:p>6.17282455576</text:p>
              </table:table-cell>
              <table:table-cell office:value-type="float" office:value="55.7638305605">
                <text:p>55.7638305605</text:p>
              </table:table-cell>
              <table:table-cell office:value-type="float" office:value="16.466488">
                <text:p>16.466488</text:p>
              </table:table-cell>
              <table:table-cell office:value-type="float" office:value="48.173126">
                <text:p>48.173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45415820921">
                <text:p>6.45415820921</text:p>
              </table:table-cell>
              <table:table-cell office:value-type="float" office:value="55.9972108868">
                <text:p>55.9972108868</text:p>
              </table:table-cell>
              <table:table-cell office:value-type="float" office:value="16.845806">
                <text:p>16.845806</text:p>
              </table:table-cell>
              <table:table-cell office:value-type="float" office:value="48.223297">
                <text:p>48.2232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58870910815">
                <text:p>6.58870910815</text:p>
              </table:table-cell>
              <table:table-cell office:value-type="float" office:value="56.1048707264">
                <text:p>56.1048707264</text:p>
              </table:table-cell>
              <table:table-cell office:value-type="float" office:value="17.225128">
                <text:p>17.225128</text:p>
              </table:table-cell>
              <table:table-cell office:value-type="float" office:value="48.27346">
                <text:p>48.27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87202534259">
                <text:p>6.87202534259</text:p>
              </table:table-cell>
              <table:table-cell office:value-type="float" office:value="56.3239625842">
                <text:p>56.3239625842</text:p>
              </table:table-cell>
              <table:table-cell office:value-type="float" office:value="17.610432">
                <text:p>17.610432</text:p>
              </table:table-cell>
              <table:table-cell office:value-type="float" office:value="48.316124">
                <text:p>48.316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157818462">
                <text:p>7.18157818462</text:p>
              </table:table-cell>
              <table:table-cell office:value-type="float" office:value="56.5522987079">
                <text:p>56.5522987079</text:p>
              </table:table-cell>
              <table:table-cell office:value-type="float" office:value="17.999474">
                <text:p>17.999474</text:p>
              </table:table-cell>
              <table:table-cell office:value-type="float" office:value="48.353874">
                <text:p>48.3538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48951112596">
                <text:p>7.48951112596</text:p>
              </table:table-cell>
              <table:table-cell office:value-type="float" office:value="56.7688441241">
                <text:p>56.7688441241</text:p>
              </table:table-cell>
              <table:table-cell office:value-type="float" office:value="18.388515">
                <text:p>18.388515</text:p>
              </table:table-cell>
              <table:table-cell office:value-type="float" office:value="48.391624">
                <text:p>48.3916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80513568078">
                <text:p>7.80513568078</text:p>
              </table:table-cell>
              <table:table-cell office:value-type="float" office:value="56.9804914098">
                <text:p>56.9804914098</text:p>
              </table:table-cell>
              <table:table-cell office:value-type="float" office:value="18.782528">
                <text:p>18.782528</text:p>
              </table:table-cell>
              <table:table-cell office:value-type="float" office:value="48.4226">
                <text:p>48.4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12848044886">
                <text:p>8.12848044886</text:p>
              </table:table-cell>
              <table:table-cell office:value-type="float" office:value="57.1870664368">
                <text:p>57.1870664368</text:p>
              </table:table-cell>
              <table:table-cell office:value-type="float" office:value="19.17654">
                <text:p>19.17654</text:p>
              </table:table-cell>
              <table:table-cell office:value-type="float" office:value="48.453575">
                <text:p>48.453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46993915167">
                <text:p>8.46993915167</text:p>
              </table:table-cell>
              <table:table-cell office:value-type="float" office:value="57.3946761894">
                <text:p>57.3946761894</text:p>
              </table:table-cell>
              <table:table-cell office:value-type="float" office:value="19.575901">
                <text:p>19.575901</text:p>
              </table:table-cell>
              <table:table-cell office:value-type="float" office:value="48.476921">
                <text:p>48.4769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6385149017">
                <text:p>8.6385149017</text:p>
              </table:table-cell>
              <table:table-cell office:value-type="float" office:value="57.4940404842">
                <text:p>57.4940404842</text:p>
              </table:table-cell>
              <table:table-cell office:value-type="float" office:value="19.975262">
                <text:p>19.975262</text:p>
              </table:table-cell>
              <table:table-cell office:value-type="float" office:value="48.500259">
                <text:p>48.5002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96931179584">
                <text:p>8.96931179584</text:p>
              </table:table-cell>
              <table:table-cell office:value-type="float" office:value="57.6850602279">
                <text:p>57.6850602279</text:p>
              </table:table-cell>
              <table:table-cell office:value-type="float" office:value="20.379993">
                <text:p>20.379993</text:p>
              </table:table-cell>
              <table:table-cell office:value-type="float" office:value="48.515518">
                <text:p>48.5155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31701551644">
                <text:p>9.31701551644</text:p>
              </table:table-cell>
              <table:table-cell office:value-type="float" office:value="57.8790422594">
                <text:p>57.8790422594</text:p>
              </table:table-cell>
              <table:table-cell office:value-type="float" office:value="20.784729">
                <text:p>20.784729</text:p>
              </table:table-cell>
              <table:table-cell office:value-type="float" office:value="48.530777">
                <text:p>48.5307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67208949307">
                <text:p>9.67208949307</text:p>
              </table:table-cell>
              <table:table-cell office:value-type="float" office:value="58.0674101517">
                <text:p>58.0674101517</text:p>
              </table:table-cell>
              <table:table-cell office:value-type="float" office:value="21.194725">
                <text:p>21.194725</text:p>
              </table:table-cell>
              <table:table-cell office:value-type="float" office:value="48.537605">
                <text:p>48.5376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461598791">
                <text:p>10.0461598791</text:p>
              </table:table-cell>
              <table:table-cell office:value-type="float" office:value="58.2544962301">
                <text:p>58.2544962301</text:p>
              </table:table-cell>
              <table:table-cell office:value-type="float" office:value="21.604721">
                <text:p>21.604721</text:p>
              </table:table-cell>
              <table:table-cell office:value-type="float" office:value="48.544426">
                <text:p>48.544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4044053952">
                <text:p>10.4044053952</text:p>
              </table:table-cell>
              <table:table-cell office:value-type="float" office:value="58.4236048786">
                <text:p>58.4236048786</text:p>
              </table:table-cell>
              <table:table-cell office:value-type="float" office:value="22.019821">
                <text:p>22.019821</text:p>
              </table:table-cell>
              <table:table-cell office:value-type="float" office:value="48.542503">
                <text:p>48.5425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7922053942">
                <text:p>10.7922053942</text:p>
              </table:table-cell>
              <table:table-cell office:value-type="float" office:value="58.5957457321">
                <text:p>58.5957457321</text:p>
              </table:table-cell>
              <table:table-cell office:value-type="float" office:value="22.437977">
                <text:p>22.437977</text:p>
              </table:table-cell>
              <table:table-cell office:value-type="float" office:value="48.53492">
                <text:p>48.534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1746086406">
                <text:p>11.1746086406</text:p>
              </table:table-cell>
              <table:table-cell office:value-type="float" office:value="58.7550830644">
                <text:p>58.7550830644</text:p>
              </table:table-cell>
              <table:table-cell office:value-type="float" office:value="22.856136">
                <text:p>22.856136</text:p>
              </table:table-cell>
              <table:table-cell office:value-type="float" office:value="48.527336">
                <text:p>48.527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3681218445">
                <text:p>11.3681218445</text:p>
              </table:table-cell>
              <table:table-cell office:value-type="float" office:value="58.8312170589">
                <text:p>58.8312170589</text:p>
              </table:table-cell>
              <table:table-cell office:value-type="float" office:value="23.278431">
                <text:p>23.278431</text:p>
              </table:table-cell>
              <table:table-cell office:value-type="float" office:value="48.511658">
                <text:p>48.5116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7741393922">
                <text:p>11.7741393922</text:p>
              </table:table-cell>
              <table:table-cell office:value-type="float" office:value="58.9794429308">
                <text:p>58.9794429308</text:p>
              </table:table-cell>
              <table:table-cell office:value-type="float" office:value="23.700729">
                <text:p>23.700729</text:p>
              </table:table-cell>
              <table:table-cell office:value-type="float" office:value="48.495979">
                <text:p>48.4959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1753323291">
                <text:p>12.1753323291</text:p>
              </table:table-cell>
              <table:table-cell office:value-type="float" office:value="59.1130769519">
                <text:p>59.1130769519</text:p>
              </table:table-cell>
              <table:table-cell office:value-type="float" office:value="24.127438">
                <text:p>24.127438</text:p>
              </table:table-cell>
              <table:table-cell office:value-type="float" office:value="48.470993">
                <text:p>48.4709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5831199021">
                <text:p>12.5831199021</text:p>
              </table:table-cell>
              <table:table-cell office:value-type="float" office:value="59.2383303776">
                <text:p>59.2383303776</text:p>
              </table:table-cell>
              <table:table-cell office:value-type="float" office:value="24.55415">
                <text:p>24.55415</text:p>
              </table:table-cell>
              <table:table-cell office:value-type="float" office:value="48.446014">
                <text:p>48.4460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966717745">
                <text:p>12.9966717745</text:p>
              </table:table-cell>
              <table:table-cell office:value-type="float" office:value="59.357211416">
                <text:p>59.357211416</text:p>
              </table:table-cell>
              <table:table-cell office:value-type="float" office:value="24.985218">
                <text:p>24.985218</text:p>
              </table:table-cell>
              <table:table-cell office:value-type="float" office:value="48.411003">
                <text:p>48.411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4156942411">
                <text:p>13.4156942411</text:p>
              </table:table-cell>
              <table:table-cell office:value-type="float" office:value="59.4701927793">
                <text:p>59.4701927793</text:p>
              </table:table-cell>
              <table:table-cell office:value-type="float" office:value="25.418854">
                <text:p>25.418854</text:p>
              </table:table-cell>
              <table:table-cell office:value-type="float" office:value="48.3694">
                <text:p>48.3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538174703">
                <text:p>13.8538174703</text:p>
              </table:table-cell>
              <table:table-cell office:value-type="float" office:value="59.579615675">
                <text:p>59.579615675</text:p>
              </table:table-cell>
              <table:table-cell office:value-type="float" office:value="25.852489">
                <text:p>25.852489</text:p>
              </table:table-cell>
              <table:table-cell office:value-type="float" office:value="48.327797">
                <text:p>48.3277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0554747906">
                <text:p>14.0554747906</text:p>
              </table:table-cell>
              <table:table-cell office:value-type="float" office:value="59.6267956643">
                <text:p>59.6267956643</text:p>
              </table:table-cell>
              <table:table-cell office:value-type="float" office:value="26.289486">
                <text:p>26.289486</text:p>
              </table:table-cell>
              <table:table-cell office:value-type="float" office:value="48.276817">
                <text:p>48.2768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5045270008">
                <text:p>14.5045270008</text:p>
              </table:table-cell>
              <table:table-cell office:value-type="float" office:value="59.7262115289">
                <text:p>59.7262115289</text:p>
              </table:table-cell>
              <table:table-cell office:value-type="float" office:value="26.726486">
                <text:p>26.726486</text:p>
              </table:table-cell>
              <table:table-cell office:value-type="float" office:value="48.225838">
                <text:p>48.2258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9463981652">
                <text:p>14.9463981652</text:p>
              </table:table-cell>
              <table:table-cell office:value-type="float" office:value="59.8173621444">
                <text:p>59.8173621444</text:p>
              </table:table-cell>
              <table:table-cell office:value-type="float" office:value="27.167004">
                <text:p>27.167004</text:p>
              </table:table-cell>
              <table:table-cell office:value-type="float" office:value="48.163918">
                <text:p>48.1639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3943340806">
                <text:p>15.3943340806</text:p>
              </table:table-cell>
              <table:table-cell office:value-type="float" office:value="59.9077373185">
                <text:p>59.9077373185</text:p>
              </table:table-cell>
              <table:table-cell office:value-type="float" office:value="27.607525">
                <text:p>27.607525</text:p>
              </table:table-cell>
              <table:table-cell office:value-type="float" office:value="48.101997">
                <text:p>48.1019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8618689953">
                <text:p>15.8618689953</text:p>
              </table:table-cell>
              <table:table-cell office:value-type="float" office:value="59.996003852">
                <text:p>59.996003852</text:p>
              </table:table-cell>
              <table:table-cell office:value-type="float" office:value="28.051369">
                <text:p>28.051369</text:p>
              </table:table-cell>
              <table:table-cell office:value-type="float" office:value="48.028091">
                <text:p>48.0280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3209820811">
                <text:p>16.3209820811</text:p>
              </table:table-cell>
              <table:table-cell office:value-type="float" office:value="60.0734780835">
                <text:p>60.0734780835</text:p>
              </table:table-cell>
              <table:table-cell office:value-type="float" office:value="28.495541">
                <text:p>28.495541</text:p>
              </table:table-cell>
              <table:table-cell office:value-type="float" office:value="47.947006">
                <text:p>47.947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7853429077">
                <text:p>16.7853429077</text:p>
              </table:table-cell>
              <table:table-cell office:value-type="float" office:value="60.1427821521">
                <text:p>60.1427821521</text:p>
              </table:table-cell>
              <table:table-cell office:value-type="float" office:value="28.939709">
                <text:p>28.939709</text:p>
              </table:table-cell>
              <table:table-cell office:value-type="float" office:value="47.865921">
                <text:p>47.8659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0194501677">
                <text:p>17.0194501677</text:p>
              </table:table-cell>
              <table:table-cell office:value-type="float" office:value="60.1744284546">
                <text:p>60.1744284546</text:p>
              </table:table-cell>
              <table:table-cell office:value-type="float" office:value="29.377338">
                <text:p>29.377338</text:p>
              </table:table-cell>
              <table:table-cell office:value-type="float" office:value="47.775398">
                <text:p>47.7753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5060412155">
                <text:p>17.5060412155</text:p>
              </table:table-cell>
              <table:table-cell office:value-type="float" office:value="60.2330860307">
                <text:p>60.2330860307</text:p>
              </table:table-cell>
              <table:table-cell office:value-type="float" office:value="29.81496">
                <text:p>29.81496</text:p>
              </table:table-cell>
              <table:table-cell office:value-type="float" office:value="47.684875">
                <text:p>47.684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9677425443">
                <text:p>17.9677425443</text:p>
              </table:table-cell>
              <table:table-cell office:value-type="float" office:value="60.2805280983">
                <text:p>60.2805280983</text:p>
              </table:table-cell>
              <table:table-cell office:value-type="float" office:value="30.242832">
                <text:p>30.242832</text:p>
              </table:table-cell>
              <table:table-cell office:value-type="float" office:value="47.584274">
                <text:p>47.5842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464368533">
                <text:p>18.464368533</text:p>
              </table:table-cell>
              <table:table-cell office:value-type="float" office:value="60.3236646201">
                <text:p>60.3236646201</text:p>
              </table:table-cell>
              <table:table-cell office:value-type="float" office:value="30.66404">
                <text:p>30.66404</text:p>
              </table:table-cell>
              <table:table-cell office:value-type="float" office:value="47.477737">
                <text:p>47.4777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9511301199">
                <text:p>18.9511301199</text:p>
              </table:table-cell>
              <table:table-cell office:value-type="float" office:value="60.3588189907">
                <text:p>60.3588189907</text:p>
              </table:table-cell>
              <table:table-cell office:value-type="float" office:value="31.085243">
                <text:p>31.085243</text:p>
              </table:table-cell>
              <table:table-cell office:value-type="float" office:value="47.371201">
                <text:p>47.3712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4291645">
                <text:p>19.44291645</text:p>
              </table:table-cell>
              <table:table-cell office:value-type="float" office:value="60.3875147151">
                <text:p>60.3875147151</text:p>
              </table:table-cell>
              <table:table-cell office:value-type="float" office:value="31.496754">
                <text:p>31.496754</text:p>
              </table:table-cell>
              <table:table-cell office:value-type="float" office:value="47.256378">
                <text:p>47.256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9552677283">
                <text:p>19.9552677283</text:p>
              </table:table-cell>
              <table:table-cell office:value-type="float" office:value="60.4101903032">
                <text:p>60.4101903032</text:p>
              </table:table-cell>
              <table:table-cell office:value-type="float" office:value="31.90826">
                <text:p>31.90826</text:p>
              </table:table-cell>
              <table:table-cell office:value-type="float" office:value="47.141556">
                <text:p>47.1415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4568842754">
                <text:p>20.4568842754</text:p>
              </table:table-cell>
              <table:table-cell office:value-type="float" office:value="60.4251841679">
                <text:p>60.4251841679</text:p>
              </table:table-cell>
              <table:table-cell office:value-type="float" office:value="32.30867">
                <text:p>32.30867</text:p>
              </table:table-cell>
              <table:table-cell office:value-type="float" office:value="47.017807">
                <text:p>47.017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7093739109">
                <text:p>20.7093739109</text:p>
              </table:table-cell>
              <table:table-cell office:value-type="float" office:value="60.430086635">
                <text:p>60.430086635</text:p>
              </table:table-cell>
              <table:table-cell office:value-type="float" office:value="32.70908">
                <text:p>32.70908</text:p>
              </table:table-cell>
              <table:table-cell office:value-type="float" office:value="46.894058">
                <text:p>46.8940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2176395103">
                <text:p>21.2176395103</text:p>
              </table:table-cell>
              <table:table-cell office:value-type="float" office:value="60.4347702591">
                <text:p>60.4347702591</text:p>
              </table:table-cell>
              <table:table-cell office:value-type="float" office:value="33.097862">
                <text:p>33.097862</text:p>
              </table:table-cell>
              <table:table-cell office:value-type="float" office:value="46.761497">
                <text:p>46.761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7301413685">
                <text:p>21.7301413685</text:p>
              </table:table-cell>
              <table:table-cell office:value-type="float" office:value="60.4327394127">
                <text:p>60.4327394127</text:p>
              </table:table-cell>
              <table:table-cell office:value-type="float" office:value="33.479191">
                <text:p>33.479191</text:p>
              </table:table-cell>
              <table:table-cell office:value-type="float" office:value="46.623589">
                <text:p>46.6235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.2468362604">
                <text:p>22.2468362604</text:p>
              </table:table-cell>
              <table:table-cell office:value-type="float" office:value="60.4240818159">
                <text:p>60.4240818159</text:p>
              </table:table-cell>
              <table:table-cell office:value-type="float" office:value="33.860516">
                <text:p>33.860516</text:p>
              </table:table-cell>
              <table:table-cell office:value-type="float" office:value="46.485687">
                <text:p>46.4856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7511907021">
                <text:p>22.7511907021</text:p>
              </table:table-cell>
              <table:table-cell office:value-type="float" office:value="60.4093522389">
                <text:p>60.4093522389</text:p>
              </table:table-cell>
              <table:table-cell office:value-type="float" office:value="34.231457">
                <text:p>34.231457</text:p>
              </table:table-cell>
              <table:table-cell office:value-type="float" office:value="46.340561">
                <text:p>46.3405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2920799338">
                <text:p>23.2920799338</text:p>
              </table:table-cell>
              <table:table-cell office:value-type="float" office:value="60.3867479511">
                <text:p>60.3867479511</text:p>
              </table:table-cell>
              <table:table-cell office:value-type="float" office:value="34.602398">
                <text:p>34.602398</text:p>
              </table:table-cell>
              <table:table-cell office:value-type="float" office:value="46.195435">
                <text:p>46.1954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8038214925">
                <text:p>23.8038214925</text:p>
              </table:table-cell>
              <table:table-cell office:value-type="float" office:value="60.3589744542">
                <text:p>60.3589744542</text:p>
              </table:table-cell>
              <table:table-cell office:value-type="float" office:value="34.96175">
                <text:p>34.96175</text:p>
              </table:table-cell>
              <table:table-cell office:value-type="float" office:value="46.042648">
                <text:p>46.0426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0693119808">
                <text:p>24.0693119808</text:p>
              </table:table-cell>
              <table:table-cell office:value-type="float" office:value="60.3421633679">
                <text:p>60.3421633679</text:p>
              </table:table-cell>
              <table:table-cell office:value-type="float" office:value="35.321098">
                <text:p>35.321098</text:p>
              </table:table-cell>
              <table:table-cell office:value-type="float" office:value="45.889862">
                <text:p>45.8898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6197571324">
                <text:p>24.6197571324</text:p>
              </table:table-cell>
              <table:table-cell office:value-type="float" office:value="60.3021419035">
                <text:p>60.3021419035</text:p>
              </table:table-cell>
              <table:table-cell office:value-type="float" office:value="35.668716">
                <text:p>35.668716</text:p>
              </table:table-cell>
              <table:table-cell office:value-type="float" office:value="45.729393">
                <text:p>45.7293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1571171168">
                <text:p>25.1571171168</text:p>
              </table:table-cell>
              <table:table-cell office:value-type="float" office:value="60.2565128811">
                <text:p>60.2565128811</text:p>
              </table:table-cell>
              <table:table-cell office:value-type="float" office:value="36.016335">
                <text:p>36.016335</text:p>
              </table:table-cell>
              <table:table-cell office:value-type="float" office:value="45.568932">
                <text:p>45.5689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6979214235">
                <text:p>25.6979214235</text:p>
              </table:table-cell>
              <table:table-cell office:value-type="float" office:value="60.2041976434">
                <text:p>60.2041976434</text:p>
              </table:table-cell>
              <table:table-cell office:value-type="float" office:value="36.351944">
                <text:p>36.351944</text:p>
              </table:table-cell>
              <table:table-cell office:value-type="float" office:value="45.401108">
                <text:p>45.401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420809541">
                <text:p>26.2420809541</text:p>
              </table:table-cell>
              <table:table-cell office:value-type="float" office:value="60.1451473264">
                <text:p>60.1451473264</text:p>
              </table:table-cell>
              <table:table-cell office:value-type="float" office:value="36.68755">
                <text:p>36.68755</text:p>
              </table:table-cell>
              <table:table-cell office:value-type="float" office:value="45.233284">
                <text:p>45.2332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7894895609">
                <text:p>26.7894895609</text:p>
              </table:table-cell>
              <table:table-cell office:value-type="float" office:value="60.0794093415">
                <text:p>60.0794093415</text:p>
              </table:table-cell>
              <table:table-cell office:value-type="float" office:value="37.011417">
                <text:p>37.011417</text:p>
              </table:table-cell>
              <table:table-cell office:value-type="float" office:value="45.058243">
                <text:p>45.0582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400741554">
                <text:p>27.3400741554</text:p>
              </table:table-cell>
              <table:table-cell office:value-type="float" office:value="60.0070482487">
                <text:p>60.0070482487</text:p>
              </table:table-cell>
              <table:table-cell office:value-type="float" office:value="37.335285">
                <text:p>37.335285</text:p>
              </table:table-cell>
              <table:table-cell office:value-type="float" office:value="44.883202">
                <text:p>44.8832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8936988286">
                <text:p>27.8936988286</text:p>
              </table:table-cell>
              <table:table-cell office:value-type="float" office:value="59.9280354103">
                <text:p>59.9280354103</text:p>
              </table:table-cell>
              <table:table-cell office:value-type="float" office:value="37.647415">
                <text:p>37.647415</text:p>
              </table:table-cell>
              <table:table-cell office:value-type="float" office:value="44.701187">
                <text:p>44.70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1716135192">
                <text:p>28.1716135192</text:p>
              </table:table-cell>
              <table:table-cell office:value-type="float" office:value="59.8860395988">
                <text:p>59.8860395988</text:p>
              </table:table-cell>
              <table:table-cell office:value-type="float" office:value="37.959545">
                <text:p>37.959545</text:p>
              </table:table-cell>
              <table:table-cell office:value-type="float" office:value="44.51918">
                <text:p>44.519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7470735772">
                <text:p>28.7470735772</text:p>
              </table:table-cell>
              <table:table-cell office:value-type="float" office:value="59.7940717459">
                <text:p>59.7940717459</text:p>
              </table:table-cell>
              <table:table-cell office:value-type="float" office:value="38.259987">
                <text:p>38.259987</text:p>
              </table:table-cell>
              <table:table-cell office:value-type="float" office:value="44.330421">
                <text:p>44.330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3078540969">
                <text:p>29.3078540969</text:p>
              </table:table-cell>
              <table:table-cell office:value-type="float" office:value="59.6979665379">
                <text:p>59.6979665379</text:p>
              </table:table-cell>
              <table:table-cell office:value-type="float" office:value="38.560425">
                <text:p>38.560425</text:p>
              </table:table-cell>
              <table:table-cell office:value-type="float" office:value="44.141663">
                <text:p>44.1416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888769814">
                <text:p>29.888769814</text:p>
              </table:table-cell>
              <table:table-cell office:value-type="float" office:value="59.5917048493">
                <text:p>59.5917048493</text:p>
              </table:table-cell>
              <table:table-cell office:value-type="float" office:value="38.849468">
                <text:p>38.849468</text:p>
              </table:table-cell>
              <table:table-cell office:value-type="float" office:value="43.946205">
                <text:p>43.9462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4544435978">
                <text:p>30.4544435978</text:p>
              </table:table-cell>
              <table:table-cell office:value-type="float" office:value="59.4816658907">
                <text:p>59.4816658907</text:p>
              </table:table-cell>
              <table:table-cell office:value-type="float" office:value="39.138508">
                <text:p>39.138508</text:p>
              </table:table-cell>
              <table:table-cell office:value-type="float" office:value="43.750748">
                <text:p>43.7507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.022296639">
                <text:p>31.022296639</text:p>
              </table:table-cell>
              <table:table-cell office:value-type="float" office:value="59.3645853085">
                <text:p>59.3645853085</text:p>
              </table:table-cell>
              <table:table-cell office:value-type="float" office:value="39.416035">
                <text:p>39.416035</text:p>
              </table:table-cell>
              <table:table-cell office:value-type="float" office:value="43.548866">
                <text:p>43.5488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5921673033">
                <text:p>31.5921673033</text:p>
              </table:table-cell>
              <table:table-cell office:value-type="float" office:value="59.240415319">
                <text:p>59.240415319</text:p>
              </table:table-cell>
              <table:table-cell office:value-type="float" office:value="39.693554">
                <text:p>39.693554</text:p>
              </table:table-cell>
              <table:table-cell office:value-type="float" office:value="43.346992">
                <text:p>43.3469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1817426922">
                <text:p>32.1817426922</text:p>
              </table:table-cell>
              <table:table-cell office:value-type="float" office:value="59.1045774878">
                <text:p>59.1045774878</text:p>
              </table:table-cell>
              <table:table-cell office:value-type="float" office:value="39.959942">
                <text:p>39.959942</text:p>
              </table:table-cell>
              <table:table-cell office:value-type="float" office:value="43.138611">
                <text:p>43.1386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4503201641">
                <text:p>32.4503201641</text:p>
              </table:table-cell>
              <table:table-cell office:value-type="float" office:value="59.0402544575">
                <text:p>59.0402544575</text:p>
              </table:table-cell>
              <table:table-cell office:value-type="float" office:value="40.22633">
                <text:p>40.22633</text:p>
              </table:table-cell>
              <table:table-cell office:value-type="float" office:value="42.930229">
                <text:p>42.9302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0422970842">
                <text:p>33.0422970842</text:p>
              </table:table-cell>
              <table:table-cell office:value-type="float" office:value="58.8926663664">
                <text:p>58.8926663664</text:p>
              </table:table-cell>
              <table:table-cell office:value-type="float" office:value="40.48167">
                <text:p>40.48167</text:p>
              </table:table-cell>
              <table:table-cell office:value-type="float" office:value="42.715408">
                <text:p>42.7154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6173729715">
                <text:p>33.6173729715</text:p>
              </table:table-cell>
              <table:table-cell office:value-type="float" office:value="58.7418429524">
                <text:p>58.7418429524</text:p>
              </table:table-cell>
              <table:table-cell office:value-type="float" office:value="40.737011">
                <text:p>40.737011</text:p>
              </table:table-cell>
              <table:table-cell office:value-type="float" office:value="42.500595">
                <text:p>42.5005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1928965534">
                <text:p>34.1928965534</text:p>
              </table:table-cell>
              <table:table-cell office:value-type="float" office:value="58.5838389263">
                <text:p>58.5838389263</text:p>
              </table:table-cell>
              <table:table-cell office:value-type="float" office:value="40.983669">
                <text:p>40.983669</text:p>
              </table:table-cell>
              <table:table-cell office:value-type="float" office:value="42.277336">
                <text:p>42.2773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7669882826">
                <text:p>34.7669882826</text:p>
              </table:table-cell>
              <table:table-cell office:value-type="float" office:value="58.4177942319">
                <text:p>58.4177942319</text:p>
              </table:table-cell>
              <table:table-cell office:value-type="float" office:value="41.230328">
                <text:p>41.230328</text:p>
              </table:table-cell>
              <table:table-cell office:value-type="float" office:value="42.054085">
                <text:p>42.0540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3737736223">
                <text:p>35.3737736223</text:p>
              </table:table-cell>
              <table:table-cell office:value-type="float" office:value="58.2337151742">
                <text:p>58.2337151742</text:p>
              </table:table-cell>
              <table:table-cell office:value-type="float" office:value="41.469212">
                <text:p>41.469212</text:p>
              </table:table-cell>
              <table:table-cell office:value-type="float" office:value="41.821198">
                <text:p>41.8211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9246451539">
                <text:p>35.9246451539</text:p>
              </table:table-cell>
              <table:table-cell office:value-type="float" office:value="58.05997045">
                <text:p>58.05997045</text:p>
              </table:table-cell>
              <table:table-cell office:value-type="float" office:value="41.708096">
                <text:p>41.708096</text:p>
              </table:table-cell>
              <table:table-cell office:value-type="float" office:value="41.588318">
                <text:p>41.5883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1896784287">
                <text:p>36.1896784287</text:p>
              </table:table-cell>
              <table:table-cell office:value-type="float" office:value="57.9740967533">
                <text:p>57.9740967533</text:p>
              </table:table-cell>
              <table:table-cell office:value-type="float" office:value="41.940014">
                <text:p>41.940014</text:p>
              </table:table-cell>
              <table:table-cell office:value-type="float" office:value="41.344688">
                <text:p>41.344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.8216565545">
                <text:p>36.8216565545</text:p>
              </table:table-cell>
              <table:table-cell office:value-type="float" office:value="57.7617558588">
                <text:p>57.7617558588</text:p>
              </table:table-cell>
              <table:table-cell office:value-type="float" office:value="42.17194">
                <text:p>42.17194</text:p>
              </table:table-cell>
              <table:table-cell office:value-type="float" office:value="41.101067">
                <text:p>41.1010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3073602854">
                <text:p>37.3073602854</text:p>
              </table:table-cell>
              <table:table-cell office:value-type="float" office:value="57.5897324511">
                <text:p>57.5897324511</text:p>
              </table:table-cell>
              <table:table-cell office:value-type="float" office:value="42.403858">
                <text:p>42.403858</text:p>
              </table:table-cell>
              <table:table-cell office:value-type="float" office:value="40.857445">
                <text:p>40.857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8730257784">
                <text:p>37.8730257784</text:p>
              </table:table-cell>
              <table:table-cell office:value-type="float" office:value="57.3818456214">
                <text:p>57.3818456214</text:p>
              </table:table-cell>
              <table:table-cell office:value-type="float" office:value="42.625721">
                <text:p>42.625721</text:p>
              </table:table-cell>
              <table:table-cell office:value-type="float" office:value="40.59758">
                <text:p>40.597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4144431905">
                <text:p>38.4144431905</text:p>
              </table:table-cell>
              <table:table-cell office:value-type="float" office:value="57.1751456927">
                <text:p>57.1751456927</text:p>
              </table:table-cell>
              <table:table-cell office:value-type="float" office:value="42.847584">
                <text:p>42.847584</text:p>
              </table:table-cell>
              <table:table-cell office:value-type="float" office:value="40.337723">
                <text:p>40.337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.9490529444">
                <text:p>38.9490529444</text:p>
              </table:table-cell>
              <table:table-cell office:value-type="float" office:value="56.9625135047">
                <text:p>56.9625135047</text:p>
              </table:table-cell>
              <table:table-cell office:value-type="float" office:value="43.062214">
                <text:p>43.062214</text:p>
              </table:table-cell>
              <table:table-cell office:value-type="float" office:value="40.066551">
                <text:p>40.0665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4764181415">
                <text:p>39.4764181415</text:p>
              </table:table-cell>
              <table:table-cell office:value-type="float" office:value="56.7441724666">
                <text:p>56.7441724666</text:p>
              </table:table-cell>
              <table:table-cell office:value-type="float" office:value="43.276852">
                <text:p>43.276852</text:p>
              </table:table-cell>
              <table:table-cell office:value-type="float" office:value="39.795387">
                <text:p>39.7953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9961705808">
                <text:p>39.9961705808</text:p>
              </table:table-cell>
              <table:table-cell office:value-type="float" office:value="56.5205120111">
                <text:p>56.5205120111</text:p>
              </table:table-cell>
              <table:table-cell office:value-type="float" office:value="43.484074">
                <text:p>43.484074</text:p>
              </table:table-cell>
              <table:table-cell office:value-type="float" office:value="39.513168">
                <text:p>39.513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2371310729">
                <text:p>40.2371310729</text:p>
              </table:table-cell>
              <table:table-cell office:value-type="float" office:value="56.4137203712">
                <text:p>56.4137203712</text:p>
              </table:table-cell>
              <table:table-cell office:value-type="float" office:value="43.691296">
                <text:p>43.691296</text:p>
              </table:table-cell>
              <table:table-cell office:value-type="float" office:value="39.230949">
                <text:p>39.2309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7455329702">
                <text:p>40.7455329702</text:p>
              </table:table-cell>
              <table:table-cell office:value-type="float" office:value="56.1818345958">
                <text:p>56.1818345958</text:p>
              </table:table-cell>
              <table:table-cell office:value-type="float" office:value="43.890842">
                <text:p>43.890842</text:p>
              </table:table-cell>
              <table:table-cell office:value-type="float" office:value="38.937782">
                <text:p>38.9377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2305052981">
                <text:p>41.2305052981</text:p>
              </table:table-cell>
              <table:table-cell office:value-type="float" office:value="55.9520880454">
                <text:p>55.9520880454</text:p>
              </table:table-cell>
              <table:table-cell office:value-type="float" office:value="44.090397">
                <text:p>44.090397</text:p>
              </table:table-cell>
              <table:table-cell office:value-type="float" office:value="38.644615">
                <text:p>38.644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738395146">
                <text:p>41.738395146</text:p>
              </table:table-cell>
              <table:table-cell office:value-type="float" office:value="55.7021960904">
                <text:p>55.7021960904</text:p>
              </table:table-cell>
              <table:table-cell office:value-type="float" office:value="44.281994">
                <text:p>44.281994</text:p>
              </table:table-cell>
              <table:table-cell office:value-type="float" office:value="38.340622">
                <text:p>38.3406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.2225734455">
                <text:p>42.2225734455</text:p>
              </table:table-cell>
              <table:table-cell office:value-type="float" office:value="55.4550090734">
                <text:p>55.4550090734</text:p>
              </table:table-cell>
              <table:table-cell office:value-type="float" office:value="44.473591">
                <text:p>44.473591</text:p>
              </table:table-cell>
              <table:table-cell office:value-type="float" office:value="38.036629">
                <text:p>38.0366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7129057739">
                <text:p>42.7129057739</text:p>
              </table:table-cell>
              <table:table-cell office:value-type="float" office:value="55.1953494112">
                <text:p>55.1953494112</text:p>
              </table:table-cell>
              <table:table-cell office:value-type="float" office:value="44.656902">
                <text:p>44.656902</text:p>
              </table:table-cell>
              <table:table-cell office:value-type="float" office:value="37.722038">
                <text:p>37.722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.1795579727">
                <text:p>43.1795579727</text:p>
              </table:table-cell>
              <table:table-cell office:value-type="float" office:value="54.9385234885">
                <text:p>54.9385234885</text:p>
              </table:table-cell>
              <table:table-cell office:value-type="float" office:value="44.840214">
                <text:p>44.840214</text:p>
              </table:table-cell>
              <table:table-cell office:value-type="float" office:value="37.407448">
                <text:p>37.4074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.6376336141">
                <text:p>43.6376336141</text:p>
              </table:table-cell>
              <table:table-cell office:value-type="float" office:value="54.6773399788">
                <text:p>54.6773399788</text:p>
              </table:table-cell>
              <table:table-cell office:value-type="float" office:value="45.014896">
                <text:p>45.014896</text:p>
              </table:table-cell>
              <table:table-cell office:value-type="float" office:value="37.082512">
                <text:p>37.082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.8632216392">
                <text:p>43.8632216392</text:p>
              </table:table-cell>
              <table:table-cell office:value-type="float" office:value="54.5451144385">
                <text:p>54.5451144385</text:p>
              </table:table-cell>
              <table:table-cell office:value-type="float" office:value="45.189579">
                <text:p>45.189579</text:p>
              </table:table-cell>
              <table:table-cell office:value-type="float" office:value="36.757576">
                <text:p>36.757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.3079837022">
                <text:p>44.3079837022</text:p>
              </table:table-cell>
              <table:table-cell office:value-type="float" office:value="54.2772912626">
                <text:p>54.2772912626</text:p>
              </table:table-cell>
              <table:table-cell office:value-type="float" office:value="45.355312">
                <text:p>45.355312</text:p>
              </table:table-cell>
              <table:table-cell office:value-type="float" office:value="36.422531">
                <text:p>36.4225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.7440178933">
                <text:p>44.7440178933</text:p>
              </table:table-cell>
              <table:table-cell office:value-type="float" office:value="54.0051348096">
                <text:p>54.0051348096</text:p>
              </table:table-cell>
              <table:table-cell office:value-type="float" office:value="45.521053">
                <text:p>45.521053</text:p>
              </table:table-cell>
              <table:table-cell office:value-type="float" office:value="36.087494">
                <text:p>36.0874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.1711577727">
                <text:p>45.1711577727</text:p>
              </table:table-cell>
              <table:table-cell office:value-type="float" office:value="53.7290392882">
                <text:p>53.7290392882</text:p>
              </table:table-cell>
              <table:table-cell office:value-type="float" office:value="45.677486">
                <text:p>45.677486</text:p>
              </table:table-cell>
              <table:table-cell office:value-type="float" office:value="35.742676">
                <text:p>35.7426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.5895130387">
                <text:p>45.5895130387</text:p>
              </table:table-cell>
              <table:table-cell office:value-type="float" office:value="53.4489559705">
                <text:p>53.4489559705</text:p>
              </table:table-cell>
              <table:table-cell office:value-type="float" office:value="45.83392">
                <text:p>45.83392</text:p>
              </table:table-cell>
              <table:table-cell office:value-type="float" office:value="35.397858">
                <text:p>35.3978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.9991659467">
                <text:p>45.9991659467</text:p>
              </table:table-cell>
              <table:table-cell office:value-type="float" office:value="53.165007688">
                <text:p>53.165007688</text:p>
              </table:table-cell>
              <table:table-cell office:value-type="float" office:value="45.980701">
                <text:p>45.980701</text:p>
              </table:table-cell>
              <table:table-cell office:value-type="float" office:value="35.043655">
                <text:p>35.0436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.4004483593">
                <text:p>46.4004483593</text:p>
              </table:table-cell>
              <table:table-cell office:value-type="float" office:value="52.8776906157">
                <text:p>52.8776906157</text:p>
              </table:table-cell>
              <table:table-cell office:value-type="float" office:value="46.121044">
                <text:p>46.121044</text:p>
              </table:table-cell>
              <table:table-cell office:value-type="float" office:value="34.683723">
                <text:p>34.6837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7927670459">
                <text:p>46.7927670459</text:p>
              </table:table-cell>
              <table:table-cell office:value-type="float" office:value="52.5863868277">
                <text:p>52.5863868277</text:p>
              </table:table-cell>
              <table:table-cell office:value-type="float" office:value="46.261387">
                <text:p>46.261387</text:p>
              </table:table-cell>
              <table:table-cell office:value-type="float" office:value="34.323784">
                <text:p>34.3237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.9862170413">
                <text:p>46.9862170413</text:p>
              </table:table-cell>
              <table:table-cell office:value-type="float" office:value="52.4399581667">
                <text:p>52.4399581667</text:p>
              </table:table-cell>
              <table:table-cell office:value-type="float" office:value="46.392742">
                <text:p>46.392742</text:p>
              </table:table-cell>
              <table:table-cell office:value-type="float" office:value="33.956299">
                <text:p>33.9562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.3661025483">
                <text:p>47.3661025483</text:p>
              </table:table-cell>
              <table:table-cell office:value-type="float" office:value="52.1436864947">
                <text:p>52.1436864947</text:p>
              </table:table-cell>
              <table:table-cell office:value-type="float" office:value="46.524097">
                <text:p>46.524097</text:p>
              </table:table-cell>
              <table:table-cell office:value-type="float" office:value="33.588821">
                <text:p>33.5888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.7604933879">
                <text:p>47.7604933879</text:p>
              </table:table-cell>
              <table:table-cell office:value-type="float" office:value="51.8249942239">
                <text:p>51.8249942239</text:p>
              </table:table-cell>
              <table:table-cell office:value-type="float" office:value="46.645344">
                <text:p>46.645344</text:p>
              </table:table-cell>
              <table:table-cell office:value-type="float" office:value="33.213501">
                <text:p>33.213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.1008275902">
                <text:p>48.1008275902</text:p>
              </table:table-cell>
              <table:table-cell office:value-type="float" office:value="51.540662178">
                <text:p>51.540662178</text:p>
              </table:table-cell>
              <table:table-cell office:value-type="float" office:value="46.766582">
                <text:p>46.766582</text:p>
              </table:table-cell>
              <table:table-cell office:value-type="float" office:value="32.838181">
                <text:p>32.8381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.4561079426">
                <text:p>48.4561079426</text:p>
              </table:table-cell>
              <table:table-cell office:value-type="float" office:value="51.2345707986">
                <text:p>51.2345707986</text:p>
              </table:table-cell>
              <table:table-cell office:value-type="float" office:value="46.877125">
                <text:p>46.877125</text:p>
              </table:table-cell>
              <table:table-cell office:value-type="float" office:value="32.45536">
                <text:p>32.455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.8034103354">
                <text:p>48.8034103354</text:p>
              </table:table-cell>
              <table:table-cell office:value-type="float" office:value="50.9252726974">
                <text:p>50.9252726974</text:p>
              </table:table-cell>
              <table:table-cell office:value-type="float" office:value="46.987667">
                <text:p>46.987667</text:p>
              </table:table-cell>
              <table:table-cell office:value-type="float" office:value="32.072548">
                <text:p>32.0725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.1532659875">
                <text:p>49.1532659875</text:p>
              </table:table-cell>
              <table:table-cell office:value-type="float" office:value="50.6035161433">
                <text:p>50.6035161433</text:p>
              </table:table-cell>
              <table:table-cell office:value-type="float" office:value="47.087116">
                <text:p>47.087116</text:p>
              </table:table-cell>
              <table:table-cell office:value-type="float" office:value="31.682756">
                <text:p>31.6827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.3096579454">
                <text:p>49.3096579454</text:p>
              </table:table-cell>
              <table:table-cell office:value-type="float" office:value="50.4562222873">
                <text:p>50.4562222873</text:p>
              </table:table-cell>
              <table:table-cell office:value-type="float" office:value="47.186558">
                <text:p>47.186558</text:p>
              </table:table-cell>
              <table:table-cell office:value-type="float" office:value="31.292967">
                <text:p>31.2929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.6473308865">
                <text:p>49.6473308865</text:p>
              </table:table-cell>
              <table:table-cell office:value-type="float" office:value="50.1295691423">
                <text:p>50.1295691423</text:p>
              </table:table-cell>
              <table:table-cell office:value-type="float" office:value="47.27457">
                <text:p>47.27457</text:p>
              </table:table-cell>
              <table:table-cell office:value-type="float" office:value="30.896955">
                <text:p>30.8969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9.9669201693">
                <text:p>49.9669201693</text:p>
              </table:table-cell>
              <table:table-cell office:value-type="float" office:value="49.8097872965">
                <text:p>49.8097872965</text:p>
              </table:table-cell>
              <table:table-cell office:value-type="float" office:value="47.362583">
                <text:p>47.362583</text:p>
              </table:table-cell>
              <table:table-cell office:value-type="float" office:value="30.500952">
                <text:p>30.5009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.2792590587">
                <text:p>50.2792590587</text:p>
              </table:table-cell>
              <table:table-cell office:value-type="float" office:value="49.4866530704">
                <text:p>49.4866530704</text:p>
              </table:table-cell>
              <table:table-cell office:value-type="float" office:value="47.438892">
                <text:p>47.438892</text:p>
              </table:table-cell>
              <table:table-cell office:value-type="float" office:value="30.099432">
                <text:p>30.0994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.5947256698">
                <text:p>50.5947256698</text:p>
              </table:table-cell>
              <table:table-cell office:value-type="float" office:value="49.1486891898">
                <text:p>49.1486891898</text:p>
              </table:table-cell>
              <table:table-cell office:value-type="float" office:value="47.507717">
                <text:p>47.507717</text:p>
              </table:table-cell>
              <table:table-cell office:value-type="float" office:value="29.694857">
                <text:p>29.6948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.9033612146">
                <text:p>50.9033612146</text:p>
              </table:table-cell>
              <table:table-cell office:value-type="float" office:value="48.8054465777">
                <text:p>48.8054465777</text:p>
              </table:table-cell>
              <table:table-cell office:value-type="float" office:value="47.576534">
                <text:p>47.576534</text:p>
              </table:table-cell>
              <table:table-cell office:value-type="float" office:value="29.290285">
                <text:p>29.2902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1.2070464955">
                <text:p>51.2070464955</text:p>
              </table:table-cell>
              <table:table-cell office:value-type="float" office:value="48.4578029934">
                <text:p>48.4578029934</text:p>
              </table:table-cell>
              <table:table-cell office:value-type="float" office:value="47.634846">
                <text:p>47.634846</text:p>
              </table:table-cell>
              <table:table-cell office:value-type="float" office:value="28.882105">
                <text:p>28.8821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.3341532977">
                <text:p>51.3341532977</text:p>
              </table:table-cell>
              <table:table-cell office:value-type="float" office:value="48.3085800122">
                <text:p>48.3085800122</text:p>
              </table:table-cell>
              <table:table-cell office:value-type="float" office:value="47.693157">
                <text:p>47.693157</text:p>
              </table:table-cell>
              <table:table-cell office:value-type="float" office:value="28.473925">
                <text:p>28.473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.6384897001">
                <text:p>51.6384897001</text:p>
              </table:table-cell>
              <table:table-cell office:value-type="float" office:value="47.9419014617">
                <text:p>47.9419014617</text:p>
              </table:table-cell>
              <table:table-cell office:value-type="float" office:value="47.739727">
                <text:p>47.739727</text:p>
              </table:table-cell>
              <table:table-cell office:value-type="float" office:value="28.062471">
                <text:p>28.0624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.9209523664">
                <text:p>51.9209523664</text:p>
              </table:table-cell>
              <table:table-cell office:value-type="float" office:value="47.5909167446">
                <text:p>47.5909167446</text:p>
              </table:table-cell>
              <table:table-cell office:value-type="float" office:value="47.786297">
                <text:p>47.786297</text:p>
              </table:table-cell>
              <table:table-cell office:value-type="float" office:value="27.651022">
                <text:p>27.6510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.1906600295">
                <text:p>52.1906600295</text:p>
              </table:table-cell>
              <table:table-cell office:value-type="float" office:value="47.2451705583">
                <text:p>47.2451705583</text:p>
              </table:table-cell>
              <table:table-cell office:value-type="float" office:value="47.820644">
                <text:p>47.820644</text:p>
              </table:table-cell>
              <table:table-cell office:value-type="float" office:value="27.236959">
                <text:p>27.2369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.4648960272">
                <text:p>52.4648960272</text:p>
              </table:table-cell>
              <table:table-cell office:value-type="float" office:value="46.8820947345">
                <text:p>46.8820947345</text:p>
              </table:table-cell>
              <table:table-cell office:value-type="float" office:value="47.854992">
                <text:p>47.854992</text:p>
              </table:table-cell>
              <table:table-cell office:value-type="float" office:value="26.822901">
                <text:p>26.8229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7352951356">
                <text:p>52.7352951356</text:p>
              </table:table-cell>
              <table:table-cell office:value-type="float" office:value="46.5132315246">
                <text:p>46.5132315246</text:p>
              </table:table-cell>
              <table:table-cell office:value-type="float" office:value="47.876919">
                <text:p>47.876919</text:p>
              </table:table-cell>
              <table:table-cell office:value-type="float" office:value="26.407091">
                <text:p>26.4070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.0021683732">
                <text:p>53.0021683732</text:p>
              </table:table-cell>
              <table:table-cell office:value-type="float" office:value="46.1382763417">
                <text:p>46.1382763417</text:p>
              </table:table-cell>
              <table:table-cell office:value-type="float" office:value="47.890942">
                <text:p>47.890942</text:p>
              </table:table-cell>
              <table:table-cell office:value-type="float" office:value="25.990919">
                <text:p>25.9909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.2653827764">
                <text:p>53.2653827764</text:p>
              </table:table-cell>
              <table:table-cell office:value-type="float" office:value="45.7570183304">
                <text:p>45.7570183304</text:p>
              </table:table-cell>
              <table:table-cell office:value-type="float" office:value="47.904957">
                <text:p>47.904957</text:p>
              </table:table-cell>
              <table:table-cell office:value-type="float" office:value="25.574751">
                <text:p>25.5747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.3959842146">
                <text:p>53.3959842146</text:p>
              </table:table-cell>
              <table:table-cell office:value-type="float" office:value="45.5640336086">
                <text:p>45.5640336086</text:p>
              </table:table-cell>
              <table:table-cell office:value-type="float" office:value="47.908161">
                <text:p>47.908161</text:p>
              </table:table-cell>
              <table:table-cell office:value-type="float" office:value="25.158518">
                <text:p>25.1585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.6619432648">
                <text:p>53.6619432648</text:p>
              </table:table-cell>
              <table:table-cell office:value-type="float" office:value="45.1604643808">
                <text:p>45.1604643808</text:p>
              </table:table-cell>
              <table:table-cell office:value-type="float" office:value="47.911358">
                <text:p>47.911358</text:p>
              </table:table-cell>
              <table:table-cell office:value-type="float" office:value="24.742285">
                <text:p>24.7422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.9157728363">
                <text:p>53.9157728363</text:p>
              </table:table-cell>
              <table:table-cell office:value-type="float" office:value="44.7625008038">
                <text:p>44.7625008038</text:p>
              </table:table-cell>
              <table:table-cell office:value-type="float" office:value="47.902607">
                <text:p>47.902607</text:p>
              </table:table-cell>
              <table:table-cell office:value-type="float" office:value="24.326925">
                <text:p>24.3269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.1658215686">
                <text:p>54.1658215686</text:p>
              </table:table-cell>
              <table:table-cell office:value-type="float" office:value="44.3585042323">
                <text:p>44.3585042323</text:p>
              </table:table-cell>
              <table:table-cell office:value-type="float" office:value="47.893856">
                <text:p>47.893856</text:p>
              </table:table-cell>
              <table:table-cell office:value-type="float" office:value="23.911566">
                <text:p>23.911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.4120798683">
                <text:p>54.4120798683</text:p>
              </table:table-cell>
              <table:table-cell office:value-type="float" office:value="43.9481310962">
                <text:p>43.9481310962</text:p>
              </table:table-cell>
              <table:table-cell office:value-type="float" office:value="47.87286">
                <text:p>47.87286</text:p>
              </table:table-cell>
              <table:table-cell office:value-type="float" office:value="23.497946">
                <text:p>23.4979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.6542856265">
                <text:p>54.6542856265</text:p>
              </table:table-cell>
              <table:table-cell office:value-type="float" office:value="43.531495786">
                <text:p>43.531495786</text:p>
              </table:table-cell>
              <table:table-cell office:value-type="float" office:value="47.851864">
                <text:p>47.851864</text:p>
              </table:table-cell>
              <table:table-cell office:value-type="float" office:value="23.084326">
                <text:p>23.084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4.8920627286">
                <text:p>54.8920627286</text:p>
              </table:table-cell>
              <table:table-cell office:value-type="float" office:value="43.1080386215">
                <text:p>43.1080386215</text:p>
              </table:table-cell>
              <table:table-cell office:value-type="float" office:value="47.818661">
                <text:p>47.818661</text:p>
              </table:table-cell>
              <table:table-cell office:value-type="float" office:value="22.673395">
                <text:p>22.6733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.0093257122">
                <text:p>55.0093257122</text:p>
              </table:table-cell>
              <table:table-cell office:value-type="float" office:value="42.8940972352">
                <text:p>42.8940972352</text:p>
              </table:table-cell>
              <table:table-cell office:value-type="float" office:value="47.777706">
                <text:p>47.777706</text:p>
              </table:table-cell>
              <table:table-cell office:value-type="float" office:value="22.264669">
                <text:p>22.2646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.240714542">
                <text:p>55.240714542</text:p>
              </table:table-cell>
              <table:table-cell office:value-type="float" office:value="42.4616354969">
                <text:p>42.4616354969</text:p>
              </table:table-cell>
              <table:table-cell office:value-type="float" office:value="47.736744">
                <text:p>47.736744</text:p>
              </table:table-cell>
              <table:table-cell office:value-type="float" office:value="21.855947">
                <text:p>21.8559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5.4744540176">
                <text:p>55.4744540176</text:p>
              </table:table-cell>
              <table:table-cell office:value-type="float" office:value="42.0088076595">
                <text:p>42.0088076595</text:p>
              </table:table-cell>
              <table:table-cell office:value-type="float" office:value="47.685429">
                <text:p>47.685429</text:p>
              </table:table-cell>
              <table:table-cell office:value-type="float" office:value="21.450701">
                <text:p>21.4507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.7028586691">
                <text:p>55.7028586691</text:p>
              </table:table-cell>
              <table:table-cell office:value-type="float" office:value="41.549259685">
                <text:p>41.549259685</text:p>
              </table:table-cell>
              <table:table-cell office:value-type="float" office:value="47.634113">
                <text:p>47.634113</text:p>
              </table:table-cell>
              <table:table-cell office:value-type="float" office:value="21.045454">
                <text:p>21.0454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.9329583399">
                <text:p>55.9329583399</text:p>
              </table:table-cell>
              <table:table-cell office:value-type="float" office:value="41.0692260492">
                <text:p>41.0692260492</text:p>
              </table:table-cell>
              <table:table-cell office:value-type="float" office:value="47.571583">
                <text:p>47.571583</text:p>
              </table:table-cell>
              <table:table-cell office:value-type="float" office:value="20.644854">
                <text:p>20.6448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.1248893581">
                <text:p>56.1248893581</text:p>
              </table:table-cell>
              <table:table-cell office:value-type="float" office:value="40.6544504678">
                <text:p>40.6544504678</text:p>
              </table:table-cell>
              <table:table-cell office:value-type="float" office:value="47.509045">
                <text:p>47.509045</text:p>
              </table:table-cell>
              <table:table-cell office:value-type="float" office:value="20.244257">
                <text:p>20.2442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3640120351">
                <text:p>56.3640120351</text:p>
              </table:table-cell>
              <table:table-cell office:value-type="float" office:value="40.1183913786">
                <text:p>40.1183913786</text:p>
              </table:table-cell>
              <table:table-cell office:value-type="float" office:value="47.435154">
                <text:p>47.435154</text:p>
              </table:table-cell>
              <table:table-cell office:value-type="float" office:value="19.848967">
                <text:p>19.8489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.5403715242">
                <text:p>56.5403715242</text:p>
              </table:table-cell>
              <table:table-cell office:value-type="float" office:value="39.707219139">
                <text:p>39.707219139</text:p>
              </table:table-cell>
              <table:table-cell office:value-type="float" office:value="47.361256">
                <text:p>47.361256</text:p>
              </table:table-cell>
              <table:table-cell office:value-type="float" office:value="19.453676">
                <text:p>19.453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.6328472484">
                <text:p>56.6328472484</text:p>
              </table:table-cell>
              <table:table-cell office:value-type="float" office:value="39.4849018036">
                <text:p>39.4849018036</text:p>
              </table:table-cell>
              <table:table-cell office:value-type="float" office:value="47.276173">
                <text:p>47.276173</text:p>
              </table:table-cell>
              <table:table-cell office:value-type="float" office:value="19.064444">
                <text:p>19.0644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.8326106022">
                <text:p>56.8326106022</text:p>
              </table:table-cell>
              <table:table-cell office:value-type="float" office:value="38.992022709">
                <text:p>38.992022709</text:p>
              </table:table-cell>
              <table:table-cell office:value-type="float" office:value="47.19109">
                <text:p>47.19109</text:p>
              </table:table-cell>
              <table:table-cell office:value-type="float" office:value="18.675215">
                <text:p>18.6752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.0205779246">
                <text:p>57.0205779246</text:p>
              </table:table-cell>
              <table:table-cell office:value-type="float" office:value="38.5081855478">
                <text:p>38.5081855478</text:p>
              </table:table-cell>
              <table:table-cell office:value-type="float" office:value="47.095135">
                <text:p>47.095135</text:p>
              </table:table-cell>
              <table:table-cell office:value-type="float" office:value="18.292826">
                <text:p>18.2928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.2082959049">
                <text:p>57.2082959049</text:p>
              </table:table-cell>
              <table:table-cell office:value-type="float" office:value="38.0036556558">
                <text:p>38.0036556558</text:p>
              </table:table-cell>
              <table:table-cell office:value-type="float" office:value="46.999172">
                <text:p>46.999172</text:p>
              </table:table-cell>
              <table:table-cell office:value-type="float" office:value="17.91044">
                <text:p>17.91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.379003859">
                <text:p>57.379003859</text:p>
              </table:table-cell>
              <table:table-cell office:value-type="float" office:value="37.5247287003">
                <text:p>37.5247287003</text:p>
              </table:table-cell>
              <table:table-cell office:value-type="float" office:value="46.892612">
                <text:p>46.892612</text:p>
              </table:table-cell>
              <table:table-cell office:value-type="float" office:value="17.53525">
                <text:p>17.535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5497920206">
                <text:p>57.5497920206</text:p>
              </table:table-cell>
              <table:table-cell office:value-type="float" office:value="37.025474869">
                <text:p>37.025474869</text:p>
              </table:table-cell>
              <table:table-cell office:value-type="float" office:value="46.779385">
                <text:p>46.779385</text:p>
              </table:table-cell>
              <table:table-cell office:value-type="float" office:value="17.165312">
                <text:p>17.1653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.7145463925">
                <text:p>57.7145463925</text:p>
              </table:table-cell>
              <table:table-cell office:value-type="float" office:value="36.5208996074">
                <text:p>36.5208996074</text:p>
              </table:table-cell>
              <table:table-cell office:value-type="float" office:value="46.666157">
                <text:p>46.666157</text:p>
              </table:table-cell>
              <table:table-cell office:value-type="float" office:value="16.795374">
                <text:p>16.7953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7994102801">
                <text:p>57.7994102801</text:p>
              </table:table-cell>
              <table:table-cell office:value-type="float" office:value="36.2509531989">
                <text:p>36.2509531989</text:p>
              </table:table-cell>
              <table:table-cell office:value-type="float" office:value="46.544079">
                <text:p>46.544079</text:p>
              </table:table-cell>
              <table:table-cell office:value-type="float" office:value="16.432508">
                <text:p>16.4325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.9495438177">
                <text:p>57.9495438177</text:p>
              </table:table-cell>
              <table:table-cell office:value-type="float" office:value="35.7552142219">
                <text:p>35.7552142219</text:p>
              </table:table-cell>
              <table:table-cell office:value-type="float" office:value="46.422001">
                <text:p>46.422001</text:p>
              </table:table-cell>
              <table:table-cell office:value-type="float" office:value="16.069643">
                <text:p>16.0696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1028615612">
                <text:p>58.1028615612</text:p>
              </table:table-cell>
              <table:table-cell office:value-type="float" office:value="35.2231150292">
                <text:p>35.2231150292</text:p>
              </table:table-cell>
              <table:table-cell office:value-type="float" office:value="46.2906">
                <text:p>46.2906</text:p>
              </table:table-cell>
              <table:table-cell office:value-type="float" office:value="15.715147">
                <text:p>15.7151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.2497333191">
                <text:p>58.2497333191</text:p>
              </table:table-cell>
              <table:table-cell office:value-type="float" office:value="34.686775753">
                <text:p>34.686775753</text:p>
              </table:table-cell>
              <table:table-cell office:value-type="float" office:value="46.159199">
                <text:p>46.159199</text:p>
              </table:table-cell>
              <table:table-cell office:value-type="float" office:value="15.360655">
                <text:p>15.3606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.3851754587">
                <text:p>58.3851754587</text:p>
              </table:table-cell>
              <table:table-cell office:value-type="float" office:value="34.1622612752">
                <text:p>34.1622612752</text:p>
              </table:table-cell>
              <table:table-cell office:value-type="float" office:value="46.018429">
                <text:p>46.018429</text:p>
              </table:table-cell>
              <table:table-cell office:value-type="float" office:value="15.014856">
                <text:p>15.0148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.5174985388">
                <text:p>58.5174985388</text:p>
              </table:table-cell>
              <table:table-cell office:value-type="float" office:value="33.6175976964">
                <text:p>33.6175976964</text:p>
              </table:table-cell>
              <table:table-cell office:value-type="float" office:value="45.877666">
                <text:p>45.877666</text:p>
              </table:table-cell>
              <table:table-cell office:value-type="float" office:value="14.669058">
                <text:p>14.6690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.6352478825">
                <text:p>58.6352478825</text:p>
              </table:table-cell>
              <table:table-cell office:value-type="float" office:value="33.1025017019">
                <text:p>33.1025017019</text:p>
              </table:table-cell>
              <table:table-cell office:value-type="float" office:value="45.727795">
                <text:p>45.727795</text:p>
              </table:table-cell>
              <table:table-cell office:value-type="float" office:value="14.332457">
                <text:p>14.3324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.6896624144">
                <text:p>58.6896624144</text:p>
              </table:table-cell>
              <table:table-cell office:value-type="float" office:value="32.8521977756">
                <text:p>32.8521977756</text:p>
              </table:table-cell>
              <table:table-cell office:value-type="float" office:value="45.57793">
                <text:p>45.57793</text:p>
              </table:table-cell>
              <table:table-cell office:value-type="float" office:value="13.995859">
                <text:p>13.995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.8002404972">
                <text:p>58.8002404972</text:p>
              </table:table-cell>
              <table:table-cell office:value-type="float" office:value="32.3160445617">
                <text:p>32.3160445617</text:p>
              </table:table-cell>
              <table:table-cell office:value-type="float" office:value="45.419262">
                <text:p>45.419262</text:p>
              </table:table-cell>
              <table:table-cell office:value-type="float" office:value="13.668756">
                <text:p>13.668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.9005051177">
                <text:p>58.9005051177</text:p>
              </table:table-cell>
              <table:table-cell office:value-type="float" office:value="31.7942214754">
                <text:p>31.7942214754</text:p>
              </table:table-cell>
              <table:table-cell office:value-type="float" office:value="45.260593">
                <text:p>45.260593</text:p>
              </table:table-cell>
              <table:table-cell office:value-type="float" office:value="13.341658">
                <text:p>13.341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.9994501951">
                <text:p>58.9994501951</text:p>
              </table:table-cell>
              <table:table-cell office:value-type="float" office:value="31.2359955752">
                <text:p>31.2359955752</text:p>
              </table:table-cell>
              <table:table-cell office:value-type="float" office:value="45.09341">
                <text:p>45.09341</text:p>
              </table:table-cell>
              <table:table-cell office:value-type="float" office:value="13.024282">
                <text:p>13.0242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.0853861857">
                <text:p>59.0853861857</text:p>
              </table:table-cell>
              <table:table-cell office:value-type="float" office:value="30.7098026174">
                <text:p>30.7098026174</text:p>
              </table:table-cell>
              <table:table-cell office:value-type="float" office:value="44.926228">
                <text:p>44.926228</text:p>
              </table:table-cell>
              <table:table-cell office:value-type="float" office:value="12.706911">
                <text:p>12.7069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.1667961592">
                <text:p>59.1667961592</text:p>
              </table:table-cell>
              <table:table-cell office:value-type="float" office:value="30.1648335102">
                <text:p>30.1648335102</text:p>
              </table:table-cell>
              <table:table-cell office:value-type="float" office:value="44.750782">
                <text:p>44.750782</text:p>
              </table:table-cell>
              <table:table-cell office:value-type="float" office:value="12.399397">
                <text:p>12.3993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.2428551944">
                <text:p>59.2428551944</text:p>
              </table:table-cell>
              <table:table-cell office:value-type="float" office:value="29.6008427918">
                <text:p>29.6008427918</text:p>
              </table:table-cell>
              <table:table-cell office:value-type="float" office:value="44.575336">
                <text:p>44.575336</text:p>
              </table:table-cell>
              <table:table-cell office:value-type="float" office:value="12.091883">
                <text:p>12.0918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.3087729961">
                <text:p>59.3087729961</text:p>
              </table:table-cell>
              <table:table-cell office:value-type="float" office:value="29.0525190044">
                <text:p>29.0525190044</text:p>
              </table:table-cell>
              <table:table-cell office:value-type="float" office:value="44.391926">
                <text:p>44.391926</text:p>
              </table:table-cell>
              <table:table-cell office:value-type="float" office:value="11.794436">
                <text:p>11.7944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.3702563997">
                <text:p>59.3702563997</text:p>
              </table:table-cell>
              <table:table-cell office:value-type="float" office:value="28.4685037308">
                <text:p>28.4685037308</text:p>
              </table:table-cell>
              <table:table-cell office:value-type="float" office:value="44.208515">
                <text:p>44.208515</text:p>
              </table:table-cell>
              <table:table-cell office:value-type="float" office:value="11.496992">
                <text:p>11.4969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.3929546914">
                <text:p>59.3929546914</text:p>
              </table:table-cell>
              <table:table-cell office:value-type="float" office:value="28.227795504">
                <text:p>28.227795504</text:p>
              </table:table-cell>
              <table:table-cell office:value-type="float" office:value="44.017384">
                <text:p>44.017384</text:p>
              </table:table-cell>
              <table:table-cell office:value-type="float" office:value="11.209749">
                <text:p>11.209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.4393985398">
                <text:p>59.4393985398</text:p>
              </table:table-cell>
              <table:table-cell office:value-type="float" office:value="27.6771101868">
                <text:p>27.6771101868</text:p>
              </table:table-cell>
              <table:table-cell office:value-type="float" office:value="43.82626">
                <text:p>43.82626</text:p>
              </table:table-cell>
              <table:table-cell office:value-type="float" office:value="10.922506">
                <text:p>10.9225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.4779810698">
                <text:p>59.4779810698</text:p>
              </table:table-cell>
              <table:table-cell office:value-type="float" office:value="27.1260901179">
                <text:p>27.1260901179</text:p>
              </table:table-cell>
              <table:table-cell office:value-type="float" office:value="43.627567">
                <text:p>43.627567</text:p>
              </table:table-cell>
              <table:table-cell office:value-type="float" office:value="10.64546">
                <text:p>10.645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087523562">
                <text:p>59.5087523562</text:p>
              </table:table-cell>
              <table:table-cell office:value-type="float" office:value="26.5751081744">
                <text:p>26.5751081744</text:p>
              </table:table-cell>
              <table:table-cell office:value-type="float" office:value="43.428875">
                <text:p>43.428875</text:p>
              </table:table-cell>
              <table:table-cell office:value-type="float" office:value="10.368414">
                <text:p>10.3684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.5322364993">
                <text:p>59.5322364993</text:p>
              </table:table-cell>
              <table:table-cell office:value-type="float" office:value="26.0072022435">
                <text:p>26.0072022435</text:p>
              </table:table-cell>
              <table:table-cell office:value-type="float" office:value="43.222912">
                <text:p>43.222912</text:p>
              </table:table-cell>
              <table:table-cell office:value-type="float" office:value="10.10177">
                <text:p>10.101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.5470966522">
                <text:p>59.5470966522</text:p>
              </table:table-cell>
              <table:table-cell office:value-type="float" office:value="25.457180334">
                <text:p>25.457180334</text:p>
              </table:table-cell>
              <table:table-cell office:value-type="float" office:value="43.016956">
                <text:p>43.016956</text:p>
              </table:table-cell>
              <table:table-cell office:value-type="float" office:value="9.835127">
                <text:p>9.8351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9.554194005">
                <text:p>59.554194005</text:p>
              </table:table-cell>
              <table:table-cell office:value-type="float" office:value="24.9081070974">
                <text:p>24.9081070974</text:p>
              </table:table-cell>
              <table:table-cell office:value-type="float" office:value="42.811001">
                <text:p>42.811001</text:p>
              </table:table-cell>
              <table:table-cell office:value-type="float" office:value="9.568487">
                <text:p>9.5684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.5535708159">
                <text:p>59.5535708159</text:p>
              </table:table-cell>
              <table:table-cell office:value-type="float" office:value="24.3604036068">
                <text:p>24.3604036068</text:p>
              </table:table-cell>
              <table:table-cell office:value-type="float" office:value="42.594494">
                <text:p>42.594494</text:p>
              </table:table-cell>
              <table:table-cell office:value-type="float" office:value="9.316565">
                <text:p>9.3165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.550376799">
                <text:p>59.550376799</text:p>
              </table:table-cell>
              <table:table-cell office:value-type="float" office:value="24.0871638394">
                <text:p>24.0871638394</text:p>
              </table:table-cell>
              <table:table-cell office:value-type="float" office:value="42.377987">
                <text:p>42.377987</text:p>
              </table:table-cell>
              <table:table-cell office:value-type="float" office:value="9.064646">
                <text:p>9.0646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.5382512063">
                <text:p>59.5382512063</text:p>
              </table:table-cell>
              <table:table-cell office:value-type="float" office:value="23.5420628451">
                <text:p>23.5420628451</text:p>
              </table:table-cell>
              <table:table-cell office:value-type="float" office:value="42.152126">
                <text:p>42.152126</text:p>
              </table:table-cell>
              <table:table-cell office:value-type="float" office:value="8.820913">
                <text:p>8.8209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.518480317">
                <text:p>59.518480317</text:p>
              </table:table-cell>
              <table:table-cell office:value-type="float" office:value="22.9991217726">
                <text:p>22.9991217726</text:p>
              </table:table-cell>
              <table:table-cell office:value-type="float" office:value="41.926273">
                <text:p>41.926273</text:p>
              </table:table-cell>
              <table:table-cell office:value-type="float" office:value="8.577181">
                <text:p>8.5771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.4909967924">
                <text:p>59.4909967924</text:p>
              </table:table-cell>
              <table:table-cell office:value-type="float" office:value="22.4585993836">
                <text:p>22.4585993836</text:p>
              </table:table-cell>
              <table:table-cell office:value-type="float" office:value="41.68996">
                <text:p>41.68996</text:p>
              </table:table-cell>
              <table:table-cell office:value-type="float" office:value="8.340559">
                <text:p>8.3405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.4557812682">
                <text:p>59.4557812682</text:p>
              </table:table-cell>
              <table:table-cell office:value-type="float" office:value="21.9207901883">
                <text:p>21.9207901883</text:p>
              </table:table-cell>
              <table:table-cell office:value-type="float" office:value="41.453648">
                <text:p>41.453648</text:p>
              </table:table-cell>
              <table:table-cell office:value-type="float" office:value="8.103941">
                <text:p>8.1039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.4128126413">
                <text:p>59.4128126413</text:p>
              </table:table-cell>
              <table:table-cell office:value-type="float" office:value="21.3859526025">
                <text:p>21.3859526025</text:p>
              </table:table-cell>
              <table:table-cell office:value-type="float" office:value="41.2057">
                <text:p>41.2057</text:p>
              </table:table-cell>
              <table:table-cell office:value-type="float" office:value="7.873594">
                <text:p>7.8735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.3620633638">
                <text:p>59.3620633638</text:p>
              </table:table-cell>
              <table:table-cell office:value-type="float" office:value="20.8544055128">
                <text:p>20.8544055128</text:p>
              </table:table-cell>
              <table:table-cell office:value-type="float" office:value="40.95776">
                <text:p>40.95776</text:p>
              </table:table-cell>
              <table:table-cell office:value-type="float" office:value="7.643248">
                <text:p>7.6432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.3015012451">
                <text:p>59.3015012451</text:p>
              </table:table-cell>
              <table:table-cell office:value-type="float" office:value="20.3099842439">
                <text:p>20.3099842439</text:p>
              </table:table-cell>
              <table:table-cell office:value-type="float" office:value="40.69791">
                <text:p>40.69791</text:p>
              </table:table-cell>
              <table:table-cell office:value-type="float" office:value="7.419172">
                <text:p>7.4191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.2691300048">
                <text:p>59.2691300048</text:p>
              </table:table-cell>
              <table:table-cell office:value-type="float" office:value="20.0475193191">
                <text:p>20.0475193191</text:p>
              </table:table-cell>
              <table:table-cell office:value-type="float" office:value="40.438061">
                <text:p>40.438061</text:p>
              </table:table-cell>
              <table:table-cell office:value-type="float" office:value="7.195097">
                <text:p>7.1950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.1984432458">
                <text:p>59.1984432458</text:p>
              </table:table-cell>
              <table:table-cell office:value-type="float" office:value="19.5256493318">
                <text:p>19.5256493318</text:p>
              </table:table-cell>
              <table:table-cell office:value-type="float" office:value="40.166386">
                <text:p>40.166386</text:p>
              </table:table-cell>
              <table:table-cell office:value-type="float" office:value="6.977591">
                <text:p>6.97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.1176516177">
                <text:p>59.1176516177</text:p>
              </table:table-cell>
              <table:table-cell office:value-type="float" office:value="18.9921424711">
                <text:p>18.9921424711</text:p>
              </table:table-cell>
              <table:table-cell office:value-type="float" office:value="39.894718">
                <text:p>39.894718</text:p>
              </table:table-cell>
              <table:table-cell office:value-type="float" office:value="6.760084">
                <text:p>6.7600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.0291752467">
                <text:p>59.0291752467</text:p>
              </table:table-cell>
              <table:table-cell office:value-type="float" office:value="18.4634275265">
                <text:p>18.4634275265</text:p>
              </table:table-cell>
              <table:table-cell office:value-type="float" office:value="39.611469">
                <text:p>39.611469</text:p>
              </table:table-cell>
              <table:table-cell office:value-type="float" office:value="6.549496">
                <text:p>6.5494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.9389222618">
                <text:p>58.9389222618</text:p>
              </table:table-cell>
              <table:table-cell office:value-type="float" office:value="17.9713160392">
                <text:p>17.9713160392</text:p>
              </table:table-cell>
              <table:table-cell office:value-type="float" office:value="39.32822">
                <text:p>39.32822</text:p>
              </table:table-cell>
              <table:table-cell office:value-type="float" office:value="6.338909">
                <text:p>6.3389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.838549031">
                <text:p>58.838549031</text:p>
              </table:table-cell>
              <table:table-cell office:value-type="float" office:value="17.4680406999">
                <text:p>17.4680406999</text:p>
              </table:table-cell>
              <table:table-cell office:value-type="float" office:value="39.033688">
                <text:p>39.033688</text:p>
              </table:table-cell>
              <table:table-cell office:value-type="float" office:value="6.135548">
                <text:p>6.1355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.7308534107">
                <text:p>58.7308534107</text:p>
              </table:table-cell>
              <table:table-cell office:value-type="float" office:value="16.9697405756">
                <text:p>16.9697405756</text:p>
              </table:table-cell>
              <table:table-cell office:value-type="float" office:value="38.739159">
                <text:p>38.739159</text:p>
              </table:table-cell>
              <table:table-cell office:value-type="float" office:value="5.932186">
                <text:p>5.9321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.6743620429">
                <text:p>58.6743620429</text:p>
              </table:table-cell>
              <table:table-cell office:value-type="float" office:value="16.7225746453">
                <text:p>16.7225746453</text:p>
              </table:table-cell>
              <table:table-cell office:value-type="float" office:value="38.433678">
                <text:p>38.433678</text:p>
              </table:table-cell>
              <table:table-cell office:value-type="float" office:value="5.736303">
                <text:p>5.7363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.5598295974">
                <text:p>58.5598295974</text:p>
              </table:table-cell>
              <table:table-cell office:value-type="float" office:value="16.2473945038">
                <text:p>16.2473945038</text:p>
              </table:table-cell>
              <table:table-cell office:value-type="float" office:value="38.128201">
                <text:p>38.128201</text:p>
              </table:table-cell>
              <table:table-cell office:value-type="float" office:value="5.540422">
                <text:p>5.5404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.4346323978">
                <text:p>58.4346323978</text:p>
              </table:table-cell>
              <table:table-cell office:value-type="float" office:value="15.7621541888">
                <text:p>15.7621541888</text:p>
              </table:table-cell>
              <table:table-cell office:value-type="float" office:value="37.812126">
                <text:p>37.812126</text:p>
              </table:table-cell>
              <table:table-cell office:value-type="float" office:value="5.352211">
                <text:p>5.3522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.302544229">
                <text:p>58.302544229</text:p>
              </table:table-cell>
              <table:table-cell office:value-type="float" office:value="15.282371348">
                <text:p>15.282371348</text:p>
              </table:table-cell>
              <table:table-cell office:value-type="float" office:value="37.496052">
                <text:p>37.496052</text:p>
              </table:table-cell>
              <table:table-cell office:value-type="float" office:value="5.164001">
                <text:p>5.164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.1635669516">
                <text:p>58.1635669516</text:p>
              </table:table-cell>
              <table:table-cell office:value-type="float" office:value="14.8081440792">
                <text:p>14.8081440792</text:p>
              </table:table-cell>
              <table:table-cell office:value-type="float" office:value="37.16975">
                <text:p>37.16975</text:p>
              </table:table-cell>
              <table:table-cell office:value-type="float" office:value="4.983593">
                <text:p>4.9835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.0179009639">
                <text:p>58.0179009639</text:p>
              </table:table-cell>
              <table:table-cell office:value-type="float" office:value="14.3396028167">
                <text:p>14.3396028167</text:p>
              </table:table-cell>
              <table:table-cell office:value-type="float" office:value="36.843449">
                <text:p>36.843449</text:p>
              </table:table-cell>
              <table:table-cell office:value-type="float" office:value="4.803185">
                <text:p>4.8031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.8656502926">
                <text:p>57.8656502926</text:p>
              </table:table-cell>
              <table:table-cell office:value-type="float" office:value="13.8767202751">
                <text:p>13.8767202751</text:p>
              </table:table-cell>
              <table:table-cell office:value-type="float" office:value="36.507294">
                <text:p>36.507294</text:p>
              </table:table-cell>
              <table:table-cell office:value-type="float" office:value="4.630653">
                <text:p>4.6306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.7061431456">
                <text:p>57.7061431456</text:p>
              </table:table-cell>
              <table:table-cell office:value-type="float" office:value="13.4197018418">
                <text:p>13.4197018418</text:p>
              </table:table-cell>
              <table:table-cell office:value-type="float" office:value="36.171139">
                <text:p>36.171139</text:p>
              </table:table-cell>
              <table:table-cell office:value-type="float" office:value="4.458124">
                <text:p>4.4581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.6183095941">
                <text:p>57.6183095941</text:p>
              </table:table-cell>
              <table:table-cell office:value-type="float" office:value="13.1795491885">
                <text:p>13.1795491885</text:p>
              </table:table-cell>
              <table:table-cell office:value-type="float" office:value="35.825497">
                <text:p>35.825497</text:p>
              </table:table-cell>
              <table:table-cell office:value-type="float" office:value="4.293491">
                <text:p>4.293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.449418702">
                <text:p>57.449418702</text:p>
              </table:table-cell>
              <table:table-cell office:value-type="float" office:value="12.7315974022">
                <text:p>12.7315974022</text:p>
              </table:table-cell>
              <table:table-cell office:value-type="float" office:value="35.479858">
                <text:p>35.479858</text:p>
              </table:table-cell>
              <table:table-cell office:value-type="float" office:value="4.128859">
                <text:p>4.1288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.2787891102">
                <text:p>57.2787891102</text:p>
              </table:table-cell>
              <table:table-cell office:value-type="float" office:value="12.3037709247">
                <text:p>12.3037709247</text:p>
              </table:table-cell>
              <table:table-cell office:value-type="float" office:value="35.125103">
                <text:p>35.125103</text:p>
              </table:table-cell>
              <table:table-cell office:value-type="float" office:value="3.972099">
                <text:p>3.9720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.095013145">
                <text:p>57.095013145</text:p>
              </table:table-cell>
              <table:table-cell office:value-type="float" office:value="11.8687764351">
                <text:p>11.8687764351</text:p>
              </table:table-cell>
              <table:table-cell office:value-type="float" office:value="34.770351">
                <text:p>34.770351</text:p>
              </table:table-cell>
              <table:table-cell office:value-type="float" office:value="3.81534">
                <text:p>3.815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.8995280443">
                <text:p>56.8995280443</text:p>
              </table:table-cell>
              <table:table-cell office:value-type="float" office:value="11.4271413918">
                <text:p>11.4271413918</text:p>
              </table:table-cell>
              <table:table-cell office:value-type="float" office:value="34.406834">
                <text:p>34.406834</text:p>
              </table:table-cell>
              <table:table-cell office:value-type="float" office:value="3.666389">
                <text:p>3.6663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.7107930425">
                <text:p>56.7107930425</text:p>
              </table:table-cell>
              <table:table-cell office:value-type="float" office:value="11.018409614">
                <text:p>11.018409614</text:p>
              </table:table-cell>
              <table:table-cell office:value-type="float" office:value="34.04332">
                <text:p>34.04332</text:p>
              </table:table-cell>
              <table:table-cell office:value-type="float" office:value="3.517439">
                <text:p>3.5174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.5037626146">
                <text:p>56.5037626146</text:p>
              </table:table-cell>
              <table:table-cell office:value-type="float" office:value="10.5896087222">
                <text:p>10.5896087222</text:p>
              </table:table-cell>
              <table:table-cell office:value-type="float" office:value="33.671375">
                <text:p>33.671375</text:p>
              </table:table-cell>
              <table:table-cell office:value-type="float" office:value="3.37619">
                <text:p>3.376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.2898881951">
                <text:p>56.2898881951</text:p>
              </table:table-cell>
              <table:table-cell office:value-type="float" office:value="10.1672897246">
                <text:p>10.1672897246</text:p>
              </table:table-cell>
              <table:table-cell office:value-type="float" office:value="33.299431">
                <text:p>33.299431</text:p>
              </table:table-cell>
              <table:table-cell office:value-type="float" office:value="3.234943">
                <text:p>3.2349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.197256798">
                <text:p>56.197256798</text:p>
              </table:table-cell>
              <table:table-cell office:value-type="float" office:value="9.99011555561">
                <text:p>9.99011555561</text:p>
              </table:table-cell>
              <table:table-cell office:value-type="float" office:value="32.919388">
                <text:p>32.919388</text:p>
              </table:table-cell>
              <table:table-cell office:value-type="float" office:value="3.101273">
                <text:p>3.1012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9813965751">
                <text:p>55.9813965751</text:p>
              </table:table-cell>
              <table:table-cell office:value-type="float" office:value="9.5896357944">
                <text:p>9.5896357944</text:p>
              </table:table-cell>
              <table:table-cell office:value-type="float" office:value="32.539345">
                <text:p>32.539345</text:p>
              </table:table-cell>
              <table:table-cell office:value-type="float" office:value="2.967602">
                <text:p>2.9676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.7527662691">
                <text:p>55.7527662691</text:p>
              </table:table-cell>
              <table:table-cell office:value-type="float" office:value="9.18324196217">
                <text:p>9.18324196217</text:p>
              </table:table-cell>
              <table:table-cell office:value-type="float" office:value="32.151501">
                <text:p>32.151501</text:p>
              </table:table-cell>
              <table:table-cell office:value-type="float" office:value="2.841349">
                <text:p>2.8413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.5255168042">
                <text:p>55.5255168042</text:p>
              </table:table-cell>
              <table:table-cell office:value-type="float" office:value="8.7955449603">
                <text:p>8.7955449603</text:p>
              </table:table-cell>
              <table:table-cell office:value-type="float" office:value="31.763657">
                <text:p>31.763657</text:p>
              </table:table-cell>
              <table:table-cell office:value-type="float" office:value="2.715096">
                <text:p>2.7150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.2927712194">
                <text:p>55.2927712194</text:p>
              </table:table-cell>
              <table:table-cell office:value-type="float" office:value="8.41411665171">
                <text:p>8.41411665171</text:p>
              </table:table-cell>
              <table:table-cell office:value-type="float" office:value="31.368298">
                <text:p>31.368298</text:p>
              </table:table-cell>
              <table:table-cell office:value-type="float" office:value="2.596083">
                <text:p>2.5960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.046968603">
                <text:p>55.046968603</text:p>
              </table:table-cell>
              <table:table-cell office:value-type="float" office:value="8.02711150669">
                <text:p>8.02711150669</text:p>
              </table:table-cell>
              <table:table-cell office:value-type="float" office:value="30.972939">
                <text:p>30.972939</text:p>
              </table:table-cell>
              <table:table-cell office:value-type="float" office:value="2.477072">
                <text:p>2.4770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.8026190544">
                <text:p>54.8026190544</text:p>
              </table:table-cell>
              <table:table-cell office:value-type="float" office:value="7.65675303227">
                <text:p>7.65675303227</text:p>
              </table:table-cell>
              <table:table-cell office:value-type="float" office:value="30.57032">
                <text:p>30.57032</text:p>
              </table:table-cell>
              <table:table-cell office:value-type="float" office:value="2.365114">
                <text:p>2.3651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4.6780124653">
                <text:p>54.6780124653</text:p>
              </table:table-cell>
              <table:table-cell office:value-type="float" office:value="7.47324310101">
                <text:p>7.47324310101</text:p>
              </table:table-cell>
              <table:table-cell office:value-type="float" office:value="30.167706">
                <text:p>30.167706</text:p>
              </table:table-cell>
              <table:table-cell office:value-type="float" office:value="2.253159">
                <text:p>2.2531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4.4238257531">
                <text:p>54.4238257531</text:p>
              </table:table-cell>
              <table:table-cell office:value-type="float" office:value="7.1097334378">
                <text:p>7.1097334378</text:p>
              </table:table-cell>
              <table:table-cell office:value-type="float" office:value="29.758072">
                <text:p>29.758072</text:p>
              </table:table-cell>
              <table:table-cell office:value-type="float" office:value="2.148052">
                <text:p>2.148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.1544141395">
                <text:p>54.1544141395</text:p>
              </table:table-cell>
              <table:table-cell office:value-type="float" office:value="6.73954635967">
                <text:p>6.73954635967</text:p>
              </table:table-cell>
              <table:table-cell office:value-type="float" office:value="29.348442">
                <text:p>29.348442</text:p>
              </table:table-cell>
              <table:table-cell office:value-type="float" office:value="2.042948">
                <text:p>2.0429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.894525491">
                <text:p>53.894525491</text:p>
              </table:table-cell>
              <table:table-cell office:value-type="float" office:value="6.39627122147">
                <text:p>6.39627122147</text:p>
              </table:table-cell>
              <table:table-cell office:value-type="float" office:value="28.932022">
                <text:p>28.932022</text:p>
              </table:table-cell>
              <table:table-cell office:value-type="float" office:value="1.944487">
                <text:p>1.9444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.6104893394">
                <text:p>53.6104893394</text:p>
              </table:table-cell>
              <table:table-cell office:value-type="float" office:value="6.03571907094">
                <text:p>6.03571907094</text:p>
              </table:table-cell>
              <table:table-cell office:value-type="float" office:value="28.515606">
                <text:p>28.515606</text:p>
              </table:table-cell>
              <table:table-cell office:value-type="float" office:value="1.846025">
                <text:p>1.8460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.3006661873">
                <text:p>53.3006661873</text:p>
              </table:table-cell>
              <table:table-cell office:value-type="float" office:value="5.6589876374">
                <text:p>5.6589876374</text:p>
              </table:table-cell>
              <table:table-cell office:value-type="float" office:value="28.092583">
                <text:p>28.092583</text:p>
              </table:table-cell>
              <table:table-cell office:value-type="float" office:value="1.75399">
                <text:p>1.753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.1650976431">
                <text:p>53.1650976431</text:p>
              </table:table-cell>
              <table:table-cell office:value-type="float" office:value="5.49937701702">
                <text:p>5.49937701702</text:p>
              </table:table-cell>
              <table:table-cell office:value-type="float" office:value="27.669563">
                <text:p>27.669563</text:p>
              </table:table-cell>
              <table:table-cell office:value-type="float" office:value="1.661955">
                <text:p>1.6619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.8608582737">
                <text:p>52.8608582737</text:p>
              </table:table-cell>
              <table:table-cell office:value-type="float" office:value="5.15233694733">
                <text:p>5.15233694733</text:p>
              </table:table-cell>
              <table:table-cell office:value-type="float" office:value="27.240139">
                <text:p>27.240139</text:p>
              </table:table-cell>
              <table:table-cell office:value-type="float" office:value="1.576126">
                <text:p>1.576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.5386656436">
                <text:p>52.5386656436</text:p>
              </table:table-cell>
              <table:table-cell office:value-type="float" office:value="4.80097910753">
                <text:p>4.80097910753</text:p>
              </table:table-cell>
              <table:table-cell office:value-type="float" office:value="26.810719">
                <text:p>26.810719</text:p>
              </table:table-cell>
              <table:table-cell office:value-type="float" office:value="1.490299">
                <text:p>1.4902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.2273195664">
                <text:p>52.2273195664</text:p>
              </table:table-cell>
              <table:table-cell office:value-type="float" office:value="4.47695643398">
                <text:p>4.47695643398</text:p>
              </table:table-cell>
              <table:table-cell office:value-type="float" office:value="26.375046">
                <text:p>26.375046</text:p>
              </table:table-cell>
              <table:table-cell office:value-type="float" office:value="1.41046">
                <text:p>1.410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.896383717">
                <text:p>51.896383717</text:p>
              </table:table-cell>
              <table:table-cell office:value-type="float" office:value="4.15308063726">
                <text:p>4.15308063726</text:p>
              </table:table-cell>
              <table:table-cell office:value-type="float" office:value="25.935364">
                <text:p>25.935364</text:p>
              </table:table-cell>
              <table:table-cell office:value-type="float" office:value="1.334417">
                <text:p>1.3344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.5746111881">
                <text:p>51.5746111881</text:p>
              </table:table-cell>
              <table:table-cell office:value-type="float" office:value="3.85840737175">
                <text:p>3.85840737175</text:p>
              </table:table-cell>
              <table:table-cell office:value-type="float" office:value="25.495682">
                <text:p>25.495682</text:p>
              </table:table-cell>
              <table:table-cell office:value-type="float" office:value="1.258377">
                <text:p>1.2583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.4155234167">
                <text:p>51.4155234167</text:p>
              </table:table-cell>
              <table:table-cell office:value-type="float" office:value="3.71854214743">
                <text:p>3.71854214743</text:p>
              </table:table-cell>
              <table:table-cell office:value-type="float" office:value="25.050709">
                <text:p>25.050709</text:p>
              </table:table-cell>
              <table:table-cell office:value-type="float" office:value="1.187281">
                <text:p>1.187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.0699670736">
                <text:p>51.0699670736</text:p>
              </table:table-cell>
              <table:table-cell office:value-type="float" office:value="3.42533474293">
                <text:p>3.42533474293</text:p>
              </table:table-cell>
              <table:table-cell office:value-type="float" office:value="24.60574">
                <text:p>24.60574</text:p>
              </table:table-cell>
              <table:table-cell office:value-type="float" office:value="1.116184">
                <text:p>1.1161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7060715857">
                <text:p>50.7060715857</text:p>
              </table:table-cell>
              <table:table-cell office:value-type="float" office:value="3.12945294379">
                <text:p>3.12945294379</text:p>
              </table:table-cell>
              <table:table-cell office:value-type="float" office:value="24.155117">
                <text:p>24.155117</text:p>
              </table:table-cell>
              <table:table-cell office:value-type="float" office:value="1.050297">
                <text:p>1.050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.3462224243">
                <text:p>50.3462224243</text:p>
              </table:table-cell>
              <table:table-cell office:value-type="float" office:value="2.84766031842">
                <text:p>2.84766031842</text:p>
              </table:table-cell>
              <table:table-cell office:value-type="float" office:value="23.704494">
                <text:p>23.704494</text:p>
              </table:table-cell>
              <table:table-cell office:value-type="float" office:value="0.984409">
                <text:p>0.984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.9787961134">
                <text:p>49.9787961134</text:p>
              </table:table-cell>
              <table:table-cell office:value-type="float" office:value="2.57084368737">
                <text:p>2.57084368737</text:p>
              </table:table-cell>
              <table:table-cell office:value-type="float" office:value="23.248161">
                <text:p>23.248161</text:p>
              </table:table-cell>
              <table:table-cell office:value-type="float" office:value="0.92367">
                <text:p>0.923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.5906298884">
                <text:p>49.5906298884</text:p>
              </table:table-cell>
              <table:table-cell office:value-type="float" office:value="2.2917603616">
                <text:p>2.2917603616</text:p>
              </table:table-cell>
              <table:table-cell office:value-type="float" office:value="22.791832">
                <text:p>22.791832</text:p>
              </table:table-cell>
              <table:table-cell office:value-type="float" office:value="0.862932">
                <text:p>0.8629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.1918984215">
                <text:p>49.1918984215</text:p>
              </table:table-cell>
              <table:table-cell office:value-type="float" office:value="2.02067727845">
                <text:p>2.02067727845</text:p>
              </table:table-cell>
              <table:table-cell office:value-type="float" office:value="22.329845">
                <text:p>22.329845</text:p>
              </table:table-cell>
              <table:table-cell office:value-type="float" office:value="0.807178">
                <text:p>0.8071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.8073054554">
                <text:p>48.8073054554</text:p>
              </table:table-cell>
              <table:table-cell office:value-type="float" office:value="1.77402360255">
                <text:p>1.77402360255</text:p>
              </table:table-cell>
              <table:table-cell office:value-type="float" office:value="21.867863">
                <text:p>21.867863</text:p>
              </table:table-cell>
              <table:table-cell office:value-type="float" office:value="0.751425">
                <text:p>0.7514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.6050996188">
                <text:p>48.6050996188</text:p>
              </table:table-cell>
              <table:table-cell office:value-type="float" office:value="1.64973505112">
                <text:p>1.64973505112</text:p>
              </table:table-cell>
              <table:table-cell office:value-type="float" office:value="21.400288">
                <text:p>21.400288</text:p>
              </table:table-cell>
              <table:table-cell office:value-type="float" office:value="0.700457">
                <text:p>0.7004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.1806636832">
                <text:p>48.1806636832</text:p>
              </table:table-cell>
              <table:table-cell office:value-type="float" office:value="1.39930392296">
                <text:p>1.39930392296</text:p>
              </table:table-cell>
              <table:table-cell office:value-type="float" office:value="20.932713">
                <text:p>20.932713</text:p>
              </table:table-cell>
              <table:table-cell office:value-type="float" office:value="0.649488">
                <text:p>0.6494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.7602687509">
                <text:p>47.7602687509</text:p>
              </table:table-cell>
              <table:table-cell office:value-type="float" office:value="1.16312969396">
                <text:p>1.16312969396</text:p>
              </table:table-cell>
              <table:table-cell office:value-type="float" office:value="20.459641">
                <text:p>20.459641</text:p>
              </table:table-cell>
              <table:table-cell office:value-type="float" office:value="0.603102">
                <text:p>0.6031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.331709675">
                <text:p>47.331709675</text:p>
              </table:table-cell>
              <table:table-cell office:value-type="float" office:value="0.932625730051">
                <text:p>0.932625730051</text:p>
              </table:table-cell>
              <table:table-cell office:value-type="float" office:value="19.986572">
                <text:p>19.986572</text:p>
              </table:table-cell>
              <table:table-cell office:value-type="float" office:value="0.556713">
                <text:p>0.5567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8950101793">
                <text:p>46.8950101793</text:p>
              </table:table-cell>
              <table:table-cell office:value-type="float" office:value="0.707662040695">
                <text:p>0.707662040695</text:p>
              </table:table-cell>
              <table:table-cell office:value-type="float" office:value="19.508068">
                <text:p>19.508068</text:p>
              </table:table-cell>
              <table:table-cell office:value-type="float" office:value="0.514696">
                <text:p>0.5146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359086529">
                <text:p>46.4359086529</text:p>
              </table:table-cell>
              <table:table-cell office:value-type="float" office:value="0.482034277217">
                <text:p>0.482034277217</text:p>
              </table:table-cell>
              <table:table-cell office:value-type="float" office:value="19.029568">
                <text:p>19.029568</text:p>
              </table:table-cell>
              <table:table-cell office:value-type="float" office:value="0.472681">
                <text:p>0.472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.9821040322">
                <text:p>45.9821040322</text:p>
              </table:table-cell>
              <table:table-cell office:value-type="float" office:value="0.269953300942">
                <text:p>0.269953300942</text:p>
              </table:table-cell>
              <table:table-cell office:value-type="float" office:value="18.554008">
                <text:p>18.554008</text:p>
              </table:table-cell>
              <table:table-cell office:value-type="float" office:value="0.435476">
                <text:p>0.4354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5.7520937425">
                <text:p>45.7520937425</text:p>
              </table:table-cell>
              <table:table-cell office:value-type="float" office:value="0.166476700477">
                <text:p>0.166476700477</text:p>
              </table:table-cell>
              <table:table-cell office:value-type="float" office:value="18.078453">
                <text:p>18.078453</text:p>
              </table:table-cell>
              <table:table-cell office:value-type="float" office:value="0.398272">
                <text:p>0.3982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.2707925333">
                <text:p>45.2707925333</text:p>
              </table:table-cell>
              <table:table-cell office:value-type="float" office:value="-0.0422362743837">
                <text:p>-0.0422362743837</text:p>
              </table:table-cell>
              <table:table-cell office:value-type="float" office:value="17.613396">
                <text:p>17.613396</text:p>
              </table:table-cell>
              <table:table-cell office:value-type="float" office:value="0.365982">
                <text:p>0.3659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.8112070891">
                <text:p>44.8112070891</text:p>
              </table:table-cell>
              <table:table-cell office:value-type="float" office:value="-0.232223047207">
                <text:p>-0.232223047207</text:p>
              </table:table-cell>
              <table:table-cell office:value-type="float" office:value="17.148342">
                <text:p>17.148342</text:p>
              </table:table-cell>
              <table:table-cell office:value-type="float" office:value="0.333693">
                <text:p>0.3336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2995408425">
                <text:p>44.2995408425</text:p>
              </table:table-cell>
              <table:table-cell office:value-type="float" office:value="-0.435438682713">
                <text:p>-0.435438682713</text:p>
              </table:table-cell>
              <table:table-cell office:value-type="float" office:value="16.695381">
                <text:p>16.695381</text:p>
              </table:table-cell>
              <table:table-cell office:value-type="float" office:value="0.305847">
                <text:p>0.3058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.8264579658">
                <text:p>43.8264579658</text:p>
              </table:table-cell>
              <table:table-cell office:value-type="float" office:value="-0.615793652332">
                <text:p>-0.615793652332</text:p>
              </table:table-cell>
              <table:table-cell office:value-type="float" office:value="16.242424">
                <text:p>16.242424</text:p>
              </table:table-cell>
              <table:table-cell office:value-type="float" office:value="0.278002">
                <text:p>0.278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3315004348">
                <text:p>43.3315004348</text:p>
              </table:table-cell>
              <table:table-cell office:value-type="float" office:value="-0.796316542825">
                <text:p>-0.796316542825</text:p>
              </table:table-cell>
              <table:table-cell office:value-type="float" office:value="15.801926">
                <text:p>15.801926</text:p>
              </table:table-cell>
              <table:table-cell office:value-type="float" office:value="0.254082">
                <text:p>0.2540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.7970368568">
                <text:p>42.7970368568</text:p>
              </table:table-cell>
              <table:table-cell office:value-type="float" office:value="-0.981051452521">
                <text:p>-0.981051452521</text:p>
              </table:table-cell>
              <table:table-cell office:value-type="float" office:value="15.361431">
                <text:p>15.361431</text:p>
              </table:table-cell>
              <table:table-cell office:value-type="float" office:value="0.230162">
                <text:p>0.2301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.3006589659">
                <text:p>42.3006589659</text:p>
              </table:table-cell>
              <table:table-cell office:value-type="float" office:value="-1.1466184328">
                <text:p>-1.1466184328</text:p>
              </table:table-cell>
              <table:table-cell office:value-type="float" office:value="14.933571">
                <text:p>14.933571</text:p>
              </table:table-cell>
              <table:table-cell office:value-type="float" office:value="0.20969">
                <text:p>0.209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.0265256418">
                <text:p>42.0265256418</text:p>
              </table:table-cell>
              <table:table-cell office:value-type="float" office:value="-1.23716771023">
                <text:p>-1.23716771023</text:p>
              </table:table-cell>
              <table:table-cell office:value-type="float" office:value="14.505711">
                <text:p>14.505711</text:p>
              </table:table-cell>
              <table:table-cell office:value-type="float" office:value="0.189219">
                <text:p>0.1892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.5215791322">
                <text:p>41.5215791322</text:p>
              </table:table-cell>
              <table:table-cell office:value-type="float" office:value="-1.40179242981">
                <text:p>-1.40179242981</text:p>
              </table:table-cell>
              <table:table-cell office:value-type="float" office:value="14.090672">
                <text:p>14.090672</text:p>
              </table:table-cell>
              <table:table-cell office:value-type="float" office:value="0.171776">
                <text:p>0.1717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9928897708">
                <text:p>40.9928897708</text:p>
              </table:table-cell>
              <table:table-cell office:value-type="float" office:value="-1.56900795988">
                <text:p>-1.56900795988</text:p>
              </table:table-cell>
              <table:table-cell office:value-type="float" office:value="13.675636">
                <text:p>13.675636</text:p>
              </table:table-cell>
              <table:table-cell office:value-type="float" office:value="0.154333">
                <text:p>0.154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4578767623">
                <text:p>40.4578767623</text:p>
              </table:table-cell>
              <table:table-cell office:value-type="float" office:value="-1.73023318092">
                <text:p>-1.73023318092</text:p>
              </table:table-cell>
              <table:table-cell office:value-type="float" office:value="13.260601">
                <text:p>13.260601</text:p>
              </table:table-cell>
              <table:table-cell office:value-type="float" office:value="0.13689">
                <text:p>0.13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.9174901978">
                <text:p>39.9174901978</text:p>
              </table:table-cell>
              <table:table-cell office:value-type="float" office:value="-1.88540223664">
                <text:p>-1.88540223664</text:p>
              </table:table-cell>
              <table:table-cell office:value-type="float" office:value="12.863239">
                <text:p>12.863239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.3718756195">
                <text:p>39.3718756195</text:p>
              </table:table-cell>
              <table:table-cell office:value-type="float" office:value="-2.03456144504">
                <text:p>-2.03456144504</text:p>
              </table:table-cell>
              <table:table-cell office:value-type="float" office:value="12.465878">
                <text:p>12.465878</text:p>
              </table:table-cell>
              <table:table-cell office:value-type="float" office:value="0.10923">
                <text:p>0.109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.8036257824">
                <text:p>38.8036257824</text:p>
              </table:table-cell>
              <table:table-cell office:value-type="float" office:value="-2.18149821152">
                <text:p>-2.18149821152</text:p>
              </table:table-cell>
              <table:table-cell office:value-type="float" office:value="12.082191">
                <text:p>12.082191</text:p>
              </table:table-cell>
              <table:table-cell office:value-type="float" office:value="0.097694">
                <text:p>0.0976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.5086454203">
                <text:p>38.5086454203</text:p>
              </table:table-cell>
              <table:table-cell office:value-type="float" office:value="-2.25450255765">
                <text:p>-2.25450255765</text:p>
              </table:table-cell>
              <table:table-cell office:value-type="float" office:value="11.698505">
                <text:p>11.698505</text:p>
              </table:table-cell>
              <table:table-cell office:value-type="float" office:value="0.086159">
                <text:p>0.0861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.9492677051">
                <text:p>37.9492677051</text:p>
              </table:table-cell>
              <table:table-cell office:value-type="float" office:value="-2.38726725591">
                <text:p>-2.38726725591</text:p>
              </table:table-cell>
              <table:table-cell office:value-type="float" office:value="11.314823">
                <text:p>11.314823</text:p>
              </table:table-cell>
              <table:table-cell office:value-type="float" office:value="0.074623">
                <text:p>0.0746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.4022762258">
                <text:p>37.4022762258</text:p>
              </table:table-cell>
              <table:table-cell office:value-type="float" office:value="-2.51038508097">
                <text:p>-2.51038508097</text:p>
              </table:table-cell>
              <table:table-cell office:value-type="float" office:value="10.949154">
                <text:p>10.949154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.8323098809">
                <text:p>36.8323098809</text:p>
              </table:table-cell>
              <table:table-cell office:value-type="float" office:value="-2.63202644287">
                <text:p>-2.63202644287</text:p>
              </table:table-cell>
              <table:table-cell office:value-type="float" office:value="10.583485">
                <text:p>10.583485</text:p>
              </table:table-cell>
              <table:table-cell office:value-type="float" office:value="0.056665">
                <text:p>0.0566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.2570493591">
                <text:p>36.2570493591</text:p>
              </table:table-cell>
              <table:table-cell office:value-type="float" office:value="-2.74818990809">
                <text:p>-2.74818990809</text:p>
              </table:table-cell>
              <table:table-cell office:value-type="float" office:value="10.217823">
                <text:p>10.217823</text:p>
              </table:table-cell>
              <table:table-cell office:value-type="float" office:value="0.047688">
                <text:p>0.0476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.6765183227">
                <text:p>35.6765183227</text:p>
              </table:table-cell>
              <table:table-cell office:value-type="float" office:value="-2.85900533537">
                <text:p>-2.85900533537</text:p>
              </table:table-cell>
              <table:table-cell office:value-type="float" office:value="9.87125">
                <text:p>9.87125</text:p>
              </table:table-cell>
              <table:table-cell office:value-type="float" office:value="0.040901">
                <text:p>0.0409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.0907375787">
                <text:p>35.0907375787</text:p>
              </table:table-cell>
              <table:table-cell office:value-type="float" office:value="-2.96460989131">
                <text:p>-2.96460989131</text:p>
              </table:table-cell>
              <table:table-cell office:value-type="float" office:value="9.524681">
                <text:p>9.524681</text:p>
              </table:table-cell>
              <table:table-cell office:value-type="float" office:value="0.034117">
                <text:p>0.0341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.4812356569">
                <text:p>34.4812356569</text:p>
              </table:table-cell>
              <table:table-cell office:value-type="float" office:value="-3.06815583737">
                <text:p>-3.06815583737</text:p>
              </table:table-cell>
              <table:table-cell office:value-type="float" office:value="9.19231">
                <text:p>9.19231</text:p>
              </table:table-cell>
              <table:table-cell office:value-type="float" office:value="0.028608">
                <text:p>0.0286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.2023812067">
                <text:p>34.2023812067</text:p>
              </table:table-cell>
              <table:table-cell office:value-type="float" office:value="-3.11344260254">
                <text:p>-3.11344260254</text:p>
              </table:table-cell>
              <table:table-cell office:value-type="float" office:value="8.85994">
                <text:p>8.8599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5849985144">
                <text:p>33.5849985144</text:p>
              </table:table-cell>
              <table:table-cell office:value-type="float" office:value="-3.20921191264">
                <text:p>-3.20921191264</text:p>
              </table:table-cell>
              <table:table-cell office:value-type="float" office:value="8.527573">
                <text:p>8.527573</text:p>
              </table:table-cell>
              <table:table-cell office:value-type="float" office:value="0.017591">
                <text:p>0.0175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.9812340391">
                <text:p>32.9812340391</text:p>
              </table:table-cell>
              <table:table-cell office:value-type="float" office:value="-3.29705340195">
                <text:p>-3.29705340195</text:p>
              </table:table-cell>
              <table:table-cell office:value-type="float" office:value="8.213459">
                <text:p>8.213459</text:p>
              </table:table-cell>
              <table:table-cell office:value-type="float" office:value="0.013435">
                <text:p>0.0134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.3725138498">
                <text:p>32.3725138498</text:p>
              </table:table-cell>
              <table:table-cell office:value-type="float" office:value="-3.38004959983">
                <text:p>-3.38004959983</text:p>
              </table:table-cell>
              <table:table-cell office:value-type="float" office:value="7.899345">
                <text:p>7.899345</text:p>
              </table:table-cell>
              <table:table-cell office:value-type="float" office:value="0.009279">
                <text:p>0.0092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7395894499">
                <text:p>31.7395894499</text:p>
              </table:table-cell>
              <table:table-cell office:value-type="float" office:value="-3.46066912645">
                <text:p>-3.46066912645</text:p>
              </table:table-cell>
              <table:table-cell office:value-type="float" office:value="7.585232">
                <text:p>7.585232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1209805874">
                <text:p>31.1209805874</text:p>
              </table:table-cell>
              <table:table-cell office:value-type="float" office:value="-3.53412983742">
                <text:p>-3.53412983742</text:p>
              </table:table-cell>
              <table:table-cell office:value-type="float" office:value="7.271122">
                <text:p>7.271122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.4584130432">
                <text:p>30.4584130432</text:p>
              </table:table-cell>
              <table:table-cell office:value-type="float" office:value="-3.60725726898">
                <text:p>-3.60725726898</text:p>
              </table:table-cell>
              <table:table-cell office:value-type="float" office:value="6.981897">
                <text:p>6.981897</text:p>
              </table:table-cell>
              <table:table-cell office:value-type="float" office:value="-0.001745">
                <text:p>-0.0017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.1840444847">
                <text:p>30.1840444847</text:p>
              </table:table-cell>
              <table:table-cell office:value-type="float" office:value="-3.63592004233">
                <text:p>-3.63592004233</text:p>
              </table:table-cell>
              <table:table-cell office:value-type="float" office:value="6.692675">
                <text:p>6.692675</text:p>
              </table:table-cell>
              <table:table-cell office:value-type="float" office:value="-0.004457">
                <text:p>-0.0044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.5535832886">
                <text:p>29.5535832886</text:p>
              </table:table-cell>
              <table:table-cell office:value-type="float" office:value="-3.69835261129">
                <text:p>-3.69835261129</text:p>
              </table:table-cell>
              <table:table-cell office:value-type="float" office:value="6.403452">
                <text:p>6.403452</text:p>
              </table:table-cell>
              <table:table-cell office:value-type="float" office:value="-0.00717">
                <text:p>-0.007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9184581043">
                <text:p>28.9184581043</text:p>
              </table:table-cell>
              <table:table-cell office:value-type="float" office:value="-3.75663157241">
                <text:p>-3.75663157241</text:p>
              </table:table-cell>
              <table:table-cell office:value-type="float" office:value="6.134253">
                <text:p>6.134253</text:p>
              </table:table-cell>
              <table:table-cell office:value-type="float" office:value="-0.009071">
                <text:p>-0.0090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258810626">
                <text:p>28.258810626</text:p>
              </table:table-cell>
              <table:table-cell office:value-type="float" office:value="-3.81252186217">
                <text:p>-3.81252186217</text:p>
              </table:table-cell>
              <table:table-cell office:value-type="float" office:value="5.865055">
                <text:p>5.865055</text:p>
              </table:table-cell>
              <table:table-cell office:value-type="float" office:value="-0.010973">
                <text:p>-0.0109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5947877549">
                <text:p>27.5947877549</text:p>
              </table:table-cell>
              <table:table-cell office:value-type="float" office:value="-3.8642780251">
                <text:p>-3.8642780251</text:p>
              </table:table-cell>
              <table:table-cell office:value-type="float" office:value="5.595858">
                <text:p>5.595858</text:p>
              </table:table-cell>
              <table:table-cell office:value-type="float" office:value="-0.012877">
                <text:p>-0.0128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.9892183769">
                <text:p>26.9892183769</text:p>
              </table:table-cell>
              <table:table-cell office:value-type="float" office:value="-3.90792554789">
                <text:p>-3.90792554789</text:p>
              </table:table-cell>
              <table:table-cell office:value-type="float" office:value="5.326664">
                <text:p>5.326664</text:p>
              </table:table-cell>
              <table:table-cell office:value-type="float" office:value="-0.014778">
                <text:p>-0.014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.3251221856">
                <text:p>26.3251221856</text:p>
              </table:table-cell>
              <table:table-cell office:value-type="float" office:value="-3.95237194571">
                <text:p>-3.95237194571</text:p>
              </table:table-cell>
              <table:table-cell office:value-type="float" office:value="5.082912">
                <text:p>5.082912</text:p>
              </table:table-cell>
              <table:table-cell office:value-type="float" office:value="-0.015936">
                <text:p>-0.0159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6862544585">
                <text:p>25.6862544585</text:p>
              </table:table-cell>
              <table:table-cell office:value-type="float" office:value="-3.99102474793">
                <text:p>-3.99102474793</text:p>
              </table:table-cell>
              <table:table-cell office:value-type="float" office:value="4.839161">
                <text:p>4.839161</text:p>
              </table:table-cell>
              <table:table-cell office:value-type="float" office:value="-0.017092">
                <text:p>-0.0170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3889963491">
                <text:p>25.3889963491</text:p>
              </table:table-cell>
              <table:table-cell office:value-type="float" office:value="-4.00807858597">
                <text:p>-4.00807858597</text:p>
              </table:table-cell>
              <table:table-cell office:value-type="float" office:value="4.595411">
                <text:p>4.595411</text:p>
              </table:table-cell>
              <table:table-cell office:value-type="float" office:value="-0.01825">
                <text:p>-0.018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.7403036125">
                <text:p>24.7403036125</text:p>
              </table:table-cell>
              <table:table-cell office:value-type="float" office:value="-4.04355175896">
                <text:p>-4.04355175896</text:p>
              </table:table-cell>
              <table:table-cell office:value-type="float" office:value="4.351664">
                <text:p>4.351664</text:p>
              </table:table-cell>
              <table:table-cell office:value-type="float" office:value="-0.019405">
                <text:p>-0.0194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.1186545314">
                <text:p>24.1186545314</text:p>
              </table:table-cell>
              <table:table-cell office:value-type="float" office:value="-4.07478601971">
                <text:p>-4.07478601971</text:p>
              </table:table-cell>
              <table:table-cell office:value-type="float" office:value="4.134459">
                <text:p>4.134459</text:p>
              </table:table-cell>
              <table:table-cell office:value-type="float" office:value="-0.020061">
                <text:p>-0.0200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.5046215777">
                <text:p>23.5046215777</text:p>
              </table:table-cell>
              <table:table-cell office:value-type="float" office:value="-4.10293305267">
                <text:p>-4.10293305267</text:p>
              </table:table-cell>
              <table:table-cell office:value-type="float" office:value="3.917253">
                <text:p>3.917253</text:p>
              </table:table-cell>
              <table:table-cell office:value-type="float" office:value="-0.020718">
                <text:p>-0.0207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.8984863805">
                <text:p>22.8984863805</text:p>
              </table:table-cell>
              <table:table-cell office:value-type="float" office:value="-4.12816576762">
                <text:p>-4.12816576762</text:p>
              </table:table-cell>
              <table:table-cell office:value-type="float" office:value="3.700048">
                <text:p>3.700048</text:p>
              </table:table-cell>
              <table:table-cell office:value-type="float" office:value="-0.021374">
                <text:p>-0.0213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.2819123072">
                <text:p>22.2819123072</text:p>
              </table:table-cell>
              <table:table-cell office:value-type="float" office:value="-4.15132824069">
                <text:p>-4.15132824069</text:p>
              </table:table-cell>
              <table:table-cell office:value-type="float" office:value="3.482845">
                <text:p>3.482845</text:p>
              </table:table-cell>
              <table:table-cell office:value-type="float" office:value="-0.02203">
                <text:p>-0.022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.6922936392">
                <text:p>21.6922936392</text:p>
              </table:table-cell>
              <table:table-cell office:value-type="float" office:value="-4.1710547734">
                <text:p>-4.1710547734</text:p>
              </table:table-cell>
              <table:table-cell office:value-type="float" office:value="3.265642">
                <text:p>3.265642</text:p>
              </table:table-cell>
              <table:table-cell office:value-type="float" office:value="-0.022684">
                <text:p>-0.0226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.4004967592">
                <text:p>21.4004967592</text:p>
              </table:table-cell>
              <table:table-cell office:value-type="float" office:value="-4.17980878167">
                <text:p>-4.17980878167</text:p>
              </table:table-cell>
              <table:table-cell office:value-type="float" office:value="3.077023">
                <text:p>3.077023</text:p>
              </table:table-cell>
              <table:table-cell office:value-type="float" office:value="-0.023005">
                <text:p>-0.0230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8232983775">
                <text:p>20.8232983775</text:p>
              </table:table-cell>
              <table:table-cell office:value-type="float" office:value="-4.19520091189">
                <text:p>-4.19520091189</text:p>
              </table:table-cell>
              <table:table-cell office:value-type="float" office:value="2.888403">
                <text:p>2.888403</text:p>
              </table:table-cell>
              <table:table-cell office:value-type="float" office:value="-0.023325">
                <text:p>-0.0233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2545904686">
                <text:p>20.2545904686</text:p>
              </table:table-cell>
              <table:table-cell office:value-type="float" office:value="-4.20815378172">
                <text:p>-4.20815378172</text:p>
              </table:table-cell>
              <table:table-cell office:value-type="float" office:value="2.699785">
                <text:p>2.699785</text:p>
              </table:table-cell>
              <table:table-cell office:value-type="float" office:value="-0.023643">
                <text:p>-0.0236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.6771998454">
                <text:p>19.6771998454</text:p>
              </table:table-cell>
              <table:table-cell office:value-type="float" office:value="-4.21920814396">
                <text:p>-4.21920814396</text:p>
              </table:table-cell>
              <table:table-cell office:value-type="float" office:value="2.511169">
                <text:p>2.511169</text:p>
              </table:table-cell>
              <table:table-cell office:value-type="float" office:value="-0.023964">
                <text:p>-0.0239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1091706505">
                <text:p>19.1091706505</text:p>
              </table:table-cell>
              <table:table-cell office:value-type="float" office:value="-4.22811157151">
                <text:p>-4.22811157151</text:p>
              </table:table-cell>
              <table:table-cell office:value-type="float" office:value="2.349407">
                <text:p>2.349407</text:p>
              </table:table-cell>
              <table:table-cell office:value-type="float" office:value="-0.024113">
                <text:p>-0.0241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.5841350478">
                <text:p>18.5841350478</text:p>
              </table:table-cell>
              <table:table-cell office:value-type="float" office:value="-4.23470478895">
                <text:p>-4.23470478895</text:p>
              </table:table-cell>
              <table:table-cell office:value-type="float" office:value="2.187645">
                <text:p>2.187645</text:p>
              </table:table-cell>
              <table:table-cell office:value-type="float" office:value="-0.024263">
                <text:p>-0.0242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.0674917696">
                <text:p>18.0674917696</text:p>
              </table:table-cell>
              <table:table-cell office:value-type="float" office:value="-4.23972499539">
                <text:p>-4.23972499539</text:p>
              </table:table-cell>
              <table:table-cell office:value-type="float" office:value="2.025883">
                <text:p>2.025883</text:p>
              </table:table-cell>
              <table:table-cell office:value-type="float" office:value="-0.024412">
                <text:p>-0.0244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8040482164">
                <text:p>17.8040482164</text:p>
              </table:table-cell>
              <table:table-cell office:value-type="float" office:value="-4.24175420765">
                <text:p>-4.24175420765</text:p>
              </table:table-cell>
              <table:table-cell office:value-type="float" office:value="1.86412">
                <text:p>1.86412</text:p>
              </table:table-cell>
              <table:table-cell office:value-type="float" office:value="-0.024563">
                <text:p>-0.0245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608629">
                <text:p>17.3000608629</text:p>
              </table:table-cell>
              <table:table-cell office:value-type="float" office:value="-4.24467008828">
                <text:p>-4.24467008828</text:p>
              </table:table-cell>
              <table:table-cell office:value-type="float" office:value="1.731497">
                <text:p>1.731497</text:p>
              </table:table-cell>
              <table:table-cell office:value-type="float" office:value="-0.024624">
                <text:p>-0.0246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7728289468">
                <text:p>16.7728289468</text:p>
              </table:table-cell>
              <table:table-cell office:value-type="float" office:value="-4.24642175502">
                <text:p>-4.24642175502</text:p>
              </table:table-cell>
              <table:table-cell office:value-type="float" office:value="1.598873">
                <text:p>1.598873</text:p>
              </table:table-cell>
              <table:table-cell office:value-type="float" office:value="-0.024685">
                <text:p>-0.0246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2707172525">
                <text:p>16.2707172525</text:p>
              </table:table-cell>
              <table:table-cell office:value-type="float" office:value="-4.24705407072">
                <text:p>-4.24705407072</text:p>
              </table:table-cell>
              <table:table-cell office:value-type="float" office:value="1.466249">
                <text:p>1.466249</text:p>
              </table:table-cell>
              <table:table-cell office:value-type="float" office:value="-0.024746">
                <text:p>-0.0247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.7778700544">
                <text:p>15.7778700544</text:p>
              </table:table-cell>
              <table:table-cell office:value-type="float" office:value="-4.24704925448">
                <text:p>-4.24704925448</text:p>
              </table:table-cell>
              <table:table-cell office:value-type="float" office:value="1.333626">
                <text:p>1.333626</text:p>
              </table:table-cell>
              <table:table-cell office:value-type="float" office:value="-0.024807">
                <text:p>-0.0248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.2794636236">
                <text:p>15.2794636236</text:p>
              </table:table-cell>
              <table:table-cell office:value-type="float" office:value="-4.24648140255">
                <text:p>-4.24648140255</text:p>
              </table:table-cell>
              <table:table-cell office:value-type="float" office:value="1.201002">
                <text:p>1.201002</text:p>
              </table:table-cell>
              <table:table-cell office:value-type="float" office:value="-0.024866">
                <text:p>-0.0248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80513901">
                <text:p>14.80513901</text:p>
              </table:table-cell>
              <table:table-cell office:value-type="float" office:value="-4.24498341574">
                <text:p>-4.24498341574</text:p>
              </table:table-cell>
              <table:table-cell office:value-type="float" office:value="1.06838">
                <text:p>1.06838</text:p>
              </table:table-cell>
              <table:table-cell office:value-type="float" office:value="-0.024927">
                <text:p>-0.0249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3253696219">
                <text:p>14.3253696219</text:p>
              </table:table-cell>
              <table:table-cell office:value-type="float" office:value="-4.24261085934">
                <text:p>-4.24261085934</text:p>
              </table:table-cell>
              <table:table-cell office:value-type="float" office:value="0.98246">
                <text:p>0.98246</text:p>
              </table:table-cell>
              <table:table-cell office:value-type="float" office:value="-0.024937">
                <text:p>-0.0249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104301631">
                <text:p>14.1104301631</text:p>
              </table:table-cell>
              <table:table-cell office:value-type="float" office:value="-4.24130069256">
                <text:p>-4.24130069256</text:p>
              </table:table-cell>
              <table:table-cell office:value-type="float" office:value="0.89654">
                <text:p>0.89654</text:p>
              </table:table-cell>
              <table:table-cell office:value-type="float" office:value="-0.024946">
                <text:p>-0.0249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.6585052861">
                <text:p>13.6585052861</text:p>
              </table:table-cell>
              <table:table-cell office:value-type="float" office:value="-4.23808524418">
                <text:p>-4.23808524418</text:p>
              </table:table-cell>
              <table:table-cell office:value-type="float" office:value="0.810619">
                <text:p>0.810619</text:p>
              </table:table-cell>
              <table:table-cell office:value-type="float" office:value="-0.024956">
                <text:p>-0.0249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.2154639921">
                <text:p>13.2154639921</text:p>
              </table:table-cell>
              <table:table-cell office:value-type="float" office:value="-4.23436571236">
                <text:p>-4.23436571236</text:p>
              </table:table-cell>
              <table:table-cell office:value-type="float" office:value="0.724699">
                <text:p>0.724699</text:p>
              </table:table-cell>
              <table:table-cell office:value-type="float" office:value="-0.024965">
                <text:p>-0.0249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7679358154">
                <text:p>12.7679358154</text:p>
              </table:table-cell>
              <table:table-cell office:value-type="float" office:value="-4.23014059054">
                <text:p>-4.23014059054</text:p>
              </table:table-cell>
              <table:table-cell office:value-type="float" office:value="0.638779">
                <text:p>0.638779</text:p>
              </table:table-cell>
              <table:table-cell office:value-type="float" office:value="-0.024977">
                <text:p>-0.0249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3562551222">
                <text:p>12.3562551222</text:p>
              </table:table-cell>
              <table:table-cell office:value-type="float" office:value="-4.22566683572">
                <text:p>-4.22566683572</text:p>
              </table:table-cell>
              <table:table-cell office:value-type="float" office:value="0.552858">
                <text:p>0.552858</text:p>
              </table:table-cell>
              <table:table-cell office:value-type="float" office:value="-0.024986">
                <text:p>-0.0249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9272980654">
                <text:p>11.9272980654</text:p>
              </table:table-cell>
              <table:table-cell office:value-type="float" office:value="-4.2204366189">
                <text:p>-4.2204366189</text:p>
              </table:table-cell>
              <table:table-cell office:value-type="float" office:value="0.466938">
                <text:p>0.466938</text:p>
              </table:table-cell>
              <table:table-cell office:value-type="float" office:value="-0.024998">
                <text:p>-0.0249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5325856065">
                <text:p>11.5325856065</text:p>
              </table:table-cell>
              <table:table-cell office:value-type="float" office:value="-4.21512444416">
                <text:p>-4.21512444416</text:p>
              </table:table-cell>
              <table:table-cell office:value-type="float" office:value="0.381018">
                <text:p>0.381018</text:p>
              </table:table-cell>
              <table:table-cell office:value-type="float" office:value="-0.025007">
                <text:p>-0.0250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1342098997">
                <text:p>11.1342098997</text:p>
              </table:table-cell>
              <table:table-cell office:value-type="float" office:value="-4.20934612523">
                <text:p>-4.20934612523</text:p>
              </table:table-cell>
              <table:table-cell office:value-type="float" office:value="0.295099">
                <text:p>0.295099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9262106797">
                <text:p>10.9262106797</text:p>
              </table:table-cell>
              <table:table-cell office:value-type="float" office:value="-4.20614759304">
                <text:p>-4.20614759304</text:p>
              </table:table-cell>
              <table:table-cell office:value-type="float" office:value="0.264048">
                <text:p>0.26404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5535099762">
                <text:p>10.5535099762</text:p>
              </table:table-cell>
              <table:table-cell office:value-type="float" office:value="-4.20010032011">
                <text:p>-4.20010032011</text:p>
              </table:table-cell>
              <table:table-cell office:value-type="float" office:value="0.232996">
                <text:p>0.232996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1776805777">
                <text:p>10.1776805777</text:p>
              </table:table-cell>
              <table:table-cell office:value-type="float" office:value="-4.19363726844">
                <text:p>-4.19363726844</text:p>
              </table:table-cell>
              <table:table-cell office:value-type="float" office:value="0.201944">
                <text:p>0.201944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81085566621">
                <text:p>9.81085566621</text:p>
              </table:table-cell>
              <table:table-cell office:value-type="float" office:value="-4.18698386838">
                <text:p>-4.18698386838</text:p>
              </table:table-cell>
              <table:table-cell office:value-type="float" office:value="0.170891">
                <text:p>0.170891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45302719114">
                <text:p>9.45302719114</text:p>
              </table:table-cell>
              <table:table-cell office:value-type="float" office:value="-4.18017345378">
                <text:p>-4.18017345378</text:p>
              </table:table-cell>
              <table:table-cell office:value-type="float" office:value="0.139839">
                <text:p>0.139839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09342941745">
                <text:p>9.09342941745</text:p>
              </table:table-cell>
              <table:table-cell office:value-type="float" office:value="-4.17299788316">
                <text:p>-4.17299788316</text:p>
              </table:table-cell>
              <table:table-cell office:value-type="float" office:value="0.108786">
                <text:p>0.108786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75385845331">
                <text:p>8.75385845331</text:p>
              </table:table-cell>
              <table:table-cell office:value-type="float" office:value="-4.16593143814">
                <text:p>-4.16593143814</text:p>
              </table:table-cell>
              <table:table-cell office:value-type="float" office:value="0.077732">
                <text:p>0.077732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42327581295">
                <text:p>8.42327581295</text:p>
              </table:table-cell>
              <table:table-cell office:value-type="float" office:value="-4.15879396367">
                <text:p>-4.15879396367</text:p>
              </table:table-cell>
              <table:table-cell office:value-type="float" office:value="0.046679">
                <text:p>0.046679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26139448457">
                <text:p>8.26139448457</text:p>
              </table:table-cell>
              <table:table-cell office:value-type="float" office:value="-4.15520970056">
                <text:p>-4.15520970056</text:p>
              </table:table-cell>
              <table:table-cell office:value-type="float" office:value="0.015625">
                <text:p>0.015625</text:p>
              </table:table-cell>
              <table:table-cell office:value-type="float" office:value="-0.025026">
                <text:p>-0.0250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93451865892">
                <text:p>7.93451865892</text:p>
              </table:table-cell>
              <table:table-cell office:value-type="float" office:value="-4.1477508663">
                <text:p>-4.147750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62664948473">
                <text:p>7.62664948473</text:p>
              </table:table-cell>
              <table:table-cell office:value-type="float" office:value="-4.14050698635">
                <text:p>-4.1405069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327771765">
                <text:p>7.327771765</text:p>
              </table:table-cell>
              <table:table-cell office:value-type="float" office:value="-4.13329170021">
                <text:p>-4.1332917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03785830145">
                <text:p>7.03785830145</text:p>
              </table:table-cell>
              <table:table-cell office:value-type="float" office:value="-4.12610939194">
                <text:p>-4.1261093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748271703">
                <text:p>6.748271703</text:p>
              </table:table-cell>
              <table:table-cell office:value-type="float" office:value="-4.11875097276">
                <text:p>-4.1187509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7647979742">
                <text:p>6.47647979742</text:p>
              </table:table-cell>
              <table:table-cell office:value-type="float" office:value="-4.11167569356">
                <text:p>-4.1116756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33570923906">
                <text:p>6.33570923906</text:p>
              </table:table-cell>
              <table:table-cell office:value-type="float" office:value="-4.10795441815">
                <text:p>-4.1079544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08551930676">
                <text:p>6.08551930676</text:p>
              </table:table-cell>
              <table:table-cell office:value-type="float" office:value="-4.10126406084">
                <text:p>-4.1012640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83604689019">
                <text:p>5.83604689019</text:p>
              </table:table-cell>
              <table:table-cell office:value-type="float" office:value="-4.09450375191">
                <text:p>-4.0945037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0294859343">
                <text:p>5.60294859343</text:p>
              </table:table-cell>
              <table:table-cell office:value-type="float" office:value="-4.08810827414">
                <text:p>-4.0881082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36415406529">
                <text:p>5.36415406529</text:p>
              </table:table-cell>
              <table:table-cell office:value-type="float" office:value="-4.08149743366">
                <text:p>-4.0814974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1415877468">
                <text:p>5.1415877468</text:p>
              </table:table-cell>
              <table:table-cell office:value-type="float" office:value="-4.0752597097">
                <text:p>-4.07525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92150804817">
                <text:p>4.92150804817</text:p>
              </table:table-cell>
              <table:table-cell office:value-type="float" office:value="-4.0690414112">
                <text:p>-4.06904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71729448968">
                <text:p>4.71729448968</text:p>
              </table:table-cell>
              <table:table-cell office:value-type="float" office:value="-4.06323341052">
                <text:p>-4.0632334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62463916704">
                <text:p>4.62463916704</text:p>
              </table:table-cell>
              <table:table-cell office:value-type="float" office:value="-4.06057567745">
                <text:p>-4.0605756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42774686958">
                <text:p>4.42774686958</text:p>
              </table:table-cell>
              <table:table-cell office:value-type="float" office:value="-4.0549090488">
                <text:p>-4.054909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24592534447">
                <text:p>4.24592534447</text:p>
              </table:table-cell>
              <table:table-cell office:value-type="float" office:value="-4.04964900631">
                <text:p>-4.0496490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067806586">
                <text:p>4.067806586</text:p>
              </table:table-cell>
              <table:table-cell office:value-type="float" office:value="-4.04446775743">
                <text:p>-4.044467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90418016859">
                <text:p>3.90418016859</text:p>
              </table:table-cell>
              <table:table-cell office:value-type="float" office:value="-4.03968417301">
                <text:p>-4.0396841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75421637906">
                <text:p>3.75421637906</text:p>
              </table:table-cell>
              <table:table-cell office:value-type="float" office:value="-4.03527849171">
                <text:p>-4.0352784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0822705824">
                <text:p>3.60822705824</text:p>
              </table:table-cell>
              <table:table-cell office:value-type="float" office:value="-4.03097347141">
                <text:p>-4.0309734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53853609699">
                <text:p>3.53853609699</text:p>
              </table:table-cell>
              <table:table-cell office:value-type="float" office:value="-4.02891187179">
                <text:p>-4.0289118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40195424835">
                <text:p>3.40195424835</text:p>
              </table:table-cell>
              <table:table-cell office:value-type="float" office:value="-4.02486602083">
                <text:p>-4.0248660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2786306069">
                <text:p>3.2786306069</text:p>
              </table:table-cell>
              <table:table-cell office:value-type="float" office:value="-4.0212142661">
                <text:p>-4.021214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1642644519">
                <text:p>3.1642644519</text:p>
              </table:table-cell>
              <table:table-cell office:value-type="float" office:value="-4.01782544755">
                <text:p>-4.0178254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05570686325">
                <text:p>3.05570686325</text:p>
              </table:table-cell>
              <table:table-cell office:value-type="float" office:value="-4.01460556222">
                <text:p>-4.0146055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96241024875">
                <text:p>2.96241024875</text:p>
              </table:table-cell>
              <table:table-cell office:value-type="float" office:value="-4.01183868248">
                <text:p>-4.0118386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88013419643">
                <text:p>2.88013419643</text:p>
              </table:table-cell>
              <table:table-cell office:value-type="float" office:value="-4.00940125734">
                <text:p>-4.0094012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79407046393">
                <text:p>2.79407046393</text:p>
              </table:table-cell>
              <table:table-cell office:value-type="float" office:value="-4.00685542324">
                <text:p>-4.0068554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7582160695">
                <text:p>2.7582160695</text:p>
              </table:table-cell>
              <table:table-cell office:value-type="float" office:value="-4.00578900473">
                <text:p>-4.0057890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69325595869">
                <text:p>2.69325595869</text:p>
              </table:table-cell>
              <table:table-cell office:value-type="float" office:value="-4.00387979146">
                <text:p>-4.0038797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63730915354">
                <text:p>2.63730915354</text:p>
              </table:table-cell>
              <table:table-cell office:value-type="float" office:value="-4.00224861057">
                <text:p>-4.0022486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59026647938">
                <text:p>2.59026647938</text:p>
              </table:table-cell>
              <table:table-cell office:value-type="float" office:value="-4.00089878211">
                <text:p>-4.0008987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55222058264">
                <text:p>2.55222058264</text:p>
              </table:table-cell>
              <table:table-cell office:value-type="float" office:value="-3.99982319277">
                <text:p>-3.9998231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52238934924">
                <text:p>2.52238934924</text:p>
              </table:table-cell>
              <table:table-cell office:value-type="float" office:value="-3.99901278532">
                <text:p>-3.999012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50248010875">
                <text:p>2.50248010875</text:p>
              </table:table-cell>
              <table:table-cell office:value-type="float" office:value="-3.99850909944">
                <text:p>-3.9985090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49543225465">
                <text:p>2.49543225465</text:p>
              </table:table-cell>
              <table:table-cell office:value-type="float" office:value="-3.99832317193">
                <text:p>-3.9983231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48514750464">
                <text:p>2.48514750464</text:p>
              </table:table-cell>
              <table:table-cell office:value-type="float" office:value="-3.99798368562">
                <text:p>-3.9979836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47764937868">
                <text:p>2.47764937868</text:p>
              </table:table-cell>
              <table:table-cell office:value-type="float" office:value="-3.99772693196">
                <text:p>-3.9977269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47138517647">
                <text:p>2.47138517647</text:p>
              </table:table-cell>
              <table:table-cell office:value-type="float" office:value="-3.99751415612">
                <text:p>-3.9975141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46654709245">
                <text:p>2.46654709245</text:p>
              </table:table-cell>
              <table:table-cell office:value-type="float" office:value="-3.99735296162">
                <text:p>-3.9973529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4620129749">
                <text:p>2.4620129749</text:p>
              </table:table-cell>
              <table:table-cell office:value-type="float" office:value="-3.99720084543">
                <text:p>-3.9972008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45772307606">
                <text:p>2.45772307606</text:p>
              </table:table-cell>
              <table:table-cell office:value-type="float" office:value="-3.99705749019">
                <text:p>-3.9970574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45484991454">
                <text:p>2.45484991454</text:p>
              </table:table-cell>
              <table:table-cell office:value-type="float" office:value="-3.99696149282">
                <text:p>-3.9969614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4514972687">
                <text:p>2.4514972687</text:p>
              </table:table-cell>
              <table:table-cell office:value-type="float" office:value="-3.99684962121">
                <text:p>-3.9968496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44833639545">
                <text:p>2.44833639545</text:p>
              </table:table-cell>
              <table:table-cell office:value-type="float" office:value="-3.99673001419">
                <text:p>-3.9967300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44710214375">
                <text:p>2.44710214375</text:p>
              </table:table-cell>
              <table:table-cell office:value-type="float" office:value="-3.99669712239">
                <text:p>-3.9966971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44637775708">
                <text:p>2.44637775708</text:p>
              </table:table-cell>
              <table:table-cell office:value-type="float" office:value="-3.99670044876">
                <text:p>-3.9967004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44594641605">
                <text:p>2.44594641605</text:p>
              </table:table-cell>
              <table:table-cell office:value-type="float" office:value="-3.9967009976">
                <text:p>-3.996700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44575387594">
                <text:p>2.44575387594</text:p>
              </table:table-cell>
              <table:table-cell office:value-type="float" office:value="-3.99668046529">
                <text:p>-3.9966804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44571391931">
                <text:p>2.44571391931</text:p>
              </table:table-cell>
              <table:table-cell office:value-type="float" office:value="-3.99667600153">
                <text:p>-3.996676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4572396006">
                <text:p>2.44572396006</text:p>
              </table:table-cell>
              <table:table-cell office:value-type="float" office:value="-3.99667612392">
                <text:p>-3.9966761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44577643946">
                <text:p>2.44577643946</text:p>
              </table:table-cell>
              <table:table-cell office:value-type="float" office:value="-3.99668025283">
                <text:p>-3.9966802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44584662648">
                <text:p>2.44584662648</text:p>
              </table:table-cell>
              <table:table-cell office:value-type="float" office:value="-3.99668706891">
                <text:p>-3.9966870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44592453749">
                <text:p>2.44592453749</text:p>
              </table:table-cell>
              <table:table-cell office:value-type="float" office:value="-3.99669453144">
                <text:p>-3.9966945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44600286227">
                <text:p>2.44600286227</text:p>
              </table:table-cell>
              <table:table-cell office:value-type="float" office:value="-3.99670212325">
                <text:p>-3.9967021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44607798158">
                <text:p>2.44607798158</text:p>
              </table:table-cell>
              <table:table-cell office:value-type="float" office:value="-3.99670910902">
                <text:p>-3.9967091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44614800121">
                <text:p>2.44614800121</text:p>
              </table:table-cell>
              <table:table-cell office:value-type="float" office:value="-3.99671522235">
                <text:p>-3.9967152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44621181158">
                <text:p>2.44621181158</text:p>
              </table:table-cell>
              <table:table-cell office:value-type="float" office:value="-3.99672074968">
                <text:p>-3.9967207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4624385839">
                <text:p>2.44624385839</text:p>
              </table:table-cell>
              <table:table-cell office:value-type="float" office:value="-3.99672329389">
                <text:p>-3.9967232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4629863261">
                <text:p>2.44629863261</text:p>
              </table:table-cell>
              <table:table-cell office:value-type="float" office:value="-3.9967280167">
                <text:p>-3.996728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44635473798">
                <text:p>2.44635473798</text:p>
              </table:table-cell>
              <table:table-cell office:value-type="float" office:value="-3.99673256581">
                <text:p>-3.9967325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44640251878">
                <text:p>2.44640251878</text:p>
              </table:table-cell>
              <table:table-cell office:value-type="float" office:value="-3.9967370847">
                <text:p>-3.996737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44644676817">
                <text:p>2.44644676817</text:p>
              </table:table-cell>
              <table:table-cell office:value-type="float" office:value="-3.99674048498">
                <text:p>-3.9967404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44649507407">
                <text:p>2.44649507407</text:p>
              </table:table-cell>
              <table:table-cell office:value-type="float" office:value="-3.99674520025">
                <text:p>-3.996745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44654609191">
                <text:p>2.44654609191</text:p>
              </table:table-cell>
              <table:table-cell office:value-type="float" office:value="-3.99675032369">
                <text:p>-3.9967503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44656704033">
                <text:p>2.44656704033</text:p>
              </table:table-cell>
              <table:table-cell office:value-type="float" office:value="-3.99675204019">
                <text:p>-3.9967520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44660656965">
                <text:p>2.44660656965</text:p>
              </table:table-cell>
              <table:table-cell office:value-type="float" office:value="-3.99675713137">
                <text:p>-3.9967571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44664466497">
                <text:p>2.44664466497</text:p>
              </table:table-cell>
              <table:table-cell office:value-type="float" office:value="-3.99676137678">
                <text:p>-3.9967613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44668521075">
                <text:p>2.44668521075</text:p>
              </table:table-cell>
              <table:table-cell office:value-type="float" office:value="-3.99676685622">
                <text:p>-3.9967668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44672317585">
                <text:p>2.44672317585</text:p>
              </table:table-cell>
              <table:table-cell office:value-type="float" office:value="-3.99677258179">
                <text:p>-3.9967725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44675941462">
                <text:p>2.44675941462</text:p>
              </table:table-cell>
              <table:table-cell office:value-type="float" office:value="-3.99677844095">
                <text:p>-3.996778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44679345457">
                <text:p>2.44679345457</text:p>
              </table:table-cell>
              <table:table-cell office:value-type="float" office:value="-3.99678397484">
                <text:p>-3.9967839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44680795467">
                <text:p>2.44680795467</text:p>
              </table:table-cell>
              <table:table-cell office:value-type="float" office:value="-3.99678719529">
                <text:p>-3.9967871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446836823">
                <text:p>2.446836823</text:p>
              </table:table-cell>
              <table:table-cell office:value-type="float" office:value="-3.99679317133">
                <text:p>-3.9967931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44686322297">
                <text:p>2.44686322297</text:p>
              </table:table-cell>
              <table:table-cell office:value-type="float" office:value="-3.99679917577">
                <text:p>-3.9967991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44688726651">
                <text:p>2.44688726651</text:p>
              </table:table-cell>
              <table:table-cell office:value-type="float" office:value="-3.99680535299">
                <text:p>-3.9968053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446909516">
                <text:p>2.446909516</text:p>
              </table:table-cell>
              <table:table-cell office:value-type="float" office:value="-3.99681161161">
                <text:p>-3.9968116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44692951942">
                <text:p>2.44692951942</text:p>
              </table:table-cell>
              <table:table-cell office:value-type="float" office:value="-3.99681795666">
                <text:p>-3.9968179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4469482779">
                <text:p>2.4469482779</text:p>
              </table:table-cell>
              <table:table-cell office:value-type="float" office:value="-3.99682400201">
                <text:p>-3.9968240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44696461402">
                <text:p>2.44696461402</text:p>
              </table:table-cell>
              <table:table-cell office:value-type="float" office:value="-3.99683043194">
                <text:p>-3.9968304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44697190424">
                <text:p>2.44697190424</text:p>
              </table:table-cell>
              <table:table-cell office:value-type="float" office:value="-3.99683367301">
                <text:p>-3.9968336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44698595689">
                <text:p>2.44698595689</text:p>
              </table:table-cell>
              <table:table-cell office:value-type="float" office:value="-3.99684014028">
                <text:p>-3.9968401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4469987174">
                <text:p>2.4469987174</text:p>
              </table:table-cell>
              <table:table-cell office:value-type="float" office:value="-3.99684668">
                <text:p>-3.9968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44701049074">
                <text:p>2.44701049074</text:p>
              </table:table-cell>
              <table:table-cell office:value-type="float" office:value="-3.99685327065">
                <text:p>-3.9968532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44702108424">
                <text:p>2.44702108424</text:p>
              </table:table-cell>
              <table:table-cell office:value-type="float" office:value="-3.99685989793">
                <text:p>-3.9968598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4470313874">
                <text:p>2.4470313874</text:p>
              </table:table-cell>
              <table:table-cell office:value-type="float" office:value="-3.99686727167">
                <text:p>-3.9968672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44704042702">
                <text:p>2.44704042702</text:p>
              </table:table-cell>
              <table:table-cell office:value-type="float" office:value="-3.99687390601">
                <text:p>-3.9968739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44704449938">
                <text:p>2.44704449938</text:p>
              </table:table-cell>
              <table:table-cell office:value-type="float" office:value="-3.99687660838">
                <text:p>-3.9968766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44705281809">
                <text:p>2.44705281809</text:p>
              </table:table-cell>
              <table:table-cell office:value-type="float" office:value="-3.99688402125">
                <text:p>-3.9968840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4470601055">
                <text:p>2.4470601055</text:p>
              </table:table-cell>
              <table:table-cell office:value-type="float" office:value="-3.9968907375">
                <text:p>-3.996890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44706694731">
                <text:p>2.44706694731</text:p>
              </table:table-cell>
              <table:table-cell office:value-type="float" office:value="-3.99689749739">
                <text:p>-3.9968974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44707333089">
                <text:p>2.44707333089</text:p>
              </table:table-cell>
              <table:table-cell office:value-type="float" office:value="-3.99690428099">
                <text:p>-3.9969042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4707942048">
                <text:p>2.44707942048</text:p>
              </table:table-cell>
              <table:table-cell office:value-type="float" office:value="-3.99691108282">
                <text:p>-3.99691108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470851614">
                <text:p>2.4470851614</text:p>
              </table:table-cell>
              <table:table-cell office:value-type="float" office:value="-3.99691789166">
                <text:p>-3.9969178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4709056598">
                <text:p>2.44709056598</text:p>
              </table:table-cell>
              <table:table-cell office:value-type="float" office:value="-3.9969247307">
                <text:p>-3.996924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44709318996">
                <text:p>2.44709318996</text:p>
              </table:table-cell>
              <table:table-cell office:value-type="float" office:value="-3.99692815281">
                <text:p>-3.9969281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44709843051">
                <text:p>2.44709843051</text:p>
              </table:table-cell>
              <table:table-cell office:value-type="float" office:value="-3.9969347149">
                <text:p>-3.996934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44710349453">
                <text:p>2.44710349453</text:p>
              </table:table-cell>
              <table:table-cell office:value-type="float" office:value="-3.99694157619">
                <text:p>-3.9969415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44710811649">
                <text:p>2.44710811649</text:p>
              </table:table-cell>
              <table:table-cell office:value-type="float" office:value="-3.99694846348">
                <text:p>-3.9969484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44711278736">
                <text:p>2.44711278736</text:p>
              </table:table-cell>
              <table:table-cell office:value-type="float" office:value="-3.99695535163">
                <text:p>-3.9969553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4471172275">
                <text:p>2.4471172275</text:p>
              </table:table-cell>
              <table:table-cell office:value-type="float" office:value="-3.99696298963">
                <text:p>-3.9969629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44712158084">
                <text:p>2.44712158084</text:p>
              </table:table-cell>
              <table:table-cell office:value-type="float" office:value="-3.99696916126">
                <text:p>-3.9969691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44712365775">
                <text:p>2.44712365775</text:p>
              </table:table-cell>
              <table:table-cell office:value-type="float" office:value="-3.99697261858">
                <text:p>-3.9969726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44712786372">
                <text:p>2.44712786372</text:p>
              </table:table-cell>
              <table:table-cell office:value-type="float" office:value="-3.99698028575">
                <text:p>-3.9969802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44713158828">
                <text:p>2.44713158828</text:p>
              </table:table-cell>
              <table:table-cell office:value-type="float" office:value="-3.99698717208">
                <text:p>-3.9969871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44713480107">
                <text:p>2.44713480107</text:p>
              </table:table-cell>
              <table:table-cell office:value-type="float" office:value="-3.99699401369">
                <text:p>-3.996994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44713801751">
                <text:p>2.44713801751</text:p>
              </table:table-cell>
              <table:table-cell office:value-type="float" office:value="-3.99700130983">
                <text:p>-3.9970013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44714077124">
                <text:p>2.44714077124</text:p>
              </table:table-cell>
              <table:table-cell office:value-type="float" office:value="-3.99700793785">
                <text:p>-3.9970079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44714223878">
                <text:p>2.44714223878</text:p>
              </table:table-cell>
              <table:table-cell office:value-type="float" office:value="-3.99701165112">
                <text:p>-3.9970116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4471447753">
                <text:p>2.4471447753</text:p>
              </table:table-cell>
              <table:table-cell office:value-type="float" office:value="-3.9970178091">
                <text:p>-3.997017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44714730523">
                <text:p>2.44714730523</text:p>
              </table:table-cell>
              <table:table-cell office:value-type="float" office:value="-3.99702470674">
                <text:p>-3.9970247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44714977121">
                <text:p>2.44714977121</text:p>
              </table:table-cell>
              <table:table-cell office:value-type="float" office:value="-3.99703232828">
                <text:p>-3.9970323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44715230094">
                <text:p>2.44715230094</text:p>
              </table:table-cell>
              <table:table-cell office:value-type="float" office:value="-3.99703890975">
                <text:p>-3.99703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44715454914">
                <text:p>2.44715454914</text:p>
              </table:table-cell>
              <table:table-cell office:value-type="float" office:value="-3.9970461194">
                <text:p>-3.997046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44715677888">
                <text:p>2.44715677888</text:p>
              </table:table-cell>
              <table:table-cell office:value-type="float" office:value="-3.99705299393">
                <text:p>-3.9970529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4471592108">
                <text:p>2.4471592108</text:p>
              </table:table-cell>
              <table:table-cell office:value-type="float" office:value="-3.9970598851">
                <text:p>-3.997059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4471612663">
                <text:p>2.4471612663</text:p>
              </table:table-cell>
              <table:table-cell office:value-type="float" office:value="-3.99706648894">
                <text:p>-3.9970664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44716230957">
                <text:p>2.44716230957</text:p>
              </table:table-cell>
              <table:table-cell office:value-type="float" office:value="-3.9970699354">
                <text:p>-3.997069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44716431335">
                <text:p>2.44716431335</text:p>
              </table:table-cell>
              <table:table-cell office:value-type="float" office:value="-3.99707712501">
                <text:p>-3.9970771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44716660291">
                <text:p>2.44716660291</text:p>
              </table:table-cell>
              <table:table-cell office:value-type="float" office:value="-3.9970837208">
                <text:p>-3.997083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44716863076">
                <text:p>2.44716863076</text:p>
              </table:table-cell>
              <table:table-cell office:value-type="float" office:value="-3.99709135256">
                <text:p>-3.9970913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44717072709">
                <text:p>2.44717072709</text:p>
              </table:table-cell>
              <table:table-cell office:value-type="float" office:value="-3.99709749293">
                <text:p>-3.99709749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44717256779">
                <text:p>2.44717256779</text:p>
              </table:table-cell>
              <table:table-cell office:value-type="float" office:value="-3.99710442233">
                <text:p>-3.9971044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471746836">
                <text:p>2.4471746836</text:p>
              </table:table-cell>
              <table:table-cell office:value-type="float" office:value="-3.9971112999">
                <text:p>-3.997111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44717656674">
                <text:p>2.44717656674</text:p>
              </table:table-cell>
              <table:table-cell office:value-type="float" office:value="-3.99711895017">
                <text:p>-3.9971189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44717779392">
                <text:p>2.44717779392</text:p>
              </table:table-cell>
              <table:table-cell office:value-type="float" office:value="-3.99712165211">
                <text:p>-3.9971216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44717972714">
                <text:p>2.44717972714</text:p>
              </table:table-cell>
              <table:table-cell office:value-type="float" office:value="-3.99712853105">
                <text:p>-3.9971285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44718142338">
                <text:p>2.44718142338</text:p>
              </table:table-cell>
              <table:table-cell office:value-type="float" office:value="-3.99713545567">
                <text:p>-3.9971354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44718354178">
                <text:p>2.44718354178</text:p>
              </table:table-cell>
              <table:table-cell office:value-type="float" office:value="-3.99714234814">
                <text:p>-3.9971423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44718561241">
                <text:p>2.44718561241</text:p>
              </table:table-cell>
              <table:table-cell office:value-type="float" office:value="-3.99714965441">
                <text:p>-3.9971496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44718742658">
                <text:p>2.44718742658</text:p>
              </table:table-cell>
              <table:table-cell office:value-type="float" office:value="-3.99715657499">
                <text:p>-3.9971565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44718925177">
                <text:p>2.44718925177</text:p>
              </table:table-cell>
              <table:table-cell office:value-type="float" office:value="-3.99716377529">
                <text:p>-3.9971637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44719040496">
                <text:p>2.44719040496</text:p>
              </table:table-cell>
              <table:table-cell office:value-type="float" office:value="-3.99716689095">
                <text:p>-3.9971668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44719204031">
                <text:p>2.44719204031</text:p>
              </table:table-cell>
              <table:table-cell office:value-type="float" office:value="-3.9971741326">
                <text:p>-3.997174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44719398501">
                <text:p>2.44719398501</text:p>
              </table:table-cell>
              <table:table-cell office:value-type="float" office:value="-3.99718072632">
                <text:p>-3.9971807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4471958354">
                <text:p>2.4471958354</text:p>
              </table:table-cell>
              <table:table-cell office:value-type="float" office:value="-3.99718761026">
                <text:p>-3.9971876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44719764789">
                <text:p>2.44719764789</text:p>
              </table:table-cell>
              <table:table-cell office:value-type="float" office:value="-3.9971944993">
                <text:p>-3.997194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44719966627">
                <text:p>2.44719966627</text:p>
              </table:table-cell>
              <table:table-cell office:value-type="float" office:value="-3.99720214464">
                <text:p>-3.9972021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44720155311">
                <text:p>2.44720155311</text:p>
              </table:table-cell>
              <table:table-cell office:value-type="float" office:value="-3.99720903186">
                <text:p>-3.9972090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44720320922">
                <text:p>2.44720320922</text:p>
              </table:table-cell>
              <table:table-cell office:value-type="float" office:value="-3.99721551745">
                <text:p>-3.9972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44720475986">
                <text:p>2.44720475986</text:p>
              </table:table-cell>
              <table:table-cell office:value-type="float" office:value="-3.9972207917">
                <text:p>-3.997220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44720664983">
                <text:p>2.44720664983</text:p>
              </table:table-cell>
              <table:table-cell office:value-type="float" office:value="-3.9972277059">
                <text:p>-3.997227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44720744401">
                <text:p>2.44720744401</text:p>
              </table:table-cell>
              <table:table-cell office:value-type="float" office:value="-3.99723147243">
                <text:p>-3.99723147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44720939148">
                <text:p>2.44720939148</text:p>
              </table:table-cell>
              <table:table-cell office:value-type="float" office:value="-3.99723836259">
                <text:p>-3.9972383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4472113361">
                <text:p>2.4472113361</text:p>
              </table:table-cell>
              <table:table-cell office:value-type="float" office:value="-3.99724495616">
                <text:p>-3.9972449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44721318605">
                <text:p>2.44721318605</text:p>
              </table:table-cell>
              <table:table-cell office:value-type="float" office:value="-3.99725184752">
                <text:p>-3.9972518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44721510443">
                <text:p>2.44721510443</text:p>
              </table:table-cell>
              <table:table-cell office:value-type="float" office:value="-3.99725874482">
                <text:p>-3.9972587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4472168215">
                <text:p>2.4472168215</text:p>
              </table:table-cell>
              <table:table-cell office:value-type="float" office:value="-3.99726565066">
                <text:p>-3.9972656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44721890767">
                <text:p>2.44721890767</text:p>
              </table:table-cell>
              <table:table-cell office:value-type="float" office:value="-3.99727325902">
                <text:p>-3.9972732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44722065603">
                <text:p>2.44722065603</text:p>
              </table:table-cell>
              <table:table-cell office:value-type="float" office:value="-3.99728016427">
                <text:p>-3.9972801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44722162254">
                <text:p>2.44722162254</text:p>
              </table:table-cell>
              <table:table-cell office:value-type="float" office:value="-3.99728360238">
                <text:p>-3.9972836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44722349617">
                <text:p>2.44722349617</text:p>
              </table:table-cell>
              <table:table-cell office:value-type="float" office:value="-3.9972905187">
                <text:p>-3.997290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44722526024">
                <text:p>2.44722526024</text:p>
              </table:table-cell>
              <table:table-cell office:value-type="float" office:value="-3.99729709519">
                <text:p>-3.9972970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44722713818">
                <text:p>2.44722713818</text:p>
              </table:table-cell>
              <table:table-cell office:value-type="float" office:value="-3.99730400886">
                <text:p>-3.9973040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44722908402">
                <text:p>2.44722908402</text:p>
              </table:table-cell>
              <table:table-cell office:value-type="float" office:value="-3.99731089909">
                <text:p>-3.9973108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4472310999">
                <text:p>2.4472310999</text:p>
              </table:table-cell>
              <table:table-cell office:value-type="float" office:value="-3.99731777977">
                <text:p>-3.99731777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44723268344">
                <text:p>2.44723268344</text:p>
              </table:table-cell>
              <table:table-cell office:value-type="float" office:value="-3.99732469688">
                <text:p>-3.9973246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